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11.66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6.78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9.54mm"/>
    </style:style>
    <style:style style:name="co9" style:family="table-column">
      <style:table-column-properties fo:break-before="auto" style:column-width="27.71mm"/>
    </style:style>
    <style:style style:name="co10" style:family="table-column">
      <style:table-column-properties fo:break-before="auto" style:column-width="39.81mm"/>
    </style:style>
    <style:style style:name="co11" style:family="table-column">
      <style:table-column-properties fo:break-before="auto" style:column-width="8.04mm"/>
    </style:style>
    <style:style style:name="co12" style:family="table-column">
      <style:table-column-properties fo:break-before="auto" style:column-width="38.29mm"/>
    </style:style>
    <style:style style:name="co13" style:family="table-column">
      <style:table-column-properties fo:break-before="auto" style:column-width="26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00cc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transparent"/>
    </style:style>
    <style:style style:name="ce14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start"/>
    </style:style>
    <style:style style:name="ce18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nsor1" table:style-name="ta1">
        <table:shapes>
          <draw:frame draw:z-index="0" draw:style-name="gr1" draw:text-style-name="P1" svg:width="358.2mm" svg:height="131.21mm" svg:x="90.32mm" svg:y="30.02mm">
            <loext:p draw:notify-on-update-of-ranges="sensor1.B2:sensor1.B161 sensor1.C1:sensor1.C1 sensor1.C2:sensor1.C16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60.03mm" svg:height="90.06mm" svg:x="320.91mm" svg:y="171.64mm">
            <loext:p draw:notify-on-update-of-ranges="sensor1.F41:sensor1.F56 sensor1.H40:sensor1.H40 sensor1.H41:sensor1.H56 sensor1.L40:sensor1.L40 sensor1.L41:sensor1.L5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rmalised accel.</text:p>
          </table:table-cell>
          <table:table-cell table:number-columns-repeated="16"/>
        </table:table-row>
        <table:table-row table:style-name="ro1">
          <table:table-cell office:value-type="float" office:value="6.93" calcext:value-type="float">
            <text:p>6,93</text:p>
          </table:table-cell>
          <table:table-cell office:value-type="float" office:value="0" calcext:value-type="float">
            <text:p>0</text:p>
          </table:table-cell>
          <table:table-cell table:formula="of:=([sensor1.A2]-[sensor1.$F$3])/([sensor1.$F$2]-[sensor1.$F$3])" office:value-type="float" office:value="0.114356435643564" calcext:value-type="float">
            <text:p>0,11</text:p>
          </table:table-cell>
          <table:table-cell/>
          <table:table-cell office:value-type="string" calcext:value-type="string">
            <text:p>Max</text:p>
          </table:table-cell>
          <table:table-cell table:style-name="ce5" table:formula="of:=MAX([sensor1.A2:.A161])" office:value-type="float" office:value="60.6" calcext:value-type="float">
            <text:p>60,6</text:p>
          </table:table-cell>
          <table:table-cell table:number-columns-repeated="13"/>
        </table:table-row>
        <table:table-row table:style-name="ro1">
          <table:table-cell office:value-type="float" office:value="8.13" calcext:value-type="float">
            <text:p>8,13</text:p>
          </table:table-cell>
          <table:table-cell office:value-type="float" office:value="10" calcext:value-type="float">
            <text:p>10</text:p>
          </table:table-cell>
          <table:table-cell table:formula="of:=([sensor1.A3]-[sensor1.$F$3])/([sensor1.$F$2]-[sensor1.$F$3])" office:value-type="float" office:value="0.134158415841584" calcext:value-type="float">
            <text:p>0,13</text:p>
          </table:table-cell>
          <table:table-cell/>
          <table:table-cell office:value-type="string" calcext:value-type="string">
            <text:p>Min</text:p>
          </table:table-cell>
          <table:table-cell table:formula="of:=MIN([sensor1.A2:.A16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20" calcext:value-type="float">
            <text:p>20</text:p>
          </table:table-cell>
          <table:table-cell table:formula="of:=([sensor1.A4]-[sensor1.$F$3])/([sensor1.$F$2]-[sensor1.$F$3])" office:value-type="float" office:value="0.132673267326733" calcext:value-type="float">
            <text:p>0,13</text:p>
          </table:table-cell>
          <table:table-cell table:number-columns-repeated="16"/>
        </table:table-row>
        <table:table-row table:style-name="ro1">
          <table:table-cell office:value-type="float" office:value="7.11" calcext:value-type="float">
            <text:p>7,11</text:p>
          </table:table-cell>
          <table:table-cell office:value-type="float" office:value="30" calcext:value-type="float">
            <text:p>30</text:p>
          </table:table-cell>
          <table:table-cell table:formula="of:=([sensor1.A5]-[sensor1.$F$3])/([sensor1.$F$2]-[sensor1.$F$3])" office:value-type="float" office:value="0.117326732673267" calcext:value-type="float">
            <text:p>0,12</text:p>
          </table:table-cell>
          <table:table-cell/>
          <table:table-cell table:style-name="ce4"/>
          <table:table-cell office:value-type="string" calcext:value-type="string">
            <text:p>Values of the falls</text:p>
          </table:table-cell>
          <table:table-cell table:number-columns-repeated="13"/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40" calcext:value-type="float">
            <text:p>40</text:p>
          </table:table-cell>
          <table:table-cell table:formula="of:=([sensor1.A6]-[sensor1.$F$3])/([sensor1.$F$2]-[sensor1.$F$3])" office:value-type="float" office:value="0.103135313531353" calcext:value-type="float">
            <text:p>0,10</text:p>
          </table:table-cell>
          <table:table-cell table:number-columns-repeated="16"/>
        </table:table-row>
        <table:table-row table:style-name="ro1">
          <table:table-cell office:value-type="float" office:value="6.68" calcext:value-type="float">
            <text:p>6,68</text:p>
          </table:table-cell>
          <table:table-cell office:value-type="float" office:value="50" calcext:value-type="float">
            <text:p>50</text:p>
          </table:table-cell>
          <table:table-cell table:formula="of:=([sensor1.A7]-[sensor1.$F$3])/([sensor1.$F$2]-[sensor1.$F$3])" office:value-type="float" office:value="0.11023102310231" calcext:value-type="float">
            <text:p>0,11</text:p>
          </table:table-cell>
          <table:table-cell table:number-columns-repeated="16"/>
        </table:table-row>
        <table:table-row table:style-name="ro1">
          <table:table-cell office:value-type="float" office:value="8.71" calcext:value-type="float">
            <text:p>8,71</text:p>
          </table:table-cell>
          <table:table-cell office:value-type="float" office:value="60" calcext:value-type="float">
            <text:p>60</text:p>
          </table:table-cell>
          <table:table-cell table:formula="of:=([sensor1.A8]-[sensor1.$F$3])/([sensor1.$F$2]-[sensor1.$F$3])" office:value-type="float" office:value="0.143729372937294" calcext:value-type="float">
            <text:p>0,14</text:p>
          </table:table-cell>
          <table:table-cell table:number-columns-repeated="16"/>
        </table:table-row>
        <table:table-row table:style-name="ro1">
          <table:table-cell office:value-type="float" office:value="7.91" calcext:value-type="float">
            <text:p>7,91</text:p>
          </table:table-cell>
          <table:table-cell office:value-type="float" office:value="70" calcext:value-type="float">
            <text:p>70</text:p>
          </table:table-cell>
          <table:table-cell table:formula="of:=([sensor1.A9]-[sensor1.$F$3])/([sensor1.$F$2]-[sensor1.$F$3])" office:value-type="float" office:value="0.130528052805281" calcext:value-type="float">
            <text:p>0,13</text:p>
          </table:table-cell>
          <table:table-cell table:number-columns-repeated="16"/>
        </table:table-row>
        <table:table-row table:style-name="ro1">
          <table:table-cell office:value-type="float" office:value="4.37" calcext:value-type="float">
            <text:p>4,37</text:p>
          </table:table-cell>
          <table:table-cell office:value-type="float" office:value="80" calcext:value-type="float">
            <text:p>80</text:p>
          </table:table-cell>
          <table:table-cell table:formula="of:=([sensor1.A10]-[sensor1.$F$3])/([sensor1.$F$2]-[sensor1.$F$3])" office:value-type="float" office:value="0.0721122112211221" calcext:value-type="float">
            <text:p>0,07</text:p>
          </table:table-cell>
          <table:table-cell table:number-columns-repeated="16"/>
        </table:table-row>
        <table:table-row table:style-name="ro1">
          <table:table-cell office:value-type="float" office:value="4.79" calcext:value-type="float">
            <text:p>4,79</text:p>
          </table:table-cell>
          <table:table-cell office:value-type="float" office:value="90" calcext:value-type="float">
            <text:p>90</text:p>
          </table:table-cell>
          <table:table-cell table:formula="of:=([sensor1.A11]-[sensor1.$F$3])/([sensor1.$F$2]-[sensor1.$F$3])" office:value-type="float" office:value="0.079042904290429" calcext:value-type="float">
            <text:p>0,08</text:p>
          </table:table-cell>
          <table:table-cell table:number-columns-repeated="16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100" calcext:value-type="float">
            <text:p>100</text:p>
          </table:table-cell>
          <table:table-cell table:formula="of:=([sensor1.A12]-[sensor1.$F$3])/([sensor1.$F$2]-[sensor1.$F$3])" office:value-type="float" office:value="0.105610561056106" calcext:value-type="float">
            <text:p>0,11</text:p>
          </table:table-cell>
          <table:table-cell table:number-columns-repeated="16"/>
        </table:table-row>
        <table:table-row table:style-name="ro1">
          <table:table-cell office:value-type="float" office:value="6.41" calcext:value-type="float">
            <text:p>6,41</text:p>
          </table:table-cell>
          <table:table-cell office:value-type="float" office:value="110" calcext:value-type="float">
            <text:p>110</text:p>
          </table:table-cell>
          <table:table-cell table:formula="of:=([sensor1.A13]-[sensor1.$F$3])/([sensor1.$F$2]-[sensor1.$F$3])" office:value-type="float" office:value="0.105775577557756" calcext:value-type="float">
            <text:p>0,11</text:p>
          </table:table-cell>
          <table:table-cell table:number-columns-repeated="16"/>
        </table:table-row>
        <table:table-row table:style-name="ro1">
          <table:table-cell office:value-type="float" office:value="7.18" calcext:value-type="float">
            <text:p>7,18</text:p>
          </table:table-cell>
          <table:table-cell office:value-type="float" office:value="120" calcext:value-type="float">
            <text:p>120</text:p>
          </table:table-cell>
          <table:table-cell table:formula="of:=([sensor1.A14]-[sensor1.$F$3])/([sensor1.$F$2]-[sensor1.$F$3])" office:value-type="float" office:value="0.118481848184818" calcext:value-type="float">
            <text:p>0,12</text:p>
          </table:table-cell>
          <table:table-cell table:number-columns-repeated="16"/>
        </table:table-row>
        <table:table-row table:style-name="ro1">
          <table:table-cell office:value-type="float" office:value="8.37" calcext:value-type="float">
            <text:p>8,37</text:p>
          </table:table-cell>
          <table:table-cell office:value-type="float" office:value="130" calcext:value-type="float">
            <text:p>130</text:p>
          </table:table-cell>
          <table:table-cell table:formula="of:=([sensor1.A15]-[sensor1.$F$3])/([sensor1.$F$2]-[sensor1.$F$3])" office:value-type="float" office:value="0.138118811881188" calcext:value-type="float">
            <text:p>0,14</text:p>
          </table:table-cell>
          <table:table-cell table:number-columns-repeated="16"/>
        </table:table-row>
        <table:table-row table:style-name="ro1">
          <table:table-cell office:value-type="float" office:value="9.77" calcext:value-type="float">
            <text:p>9,77</text:p>
          </table:table-cell>
          <table:table-cell office:value-type="float" office:value="140" calcext:value-type="float">
            <text:p>140</text:p>
          </table:table-cell>
          <table:table-cell table:formula="of:=([sensor1.A16]-[sensor1.$F$3])/([sensor1.$F$2]-[sensor1.$F$3])" office:value-type="float" office:value="0.161221122112211" calcext:value-type="float">
            <text:p>0,16</text:p>
          </table:table-cell>
          <table:table-cell table:number-columns-repeated="16"/>
        </table:table-row>
        <table:table-row table:style-name="ro1">
          <table:table-cell office:value-type="float" office:value="15.04" calcext:value-type="float">
            <text:p>15,04</text:p>
          </table:table-cell>
          <table:table-cell office:value-type="float" office:value="150" calcext:value-type="float">
            <text:p>150</text:p>
          </table:table-cell>
          <table:table-cell table:formula="of:=([sensor1.A17]-[sensor1.$F$3])/([sensor1.$F$2]-[sensor1.$F$3])" office:value-type="float" office:value="0.248184818481848" calcext:value-type="float">
            <text:p>0,25</text:p>
          </table:table-cell>
          <table:table-cell table:number-columns-repeated="16"/>
        </table:table-row>
        <table:table-row table:style-name="ro1">
          <table:table-cell office:value-type="float" office:value="5.71" calcext:value-type="float">
            <text:p>5,71</text:p>
          </table:table-cell>
          <table:table-cell office:value-type="float" office:value="160" calcext:value-type="float">
            <text:p>160</text:p>
          </table:table-cell>
          <table:table-cell table:formula="of:=([sensor1.A18]-[sensor1.$F$3])/([sensor1.$F$2]-[sensor1.$F$3])" office:value-type="float" office:value="0.0942244224422442" calcext:value-type="float">
            <text:p>0,09</text:p>
          </table:table-cell>
          <table:table-cell table:number-columns-repeated="16"/>
        </table:table-row>
        <table:table-row table:style-name="ro1">
          <table:table-cell office:value-type="float" office:value="5.59" calcext:value-type="float">
            <text:p>5,59</text:p>
          </table:table-cell>
          <table:table-cell office:value-type="float" office:value="170" calcext:value-type="float">
            <text:p>170</text:p>
          </table:table-cell>
          <table:table-cell table:formula="of:=([sensor1.A19]-[sensor1.$F$3])/([sensor1.$F$2]-[sensor1.$F$3])" office:value-type="float" office:value="0.0922442244224422" calcext:value-type="float">
            <text:p>0,09</text:p>
          </table:table-cell>
          <table:table-cell table:number-columns-repeated="16"/>
        </table:table-row>
        <table:table-row table:style-name="ro1">
          <table:table-cell office:value-type="float" office:value="5.52" calcext:value-type="float">
            <text:p>5,52</text:p>
          </table:table-cell>
          <table:table-cell office:value-type="float" office:value="180" calcext:value-type="float">
            <text:p>180</text:p>
          </table:table-cell>
          <table:table-cell table:formula="of:=([sensor1.A20]-[sensor1.$F$3])/([sensor1.$F$2]-[sensor1.$F$3])" office:value-type="float" office:value="0.0910891089108911" calcext:value-type="float">
            <text:p>0,09</text:p>
          </table:table-cell>
          <table:table-cell table:number-columns-repeated="16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190" calcext:value-type="float">
            <text:p>190</text:p>
          </table:table-cell>
          <table:table-cell table:formula="of:=([sensor1.A21]-[sensor1.$F$3])/([sensor1.$F$2]-[sensor1.$F$3])" office:value-type="float" office:value="0.100660066006601" calcext:value-type="float">
            <text:p>0,10</text:p>
          </table:table-cell>
          <table:table-cell table:number-columns-repeated="16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200" calcext:value-type="float">
            <text:p>200</text:p>
          </table:table-cell>
          <table:table-cell table:formula="of:=([sensor1.A22]-[sensor1.$F$3])/([sensor1.$F$2]-[sensor1.$F$3])" office:value-type="float" office:value="0.123762376237624" calcext:value-type="float">
            <text:p>0,12</text:p>
          </table:table-cell>
          <table:table-cell table:number-columns-repeated="16"/>
        </table:table-row>
        <table:table-row table:style-name="ro1">
          <table:table-cell table:style-name="ce1" office:value-type="float" office:value="6.29" calcext:value-type="float">
            <text:p>6,29</text:p>
          </table:table-cell>
          <table:table-cell table:style-name="ce1" office:value-type="float" office:value="210" calcext:value-type="float">
            <text:p>210</text:p>
          </table:table-cell>
          <table:table-cell table:style-name="ce3" table:formula="of:=([sensor1.A23]-[sensor1.$F$3])/([sensor1.$F$2]-[sensor1.$F$3])" office:value-type="float" office:value="0.103795379537954" calcext:value-type="float">
            <text:p>0,10</text:p>
          </table:table-cell>
          <table:table-cell table:number-columns-repeated="16"/>
        </table:table-row>
        <table:table-row table:style-name="ro1">
          <table:table-cell table:style-name="ce1" office:value-type="float" office:value="7.57" calcext:value-type="float">
            <text:p>7,57</text:p>
          </table:table-cell>
          <table:table-cell table:style-name="ce1" office:value-type="float" office:value="220" calcext:value-type="float">
            <text:p>220</text:p>
          </table:table-cell>
          <table:table-cell table:style-name="ce3" table:formula="of:=([sensor1.A24]-[sensor1.$F$3])/([sensor1.$F$2]-[sensor1.$F$3])" office:value-type="float" office:value="0.124917491749175" calcext:value-type="float">
            <text:p>0,12</text:p>
          </table:table-cell>
          <table:table-cell table:number-columns-repeated="16"/>
        </table:table-row>
        <table:table-row table:style-name="ro1">
          <table:table-cell table:style-name="ce1" office:value-type="float" office:value="20.7" calcext:value-type="float">
            <text:p>20,7</text:p>
          </table:table-cell>
          <table:table-cell table:style-name="ce1" office:value-type="float" office:value="230" calcext:value-type="float">
            <text:p>230</text:p>
          </table:table-cell>
          <table:table-cell table:style-name="ce3" table:formula="of:=([sensor1.A25]-[sensor1.$F$3])/([sensor1.$F$2]-[sensor1.$F$3])" office:value-type="float" office:value="0.341584158415842" calcext:value-type="float">
            <text:p>0,34</text:p>
          </table:table-cell>
          <table:table-cell table:number-columns-repeated="16"/>
        </table:table-row>
        <table:table-row table:style-name="ro1">
          <table:table-cell table:style-name="ce1" office:value-type="float" office:value="24.07" calcext:value-type="float">
            <text:p>24,07</text:p>
          </table:table-cell>
          <table:table-cell table:style-name="ce1" office:value-type="float" office:value="240" calcext:value-type="float">
            <text:p>240</text:p>
          </table:table-cell>
          <table:table-cell table:style-name="ce3" table:formula="of:=([sensor1.A26]-[sensor1.$F$3])/([sensor1.$F$2]-[sensor1.$F$3])" office:value-type="float" office:value="0.397194719471947" calcext:value-type="float">
            <text:p>0,40</text:p>
          </table:table-cell>
          <table:table-cell table:number-columns-repeated="16"/>
        </table:table-row>
        <table:table-row table:style-name="ro1">
          <table:table-cell table:style-name="ce1" office:value-type="float" office:value="21.01" calcext:value-type="float">
            <text:p>21,01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([sensor1.A27]-[sensor1.$F$3])/([sensor1.$F$2]-[sensor1.$F$3])" office:value-type="float" office:value="0.346699669966997" calcext:value-type="float">
            <text:p>0,35</text:p>
          </table:table-cell>
          <table:table-cell table:number-columns-repeated="16"/>
        </table:table-row>
        <table:table-row table:style-name="ro1">
          <table:table-cell table:style-name="ce1" office:value-type="float" office:value="10.81" calcext:value-type="float">
            <text:p>10,81</text:p>
          </table:table-cell>
          <table:table-cell table:style-name="ce1" office:value-type="float" office:value="260" calcext:value-type="float">
            <text:p>260</text:p>
          </table:table-cell>
          <table:table-cell table:style-name="ce3" table:formula="of:=([sensor1.A28]-[sensor1.$F$3])/([sensor1.$F$2]-[sensor1.$F$3])" office:value-type="float" office:value="0.178382838283828" calcext:value-type="float">
            <text:p>0,18</text:p>
          </table:table-cell>
          <table:table-cell table:number-columns-repeated="2"/>
          <table:table-cell table:style-name="ce2" table:number-columns-repeated="6"/>
          <table:table-cell table:style-name="ce13" table:number-columns-repeated="3"/>
          <table:table-cell table:number-columns-repeated="5"/>
        </table:table-row>
        <table:table-row table:style-name="ro1">
          <table:table-cell table:style-name="ce1" office:value-type="float" office:value="7.71" calcext:value-type="float">
            <text:p>7,71</text:p>
          </table:table-cell>
          <table:table-cell table:style-name="ce1" office:value-type="float" office:value="270" calcext:value-type="float">
            <text:p>270</text:p>
          </table:table-cell>
          <table:table-cell table:style-name="ce3" table:formula="of:=([sensor1.A29]-[sensor1.$F$3])/([sensor1.$F$2]-[sensor1.$F$3])" office:value-type="float" office:value="0.127227722772277" calcext:value-type="float">
            <text:p>0,13</text:p>
          </table:table-cell>
          <table:table-cell table:number-columns-repeated="2"/>
          <table:table-cell table:style-name="ce2" table:number-columns-repeated="6"/>
          <table:table-cell table:style-name="ce13" table:number-columns-repeated="3"/>
          <table:table-cell table:number-columns-repeated="5"/>
        </table:table-row>
        <table:table-row table:style-name="ro1">
          <table:table-cell table:style-name="ce1" office:value-type="float" office:value="6.87" calcext:value-type="float">
            <text:p>6,87</text:p>
          </table:table-cell>
          <table:table-cell table:style-name="ce1" office:value-type="float" office:value="280" calcext:value-type="float">
            <text:p>280</text:p>
          </table:table-cell>
          <table:table-cell table:style-name="ce3" table:formula="of:=([sensor1.A30]-[sensor1.$F$3])/([sensor1.$F$2]-[sensor1.$F$3])" office:value-type="float" office:value="0.113366336633663" calcext:value-type="float">
            <text:p>0,11</text:p>
          </table:table-cell>
          <table:table-cell table:number-columns-repeated="2"/>
          <table:table-cell table:style-name="ce2" table:number-columns-repeated="6"/>
          <table:table-cell table:style-name="ce13" table:number-columns-repeated="3"/>
          <table:table-cell table:number-columns-repeated="5"/>
        </table:table-row>
        <table:table-row table:style-name="ro1">
          <table:table-cell table:style-name="ce1" office:value-type="float" office:value="7.06" calcext:value-type="float">
            <text:p>7,06</text:p>
          </table:table-cell>
          <table:table-cell table:style-name="ce1" office:value-type="float" office:value="290" calcext:value-type="float">
            <text:p>290</text:p>
          </table:table-cell>
          <table:table-cell table:style-name="ce3" table:formula="of:=([sensor1.A31]-[sensor1.$F$3])/([sensor1.$F$2]-[sensor1.$F$3])" office:value-type="float" office:value="0.116501650165017" calcext:value-type="float">
            <text:p>0,12</text:p>
          </table:table-cell>
          <table:table-cell table:number-columns-repeated="2"/>
          <table:table-cell table:style-name="ce2" table:number-columns-repeated="6"/>
          <table:table-cell table:style-name="ce13" table:number-columns-repeated="3"/>
          <table:table-cell table:number-columns-repeated="5"/>
        </table:table-row>
        <table:table-row table:style-name="ro1">
          <table:table-cell table:style-name="ce1" office:value-type="float" office:value="5.23" calcext:value-type="float">
            <text:p>5,23</text:p>
          </table:table-cell>
          <table:table-cell table:style-name="ce1" office:value-type="float" office:value="300" calcext:value-type="float">
            <text:p>300</text:p>
          </table:table-cell>
          <table:table-cell table:style-name="ce3" table:formula="of:=([sensor1.A32]-[sensor1.$F$3])/([sensor1.$F$2]-[sensor1.$F$3])" office:value-type="float" office:value="0.0863036303630363" calcext:value-type="float">
            <text:p>0,09</text:p>
          </table:table-cell>
          <table:table-cell table:number-columns-repeated="2"/>
          <table:table-cell table:style-name="ce2" table:number-columns-repeated="6"/>
          <table:table-cell table:style-name="ce13" table:number-columns-repeated="3"/>
          <table:table-cell table:number-columns-repeated="5"/>
        </table:table-row>
        <table:table-row table:style-name="ro1">
          <table:table-cell table:style-name="ce1" office:value-type="float" office:value="51.58" calcext:value-type="float">
            <text:p>51,58</text:p>
          </table:table-cell>
          <table:table-cell table:style-name="ce1" office:value-type="float" office:value="310" calcext:value-type="float">
            <text:p>310</text:p>
          </table:table-cell>
          <table:table-cell table:style-name="ce3" table:formula="of:=([sensor1.A33]-[sensor1.$F$3])/([sensor1.$F$2]-[sensor1.$F$3])" office:value-type="float" office:value="0.851155115511551" calcext:value-type="float">
            <text:p>0,85</text:p>
          </table:table-cell>
          <table:table-cell table:number-columns-repeated="2"/>
          <table:table-cell table:style-name="ce2" table:number-columns-repeated="6"/>
          <table:table-cell table:style-name="ce13" table:number-columns-repeated="3"/>
          <table:table-cell table:number-columns-repeated="5"/>
        </table:table-row>
        <table:table-row table:style-name="ro1">
          <table:table-cell table:style-name="ce1" office:value-type="float" office:value="11.01" calcext:value-type="float">
            <text:p>11,01</text:p>
          </table:table-cell>
          <table:table-cell table:style-name="ce1" office:value-type="float" office:value="320" calcext:value-type="float">
            <text:p>320</text:p>
          </table:table-cell>
          <table:table-cell table:style-name="ce3" table:formula="of:=([sensor1.A34]-[sensor1.$F$3])/([sensor1.$F$2]-[sensor1.$F$3])" office:value-type="float" office:value="0.181683168316832" calcext:value-type="float">
            <text:p>0,18</text:p>
          </table:table-cell>
          <table:table-cell table:number-columns-repeated="2"/>
          <table:table-cell table:style-name="ce2" table:number-columns-repeated="6"/>
          <table:table-cell table:style-name="ce13" table:number-columns-repeated="3"/>
          <table:table-cell table:number-columns-repeated="5"/>
        </table:table-row>
        <table:table-row table:style-name="ro1">
          <table:table-cell table:style-name="ce1" office:value-type="float" office:value="12.12" calcext:value-type="float">
            <text:p>12,12</text:p>
          </table:table-cell>
          <table:table-cell table:style-name="ce1" office:value-type="float" office:value="330" calcext:value-type="float">
            <text:p>330</text:p>
          </table:table-cell>
          <table:table-cell table:style-name="ce3" table:formula="of:=([sensor1.A35]-[sensor1.$F$3])/([sensor1.$F$2]-[sensor1.$F$3])" office:value-type="float" office:value="0.2" calcext:value-type="float">
            <text:p>0,20</text:p>
          </table:table-cell>
          <table:table-cell table:number-columns-repeated="2"/>
          <table:table-cell table:style-name="ce2" table:number-columns-repeated="6"/>
          <table:table-cell table:style-name="ce13" table:number-columns-repeated="3"/>
          <table:table-cell table:number-columns-repeated="5"/>
        </table:table-row>
        <table:table-row table:style-name="ro1">
          <table:table-cell table:style-name="ce1" office:value-type="float" office:value="11.77" calcext:value-type="float">
            <text:p>11,77</text:p>
          </table:table-cell>
          <table:table-cell table:style-name="ce1" office:value-type="float" office:value="340" calcext:value-type="float">
            <text:p>340</text:p>
          </table:table-cell>
          <table:table-cell table:style-name="ce3" table:formula="of:=([sensor1.A36]-[sensor1.$F$3])/([sensor1.$F$2]-[sensor1.$F$3])" office:value-type="float" office:value="0.194224422442244" calcext:value-type="float">
            <text:p>0,19</text:p>
          </table:table-cell>
          <table:table-cell table:number-columns-repeated="2"/>
          <table:table-cell table:style-name="ce2" table:number-columns-repeated="6"/>
          <table:table-cell table:style-name="ce13" table:number-columns-repeated="3"/>
          <table:table-cell table:number-columns-repeated="5"/>
        </table:table-row>
        <table:table-row table:style-name="ro1">
          <table:table-cell table:style-name="ce1" office:value-type="float" office:value="11.26" calcext:value-type="float">
            <text:p>11,26</text:p>
          </table:table-cell>
          <table:table-cell table:style-name="ce1" office:value-type="float" office:value="350" calcext:value-type="float">
            <text:p>350</text:p>
          </table:table-cell>
          <table:table-cell table:style-name="ce3" table:formula="of:=([sensor1.A37]-[sensor1.$F$3])/([sensor1.$F$2]-[sensor1.$F$3])" office:value-type="float" office:value="0.185808580858086" calcext:value-type="float">
            <text:p>0,19</text:p>
          </table:table-cell>
          <table:table-cell table:number-columns-repeated="2"/>
          <table:table-cell table:style-name="ce2" table:number-columns-repeated="5"/>
          <table:table-cell table:number-columns-repeated="2"/>
          <table:table-cell table:style-name="ce13" table:number-columns-repeated="2"/>
          <table:table-cell table:number-columns-repeated="5"/>
        </table:table-row>
        <table:table-row table:style-name="ro1">
          <table:table-cell table:style-name="ce1" office:value-type="float" office:value="11.16" calcext:value-type="float">
            <text:p>11,16</text:p>
          </table:table-cell>
          <table:table-cell table:style-name="ce1" office:value-type="float" office:value="360" calcext:value-type="float">
            <text:p>360</text:p>
          </table:table-cell>
          <table:table-cell table:style-name="ce3" table:formula="of:=([sensor1.A38]-[sensor1.$F$3])/([sensor1.$F$2]-[sensor1.$F$3])" office:value-type="float" office:value="0.184158415841584" calcext:value-type="float">
            <text:p>0,18</text:p>
          </table:table-cell>
          <table:table-cell table:number-columns-repeated="2"/>
          <table:table-cell table:style-name="ce2" table:number-columns-repeated="5"/>
          <table:table-cell table:number-columns-repeated="2"/>
          <table:table-cell table:style-name="ce13" table:number-columns-repeated="2"/>
          <table:table-cell table:number-columns-repeated="5"/>
        </table:table-row>
        <table:table-row table:style-name="ro1">
          <table:table-cell office:value-type="float" office:value="10.51" calcext:value-type="float">
            <text:p>10,51</text:p>
          </table:table-cell>
          <table:table-cell office:value-type="float" office:value="370" calcext:value-type="float">
            <text:p>370</text:p>
          </table:table-cell>
          <table:table-cell table:formula="of:=([sensor1.A39]-[sensor1.$F$3])/([sensor1.$F$2]-[sensor1.$F$3])" office:value-type="float" office:value="0.173432343234323" calcext:value-type="float">
            <text:p>0,17</text:p>
          </table:table-cell>
          <table:table-cell table:number-columns-repeated="2"/>
          <table:table-cell table:style-name="ce2" table:number-columns-repeated="5"/>
          <table:table-cell table:number-columns-repeated="2"/>
          <table:table-cell table:style-name="ce13" table:number-columns-repeated="2"/>
          <table:table-cell table:style-name="ce7" table:number-columns-repeated="5"/>
        </table:table-row>
        <table:table-row table:style-name="ro1">
          <table:table-cell office:value-type="float" office:value="10.16" calcext:value-type="float">
            <text:p>10,16</text:p>
          </table:table-cell>
          <table:table-cell office:value-type="float" office:value="380" calcext:value-type="float">
            <text:p>380</text:p>
          </table:table-cell>
          <table:table-cell table:formula="of:=([sensor1.A40]-[sensor1.$F$3])/([sensor1.$F$2]-[sensor1.$F$3])" office:value-type="float" office:value="0.167656765676568" calcext:value-type="float">
            <text:p>0,17</text:p>
          </table:table-cell>
          <table:table-cell table:number-columns-repeated="2"/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Acceleration</text:p>
          </table:table-cell>
          <table:table-cell table:style-name="ce6" office:value-type="string" calcext:value-type="string">
            <text:p>Fall 1 (A23:A38)</text:p>
          </table:table-cell>
          <table:table-cell table:style-name="ce6"/>
          <table:table-cell table:style-name="ce6" office:value-type="string" calcext:value-type="string">
            <text:p>ms</text:p>
          </table:table-cell>
          <table:table-cell table:style-name="ce12" office:value-type="string" calcext:value-type="string">
            <text:p>Acceleration</text:p>
          </table:table-cell>
          <table:table-cell table:style-name="ce12" office:value-type="string" calcext:value-type="string">
            <text:p>Fall 2 (A91:A110)</text:p>
          </table:table-cell>
          <table:table-cell table:style-name="ce13" table:number-columns-repeated="2"/>
          <table:table-cell table:style-name="ce7" table:number-columns-repeated="5"/>
        </table:table-row>
        <table:table-row table:style-name="ro1">
          <table:table-cell office:value-type="float" office:value="9.77" calcext:value-type="float">
            <text:p>9,77</text:p>
          </table:table-cell>
          <table:table-cell office:value-type="float" office:value="390" calcext:value-type="float">
            <text:p>390</text:p>
          </table:table-cell>
          <table:table-cell table:formula="of:=([sensor1.A41]-[sensor1.$F$3])/([sensor1.$F$2]-[sensor1.$F$3])" office:value-type="float" office:value="0.161221122112211" calcext:value-type="float">
            <text:p>0,16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6.29" calcext:value-type="float">
            <text:p>6,29</text:p>
          </table:table-cell>
          <table:table-cell table:style-name="ce2" table:formula="of:=([sensor1.G41]-[sensor1.$G$60])/([sensor1.$G$59]-[sensor1.$G$60])" office:value-type="float" office:value="0.0228694714131607" calcext:value-type="float">
            <text:p>0,02</text:p>
          </table:table-cell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7" office:value-type="float" office:value="5.98" calcext:value-type="float">
            <text:p>5,98</text:p>
          </table:table-cell>
          <table:table-cell table:style-name="ce13" table:formula="of:=([sensor1.K41]-[sensor1.$K$60])/([sensor1.$K$59]-[sensor1.$K$60])" office:value-type="float" office:value="0.0755148741418764" calcext:value-type="float">
            <text:p>0,08</text:p>
          </table:table-cell>
          <table:table-cell table:style-name="ce13"/>
          <table:table-cell/>
          <table:table-cell table:style-name="ce7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([sensor1.A42]-[sensor1.$F$3])/([sensor1.$F$2]-[sensor1.$F$3])" office:value-type="float" office:value="0.0165016501650165" calcext:value-type="float">
            <text:p>0,02</text:p>
          </table:table-cell>
          <table:table-cell table:number-columns-repeated="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7.57" calcext:value-type="float">
            <text:p>7,57</text:p>
          </table:table-cell>
          <table:table-cell table:style-name="ce2" table:formula="of:=([sensor1.G42]-[sensor1.$G$60])/([sensor1.$G$59]-[sensor1.$G$60])" office:value-type="float" office:value="0.0504854368932039" calcext:value-type="float">
            <text:p>0,05</text:p>
          </table:table-cell>
          <table:table-cell table:style-name="ce2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.31" calcext:value-type="float">
            <text:p>6,31</text:p>
          </table:table-cell>
          <table:table-cell table:style-name="ce13" table:formula="of:=([sensor1.K42]-[sensor1.$K$60])/([sensor1.$K$59]-[sensor1.$K$60])" office:value-type="float" office:value="0.083905415713196" calcext:value-type="float">
            <text:p>0,08</text:p>
          </table:table-cell>
          <table:table-cell table:style-name="ce13" table:number-columns-repeated="2"/>
          <table:table-cell table:style-name="ce7" table:number-columns-repeated="5"/>
        </table:table-row>
        <table:table-row table:style-name="ro1">
          <table:table-cell office:value-type="float" office:value="11.42" calcext:value-type="float">
            <text:p>11,42</text:p>
          </table:table-cell>
          <table:table-cell office:value-type="float" office:value="410" calcext:value-type="float">
            <text:p>410</text:p>
          </table:table-cell>
          <table:table-cell table:formula="of:=([sensor1.A43]-[sensor1.$F$3])/([sensor1.$F$2]-[sensor1.$F$3])" office:value-type="float" office:value="0.188448844884488" calcext:value-type="float">
            <text:p>0,19</text:p>
          </table:table-cell>
          <table:table-cell table:number-columns-repeated="2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.7" calcext:value-type="float">
            <text:p>20,7</text:p>
          </table:table-cell>
          <table:table-cell table:style-name="ce2" table:formula="of:=([sensor1.G43]-[sensor1.$G$60])/([sensor1.$G$59]-[sensor1.$G$60])" office:value-type="float" office:value="0.333764832793959" calcext:value-type="float">
            <text:p>0,33</text:p>
          </table:table-cell>
          <table:table-cell table:style-name="ce2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8.2" calcext:value-type="float">
            <text:p>8,2</text:p>
          </table:table-cell>
          <table:table-cell table:style-name="ce13" table:formula="of:=([sensor1.K43]-[sensor1.$K$60])/([sensor1.$K$59]-[sensor1.$K$60])" office:value-type="float" office:value="0.131960335621663" calcext:value-type="float">
            <text:p>0,13</text:p>
          </table:table-cell>
          <table:table-cell table:style-name="ce13" table:number-columns-repeated="2"/>
          <table:table-cell table:style-name="ce7" table:number-columns-repeated="5"/>
        </table:table-row>
        <table:table-row table:style-name="ro1">
          <table:table-cell office:value-type="float" office:value="10.32" calcext:value-type="float">
            <text:p>10,32</text:p>
          </table:table-cell>
          <table:table-cell office:value-type="float" office:value="420" calcext:value-type="float">
            <text:p>420</text:p>
          </table:table-cell>
          <table:table-cell table:formula="of:=([sensor1.A44]-[sensor1.$F$3])/([sensor1.$F$2]-[sensor1.$F$3])" office:value-type="float" office:value="0.17029702970297" calcext:value-type="float">
            <text:p>0,17</text:p>
          </table:table-cell>
          <table:table-cell table:number-columns-repeated="2"/>
          <table:table-cell table:style-name="ce7" office:value-type="float" office:value="30" calcext:value-type="float">
            <text:p>30</text:p>
          </table:table-cell>
          <table:table-cell table:style-name="ce8" office:value-type="float" office:value="24.07" calcext:value-type="float">
            <text:p>24,07</text:p>
          </table:table-cell>
          <table:table-cell table:style-name="ce2" table:formula="of:=([sensor1.G44]-[sensor1.$G$60])/([sensor1.$G$59]-[sensor1.$G$60])" office:value-type="float" office:value="0.406472491909385" calcext:value-type="float">
            <text:p>0,41</text:p>
          </table:table-cell>
          <table:table-cell table:style-name="ce2"/>
          <table:table-cell table:style-name="ce7" office:value-type="float" office:value="30" calcext:value-type="float">
            <text:p>30</text:p>
          </table:table-cell>
          <table:table-cell table:style-name="ce7" office:value-type="float" office:value="9.21" calcext:value-type="float">
            <text:p>9,21</text:p>
          </table:table-cell>
          <table:table-cell table:style-name="ce13" table:formula="of:=([sensor1.K44]-[sensor1.$K$60])/([sensor1.$K$59]-[sensor1.$K$60])" office:value-type="float" office:value="0.157640478006611" calcext:value-type="float">
            <text:p>0,16</text:p>
          </table:table-cell>
          <table:table-cell table:style-name="ce13" table:number-columns-repeated="2"/>
          <table:table-cell table:style-name="ce7" table:number-columns-repeated="5"/>
        </table:table-row>
        <table:table-row table:style-name="ro1">
          <table:table-cell office:value-type="float" office:value="8.31" calcext:value-type="float">
            <text:p>8,31</text:p>
          </table:table-cell>
          <table:table-cell office:value-type="float" office:value="430" calcext:value-type="float">
            <text:p>430</text:p>
          </table:table-cell>
          <table:table-cell table:formula="of:=([sensor1.A45]-[sensor1.$F$3])/([sensor1.$F$2]-[sensor1.$F$3])" office:value-type="float" office:value="0.137128712871287" calcext:value-type="float">
            <text:p>0,14</text:p>
          </table:table-cell>
          <table:table-cell table:number-columns-repeated="2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21.01" calcext:value-type="float">
            <text:p>21,01</text:p>
          </table:table-cell>
          <table:table-cell table:style-name="ce2" table:formula="of:=([sensor1.G45]-[sensor1.$G$60])/([sensor1.$G$59]-[sensor1.$G$60])" office:value-type="float" office:value="0.340453074433657" calcext:value-type="float">
            <text:p>0,34</text:p>
          </table:table-cell>
          <table:table-cell table:style-name="ce2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19.92" calcext:value-type="float">
            <text:p>19,92</text:p>
          </table:table-cell>
          <table:table-cell table:style-name="ce13" table:formula="of:=([sensor1.K45]-[sensor1.$K$60])/([sensor1.$K$59]-[sensor1.$K$60])" office:value-type="float" office:value="0.429951690821256" calcext:value-type="float">
            <text:p>0,43</text:p>
          </table:table-cell>
          <table:table-cell table:style-name="ce13" table:number-columns-repeated="2"/>
          <table:table-cell table:style-name="ce7" table:number-columns-repeated="5"/>
        </table:table-row>
        <table:table-row table:style-name="ro1">
          <table:table-cell office:value-type="float" office:value="7.81" calcext:value-type="float">
            <text:p>7,81</text:p>
          </table:table-cell>
          <table:table-cell office:value-type="float" office:value="440" calcext:value-type="float">
            <text:p>440</text:p>
          </table:table-cell>
          <table:table-cell table:formula="of:=([sensor1.A46]-[sensor1.$F$3])/([sensor1.$F$2]-[sensor1.$F$3])" office:value-type="float" office:value="0.128877887788779" calcext:value-type="float">
            <text:p>0,13</text:p>
          </table:table-cell>
          <table:table-cell table:number-columns-repeated="2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.81" calcext:value-type="float">
            <text:p>10,81</text:p>
          </table:table-cell>
          <table:table-cell table:style-name="ce2" table:formula="of:=([sensor1.G46]-[sensor1.$G$60])/([sensor1.$G$59]-[sensor1.$G$60])" office:value-type="float" office:value="0.120388349514563" calcext:value-type="float">
            <text:p>0,12</text:p>
          </table:table-cell>
          <table:table-cell table:style-name="ce2"/>
          <table:table-cell table:style-name="ce7" office:value-type="float" office:value="50" calcext:value-type="float">
            <text:p>50</text:p>
          </table:table-cell>
          <table:table-cell table:style-name="ce8" office:value-type="float" office:value="21.8" calcext:value-type="float">
            <text:p>21,8</text:p>
          </table:table-cell>
          <table:table-cell table:style-name="ce13" table:formula="of:=([sensor1.K46]-[sensor1.$K$60])/([sensor1.$K$59]-[sensor1.$K$60])" office:value-type="float" office:value="0.477752351894228" calcext:value-type="float">
            <text:p>0,48</text:p>
          </table:table-cell>
          <table:table-cell table:style-name="ce13" table:number-columns-repeated="2"/>
          <table:table-cell table:style-name="ce7" table:number-columns-repeated="5"/>
        </table:table-row>
        <table:table-row table:style-name="ro1">
          <table:table-cell office:value-type="float" office:value="8.65" calcext:value-type="float">
            <text:p>8,65</text:p>
          </table:table-cell>
          <table:table-cell office:value-type="float" office:value="450" calcext:value-type="float">
            <text:p>450</text:p>
          </table:table-cell>
          <table:table-cell table:formula="of:=([sensor1.A47]-[sensor1.$F$3])/([sensor1.$F$2]-[sensor1.$F$3])" office:value-type="float" office:value="0.142739273927393" calcext:value-type="float">
            <text:p>0,14</text:p>
          </table:table-cell>
          <table:table-cell table:number-columns-repeated="2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7.71" calcext:value-type="float">
            <text:p>7,71</text:p>
          </table:table-cell>
          <table:table-cell table:style-name="ce2" table:formula="of:=([sensor1.G47]-[sensor1.$G$60])/([sensor1.$G$59]-[sensor1.$G$60])" office:value-type="float" office:value="0.0535059331175836" calcext:value-type="float">
            <text:p>0,05</text:p>
          </table:table-cell>
          <table:table-cell table:style-name="ce2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16.52" calcext:value-type="float">
            <text:p>16,52</text:p>
          </table:table-cell>
          <table:table-cell table:style-name="ce13" table:formula="of:=([sensor1.K47]-[sensor1.$K$60])/([sensor1.$K$59]-[sensor1.$K$60])" office:value-type="float" office:value="0.343503686753115" calcext:value-type="float">
            <text:p>0,34</text:p>
          </table:table-cell>
          <table:table-cell table:style-name="ce13" table:number-columns-repeated="2"/>
          <table:table-cell table:style-name="ce7" table:number-columns-repeated="5"/>
        </table:table-row>
        <table:table-row table:style-name="ro1">
          <table:table-cell office:value-type="float" office:value="9.33" calcext:value-type="float">
            <text:p>9,33</text:p>
          </table:table-cell>
          <table:table-cell office:value-type="float" office:value="460" calcext:value-type="float">
            <text:p>460</text:p>
          </table:table-cell>
          <table:table-cell table:formula="of:=([sensor1.A48]-[sensor1.$F$3])/([sensor1.$F$2]-[sensor1.$F$3])" office:value-type="float" office:value="0.153960396039604" calcext:value-type="float">
            <text:p>0,15</text:p>
          </table:table-cell>
          <table:table-cell table:number-columns-repeated="2"/>
          <table:table-cell table:style-name="ce7" office:value-type="float" office:value="70" calcext:value-type="float">
            <text:p>70</text:p>
          </table:table-cell>
          <table:table-cell table:style-name="ce7" office:value-type="float" office:value="6.87" calcext:value-type="float">
            <text:p>6,87</text:p>
          </table:table-cell>
          <table:table-cell table:style-name="ce2" table:formula="of:=([sensor1.G48]-[sensor1.$G$60])/([sensor1.$G$59]-[sensor1.$G$60])" office:value-type="float" office:value="0.0353829557713053" calcext:value-type="float">
            <text:p>0,04</text:p>
          </table:table-cell>
          <table:table-cell table:style-name="ce2"/>
          <table:table-cell table:style-name="ce7" office:value-type="float" office:value="70" calcext:value-type="float">
            <text:p>70</text:p>
          </table:table-cell>
          <table:table-cell table:style-name="ce7" office:value-type="float" office:value="14.41" calcext:value-type="float">
            <text:p>14,41</text:p>
          </table:table-cell>
          <table:table-cell table:style-name="ce13" table:formula="of:=([sensor1.K48]-[sensor1.$K$60])/([sensor1.$K$59]-[sensor1.$K$60])" office:value-type="float" office:value="0.289855072463768" calcext:value-type="float">
            <text:p>0,29</text:p>
          </table:table-cell>
          <table:table-cell table:style-name="ce7" table:number-columns-repeated="7"/>
        </table:table-row>
        <table:table-row table:style-name="ro1">
          <table:table-cell office:value-type="float" office:value="9.53" calcext:value-type="float">
            <text:p>9,53</text:p>
          </table:table-cell>
          <table:table-cell office:value-type="float" office:value="470" calcext:value-type="float">
            <text:p>470</text:p>
          </table:table-cell>
          <table:table-cell table:formula="of:=([sensor1.A49]-[sensor1.$F$3])/([sensor1.$F$2]-[sensor1.$F$3])" office:value-type="float" office:value="0.157260726072607" calcext:value-type="float">
            <text:p>0,16</text:p>
          </table:table-cell>
          <table:table-cell table:number-columns-repeated="2"/>
          <table:table-cell table:style-name="ce7" office:value-type="float" office:value="80" calcext:value-type="float">
            <text:p>80</text:p>
          </table:table-cell>
          <table:table-cell table:style-name="ce7" office:value-type="float" office:value="7.06" calcext:value-type="float">
            <text:p>7,06</text:p>
          </table:table-cell>
          <table:table-cell table:style-name="ce2" table:formula="of:=([sensor1.G49]-[sensor1.$G$60])/([sensor1.$G$59]-[sensor1.$G$60])" office:value-type="float" office:value="0.0394822006472492" calcext:value-type="float">
            <text:p>0,04</text:p>
          </table:table-cell>
          <table:table-cell table:style-name="ce2"/>
          <table:table-cell table:style-name="ce7" office:value-type="float" office:value="80" calcext:value-type="float">
            <text:p>80</text:p>
          </table:table-cell>
          <table:table-cell table:style-name="ce7" office:value-type="float" office:value="9.97" calcext:value-type="float">
            <text:p>9,97</text:p>
          </table:table-cell>
          <table:table-cell table:style-name="ce13" table:formula="of:=([sensor1.K49]-[sensor1.$K$60])/([sensor1.$K$59]-[sensor1.$K$60])" office:value-type="float" office:value="0.176964149504195" calcext:value-type="float">
            <text:p>0,18</text:p>
          </table:table-cell>
          <table:table-cell table:style-name="ce7" table:number-columns-repeated="7"/>
        </table:table-row>
        <table:table-row table:style-name="ro1">
          <table:table-cell office:value-type="float" office:value="9.31" calcext:value-type="float">
            <text:p>9,31</text:p>
          </table:table-cell>
          <table:table-cell office:value-type="float" office:value="480" calcext:value-type="float">
            <text:p>480</text:p>
          </table:table-cell>
          <table:table-cell table:formula="of:=([sensor1.A50]-[sensor1.$F$3])/([sensor1.$F$2]-[sensor1.$F$3])" office:value-type="float" office:value="0.153630363036304" calcext:value-type="float">
            <text:p>0,15</text:p>
          </table:table-cell>
          <table:table-cell table:number-columns-repeated="2"/>
          <table:table-cell table:style-name="ce7" office:value-type="float" office:value="90" calcext:value-type="float">
            <text:p>90</text:p>
          </table:table-cell>
          <table:table-cell table:style-name="ce9" office:value-type="float" office:value="5.23" calcext:value-type="float">
            <text:p>5,23</text:p>
          </table:table-cell>
          <table:table-cell table:style-name="ce2" table:formula="of:=([sensor1.G50]-[sensor1.$G$60])/([sensor1.$G$59]-[sensor1.$G$60])" office:value-type="float" office:value="0" calcext:value-type="float">
            <text:p>0,00</text:p>
          </table:table-cell>
          <table:table-cell table:style-name="ce2"/>
          <table:table-cell table:style-name="ce7" office:value-type="float" office:value="90" calcext:value-type="float">
            <text:p>90</text:p>
          </table:table-cell>
          <table:table-cell table:style-name="ce7" office:value-type="float" office:value="6.54" calcext:value-type="float">
            <text:p>6,54</text:p>
          </table:table-cell>
          <table:table-cell table:style-name="ce13" table:formula="of:=([sensor1.K50]-[sensor1.$K$60])/([sensor1.$K$59]-[sensor1.$K$60])" office:value-type="float" office:value="0.0897533689295703" calcext:value-type="float">
            <text:p>0,09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8.14" calcext:value-type="float">
            <text:p>8,14</text:p>
          </table:table-cell>
          <table:table-cell office:value-type="float" office:value="490" calcext:value-type="float">
            <text:p>490</text:p>
          </table:table-cell>
          <table:table-cell table:formula="of:=([sensor1.A51]-[sensor1.$F$3])/([sensor1.$F$2]-[sensor1.$F$3])" office:value-type="float" office:value="0.134323432343234" calcext:value-type="float">
            <text:p>0,13</text:p>
          </table:table-cell>
          <table:table-cell table:number-columns-repeated="2"/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51.58" calcext:value-type="float">
            <text:p>51,58</text:p>
          </table:table-cell>
          <table:table-cell table:style-name="ce2" table:formula="of:=([sensor1.G51]-[sensor1.$G$60])/([sensor1.$G$59]-[sensor1.$G$60])" office:value-type="float" office:value="1" calcext:value-type="float">
            <text:p>1,00</text:p>
          </table:table-cell>
          <table:table-cell table:style-name="ce2"/>
          <table:table-cell table:style-name="ce7" office:value-type="float" office:value="100" calcext:value-type="float">
            <text:p>100</text:p>
          </table:table-cell>
          <table:table-cell table:style-name="ce9" office:value-type="float" office:value="3.01" calcext:value-type="float">
            <text:p>3,01</text:p>
          </table:table-cell>
          <table:table-cell table:style-name="ce13" table:formula="of:=([sensor1.K51]-[sensor1.$K$60])/([sensor1.$K$59]-[sensor1.$K$60])" office:value-type="float" office:value="0" calcext:value-type="float">
            <text:p>0,00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500" calcext:value-type="float">
            <text:p>500</text:p>
          </table:table-cell>
          <table:table-cell table:formula="of:=([sensor1.A52]-[sensor1.$F$3])/([sensor1.$F$2]-[sensor1.$F$3])" office:value-type="float" office:value="0.138613861386139" calcext:value-type="float">
            <text:p>0,14</text:p>
          </table:table-cell>
          <table:table-cell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1.01" calcext:value-type="float">
            <text:p>11,01</text:p>
          </table:table-cell>
          <table:table-cell table:style-name="ce2" table:formula="of:=([sensor1.G52]-[sensor1.$G$60])/([sensor1.$G$59]-[sensor1.$G$60])" office:value-type="float" office:value="0.12470334412082" calcext:value-type="float">
            <text:p>0,12</text:p>
          </table:table-cell>
          <table:table-cell table:style-name="ce2"/>
          <table:table-cell table:style-name="ce7" office:value-type="float" office:value="110" calcext:value-type="float">
            <text:p>110</text:p>
          </table:table-cell>
          <table:table-cell table:style-name="ce10" office:value-type="float" office:value="42.34" calcext:value-type="float">
            <text:p>42,34</text:p>
          </table:table-cell>
          <table:table-cell table:style-name="ce13" table:formula="of:=([sensor1.K52]-[sensor1.$K$60])/([sensor1.$K$59]-[sensor1.$K$60])" office:value-type="float" office:value="1" calcext:value-type="float">
            <text:p>1,00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formula="of:=([sensor1.A53]-[sensor1.$F$3])/([sensor1.$F$2]-[sensor1.$F$3])" office:value-type="float" office:value="0" calcext:value-type="float">
            <text:p>0,00</text:p>
          </table:table-cell>
          <table:table-cell table:number-columns-repeated="2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2.12" calcext:value-type="float">
            <text:p>12,12</text:p>
          </table:table-cell>
          <table:table-cell table:style-name="ce2" table:formula="of:=([sensor1.G53]-[sensor1.$G$60])/([sensor1.$G$59]-[sensor1.$G$60])" office:value-type="float" office:value="0.148651564185545" calcext:value-type="float">
            <text:p>0,15</text:p>
          </table:table-cell>
          <table:table-cell table:style-name="ce2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8.96" calcext:value-type="float">
            <text:p>8,96</text:p>
          </table:table-cell>
          <table:table-cell table:style-name="ce13" table:formula="of:=([sensor1.K53]-[sensor1.$K$60])/([sensor1.$K$59]-[sensor1.$K$60])" office:value-type="float" office:value="0.151284007119247" calcext:value-type="float">
            <text:p>0,15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8.33" calcext:value-type="float">
            <text:p>8,33</text:p>
          </table:table-cell>
          <table:table-cell office:value-type="float" office:value="520" calcext:value-type="float">
            <text:p>520</text:p>
          </table:table-cell>
          <table:table-cell table:formula="of:=([sensor1.A54]-[sensor1.$F$3])/([sensor1.$F$2]-[sensor1.$F$3])" office:value-type="float" office:value="0.137458745874587" calcext:value-type="float">
            <text:p>0,14</text:p>
          </table:table-cell>
          <table:table-cell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1.77" calcext:value-type="float">
            <text:p>11,77</text:p>
          </table:table-cell>
          <table:table-cell table:style-name="ce2" table:formula="of:=([sensor1.G54]-[sensor1.$G$60])/([sensor1.$G$59]-[sensor1.$G$60])" office:value-type="float" office:value="0.141100323624595" calcext:value-type="float">
            <text:p>0,14</text:p>
          </table:table-cell>
          <table:table-cell table:style-name="ce2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0.14" calcext:value-type="float">
            <text:p>10,14</text:p>
          </table:table-cell>
          <table:table-cell table:style-name="ce13" table:formula="of:=([sensor1.K54]-[sensor1.$K$60])/([sensor1.$K$59]-[sensor1.$K$60])" office:value-type="float" office:value="0.181286549707602" calcext:value-type="float">
            <text:p>0,18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7.61" calcext:value-type="float">
            <text:p>7,61</text:p>
          </table:table-cell>
          <table:table-cell office:value-type="float" office:value="530" calcext:value-type="float">
            <text:p>530</text:p>
          </table:table-cell>
          <table:table-cell table:formula="of:=([sensor1.A55]-[sensor1.$F$3])/([sensor1.$F$2]-[sensor1.$F$3])" office:value-type="float" office:value="0.125577557755776" calcext:value-type="float">
            <text:p>0,13</text:p>
          </table:table-cell>
          <table:table-cell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1.26" calcext:value-type="float">
            <text:p>11,26</text:p>
          </table:table-cell>
          <table:table-cell table:style-name="ce2" table:formula="of:=([sensor1.G55]-[sensor1.$G$60])/([sensor1.$G$59]-[sensor1.$G$60])" office:value-type="float" office:value="0.130097087378641" calcext:value-type="float">
            <text:p>0,13</text:p>
          </table:table-cell>
          <table:table-cell table:style-name="ce2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9.81" calcext:value-type="float">
            <text:p>9,81</text:p>
          </table:table-cell>
          <table:table-cell table:style-name="ce13" table:formula="of:=([sensor1.K55]-[sensor1.$K$60])/([sensor1.$K$59]-[sensor1.$K$60])" office:value-type="float" office:value="0.172896008136283" calcext:value-type="float">
            <text:p>0,17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1.44" calcext:value-type="float">
            <text:p>11,44</text:p>
          </table:table-cell>
          <table:table-cell office:value-type="float" office:value="540" calcext:value-type="float">
            <text:p>540</text:p>
          </table:table-cell>
          <table:table-cell table:formula="of:=([sensor1.A56]-[sensor1.$F$3])/([sensor1.$F$2]-[sensor1.$F$3])" office:value-type="float" office:value="0.188778877887789" calcext:value-type="float">
            <text:p>0,19</text:p>
          </table:table-cell>
          <table:table-cell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1.16" calcext:value-type="float">
            <text:p>11,16</text:p>
          </table:table-cell>
          <table:table-cell table:style-name="ce2" table:formula="of:=([sensor1.G56]-[sensor1.$G$60])/([sensor1.$G$59]-[sensor1.$G$60])" office:value-type="float" office:value="0.127939590075512" calcext:value-type="float">
            <text:p>0,13</text:p>
          </table:table-cell>
          <table:table-cell table:style-name="ce2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0.45" calcext:value-type="float">
            <text:p>10,45</text:p>
          </table:table-cell>
          <table:table-cell table:style-name="ce13" table:formula="of:=([sensor1.K56]-[sensor1.$K$60])/([sensor1.$K$59]-[sensor1.$K$60])" office:value-type="float" office:value="0.189168573607933" calcext:value-type="float">
            <text:p>0,19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1.52" calcext:value-type="float">
            <text:p>11,52</text:p>
          </table:table-cell>
          <table:table-cell office:value-type="float" office:value="550" calcext:value-type="float">
            <text:p>550</text:p>
          </table:table-cell>
          <table:table-cell table:formula="of:=([sensor1.A57]-[sensor1.$F$3])/([sensor1.$F$2]-[sensor1.$F$3])" office:value-type="float" office:value="0.19009900990099" calcext:value-type="float">
            <text:p>0,19</text:p>
          </table:table-cell>
          <table:table-cell table:number-columns-repeated="6"/>
          <table:table-cell table:style-name="ce7"/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office:value-type="float" office:value="9.48" calcext:value-type="float">
            <text:p>9,48</text:p>
          </table:table-cell>
          <table:table-cell office:value-type="float" office:value="560" calcext:value-type="float">
            <text:p>560</text:p>
          </table:table-cell>
          <table:table-cell table:formula="of:=([sensor1.A58]-[sensor1.$F$3])/([sensor1.$F$2]-[sensor1.$F$3])" office:value-type="float" office:value="0.156435643564356" calcext:value-type="float">
            <text:p>0,16</text:p>
          </table:table-cell>
          <table:table-cell table:number-columns-repeated="6"/>
          <table:table-cell table:style-name="ce7"/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office:value-type="float" office:value="7.77" calcext:value-type="float">
            <text:p>7,77</text:p>
          </table:table-cell>
          <table:table-cell office:value-type="float" office:value="570" calcext:value-type="float">
            <text:p>570</text:p>
          </table:table-cell>
          <table:table-cell table:formula="of:=([sensor1.A59]-[sensor1.$F$3])/([sensor1.$F$2]-[sensor1.$F$3])" office:value-type="float" office:value="0.128217821782178" calcext:value-type="float">
            <text:p>0,13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sensor1.G41:.G56])" office:value-type="float" office:value="51.58" calcext:value-type="float">
            <text:p>51,58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sensor1.K41:.K56])" office:value-type="float" office:value="42.34" calcext:value-type="float">
            <text:p>42,34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office:value-type="float" office:value="4.32" calcext:value-type="float">
            <text:p>4,32</text:p>
          </table:table-cell>
          <table:table-cell office:value-type="float" office:value="580" calcext:value-type="float">
            <text:p>580</text:p>
          </table:table-cell>
          <table:table-cell table:formula="of:=([sensor1.A60]-[sensor1.$F$3])/([sensor1.$F$2]-[sensor1.$F$3])" office:value-type="float" office:value="0.0712871287128713" calcext:value-type="float">
            <text:p>0,0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sensor1.G41:.G56])" office:value-type="float" office:value="5.23" calcext:value-type="float">
            <text:p>5,2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sensor1.K41:.K56])" office:value-type="float" office:value="3.01" calcext:value-type="float">
            <text:p>3,01</text:p>
          </table:table-cell>
          <table:table-cell/>
          <table:table-cell table:style-name="ce7"/>
          <table:table-cell table:number-columns-repeated="6"/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590" calcext:value-type="float">
            <text:p>590</text:p>
          </table:table-cell>
          <table:table-cell table:formula="of:=([sensor1.A61]-[sensor1.$F$3])/([sensor1.$F$2]-[sensor1.$F$3])" office:value-type="float" office:value="0.0295379537953795" calcext:value-type="float">
            <text:p>0,03</text:p>
          </table:table-cell>
          <table:table-cell table:number-columns-repeated="2"/>
          <table:table-cell office:value-type="string" calcext:value-type="string">
            <text:p>Max – Min</text:p>
          </table:table-cell>
          <table:table-cell table:style-name="ce11" table:formula="of:=[sensor1.G51]-[sensor1.G50]" office:value-type="float" office:value="46.35" calcext:value-type="float">
            <text:p>46,35</text:p>
          </table:table-cell>
          <table:table-cell office:value-type="string" calcext:value-type="string">
            <text:p>&gt; 1g</text:p>
          </table:table-cell>
          <table:table-cell/>
          <table:table-cell office:value-type="string" calcext:value-type="string">
            <text:p>Max – Min</text:p>
          </table:table-cell>
          <table:table-cell table:style-name="ce11" table:formula="of:=[sensor1.K52]-[sensor1.K51]" office:value-type="float" office:value="39.33" calcext:value-type="float">
            <text:p>39,33</text:p>
          </table:table-cell>
          <table:table-cell office:value-type="string" calcext:value-type="string">
            <text:p>&gt; 1g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1.38" calcext:value-type="float">
            <text:p>21,38</text:p>
          </table:table-cell>
          <table:table-cell office:value-type="float" office:value="600" calcext:value-type="float">
            <text:p>600</text:p>
          </table:table-cell>
          <table:table-cell table:formula="of:=([sensor1.A62]-[sensor1.$F$3])/([sensor1.$F$2]-[sensor1.$F$3])" office:value-type="float" office:value="0.352805280528053" calcext:value-type="float">
            <text:p>0,35</text:p>
          </table:table-cell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float" office:value="17.22" calcext:value-type="float">
            <text:p>17,22</text:p>
          </table:table-cell>
          <table:table-cell office:value-type="float" office:value="610" calcext:value-type="float">
            <text:p>610</text:p>
          </table:table-cell>
          <table:table-cell table:formula="of:=([sensor1.A63]-[sensor1.$F$3])/([sensor1.$F$2]-[sensor1.$F$3])" office:value-type="float" office:value="0.284158415841584" calcext:value-type="float">
            <text:p>0,28</text:p>
          </table:table-cell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620" calcext:value-type="float">
            <text:p>620</text:p>
          </table:table-cell>
          <table:table-cell table:formula="of:=([sensor1.A64]-[sensor1.$F$3])/([sensor1.$F$2]-[sensor1.$F$3])" office:value-type="float" office:value="0.228712871287129" calcext:value-type="float">
            <text:p>0,23</text:p>
          </table:table-cell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float" office:value="17.86" calcext:value-type="float">
            <text:p>17,86</text:p>
          </table:table-cell>
          <table:table-cell office:value-type="float" office:value="630" calcext:value-type="float">
            <text:p>630</text:p>
          </table:table-cell>
          <table:table-cell table:formula="of:=([sensor1.A65]-[sensor1.$F$3])/([sensor1.$F$2]-[sensor1.$F$3])" office:value-type="float" office:value="0.294719471947195" calcext:value-type="float">
            <text:p>0,29</text:p>
          </table:table-cell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float" office:value="24.72" calcext:value-type="float">
            <text:p>24,72</text:p>
          </table:table-cell>
          <table:table-cell office:value-type="float" office:value="640" calcext:value-type="float">
            <text:p>640</text:p>
          </table:table-cell>
          <table:table-cell table:formula="of:=([sensor1.A66]-[sensor1.$F$3])/([sensor1.$F$2]-[sensor1.$F$3])" office:value-type="float" office:value="0.407920792079208" calcext:value-type="float">
            <text:p>0,41</text:p>
          </table:table-cell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650" calcext:value-type="float">
            <text:p>650</text:p>
          </table:table-cell>
          <table:table-cell table:formula="of:=([sensor1.A67]-[sensor1.$F$3])/([sensor1.$F$2]-[sensor1.$F$3])" office:value-type="float" office:value="0.384488448844884" calcext:value-type="float">
            <text:p>0,38</text:p>
          </table:table-cell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float" office:value="13.69" calcext:value-type="float">
            <text:p>13,69</text:p>
          </table:table-cell>
          <table:table-cell office:value-type="float" office:value="660" calcext:value-type="float">
            <text:p>660</text:p>
          </table:table-cell>
          <table:table-cell table:formula="of:=([sensor1.A68]-[sensor1.$F$3])/([sensor1.$F$2]-[sensor1.$F$3])" office:value-type="float" office:value="0.225907590759076" calcext:value-type="float">
            <text:p>0,23</text:p>
          </table:table-cell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float" office:value="13.44" calcext:value-type="float">
            <text:p>13,44</text:p>
          </table:table-cell>
          <table:table-cell office:value-type="float" office:value="670" calcext:value-type="float">
            <text:p>670</text:p>
          </table:table-cell>
          <table:table-cell table:formula="of:=([sensor1.A69]-[sensor1.$F$3])/([sensor1.$F$2]-[sensor1.$F$3])" office:value-type="float" office:value="0.221782178217822" calcext:value-type="float">
            <text:p>0,22</text:p>
          </table:table-cell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float" office:value="8.51" calcext:value-type="float">
            <text:p>8,51</text:p>
          </table:table-cell>
          <table:table-cell office:value-type="float" office:value="680" calcext:value-type="float">
            <text:p>680</text:p>
          </table:table-cell>
          <table:table-cell table:formula="of:=([sensor1.A70]-[sensor1.$F$3])/([sensor1.$F$2]-[sensor1.$F$3])" office:value-type="float" office:value="0.14042904290429" calcext:value-type="float">
            <text:p>0,14</text:p>
          </table:table-cell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float" office:value="9.71" calcext:value-type="float">
            <text:p>9,71</text:p>
          </table:table-cell>
          <table:table-cell office:value-type="float" office:value="690" calcext:value-type="float">
            <text:p>690</text:p>
          </table:table-cell>
          <table:table-cell table:formula="of:=([sensor1.A71]-[sensor1.$F$3])/([sensor1.$F$2]-[sensor1.$F$3])" office:value-type="float" office:value="0.16023102310231" calcext:value-type="float">
            <text:p>0,16</text:p>
          </table:table-cell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float" office:value="10.16" calcext:value-type="float">
            <text:p>10,16</text:p>
          </table:table-cell>
          <table:table-cell office:value-type="float" office:value="700" calcext:value-type="float">
            <text:p>700</text:p>
          </table:table-cell>
          <table:table-cell table:formula="of:=([sensor1.A72]-[sensor1.$F$3])/([sensor1.$F$2]-[sensor1.$F$3])" office:value-type="float" office:value="0.167656765676568" calcext:value-type="float">
            <text:p>0,17</text:p>
          </table:table-cell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float" office:value="10.97" calcext:value-type="float">
            <text:p>10,97</text:p>
          </table:table-cell>
          <table:table-cell office:value-type="float" office:value="710" calcext:value-type="float">
            <text:p>710</text:p>
          </table:table-cell>
          <table:table-cell table:formula="of:=([sensor1.A73]-[sensor1.$F$3])/([sensor1.$F$2]-[sensor1.$F$3])" office:value-type="float" office:value="0.181023102310231" calcext:value-type="float">
            <text:p>0,18</text:p>
          </table:table-cell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float" office:value="10.11" calcext:value-type="float">
            <text:p>10,11</text:p>
          </table:table-cell>
          <table:table-cell office:value-type="float" office:value="720" calcext:value-type="float">
            <text:p>720</text:p>
          </table:table-cell>
          <table:table-cell table:formula="of:=([sensor1.A74]-[sensor1.$F$3])/([sensor1.$F$2]-[sensor1.$F$3])" office:value-type="float" office:value="0.166831683168317" calcext:value-type="float">
            <text:p>0,17</text:p>
          </table:table-cell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 office:value-type="float" office:value="7.49" calcext:value-type="float">
            <text:p>7,49</text:p>
          </table:table-cell>
          <table:table-cell office:value-type="float" office:value="730" calcext:value-type="float">
            <text:p>730</text:p>
          </table:table-cell>
          <table:table-cell table:formula="of:=([sensor1.A75]-[sensor1.$F$3])/([sensor1.$F$2]-[sensor1.$F$3])" office:value-type="float" office:value="0.123597359735974" calcext:value-type="float">
            <text:p>0,12</text:p>
          </table:table-cell>
          <table:table-cell table:number-columns-repeated="16"/>
        </table:table-row>
        <table:table-row table:style-name="ro1">
          <table:table-cell office:value-type="float" office:value="9.24" calcext:value-type="float">
            <text:p>9,24</text:p>
          </table:table-cell>
          <table:table-cell office:value-type="float" office:value="740" calcext:value-type="float">
            <text:p>740</text:p>
          </table:table-cell>
          <table:table-cell table:formula="of:=([sensor1.A76]-[sensor1.$F$3])/([sensor1.$F$2]-[sensor1.$F$3])" office:value-type="float" office:value="0.152475247524752" calcext:value-type="float">
            <text:p>0,15</text:p>
          </table:table-cell>
          <table:table-cell table:number-columns-repeated="16"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750" calcext:value-type="float">
            <text:p>750</text:p>
          </table:table-cell>
          <table:table-cell table:formula="of:=([sensor1.A77]-[sensor1.$F$3])/([sensor1.$F$2]-[sensor1.$F$3])" office:value-type="float" office:value="0.254125412541254" calcext:value-type="float">
            <text:p>0,25</text:p>
          </table:table-cell>
          <table:table-cell table:number-columns-repeated="16"/>
        </table:table-row>
        <table:table-row table:style-name="ro1">
          <table:table-cell office:value-type="float" office:value="20.98" calcext:value-type="float">
            <text:p>20,98</text:p>
          </table:table-cell>
          <table:table-cell office:value-type="float" office:value="760" calcext:value-type="float">
            <text:p>760</text:p>
          </table:table-cell>
          <table:table-cell table:formula="of:=([sensor1.A78]-[sensor1.$F$3])/([sensor1.$F$2]-[sensor1.$F$3])" office:value-type="float" office:value="0.346204620462046" calcext:value-type="float">
            <text:p>0,35</text:p>
          </table:table-cell>
          <table:table-cell table:number-columns-repeated="16"/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770" calcext:value-type="float">
            <text:p>770</text:p>
          </table:table-cell>
          <table:table-cell table:formula="of:=([sensor1.A79]-[sensor1.$F$3])/([sensor1.$F$2]-[sensor1.$F$3])" office:value-type="float" office:value="0.278877887788779" calcext:value-type="float">
            <text:p>0,28</text:p>
          </table:table-cell>
          <table:table-cell table:number-columns-repeated="16"/>
        </table:table-row>
        <table:table-row table:style-name="ro1">
          <table:table-cell office:value-type="float" office:value="18.33" calcext:value-type="float">
            <text:p>18,33</text:p>
          </table:table-cell>
          <table:table-cell office:value-type="float" office:value="780" calcext:value-type="float">
            <text:p>780</text:p>
          </table:table-cell>
          <table:table-cell table:formula="of:=([sensor1.A80]-[sensor1.$F$3])/([sensor1.$F$2]-[sensor1.$F$3])" office:value-type="float" office:value="0.302475247524752" calcext:value-type="float">
            <text:p>0,30</text:p>
          </table:table-cell>
          <table:table-cell table:number-columns-repeated="16"/>
        </table:table-row>
        <table:table-row table:style-name="ro1">
          <table:table-cell office:value-type="float" office:value="25.46" calcext:value-type="float">
            <text:p>25,46</text:p>
          </table:table-cell>
          <table:table-cell office:value-type="float" office:value="790" calcext:value-type="float">
            <text:p>790</text:p>
          </table:table-cell>
          <table:table-cell table:formula="of:=([sensor1.A81]-[sensor1.$F$3])/([sensor1.$F$2]-[sensor1.$F$3])" office:value-type="float" office:value="0.42013201320132" calcext:value-type="float">
            <text:p>0,42</text:p>
          </table:table-cell>
          <table:table-cell table:number-columns-repeated="16"/>
        </table:table-row>
        <table:table-row table:style-name="ro1">
          <table:table-cell office:value-type="float" office:value="15.69" calcext:value-type="float">
            <text:p>15,69</text:p>
          </table:table-cell>
          <table:table-cell office:value-type="float" office:value="800" calcext:value-type="float">
            <text:p>800</text:p>
          </table:table-cell>
          <table:table-cell table:formula="of:=([sensor1.A82]-[sensor1.$F$3])/([sensor1.$F$2]-[sensor1.$F$3])" office:value-type="float" office:value="0.258910891089109" calcext:value-type="float">
            <text:p>0,26</text:p>
          </table:table-cell>
          <table:table-cell table:number-columns-repeated="16"/>
        </table:table-row>
        <table:table-row table:style-name="ro1">
          <table:table-cell office:value-type="float" office:value="39.49" calcext:value-type="float">
            <text:p>39,49</text:p>
          </table:table-cell>
          <table:table-cell office:value-type="float" office:value="810" calcext:value-type="float">
            <text:p>810</text:p>
          </table:table-cell>
          <table:table-cell table:formula="of:=([sensor1.A83]-[sensor1.$F$3])/([sensor1.$F$2]-[sensor1.$F$3])" office:value-type="float" office:value="0.651650165016502" calcext:value-type="float">
            <text:p>0,65</text:p>
          </table:table-cell>
          <table:table-cell table:number-columns-repeated="16"/>
        </table:table-row>
        <table:table-row table:style-name="ro1">
          <table:table-cell office:value-type="float" office:value="44.92" calcext:value-type="float">
            <text:p>44,92</text:p>
          </table:table-cell>
          <table:table-cell office:value-type="float" office:value="820" calcext:value-type="float">
            <text:p>820</text:p>
          </table:table-cell>
          <table:table-cell table:formula="of:=([sensor1.A84]-[sensor1.$F$3])/([sensor1.$F$2]-[sensor1.$F$3])" office:value-type="float" office:value="0.741254125412541" calcext:value-type="float">
            <text:p>0,74</text:p>
          </table:table-cell>
          <table:table-cell table:number-columns-repeated="16"/>
        </table:table-row>
        <table:table-row table:style-name="ro1">
          <table:table-cell office:value-type="float" office:value="5.39" calcext:value-type="float">
            <text:p>5,39</text:p>
          </table:table-cell>
          <table:table-cell office:value-type="float" office:value="830" calcext:value-type="float">
            <text:p>830</text:p>
          </table:table-cell>
          <table:table-cell table:formula="of:=([sensor1.A85]-[sensor1.$F$3])/([sensor1.$F$2]-[sensor1.$F$3])" office:value-type="float" office:value="0.0889438943894389" calcext:value-type="float">
            <text:p>0,09</text:p>
          </table:table-cell>
          <table:table-cell table:number-columns-repeated="16"/>
        </table:table-row>
        <table:table-row table:style-name="ro1">
          <table:table-cell office:value-type="float" office:value="4.14" calcext:value-type="float">
            <text:p>4,14</text:p>
          </table:table-cell>
          <table:table-cell office:value-type="float" office:value="840" calcext:value-type="float">
            <text:p>840</text:p>
          </table:table-cell>
          <table:table-cell table:formula="of:=([sensor1.A86]-[sensor1.$F$3])/([sensor1.$F$2]-[sensor1.$F$3])" office:value-type="float" office:value="0.0683168316831683" calcext:value-type="float">
            <text:p>0,07</text:p>
          </table:table-cell>
          <table:table-cell table:number-columns-repeated="16"/>
        </table:table-row>
        <table:table-row table:style-name="ro1">
          <table:table-cell office:value-type="float" office:value="5.67" calcext:value-type="float">
            <text:p>5,67</text:p>
          </table:table-cell>
          <table:table-cell office:value-type="float" office:value="850" calcext:value-type="float">
            <text:p>850</text:p>
          </table:table-cell>
          <table:table-cell table:formula="of:=([sensor1.A87]-[sensor1.$F$3])/([sensor1.$F$2]-[sensor1.$F$3])" office:value-type="float" office:value="0.0935643564356436" calcext:value-type="float">
            <text:p>0,09</text:p>
          </table:table-cell>
          <table:table-cell table:number-columns-repeated="16"/>
        </table:table-row>
        <table:table-row table:style-name="ro1">
          <table:table-cell office:value-type="float" office:value="8.98" calcext:value-type="float">
            <text:p>8,98</text:p>
          </table:table-cell>
          <table:table-cell office:value-type="float" office:value="860" calcext:value-type="float">
            <text:p>860</text:p>
          </table:table-cell>
          <table:table-cell table:formula="of:=([sensor1.A88]-[sensor1.$F$3])/([sensor1.$F$2]-[sensor1.$F$3])" office:value-type="float" office:value="0.148184818481848" calcext:value-type="float">
            <text:p>0,15</text:p>
          </table:table-cell>
          <table:table-cell table:number-columns-repeated="16"/>
        </table:table-row>
        <table:table-row table:style-name="ro1">
          <table:table-cell office:value-type="float" office:value="12.24" calcext:value-type="float">
            <text:p>12,24</text:p>
          </table:table-cell>
          <table:table-cell office:value-type="float" office:value="870" calcext:value-type="float">
            <text:p>870</text:p>
          </table:table-cell>
          <table:table-cell table:formula="of:=([sensor1.A89]-[sensor1.$F$3])/([sensor1.$F$2]-[sensor1.$F$3])" office:value-type="float" office:value="0.201980198019802" calcext:value-type="float">
            <text:p>0,20</text:p>
          </table:table-cell>
          <table:table-cell table:number-columns-repeated="16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880" calcext:value-type="float">
            <text:p>880</text:p>
          </table:table-cell>
          <table:table-cell table:formula="of:=([sensor1.A90]-[sensor1.$F$3])/([sensor1.$F$2]-[sensor1.$F$3])" office:value-type="float" office:value="0.161881188118812" calcext:value-type="float">
            <text:p>0,16</text:p>
          </table:table-cell>
          <table:table-cell table:number-columns-repeated="16"/>
        </table:table-row>
        <table:table-row table:style-name="ro1">
          <table:table-cell table:style-name="ce1" office:value-type="float" office:value="5.98" calcext:value-type="float">
            <text:p>5,98</text:p>
          </table:table-cell>
          <table:table-cell table:style-name="ce1" office:value-type="float" office:value="890" calcext:value-type="float">
            <text:p>890</text:p>
          </table:table-cell>
          <table:table-cell table:style-name="ce3" table:formula="of:=([sensor1.A91]-[sensor1.$F$3])/([sensor1.$F$2]-[sensor1.$F$3])" office:value-type="float" office:value="0.0986798679867987" calcext:value-type="float">
            <text:p>0,10</text:p>
          </table:table-cell>
          <table:table-cell table:number-columns-repeated="16"/>
        </table:table-row>
        <table:table-row table:style-name="ro1">
          <table:table-cell table:style-name="ce1" office:value-type="float" office:value="6.31" calcext:value-type="float">
            <text:p>6,31</text:p>
          </table:table-cell>
          <table:table-cell table:style-name="ce1" office:value-type="float" office:value="900" calcext:value-type="float">
            <text:p>900</text:p>
          </table:table-cell>
          <table:table-cell table:style-name="ce3" table:formula="of:=([sensor1.A92]-[sensor1.$F$3])/([sensor1.$F$2]-[sensor1.$F$3])" office:value-type="float" office:value="0.104125412541254" calcext:value-type="float">
            <text:p>0,10</text:p>
          </table:table-cell>
          <table:table-cell table:number-columns-repeated="16"/>
        </table:table-row>
        <table:table-row table:style-name="ro1">
          <table:table-cell table:style-name="ce1" office:value-type="float" office:value="8.2" calcext:value-type="float">
            <text:p>8,2</text:p>
          </table:table-cell>
          <table:table-cell table:style-name="ce1" office:value-type="float" office:value="910" calcext:value-type="float">
            <text:p>910</text:p>
          </table:table-cell>
          <table:table-cell table:style-name="ce3" table:formula="of:=([sensor1.A93]-[sensor1.$F$3])/([sensor1.$F$2]-[sensor1.$F$3])" office:value-type="float" office:value="0.135313531353135" calcext:value-type="float">
            <text:p>0,14</text:p>
          </table:table-cell>
          <table:table-cell table:number-columns-repeated="16"/>
        </table:table-row>
        <table:table-row table:style-name="ro1">
          <table:table-cell table:style-name="ce1" office:value-type="float" office:value="9.21" calcext:value-type="float">
            <text:p>9,21</text:p>
          </table:table-cell>
          <table:table-cell table:style-name="ce1" office:value-type="float" office:value="920" calcext:value-type="float">
            <text:p>920</text:p>
          </table:table-cell>
          <table:table-cell table:style-name="ce3" table:formula="of:=([sensor1.A94]-[sensor1.$F$3])/([sensor1.$F$2]-[sensor1.$F$3])" office:value-type="float" office:value="0.151980198019802" calcext:value-type="float">
            <text:p>0,15</text:p>
          </table:table-cell>
          <table:table-cell table:number-columns-repeated="16"/>
        </table:table-row>
        <table:table-row table:style-name="ro1">
          <table:table-cell table:style-name="ce1" office:value-type="float" office:value="19.92" calcext:value-type="float">
            <text:p>19,92</text:p>
          </table:table-cell>
          <table:table-cell table:style-name="ce1" office:value-type="float" office:value="930" calcext:value-type="float">
            <text:p>930</text:p>
          </table:table-cell>
          <table:table-cell table:style-name="ce3" table:formula="of:=([sensor1.A95]-[sensor1.$F$3])/([sensor1.$F$2]-[sensor1.$F$3])" office:value-type="float" office:value="0.328712871287129" calcext:value-type="float">
            <text:p>0,33</text:p>
          </table:table-cell>
          <table:table-cell table:number-columns-repeated="16"/>
        </table:table-row>
        <table:table-row table:style-name="ro1">
          <table:table-cell table:style-name="ce1" office:value-type="float" office:value="21.8" calcext:value-type="float">
            <text:p>21,8</text:p>
          </table:table-cell>
          <table:table-cell table:style-name="ce1" office:value-type="float" office:value="940" calcext:value-type="float">
            <text:p>940</text:p>
          </table:table-cell>
          <table:table-cell table:style-name="ce3" table:formula="of:=([sensor1.A96]-[sensor1.$F$3])/([sensor1.$F$2]-[sensor1.$F$3])" office:value-type="float" office:value="0.35973597359736" calcext:value-type="float">
            <text:p>0,36</text:p>
          </table:table-cell>
          <table:table-cell table:number-columns-repeated="16"/>
        </table:table-row>
        <table:table-row table:style-name="ro1">
          <table:table-cell table:style-name="ce1" office:value-type="float" office:value="16.52" calcext:value-type="float">
            <text:p>16,52</text:p>
          </table:table-cell>
          <table:table-cell table:style-name="ce1" office:value-type="float" office:value="950" calcext:value-type="float">
            <text:p>950</text:p>
          </table:table-cell>
          <table:table-cell table:style-name="ce3" table:formula="of:=([sensor1.A97]-[sensor1.$F$3])/([sensor1.$F$2]-[sensor1.$F$3])" office:value-type="float" office:value="0.272607260726073" calcext:value-type="float">
            <text:p>0,27</text:p>
          </table:table-cell>
          <table:table-cell table:number-columns-repeated="16"/>
        </table:table-row>
        <table:table-row table:style-name="ro1">
          <table:table-cell table:style-name="ce1" office:value-type="float" office:value="14.41" calcext:value-type="float">
            <text:p>14,41</text:p>
          </table:table-cell>
          <table:table-cell table:style-name="ce1" office:value-type="float" office:value="960" calcext:value-type="float">
            <text:p>960</text:p>
          </table:table-cell>
          <table:table-cell table:style-name="ce3" table:formula="of:=([sensor1.A98]-[sensor1.$F$3])/([sensor1.$F$2]-[sensor1.$F$3])" office:value-type="float" office:value="0.237788778877888" calcext:value-type="float">
            <text:p>0,24</text:p>
          </table:table-cell>
          <table:table-cell table:number-columns-repeated="16"/>
        </table:table-row>
        <table:table-row table:style-name="ro1">
          <table:table-cell table:style-name="ce1" office:value-type="float" office:value="9.97" calcext:value-type="float">
            <text:p>9,97</text:p>
          </table:table-cell>
          <table:table-cell table:style-name="ce1" office:value-type="float" office:value="970" calcext:value-type="float">
            <text:p>970</text:p>
          </table:table-cell>
          <table:table-cell table:style-name="ce3" table:formula="of:=([sensor1.A99]-[sensor1.$F$3])/([sensor1.$F$2]-[sensor1.$F$3])" office:value-type="float" office:value="0.164521452145215" calcext:value-type="float">
            <text:p>0,16</text:p>
          </table:table-cell>
          <table:table-cell table:number-columns-repeated="16"/>
        </table:table-row>
        <table:table-row table:style-name="ro1">
          <table:table-cell table:style-name="ce1" office:value-type="float" office:value="6.54" calcext:value-type="float">
            <text:p>6,54</text:p>
          </table:table-cell>
          <table:table-cell table:style-name="ce1" office:value-type="float" office:value="980" calcext:value-type="float">
            <text:p>980</text:p>
          </table:table-cell>
          <table:table-cell table:style-name="ce3" table:formula="of:=([sensor1.A100]-[sensor1.$F$3])/([sensor1.$F$2]-[sensor1.$F$3])" office:value-type="float" office:value="0.107920792079208" calcext:value-type="float">
            <text:p>0,11</text:p>
          </table:table-cell>
          <table:table-cell table:number-columns-repeated="16"/>
        </table:table-row>
        <table:table-row table:style-name="ro1"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990" calcext:value-type="float">
            <text:p>990</text:p>
          </table:table-cell>
          <table:table-cell table:style-name="ce3" table:formula="of:=([sensor1.A101]-[sensor1.$F$3])/([sensor1.$F$2]-[sensor1.$F$3])" office:value-type="float" office:value="0.0496699669966997" calcext:value-type="float">
            <text:p>0,05</text:p>
          </table:table-cell>
          <table:table-cell table:number-columns-repeated="16"/>
        </table:table-row>
        <table:table-row table:style-name="ro1">
          <table:table-cell table:style-name="ce1" office:value-type="float" office:value="42.34" calcext:value-type="float">
            <text:p>42,34</text:p>
          </table:table-cell>
          <table:table-cell table:style-name="ce1" office:value-type="float" office:value="1000" calcext:value-type="float">
            <text:p>1000</text:p>
          </table:table-cell>
          <table:table-cell table:style-name="ce3" table:formula="of:=([sensor1.A102]-[sensor1.$F$3])/([sensor1.$F$2]-[sensor1.$F$3])" office:value-type="float" office:value="0.698679867986799" calcext:value-type="float">
            <text:p>0,70</text:p>
          </table:table-cell>
          <table:table-cell table:number-columns-repeated="16"/>
        </table:table-row>
        <table:table-row table:style-name="ro1">
          <table:table-cell table:style-name="ce1" office:value-type="float" office:value="8.96" calcext:value-type="float">
            <text:p>8,96</text:p>
          </table:table-cell>
          <table:table-cell table:style-name="ce1" office:value-type="float" office:value="1010" calcext:value-type="float">
            <text:p>1010</text:p>
          </table:table-cell>
          <table:table-cell table:style-name="ce3" table:formula="of:=([sensor1.A103]-[sensor1.$F$3])/([sensor1.$F$2]-[sensor1.$F$3])" office:value-type="float" office:value="0.147854785478548" calcext:value-type="float">
            <text:p>0,15</text:p>
          </table:table-cell>
          <table:table-cell table:number-columns-repeated="16"/>
        </table:table-row>
        <table:table-row table:style-name="ro1">
          <table:table-cell table:style-name="ce1" office:value-type="float" office:value="10.14" calcext:value-type="float">
            <text:p>10,14</text:p>
          </table:table-cell>
          <table:table-cell table:style-name="ce1" office:value-type="float" office:value="1020" calcext:value-type="float">
            <text:p>1020</text:p>
          </table:table-cell>
          <table:table-cell table:style-name="ce3" table:formula="of:=([sensor1.A104]-[sensor1.$F$3])/([sensor1.$F$2]-[sensor1.$F$3])" office:value-type="float" office:value="0.167326732673267" calcext:value-type="float">
            <text:p>0,17</text:p>
          </table:table-cell>
          <table:table-cell table:number-columns-repeated="16"/>
        </table:table-row>
        <table:table-row table:style-name="ro1">
          <table:table-cell table:style-name="ce1" office:value-type="float" office:value="9.81" calcext:value-type="float">
            <text:p>9,81</text:p>
          </table:table-cell>
          <table:table-cell table:style-name="ce1" office:value-type="float" office:value="1030" calcext:value-type="float">
            <text:p>1030</text:p>
          </table:table-cell>
          <table:table-cell table:style-name="ce3" table:formula="of:=([sensor1.A105]-[sensor1.$F$3])/([sensor1.$F$2]-[sensor1.$F$3])" office:value-type="float" office:value="0.161881188118812" calcext:value-type="float">
            <text:p>0,16</text:p>
          </table:table-cell>
          <table:table-cell table:number-columns-repeated="16"/>
        </table:table-row>
        <table:table-row table:style-name="ro1">
          <table:table-cell table:style-name="ce1" office:value-type="float" office:value="10.45" calcext:value-type="float">
            <text:p>10,45</text:p>
          </table:table-cell>
          <table:table-cell table:style-name="ce1" office:value-type="float" office:value="1040" calcext:value-type="float">
            <text:p>1040</text:p>
          </table:table-cell>
          <table:table-cell table:style-name="ce3" table:formula="of:=([sensor1.A106]-[sensor1.$F$3])/([sensor1.$F$2]-[sensor1.$F$3])" office:value-type="float" office:value="0.172442244224422" calcext:value-type="float">
            <text:p>0,17</text:p>
          </table:table-cell>
          <table:table-cell table:number-columns-repeated="16"/>
        </table:table-row>
        <table:table-row table:style-name="ro1">
          <table:table-cell table:style-name="ce1" office:value-type="float" office:value="10.77" calcext:value-type="float">
            <text:p>10,77</text:p>
          </table:table-cell>
          <table:table-cell table:style-name="ce1" office:value-type="float" office:value="1050" calcext:value-type="float">
            <text:p>1050</text:p>
          </table:table-cell>
          <table:table-cell table:style-name="ce3" table:formula="of:=([sensor1.A107]-[sensor1.$F$3])/([sensor1.$F$2]-[sensor1.$F$3])" office:value-type="float" office:value="0.177722772277228" calcext:value-type="float">
            <text:p>0,18</text:p>
          </table:table-cell>
          <table:table-cell table:number-columns-repeated="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60" calcext:value-type="float">
            <text:p>1060</text:p>
          </table:table-cell>
          <table:table-cell table:style-name="ce3" table:formula="of:=([sensor1.A108]-[sensor1.$F$3])/([sensor1.$F$2]-[sensor1.$F$3])" office:value-type="float" office:value="0.181518151815182" calcext:value-type="float">
            <text:p>0,18</text:p>
          </table:table-cell>
          <table:table-cell table:number-columns-repeated="16"/>
        </table:table-row>
        <table:table-row table:style-name="ro1">
          <table:table-cell table:style-name="ce1" office:value-type="float" office:value="12.18" calcext:value-type="float">
            <text:p>12,18</text:p>
          </table:table-cell>
          <table:table-cell table:style-name="ce1" office:value-type="float" office:value="1070" calcext:value-type="float">
            <text:p>1070</text:p>
          </table:table-cell>
          <table:table-cell table:style-name="ce3" table:formula="of:=([sensor1.A109]-[sensor1.$F$3])/([sensor1.$F$2]-[sensor1.$F$3])" office:value-type="float" office:value="0.200990099009901" calcext:value-type="float">
            <text:p>0,20</text:p>
          </table:table-cell>
          <table:table-cell table:number-columns-repeated="16"/>
        </table:table-row>
        <table:table-row table:style-name="ro1">
          <table:table-cell table:style-name="ce1" office:value-type="float" office:value="11.54" calcext:value-type="float">
            <text:p>11,54</text:p>
          </table:table-cell>
          <table:table-cell table:style-name="ce1" office:value-type="float" office:value="1080" calcext:value-type="float">
            <text:p>1080</text:p>
          </table:table-cell>
          <table:table-cell table:style-name="ce3" table:formula="of:=([sensor1.A110]-[sensor1.$F$3])/([sensor1.$F$2]-[sensor1.$F$3])" office:value-type="float" office:value="0.19042904290429" calcext:value-type="float">
            <text:p>0,1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0" calcext:value-type="float">
            <text:p>1090</text:p>
          </table:table-cell>
          <table:table-cell table:formula="of:=([sensor1.A111]-[sensor1.$F$3])/([sensor1.$F$2]-[sensor1.$F$3])" office:value-type="float" office:value="0.181518151815182" calcext:value-type="float">
            <text:p>0,18</text:p>
          </table:table-cell>
          <table:table-cell table:number-columns-repeated="16"/>
        </table:table-row>
        <table:table-row table:style-name="ro1">
          <table:table-cell office:value-type="float" office:value="10.19" calcext:value-type="float">
            <text:p>10,19</text:p>
          </table:table-cell>
          <table:table-cell office:value-type="float" office:value="1100" calcext:value-type="float">
            <text:p>1100</text:p>
          </table:table-cell>
          <table:table-cell table:formula="of:=([sensor1.A112]-[sensor1.$F$3])/([sensor1.$F$2]-[sensor1.$F$3])" office:value-type="float" office:value="0.168151815181518" calcext:value-type="float">
            <text:p>0,17</text:p>
          </table:table-cell>
          <table:table-cell table:number-columns-repeated="16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110" calcext:value-type="float">
            <text:p>1110</text:p>
          </table:table-cell>
          <table:table-cell table:formula="of:=([sensor1.A113]-[sensor1.$F$3])/([sensor1.$F$2]-[sensor1.$F$3])" office:value-type="float" office:value="0.161881188118812" calcext:value-type="float">
            <text:p>0,16</text:p>
          </table:table-cell>
          <table:table-cell table:number-columns-repeated="16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120" calcext:value-type="float">
            <text:p>1120</text:p>
          </table:table-cell>
          <table:table-cell table:formula="of:=([sensor1.A114]-[sensor1.$F$3])/([sensor1.$F$2]-[sensor1.$F$3])" office:value-type="float" office:value="0.161881188118812" calcext:value-type="float">
            <text:p>0,16</text:p>
          </table:table-cell>
          <table:table-cell table:number-columns-repeated="16"/>
        </table:table-row>
        <table:table-row table:style-name="ro1">
          <table:table-cell office:value-type="float" office:value="11.09" calcext:value-type="float">
            <text:p>11,09</text:p>
          </table:table-cell>
          <table:table-cell office:value-type="float" office:value="1130" calcext:value-type="float">
            <text:p>1130</text:p>
          </table:table-cell>
          <table:table-cell table:formula="of:=([sensor1.A115]-[sensor1.$F$3])/([sensor1.$F$2]-[sensor1.$F$3])" office:value-type="float" office:value="0.183003300330033" calcext:value-type="float">
            <text:p>0,18</text:p>
          </table:table-cell>
          <table:table-cell table:number-columns-repeated="16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140" calcext:value-type="float">
            <text:p>1140</text:p>
          </table:table-cell>
          <table:table-cell table:formula="of:=([sensor1.A116]-[sensor1.$F$3])/([sensor1.$F$2]-[sensor1.$F$3])" office:value-type="float" office:value="0.161881188118812" calcext:value-type="float">
            <text:p>0,16</text:p>
          </table:table-cell>
          <table:table-cell table:number-columns-repeated="16"/>
        </table:table-row>
        <table:table-row table:style-name="ro1">
          <table:table-cell office:value-type="float" office:value="10.09" calcext:value-type="float">
            <text:p>10,09</text:p>
          </table:table-cell>
          <table:table-cell office:value-type="float" office:value="1150" calcext:value-type="float">
            <text:p>1150</text:p>
          </table:table-cell>
          <table:table-cell table:formula="of:=([sensor1.A117]-[sensor1.$F$3])/([sensor1.$F$2]-[sensor1.$F$3])" office:value-type="float" office:value="0.166501650165017" calcext:value-type="float">
            <text:p>0,17</text:p>
          </table:table-cell>
          <table:table-cell table:number-columns-repeated="16"/>
        </table:table-row>
        <table:table-row table:style-name="ro1">
          <table:table-cell office:value-type="float" office:value="9.41" calcext:value-type="float">
            <text:p>9,41</text:p>
          </table:table-cell>
          <table:table-cell office:value-type="float" office:value="1160" calcext:value-type="float">
            <text:p>1160</text:p>
          </table:table-cell>
          <table:table-cell table:formula="of:=([sensor1.A118]-[sensor1.$F$3])/([sensor1.$F$2]-[sensor1.$F$3])" office:value-type="float" office:value="0.155280528052805" calcext:value-type="float">
            <text:p>0,16</text:p>
          </table:table-cell>
          <table:table-cell table:number-columns-repeated="16"/>
        </table:table-row>
        <table:table-row table:style-name="ro1">
          <table:table-cell office:value-type="float" office:value="8.99" calcext:value-type="float">
            <text:p>8,99</text:p>
          </table:table-cell>
          <table:table-cell office:value-type="float" office:value="1170" calcext:value-type="float">
            <text:p>1170</text:p>
          </table:table-cell>
          <table:table-cell table:formula="of:=([sensor1.A119]-[sensor1.$F$3])/([sensor1.$F$2]-[sensor1.$F$3])" office:value-type="float" office:value="0.148349834983498" calcext:value-type="float">
            <text:p>0,15</text:p>
          </table:table-cell>
          <table:table-cell table:number-columns-repeated="16"/>
        </table:table-row>
        <table:table-row table:style-name="ro1">
          <table:table-cell office:value-type="float" office:value="8.16" calcext:value-type="float">
            <text:p>8,16</text:p>
          </table:table-cell>
          <table:table-cell office:value-type="float" office:value="1180" calcext:value-type="float">
            <text:p>1180</text:p>
          </table:table-cell>
          <table:table-cell table:formula="of:=([sensor1.A120]-[sensor1.$F$3])/([sensor1.$F$2]-[sensor1.$F$3])" office:value-type="float" office:value="0.134653465346535" calcext:value-type="float">
            <text:p>0,13</text:p>
          </table:table-cell>
          <table:table-cell table:number-columns-repeated="16"/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1190" calcext:value-type="float">
            <text:p>1190</text:p>
          </table:table-cell>
          <table:table-cell table:formula="of:=([sensor1.A121]-[sensor1.$F$3])/([sensor1.$F$2]-[sensor1.$F$3])" office:value-type="float" office:value="0.156930693069307" calcext:value-type="float">
            <text:p>0,16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formula="of:=([sensor1.A122]-[sensor1.$F$3])/([sensor1.$F$2]-[sensor1.$F$3])" office:value-type="float" office:value="0.0825082508250825" calcext:value-type="float">
            <text:p>0,08</text:p>
          </table:table-cell>
          <table:table-cell table:number-columns-repeated="16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1210" calcext:value-type="float">
            <text:p>1210</text:p>
          </table:table-cell>
          <table:table-cell table:formula="of:=([sensor1.A123]-[sensor1.$F$3])/([sensor1.$F$2]-[sensor1.$F$3])" office:value-type="float" office:value="0.135148514851485" calcext:value-type="float">
            <text:p>0,14</text:p>
          </table:table-cell>
          <table:table-cell table:number-columns-repeated="16"/>
        </table:table-row>
        <table:table-row table:style-name="ro1">
          <table:table-cell office:value-type="float" office:value="8.59" calcext:value-type="float">
            <text:p>8,59</text:p>
          </table:table-cell>
          <table:table-cell office:value-type="float" office:value="1220" calcext:value-type="float">
            <text:p>1220</text:p>
          </table:table-cell>
          <table:table-cell table:formula="of:=([sensor1.A124]-[sensor1.$F$3])/([sensor1.$F$2]-[sensor1.$F$3])" office:value-type="float" office:value="0.141749174917492" calcext:value-type="float">
            <text:p>0,14</text:p>
          </table:table-cell>
          <table:table-cell table:number-columns-repeated="16"/>
        </table:table-row>
        <table:table-row table:style-name="ro1">
          <table:table-cell office:value-type="float" office:value="9.07" calcext:value-type="float">
            <text:p>9,07</text:p>
          </table:table-cell>
          <table:table-cell office:value-type="float" office:value="1230" calcext:value-type="float">
            <text:p>1230</text:p>
          </table:table-cell>
          <table:table-cell table:formula="of:=([sensor1.A125]-[sensor1.$F$3])/([sensor1.$F$2]-[sensor1.$F$3])" office:value-type="float" office:value="0.1496699669967" calcext:value-type="float">
            <text:p>0,15</text:p>
          </table:table-cell>
          <table:table-cell table:number-columns-repeated="16"/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1240" calcext:value-type="float">
            <text:p>1240</text:p>
          </table:table-cell>
          <table:table-cell table:formula="of:=([sensor1.A126]-[sensor1.$F$3])/([sensor1.$F$2]-[sensor1.$F$3])" office:value-type="float" office:value="0.210726072607261" calcext:value-type="float">
            <text:p>0,21</text:p>
          </table:table-cell>
          <table:table-cell table:number-columns-repeated="16"/>
        </table:table-row>
        <table:table-row table:style-name="ro1">
          <table:table-cell office:value-type="float" office:value="17.35" calcext:value-type="float">
            <text:p>17,35</text:p>
          </table:table-cell>
          <table:table-cell office:value-type="float" office:value="1250" calcext:value-type="float">
            <text:p>1250</text:p>
          </table:table-cell>
          <table:table-cell table:formula="of:=([sensor1.A127]-[sensor1.$F$3])/([sensor1.$F$2]-[sensor1.$F$3])" office:value-type="float" office:value="0.286303630363036" calcext:value-type="float">
            <text:p>0,29</text:p>
          </table:table-cell>
          <table:table-cell table:number-columns-repeated="16"/>
        </table:table-row>
        <table:table-row table:style-name="ro1">
          <table:table-cell office:value-type="float" office:value="18.08" calcext:value-type="float">
            <text:p>18,08</text:p>
          </table:table-cell>
          <table:table-cell office:value-type="float" office:value="1260" calcext:value-type="float">
            <text:p>1260</text:p>
          </table:table-cell>
          <table:table-cell table:formula="of:=([sensor1.A128]-[sensor1.$F$3])/([sensor1.$F$2]-[sensor1.$F$3])" office:value-type="float" office:value="0.298349834983498" calcext:value-type="float">
            <text:p>0,30</text:p>
          </table:table-cell>
          <table:table-cell table:number-columns-repeated="16"/>
        </table:table-row>
        <table:table-row table:style-name="ro1">
          <table:table-cell office:value-type="float" office:value="15.47" calcext:value-type="float">
            <text:p>15,47</text:p>
          </table:table-cell>
          <table:table-cell office:value-type="float" office:value="1270" calcext:value-type="float">
            <text:p>1270</text:p>
          </table:table-cell>
          <table:table-cell table:formula="of:=([sensor1.A129]-[sensor1.$F$3])/([sensor1.$F$2]-[sensor1.$F$3])" office:value-type="float" office:value="0.255280528052805" calcext:value-type="float">
            <text:p>0,26</text:p>
          </table:table-cell>
          <table:table-cell table:number-columns-repeated="16"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1280" calcext:value-type="float">
            <text:p>1280</text:p>
          </table:table-cell>
          <table:table-cell table:formula="of:=([sensor1.A130]-[sensor1.$F$3])/([sensor1.$F$2]-[sensor1.$F$3])" office:value-type="float" office:value="0.196369636963696" calcext:value-type="float">
            <text:p>0,20</text:p>
          </table:table-cell>
          <table:table-cell table:number-columns-repeated="16"/>
        </table:table-row>
        <table:table-row table:style-name="ro1">
          <table:table-cell office:value-type="float" office:value="7.44" calcext:value-type="float">
            <text:p>7,44</text:p>
          </table:table-cell>
          <table:table-cell office:value-type="float" office:value="1290" calcext:value-type="float">
            <text:p>1290</text:p>
          </table:table-cell>
          <table:table-cell table:formula="of:=([sensor1.A131]-[sensor1.$F$3])/([sensor1.$F$2]-[sensor1.$F$3])" office:value-type="float" office:value="0.122772277227723" calcext:value-type="float">
            <text:p>0,12</text:p>
          </table:table-cell>
          <table:table-cell table:number-columns-repeated="16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300" calcext:value-type="float">
            <text:p>1300</text:p>
          </table:table-cell>
          <table:table-cell table:formula="of:=([sensor1.A132]-[sensor1.$F$3])/([sensor1.$F$2]-[sensor1.$F$3])" office:value-type="float" office:value="0.161881188118812" calcext:value-type="float">
            <text:p>0,16</text:p>
          </table:table-cell>
          <table:table-cell table:number-columns-repeated="16"/>
        </table:table-row>
        <table:table-row table:style-name="ro1">
          <table:table-cell office:value-type="float" office:value="9.73" calcext:value-type="float">
            <text:p>9,73</text:p>
          </table:table-cell>
          <table:table-cell office:value-type="float" office:value="1310" calcext:value-type="float">
            <text:p>1310</text:p>
          </table:table-cell>
          <table:table-cell table:formula="of:=([sensor1.A133]-[sensor1.$F$3])/([sensor1.$F$2]-[sensor1.$F$3])" office:value-type="float" office:value="0.160561056105611" calcext:value-type="float">
            <text:p>0,16</text:p>
          </table:table-cell>
          <table:table-cell table:number-columns-repeated="16"/>
        </table:table-row>
        <table:table-row table:style-name="ro1">
          <table:table-cell office:value-type="float" office:value="5.92" calcext:value-type="float">
            <text:p>5,92</text:p>
          </table:table-cell>
          <table:table-cell office:value-type="float" office:value="1320" calcext:value-type="float">
            <text:p>1320</text:p>
          </table:table-cell>
          <table:table-cell table:formula="of:=([sensor1.A134]-[sensor1.$F$3])/([sensor1.$F$2]-[sensor1.$F$3])" office:value-type="float" office:value="0.0976897689768977" calcext:value-type="float">
            <text:p>0,10</text:p>
          </table:table-cell>
          <table:table-cell table:number-columns-repeated="16"/>
        </table:table-row>
        <table:table-row table:style-name="ro1">
          <table:table-cell office:value-type="float" office:value="5.66" calcext:value-type="float">
            <text:p>5,66</text:p>
          </table:table-cell>
          <table:table-cell office:value-type="float" office:value="1330" calcext:value-type="float">
            <text:p>1330</text:p>
          </table:table-cell>
          <table:table-cell table:formula="of:=([sensor1.A135]-[sensor1.$F$3])/([sensor1.$F$2]-[sensor1.$F$3])" office:value-type="float" office:value="0.0933993399339934" calcext:value-type="float">
            <text:p>0,09</text:p>
          </table:table-cell>
          <table:table-cell table:number-columns-repeated="16"/>
        </table:table-row>
        <table:table-row table:style-name="ro1">
          <table:table-cell office:value-type="float" office:value="7.79" calcext:value-type="float">
            <text:p>7,79</text:p>
          </table:table-cell>
          <table:table-cell office:value-type="float" office:value="1340" calcext:value-type="float">
            <text:p>1340</text:p>
          </table:table-cell>
          <table:table-cell table:formula="of:=([sensor1.A136]-[sensor1.$F$3])/([sensor1.$F$2]-[sensor1.$F$3])" office:value-type="float" office:value="0.128547854785479" calcext:value-type="float">
            <text:p>0,13</text:p>
          </table:table-cell>
          <table:table-cell table:number-columns-repeated="16"/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1350" calcext:value-type="float">
            <text:p>1350</text:p>
          </table:table-cell>
          <table:table-cell table:formula="of:=([sensor1.A137]-[sensor1.$F$3])/([sensor1.$F$2]-[sensor1.$F$3])" office:value-type="float" office:value="0.15016501650165" calcext:value-type="float">
            <text:p>0,15</text:p>
          </table:table-cell>
          <table:table-cell table:number-columns-repeated="16"/>
        </table:table-row>
        <table:table-row table:style-name="ro1">
          <table:table-cell office:value-type="float" office:value="16.21" calcext:value-type="float">
            <text:p>16,21</text:p>
          </table:table-cell>
          <table:table-cell office:value-type="float" office:value="1360" calcext:value-type="float">
            <text:p>1360</text:p>
          </table:table-cell>
          <table:table-cell table:formula="of:=([sensor1.A138]-[sensor1.$F$3])/([sensor1.$F$2]-[sensor1.$F$3])" office:value-type="float" office:value="0.267491749174917" calcext:value-type="float">
            <text:p>0,27</text:p>
          </table:table-cell>
          <table:table-cell table:number-columns-repeated="16"/>
        </table:table-row>
        <table:table-row table:style-name="ro1">
          <table:table-cell office:value-type="float" office:value="31.65" calcext:value-type="float">
            <text:p>31,65</text:p>
          </table:table-cell>
          <table:table-cell office:value-type="float" office:value="1370" calcext:value-type="float">
            <text:p>1370</text:p>
          </table:table-cell>
          <table:table-cell table:formula="of:=([sensor1.A139]-[sensor1.$F$3])/([sensor1.$F$2]-[sensor1.$F$3])" office:value-type="float" office:value="0.522277227722772" calcext:value-type="float">
            <text:p>0,52</text:p>
          </table:table-cell>
          <table:table-cell table:number-columns-repeated="16"/>
        </table:table-row>
        <table:table-row table:style-name="ro1">
          <table:table-cell office:value-type="float" office:value="11.43" calcext:value-type="float">
            <text:p>11,43</text:p>
          </table:table-cell>
          <table:table-cell office:value-type="float" office:value="1380" calcext:value-type="float">
            <text:p>1380</text:p>
          </table:table-cell>
          <table:table-cell table:formula="of:=([sensor1.A140]-[sensor1.$F$3])/([sensor1.$F$2]-[sensor1.$F$3])" office:value-type="float" office:value="0.188613861386139" calcext:value-type="float">
            <text:p>0,19</text:p>
          </table:table-cell>
          <table:table-cell table:number-columns-repeated="16"/>
        </table:table-row>
        <table:table-row table:style-name="ro1">
          <table:table-cell office:value-type="float" office:value="48.64" calcext:value-type="float">
            <text:p>48,64</text:p>
          </table:table-cell>
          <table:table-cell office:value-type="float" office:value="1390" calcext:value-type="float">
            <text:p>1390</text:p>
          </table:table-cell>
          <table:table-cell table:formula="of:=([sensor1.A141]-[sensor1.$F$3])/([sensor1.$F$2]-[sensor1.$F$3])" office:value-type="float" office:value="0.802640264026403" calcext:value-type="float">
            <text:p>0,80</text:p>
          </table:table-cell>
          <table:table-cell table:number-columns-repeated="16"/>
        </table:table-row>
        <table:table-row table:style-name="ro1">
          <table:table-cell office:value-type="float" office:value="60.6" calcext:value-type="float">
            <text:p>60,6</text:p>
          </table:table-cell>
          <table:table-cell office:value-type="float" office:value="1400" calcext:value-type="float">
            <text:p>1400</text:p>
          </table:table-cell>
          <table:table-cell table:formula="of:=([sensor1.A142]-[sensor1.$F$3])/([sensor1.$F$2]-[sensor1.$F$3])" office:value-type="float" office:value="1" calcext:value-type="float">
            <text:p>1,00</text:p>
          </table:table-cell>
          <table:table-cell table:number-columns-repeated="16"/>
        </table:table-row>
        <table:table-row table:style-name="ro1">
          <table:table-cell office:value-type="float" office:value="12.87" calcext:value-type="float">
            <text:p>12,87</text:p>
          </table:table-cell>
          <table:table-cell office:value-type="float" office:value="1410" calcext:value-type="float">
            <text:p>1410</text:p>
          </table:table-cell>
          <table:table-cell table:formula="of:=([sensor1.A143]-[sensor1.$F$3])/([sensor1.$F$2]-[sensor1.$F$3])" office:value-type="float" office:value="0.212376237623762" calcext:value-type="float">
            <text:p>0,21</text:p>
          </table:table-cell>
          <table:table-cell table:number-columns-repeated="16"/>
        </table:table-row>
        <table:table-row table:style-name="ro1">
          <table:table-cell office:value-type="float" office:value="12.57" calcext:value-type="float">
            <text:p>12,57</text:p>
          </table:table-cell>
          <table:table-cell office:value-type="float" office:value="1420" calcext:value-type="float">
            <text:p>1420</text:p>
          </table:table-cell>
          <table:table-cell table:formula="of:=([sensor1.A144]-[sensor1.$F$3])/([sensor1.$F$2]-[sensor1.$F$3])" office:value-type="float" office:value="0.207425742574257" calcext:value-type="float">
            <text:p>0,21</text:p>
          </table:table-cell>
          <table:table-cell table:number-columns-repeated="16"/>
        </table:table-row>
        <table:table-row table:style-name="ro1">
          <table:table-cell office:value-type="float" office:value="12.32" calcext:value-type="float">
            <text:p>12,32</text:p>
          </table:table-cell>
          <table:table-cell office:value-type="float" office:value="1430" calcext:value-type="float">
            <text:p>1430</text:p>
          </table:table-cell>
          <table:table-cell table:formula="of:=([sensor1.A145]-[sensor1.$F$3])/([sensor1.$F$2]-[sensor1.$F$3])" office:value-type="float" office:value="0.203300330033003" calcext:value-type="float">
            <text:p>0,20</text:p>
          </table:table-cell>
          <table:table-cell table:number-columns-repeated="16"/>
        </table:table-row>
        <table:table-row table:style-name="ro1">
          <table:table-cell office:value-type="float" office:value="11.83" calcext:value-type="float">
            <text:p>11,83</text:p>
          </table:table-cell>
          <table:table-cell office:value-type="float" office:value="1440" calcext:value-type="float">
            <text:p>1440</text:p>
          </table:table-cell>
          <table:table-cell table:formula="of:=([sensor1.A146]-[sensor1.$F$3])/([sensor1.$F$2]-[sensor1.$F$3])" office:value-type="float" office:value="0.195214521452145" calcext:value-type="float">
            <text:p>0,20</text:p>
          </table:table-cell>
          <table:table-cell table:number-columns-repeated="16"/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1450" calcext:value-type="float">
            <text:p>1450</text:p>
          </table:table-cell>
          <table:table-cell table:formula="of:=([sensor1.A147]-[sensor1.$F$3])/([sensor1.$F$2]-[sensor1.$F$3])" office:value-type="float" office:value="0.192244224422442" calcext:value-type="float">
            <text:p>0,19</text:p>
          </table:table-cell>
          <table:table-cell table:number-columns-repeated="16"/>
        </table:table-row>
        <table:table-row table:style-name="ro1">
          <table:table-cell office:value-type="float" office:value="11.01" calcext:value-type="float">
            <text:p>11,01</text:p>
          </table:table-cell>
          <table:table-cell office:value-type="float" office:value="1460" calcext:value-type="float">
            <text:p>1460</text:p>
          </table:table-cell>
          <table:table-cell table:formula="of:=([sensor1.A148]-[sensor1.$F$3])/([sensor1.$F$2]-[sensor1.$F$3])" office:value-type="float" office:value="0.181683168316832" calcext:value-type="float">
            <text:p>0,18</text:p>
          </table:table-cell>
          <table:table-cell table:number-columns-repeated="16"/>
        </table:table-row>
        <table:table-row table:style-name="ro1">
          <table:table-cell office:value-type="float" office:value="11.19" calcext:value-type="float">
            <text:p>11,19</text:p>
          </table:table-cell>
          <table:table-cell office:value-type="float" office:value="1470" calcext:value-type="float">
            <text:p>1470</text:p>
          </table:table-cell>
          <table:table-cell table:formula="of:=([sensor1.A149]-[sensor1.$F$3])/([sensor1.$F$2]-[sensor1.$F$3])" office:value-type="float" office:value="0.184653465346535" calcext:value-type="float">
            <text:p>0,18</text:p>
          </table:table-cell>
          <table:table-cell table:number-columns-repeated="16"/>
        </table:table-row>
        <table:table-row table:style-name="ro1">
          <table:table-cell office:value-type="float" office:value="11.23" calcext:value-type="float">
            <text:p>11,23</text:p>
          </table:table-cell>
          <table:table-cell office:value-type="float" office:value="1480" calcext:value-type="float">
            <text:p>1480</text:p>
          </table:table-cell>
          <table:table-cell table:formula="of:=([sensor1.A150]-[sensor1.$F$3])/([sensor1.$F$2]-[sensor1.$F$3])" office:value-type="float" office:value="0.185313531353135" calcext:value-type="float">
            <text:p>0,19</text:p>
          </table:table-cell>
          <table:table-cell table:number-columns-repeated="16"/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1490" calcext:value-type="float">
            <text:p>1490</text:p>
          </table:table-cell>
          <table:table-cell table:formula="of:=([sensor1.A151]-[sensor1.$F$3])/([sensor1.$F$2]-[sensor1.$F$3])" office:value-type="float" office:value="0.188118811881188" calcext:value-type="float">
            <text:p>0,19</text:p>
          </table:table-cell>
          <table:table-cell table:number-columns-repeated="10"/>
          <table:table-cell table:style-name="ce7"/>
          <table:table-cell table:number-columns-repeated="5"/>
        </table:table-row>
        <table:table-row table:style-name="ro1">
          <table:table-cell office:value-type="float" office:value="11.06" calcext:value-type="float">
            <text:p>11,06</text:p>
          </table:table-cell>
          <table:table-cell office:value-type="float" office:value="1500" calcext:value-type="float">
            <text:p>1500</text:p>
          </table:table-cell>
          <table:table-cell table:formula="of:=([sensor1.A152]-[sensor1.$F$3])/([sensor1.$F$2]-[sensor1.$F$3])" office:value-type="float" office:value="0.182508250825083" calcext:value-type="float">
            <text:p>0,18</text:p>
          </table:table-cell>
          <table:table-cell table:number-columns-repeated="10"/>
          <table:table-cell table:style-name="ce7"/>
          <table:table-cell table:number-columns-repeated="5"/>
        </table:table-row>
        <table:table-row table:style-name="ro1">
          <table:table-cell office:value-type="float" office:value="11.22" calcext:value-type="float">
            <text:p>11,22</text:p>
          </table:table-cell>
          <table:table-cell office:value-type="float" office:value="1510" calcext:value-type="float">
            <text:p>1510</text:p>
          </table:table-cell>
          <table:table-cell table:formula="of:=([sensor1.A153]-[sensor1.$F$3])/([sensor1.$F$2]-[sensor1.$F$3])" office:value-type="float" office:value="0.185148514851485" calcext:value-type="float">
            <text:p>0,19</text:p>
          </table:table-cell>
          <table:table-cell table:number-columns-repeated="10"/>
          <table:table-cell table:style-name="ce7"/>
          <table:table-cell table:number-columns-repeated="5"/>
        </table:table-row>
        <table:table-row table:style-name="ro1">
          <table:table-cell office:value-type="float" office:value="11.21" calcext:value-type="float">
            <text:p>11,21</text:p>
          </table:table-cell>
          <table:table-cell office:value-type="float" office:value="1520" calcext:value-type="float">
            <text:p>1520</text:p>
          </table:table-cell>
          <table:table-cell table:formula="of:=([sensor1.A154]-[sensor1.$F$3])/([sensor1.$F$2]-[sensor1.$F$3])" office:value-type="float" office:value="0.184983498349835" calcext:value-type="float">
            <text:p>0,18</text:p>
          </table:table-cell>
          <table:table-cell table:number-columns-repeated="10"/>
          <table:table-cell table:style-name="ce7"/>
          <table:table-cell table:number-columns-repeated="5"/>
        </table:table-row>
        <table:table-row table:style-name="ro1">
          <table:table-cell office:value-type="float" office:value="11.02" calcext:value-type="float">
            <text:p>11,02</text:p>
          </table:table-cell>
          <table:table-cell office:value-type="float" office:value="1530" calcext:value-type="float">
            <text:p>1530</text:p>
          </table:table-cell>
          <table:table-cell table:formula="of:=([sensor1.A155]-[sensor1.$F$3])/([sensor1.$F$2]-[sensor1.$F$3])" office:value-type="float" office:value="0.181848184818482" calcext:value-type="float">
            <text:p>0,18</text:p>
          </table:table-cell>
          <table:table-cell table:number-columns-repeated="10"/>
          <table:table-cell table:style-name="ce7"/>
          <table:table-cell table:number-columns-repeated="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540" calcext:value-type="float">
            <text:p>1540</text:p>
          </table:table-cell>
          <table:table-cell table:formula="of:=([sensor1.A156]-[sensor1.$F$3])/([sensor1.$F$2]-[sensor1.$F$3])" office:value-type="float" office:value="0.161881188118812" calcext:value-type="float">
            <text:p>0,16</text:p>
          </table:table-cell>
          <table:table-cell table:number-columns-repeated="16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550" calcext:value-type="float">
            <text:p>1550</text:p>
          </table:table-cell>
          <table:table-cell table:formula="of:=([sensor1.A157]-[sensor1.$F$3])/([sensor1.$F$2]-[sensor1.$F$3])" office:value-type="float" office:value="0.161881188118812" calcext:value-type="float">
            <text:p>0,16</text:p>
          </table:table-cell>
          <table:table-cell table:number-columns-repeated="16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560" calcext:value-type="float">
            <text:p>1560</text:p>
          </table:table-cell>
          <table:table-cell table:formula="of:=([sensor1.A158]-[sensor1.$F$3])/([sensor1.$F$2]-[sensor1.$F$3])" office:value-type="float" office:value="0.161881188118812" calcext:value-type="float">
            <text:p>0,16</text:p>
          </table:table-cell>
          <table:table-cell table:number-columns-repeated="16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570" calcext:value-type="float">
            <text:p>1570</text:p>
          </table:table-cell>
          <table:table-cell table:formula="of:=([sensor1.A159]-[sensor1.$F$3])/([sensor1.$F$2]-[sensor1.$F$3])" office:value-type="float" office:value="0.161881188118812" calcext:value-type="float">
            <text:p>0,16</text:p>
          </table:table-cell>
          <table:table-cell table:number-columns-repeated="16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580" calcext:value-type="float">
            <text:p>1580</text:p>
          </table:table-cell>
          <table:table-cell table:formula="of:=([sensor1.A160]-[sensor1.$F$3])/([sensor1.$F$2]-[sensor1.$F$3])" office:value-type="float" office:value="0.161881188118812" calcext:value-type="float">
            <text:p>0,16</text:p>
          </table:table-cell>
          <table:table-cell table:number-columns-repeated="16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590" calcext:value-type="float">
            <text:p>1590</text:p>
          </table:table-cell>
          <table:table-cell table:formula="of:=([sensor1.A161]-[sensor1.$F$3])/([sensor1.$F$2]-[sensor1.$F$3])" office:value-type="float" office:value="0.161881188118812" calcext:value-type="float">
            <text:p>0,16</text:p>
          </table:table-cell>
          <table:table-cell table:number-columns-repeated="16"/>
        </table:table-row>
        <table:table-row table:style-name="ro1" table:number-rows-repeated="104841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ensor2" table:style-name="ta1">
        <table:shapes>
          <draw:frame draw:z-index="0" draw:style-name="gr1" draw:text-style-name="P1" svg:width="382.72mm" svg:height="112.09mm" svg:x="89.52mm" svg:y="27.96mm">
            <loext:p draw:notify-on-update-of-ranges="sensor2.B2:sensor2.B461 sensor2.C1:sensor2.C1 sensor2.C2:sensor2.C4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number-columns-repeated="25" table:default-cell-style-name="Default"/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ms</text:p>
          </table:table-cell>
          <table:table-cell table:style-name="ce2" office:value-type="string" calcext:value-type="string">
            <text:p>Normalised accel.</text:p>
          </table:table-cell>
          <table:table-cell table:number-columns-repeated="25"/>
        </table:table-row>
        <table:table-row table:style-name="ro1">
          <table:table-cell office:value-type="float" office:value="5.36" calcext:value-type="float">
            <text:p>5,36</text:p>
          </table:table-cell>
          <table:table-cell office:value-type="float" office:value="0" calcext:value-type="float">
            <text:p>0</text:p>
          </table:table-cell>
          <table:table-cell table:formula="of:=([.A2]-[.$F$3])/([.$F$2]-[.$F$3])" office:value-type="float" office:value="0.052175605957364" calcext:value-type="float">
            <text:p>0,05</text:p>
          </table:table-cell>
          <table:table-cell/>
          <table:table-cell office:value-type="string" calcext:value-type="string">
            <text:p>Max</text:p>
          </table:table-cell>
          <table:table-cell table:style-name="ce5" table:formula="of:=MAX([sensor2.A2:.A461])" office:value-type="float" office:value="102.73" calcext:value-type="float">
            <text:p>102,73</text:p>
          </table:table-cell>
          <table:table-cell table:number-columns-repeated="22"/>
        </table:table-row>
        <table:table-row table:style-name="ro1">
          <table:table-cell office:value-type="float" office:value="5.62" calcext:value-type="float">
            <text:p>5,62</text:p>
          </table:table-cell>
          <table:table-cell office:value-type="float" office:value="10" calcext:value-type="float">
            <text:p>10</text:p>
          </table:table-cell>
          <table:table-cell table:formula="of:=([.A3]-[.$F$3])/([.$F$2]-[.$F$3])" office:value-type="float" office:value="0.0547065122164898" calcext:value-type="float">
            <text:p>0,05</text:p>
          </table:table-cell>
          <table:table-cell/>
          <table:table-cell office:value-type="string" calcext:value-type="string">
            <text:p>Min</text:p>
          </table:table-cell>
          <table:table-cell table:formula="of:=MIN([sensor2.A2:.A461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5.68" calcext:value-type="float">
            <text:p>5,68</text:p>
          </table:table-cell>
          <table:table-cell office:value-type="float" office:value="20" calcext:value-type="float">
            <text:p>20</text:p>
          </table:table-cell>
          <table:table-cell table:formula="of:=([.A4]-[.$F$3])/([.$F$2]-[.$F$3])" office:value-type="float" office:value="0.0552905675070573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5.52" calcext:value-type="float">
            <text:p>5,52</text:p>
          </table:table-cell>
          <table:table-cell office:value-type="float" office:value="30" calcext:value-type="float">
            <text:p>30</text:p>
          </table:table-cell>
          <table:table-cell table:formula="of:=([.A5]-[.$F$3])/([.$F$2]-[.$F$3])" office:value-type="float" office:value="0.0537330867322106" calcext:value-type="float">
            <text:p>0,05</text:p>
          </table:table-cell>
          <table:table-cell table:number-columns-repeated="25"/>
        </table:table-row>
        <table:table-row table:style-name="ro1">
          <table:table-cell office:value-type="float" office:value="7.53" calcext:value-type="float">
            <text:p>7,53</text:p>
          </table:table-cell>
          <table:table-cell office:value-type="float" office:value="40" calcext:value-type="float">
            <text:p>40</text:p>
          </table:table-cell>
          <table:table-cell table:formula="of:=([.A6]-[.$F$3])/([.$F$2]-[.$F$3])" office:value-type="float" office:value="0.0732989389662221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7.27" calcext:value-type="float">
            <text:p>7,27</text:p>
          </table:table-cell>
          <table:table-cell office:value-type="float" office:value="50" calcext:value-type="float">
            <text:p>50</text:p>
          </table:table-cell>
          <table:table-cell table:formula="of:=([.A7]-[.$F$3])/([.$F$2]-[.$F$3])" office:value-type="float" office:value="0.0707680327070963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60" calcext:value-type="float">
            <text:p>60</text:p>
          </table:table-cell>
          <table:table-cell table:formula="of:=([.A8]-[.$F$3])/([.$F$2]-[.$F$3])" office:value-type="float" office:value="0.0209286479120023" calcext:value-type="float">
            <text:p>0,02</text:p>
          </table:table-cell>
          <table:table-cell table:number-columns-repeated="25"/>
        </table:table-row>
        <table:table-row table:style-name="ro1">
          <table:table-cell office:value-type="float" office:value="2.97" calcext:value-type="float">
            <text:p>2,97</text:p>
          </table:table-cell>
          <table:table-cell office:value-type="float" office:value="70" calcext:value-type="float">
            <text:p>70</text:p>
          </table:table-cell>
          <table:table-cell table:formula="of:=([.A9]-[.$F$3])/([.$F$2]-[.$F$3])" office:value-type="float" office:value="0.0289107368830916" calcext:value-type="float">
            <text:p>0,03</text:p>
          </table:table-cell>
          <table:table-cell table:number-columns-repeated="25"/>
        </table:table-row>
        <table:table-row table:style-name="ro1">
          <table:table-cell office:value-type="float" office:value="4.09" calcext:value-type="float">
            <text:p>4,09</text:p>
          </table:table-cell>
          <table:table-cell office:value-type="float" office:value="80" calcext:value-type="float">
            <text:p>80</text:p>
          </table:table-cell>
          <table:table-cell table:formula="of:=([.A10]-[.$F$3])/([.$F$2]-[.$F$3])" office:value-type="float" office:value="0.0398131023070184" calcext:value-type="float">
            <text:p>0,04</text:p>
          </table:table-cell>
          <table:table-cell table:number-columns-repeated="25"/>
        </table:table-row>
        <table:table-row table:style-name="ro1">
          <table:table-cell office:value-type="float" office:value="9.86" calcext:value-type="float">
            <text:p>9,86</text:p>
          </table:table-cell>
          <table:table-cell office:value-type="float" office:value="90" calcext:value-type="float">
            <text:p>90</text:p>
          </table:table-cell>
          <table:table-cell table:formula="of:=([.A11]-[.$F$3])/([.$F$2]-[.$F$3])" office:value-type="float" office:value="0.095979752749927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26.6" calcext:value-type="float">
            <text:p>26,6</text:p>
          </table:table-cell>
          <table:table-cell office:value-type="float" office:value="100" calcext:value-type="float">
            <text:p>100</text:p>
          </table:table-cell>
          <table:table-cell table:formula="of:=([.A12]-[.$F$3])/([.$F$2]-[.$F$3])" office:value-type="float" office:value="0.258931178818261" calcext:value-type="float">
            <text:p>0,26</text:p>
          </table:table-cell>
          <table:table-cell table:number-columns-repeated="25"/>
        </table:table-row>
        <table:table-row table:style-name="ro1">
          <table:table-cell office:value-type="float" office:value="24.67" calcext:value-type="float">
            <text:p>24,67</text:p>
          </table:table-cell>
          <table:table-cell office:value-type="float" office:value="110" calcext:value-type="float">
            <text:p>110</text:p>
          </table:table-cell>
          <table:table-cell table:formula="of:=([.A13]-[.$F$3])/([.$F$2]-[.$F$3])" office:value-type="float" office:value="0.240144066971673" calcext:value-type="float">
            <text:p>0,24</text:p>
          </table:table-cell>
          <table:table-cell table:number-columns-repeated="25"/>
        </table:table-row>
        <table:table-row table:style-name="ro1">
          <table:table-cell office:value-type="float" office:value="31.18" calcext:value-type="float">
            <text:p>31,18</text:p>
          </table:table-cell>
          <table:table-cell office:value-type="float" office:value="120" calcext:value-type="float">
            <text:p>120</text:p>
          </table:table-cell>
          <table:table-cell table:formula="of:=([.A14]-[.$F$3])/([.$F$2]-[.$F$3])" office:value-type="float" office:value="0.303514065998248" calcext:value-type="float">
            <text:p>0,30</text:p>
          </table:table-cell>
          <table:table-cell table:number-columns-repeated="25"/>
        </table:table-row>
        <table:table-row table:style-name="ro1">
          <table:table-cell office:value-type="float" office:value="35.16" calcext:value-type="float">
            <text:p>35,16</text:p>
          </table:table-cell>
          <table:table-cell office:value-type="float" office:value="130" calcext:value-type="float">
            <text:p>130</text:p>
          </table:table-cell>
          <table:table-cell table:formula="of:=([.A15]-[.$F$3])/([.$F$2]-[.$F$3])" office:value-type="float" office:value="0.342256400272559" calcext:value-type="float">
            <text:p>0,34</text:p>
          </table:table-cell>
          <table:table-cell table:number-columns-repeated="25"/>
        </table:table-row>
        <table:table-row table:style-name="ro1">
          <table:table-cell office:value-type="float" office:value="18.36" calcext:value-type="float">
            <text:p>18,36</text:p>
          </table:table-cell>
          <table:table-cell office:value-type="float" office:value="140" calcext:value-type="float">
            <text:p>140</text:p>
          </table:table-cell>
          <table:table-cell table:formula="of:=([.A16]-[.$F$3])/([.$F$2]-[.$F$3])" office:value-type="float" office:value="0.178720918913657" calcext:value-type="float">
            <text:p>0,18</text:p>
          </table:table-cell>
          <table:table-cell table:number-columns-repeated="25"/>
        </table:table-row>
        <table:table-row table:style-name="ro1">
          <table:table-cell office:value-type="float" office:value="17.39" calcext:value-type="float">
            <text:p>17,39</text:p>
          </table:table-cell>
          <table:table-cell office:value-type="float" office:value="150" calcext:value-type="float">
            <text:p>150</text:p>
          </table:table-cell>
          <table:table-cell table:formula="of:=([.A17]-[.$F$3])/([.$F$2]-[.$F$3])" office:value-type="float" office:value="0.169278691716149" calcext:value-type="float">
            <text:p>0,17</text:p>
          </table:table-cell>
          <table:table-cell table:number-columns-repeated="25"/>
        </table:table-row>
        <table:table-row table:style-name="ro1">
          <table:table-cell office:value-type="float" office:value="14.94" calcext:value-type="float">
            <text:p>14,94</text:p>
          </table:table-cell>
          <table:table-cell office:value-type="float" office:value="160" calcext:value-type="float">
            <text:p>160</text:p>
          </table:table-cell>
          <table:table-cell table:formula="of:=([.A18]-[.$F$3])/([.$F$2]-[.$F$3])" office:value-type="float" office:value="0.145429767351309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1.24" calcext:value-type="float">
            <text:p>11,24</text:p>
          </table:table-cell>
          <table:table-cell office:value-type="float" office:value="170" calcext:value-type="float">
            <text:p>170</text:p>
          </table:table-cell>
          <table:table-cell table:formula="of:=([.A19]-[.$F$3])/([.$F$2]-[.$F$3])" office:value-type="float" office:value="0.10941302443298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9.72" calcext:value-type="float">
            <text:p>9,72</text:p>
          </table:table-cell>
          <table:table-cell office:value-type="float" office:value="180" calcext:value-type="float">
            <text:p>180</text:p>
          </table:table-cell>
          <table:table-cell table:formula="of:=([.A20]-[.$F$3])/([.$F$2]-[.$F$3])" office:value-type="float" office:value="0.0946169570719361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10.17" calcext:value-type="float">
            <text:p>10,17</text:p>
          </table:table-cell>
          <table:table-cell office:value-type="float" office:value="190" calcext:value-type="float">
            <text:p>190</text:p>
          </table:table-cell>
          <table:table-cell table:formula="of:=([.A21]-[.$F$3])/([.$F$2]-[.$F$3])" office:value-type="float" office:value="0.098997371751192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7.86" calcext:value-type="float">
            <text:p>7,86</text:p>
          </table:table-cell>
          <table:table-cell office:value-type="float" office:value="200" calcext:value-type="float">
            <text:p>200</text:p>
          </table:table-cell>
          <table:table-cell table:formula="of:=([.A22]-[.$F$3])/([.$F$2]-[.$F$3])" office:value-type="float" office:value="0.0765112430643434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7.32" calcext:value-type="float">
            <text:p>7,32</text:p>
          </table:table-cell>
          <table:table-cell office:value-type="float" office:value="210" calcext:value-type="float">
            <text:p>210</text:p>
          </table:table-cell>
          <table:table-cell table:formula="of:=([.A23]-[.$F$3])/([.$F$2]-[.$F$3])" office:value-type="float" office:value="0.0712547454492359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10.62" calcext:value-type="float">
            <text:p>10,62</text:p>
          </table:table-cell>
          <table:table-cell office:value-type="float" office:value="220" calcext:value-type="float">
            <text:p>220</text:p>
          </table:table-cell>
          <table:table-cell table:formula="of:=([.A24]-[.$F$3])/([.$F$2]-[.$F$3])" office:value-type="float" office:value="0.103377786430449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8.49" calcext:value-type="float">
            <text:p>8,49</text:p>
          </table:table-cell>
          <table:table-cell office:value-type="float" office:value="230" calcext:value-type="float">
            <text:p>230</text:p>
          </table:table-cell>
          <table:table-cell table:formula="of:=([.A25]-[.$F$3])/([.$F$2]-[.$F$3])" office:value-type="float" office:value="0.0826438236153022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7.79" calcext:value-type="float">
            <text:p>7,79</text:p>
          </table:table-cell>
          <table:table-cell office:value-type="float" office:value="240" calcext:value-type="float">
            <text:p>240</text:p>
          </table:table-cell>
          <table:table-cell table:formula="of:=([.A26]-[.$F$3])/([.$F$2]-[.$F$3])" office:value-type="float" office:value="0.075829845225348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7.46" calcext:value-type="float">
            <text:p>7,46</text:p>
          </table:table-cell>
          <table:table-cell office:value-type="float" office:value="250" calcext:value-type="float">
            <text:p>250</text:p>
          </table:table-cell>
          <table:table-cell table:formula="of:=([.A27]-[.$F$3])/([.$F$2]-[.$F$3])" office:value-type="float" office:value="0.0726175411272267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7.64" calcext:value-type="float">
            <text:p>7,64</text:p>
          </table:table-cell>
          <table:table-cell office:value-type="float" office:value="260" calcext:value-type="float">
            <text:p>260</text:p>
          </table:table-cell>
          <table:table-cell table:formula="of:=([.A28]-[.$F$3])/([.$F$2]-[.$F$3])" office:value-type="float" office:value="0.0743697069989292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7.73" calcext:value-type="float">
            <text:p>7,73</text:p>
          </table:table-cell>
          <table:table-cell office:value-type="float" office:value="270" calcext:value-type="float">
            <text:p>270</text:p>
          </table:table-cell>
          <table:table-cell table:formula="of:=([.A29]-[.$F$3])/([.$F$2]-[.$F$3])" office:value-type="float" office:value="0.0752457899347805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9.47" calcext:value-type="float">
            <text:p>9,47</text:p>
          </table:table-cell>
          <table:table-cell office:value-type="float" office:value="280" calcext:value-type="float">
            <text:p>280</text:p>
          </table:table-cell>
          <table:table-cell table:formula="of:=([.A30]-[.$F$3])/([.$F$2]-[.$F$3])" office:value-type="float" office:value="0.0921833933612382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7.13" calcext:value-type="float">
            <text:p>7,13</text:p>
          </table:table-cell>
          <table:table-cell office:value-type="float" office:value="290" calcext:value-type="float">
            <text:p>290</text:p>
          </table:table-cell>
          <table:table-cell table:formula="of:=([.A31]-[.$F$3])/([.$F$2]-[.$F$3])" office:value-type="float" office:value="0.0694052370291054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12.36" calcext:value-type="float">
            <text:p>12,36</text:p>
          </table:table-cell>
          <table:table-cell office:value-type="float" office:value="300" calcext:value-type="float">
            <text:p>300</text:p>
          </table:table-cell>
          <table:table-cell table:formula="of:=([.A32]-[.$F$3])/([.$F$2]-[.$F$3])" office:value-type="float" office:value="0.120315389856906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20.66" calcext:value-type="float">
            <text:p>20,66</text:p>
          </table:table-cell>
          <table:table-cell office:value-type="float" office:value="310" calcext:value-type="float">
            <text:p>310</text:p>
          </table:table-cell>
          <table:table-cell table:formula="of:=([.A33]-[.$F$3])/([.$F$2]-[.$F$3])" office:value-type="float" office:value="0.201109705052078" calcext:value-type="float">
            <text:p>0,20</text:p>
          </table:table-cell>
          <table:table-cell table:number-columns-repeated="25"/>
        </table:table-row>
        <table:table-row table:style-name="ro1">
          <table:table-cell office:value-type="float" office:value="72.03" calcext:value-type="float">
            <text:p>72,03</text:p>
          </table:table-cell>
          <table:table-cell office:value-type="float" office:value="320" calcext:value-type="float">
            <text:p>320</text:p>
          </table:table-cell>
          <table:table-cell table:formula="of:=([.A34]-[.$F$3])/([.$F$2]-[.$F$3])" office:value-type="float" office:value="0.701158376326292" calcext:value-type="float">
            <text:p>0,70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31.98" calcext:value-type="float">
            <text:p>31,98</text:p>
          </table:table-cell>
          <table:table-cell office:value-type="float" office:value="330" calcext:value-type="float">
            <text:p>330</text:p>
          </table:table-cell>
          <table:table-cell table:formula="of:=([.A35]-[.$F$3])/([.$F$2]-[.$F$3])" office:value-type="float" office:value="0.311301469872481" calcext:value-type="float">
            <text:p>0,31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46.87" calcext:value-type="float">
            <text:p>46,87</text:p>
          </table:table-cell>
          <table:table-cell office:value-type="float" office:value="340" calcext:value-type="float">
            <text:p>340</text:p>
          </table:table-cell>
          <table:table-cell table:formula="of:=([.A36]-[.$F$3])/([.$F$2]-[.$F$3])" office:value-type="float" office:value="0.456244524481651" calcext:value-type="float">
            <text:p>0,46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34.13" calcext:value-type="float">
            <text:p>34,13</text:p>
          </table:table-cell>
          <table:table-cell office:value-type="float" office:value="350" calcext:value-type="float">
            <text:p>350</text:p>
          </table:table-cell>
          <table:table-cell table:formula="of:=([.A37]-[.$F$3])/([.$F$2]-[.$F$3])" office:value-type="float" office:value="0.332230117784484" calcext:value-type="float">
            <text:p>0,33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360" calcext:value-type="float">
            <text:p>360</text:p>
          </table:table-cell>
          <table:table-cell table:formula="of:=([.A38]-[.$F$3])/([.$F$2]-[.$F$3])" office:value-type="float" office:value="0.187871118465881" calcext:value-type="float">
            <text:p>0,19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13.23" calcext:value-type="float">
            <text:p>13,23</text:p>
          </table:table-cell>
          <table:table-cell office:value-type="float" office:value="370" calcext:value-type="float">
            <text:p>370</text:p>
          </table:table-cell>
          <table:table-cell table:formula="of:=([.A39]-[.$F$3])/([.$F$2]-[.$F$3])" office:value-type="float" office:value="0.128784191570135" calcext:value-type="float">
            <text:p>0,13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380" calcext:value-type="float">
            <text:p>380</text:p>
          </table:table-cell>
          <table:table-cell table:formula="of:=([.A40]-[.$F$3])/([.$F$2]-[.$F$3])" office:value-type="float" office:value="0.123819721600312" calcext:value-type="float">
            <text:p>0,12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10.15" calcext:value-type="float">
            <text:p>10,15</text:p>
          </table:table-cell>
          <table:table-cell office:value-type="float" office:value="390" calcext:value-type="float">
            <text:p>390</text:p>
          </table:table-cell>
          <table:table-cell table:formula="of:=([.A41]-[.$F$3])/([.$F$2]-[.$F$3])" office:value-type="float" office:value="0.0988026866543366" calcext:value-type="float">
            <text:p>0,10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400" calcext:value-type="float">
            <text:p>400</text:p>
          </table:table-cell>
          <table:table-cell table:formula="of:=([.A42]-[.$F$3])/([.$F$2]-[.$F$3])" office:value-type="float" office:value="0.0954930400077874" calcext:value-type="float">
            <text:p>0,10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9.73" calcext:value-type="float">
            <text:p>9,73</text:p>
          </table:table-cell>
          <table:table-cell office:value-type="float" office:value="410" calcext:value-type="float">
            <text:p>410</text:p>
          </table:table-cell>
          <table:table-cell table:formula="of:=([.A43]-[.$F$3])/([.$F$2]-[.$F$3])" office:value-type="float" office:value="0.0947142996203641" calcext:value-type="float">
            <text:p>0,09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9.01" calcext:value-type="float">
            <text:p>9,01</text:p>
          </table:table-cell>
          <table:table-cell office:value-type="float" office:value="420" calcext:value-type="float">
            <text:p>420</text:p>
          </table:table-cell>
          <table:table-cell table:formula="of:=([.A44]-[.$F$3])/([.$F$2]-[.$F$3])" office:value-type="float" office:value="0.087705636133554" calcext:value-type="float">
            <text:p>0,09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430" calcext:value-type="float">
            <text:p>430</text:p>
          </table:table-cell>
          <table:table-cell table:formula="of:=([.A45]-[.$F$3])/([.$F$2]-[.$F$3])" office:value-type="float" office:value="0.0878029786819819" calcext:value-type="float">
            <text:p>0,09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440" calcext:value-type="float">
            <text:p>440</text:p>
          </table:table-cell>
          <table:table-cell table:formula="of:=([.A46]-[.$F$3])/([.$F$2]-[.$F$3])" office:value-type="float" office:value="0.0878029786819819" calcext:value-type="float">
            <text:p>0,09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9.38" calcext:value-type="float">
            <text:p>9,38</text:p>
          </table:table-cell>
          <table:table-cell office:value-type="float" office:value="450" calcext:value-type="float">
            <text:p>450</text:p>
          </table:table-cell>
          <table:table-cell table:formula="of:=([.A47]-[.$F$3])/([.$F$2]-[.$F$3])" office:value-type="float" office:value="0.0913073104253869" calcext:value-type="float">
            <text:p>0,09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9.26" calcext:value-type="float">
            <text:p>9,26</text:p>
          </table:table-cell>
          <table:table-cell office:value-type="float" office:value="460" calcext:value-type="float">
            <text:p>460</text:p>
          </table:table-cell>
          <table:table-cell table:formula="of:=([.A48]-[.$F$3])/([.$F$2]-[.$F$3])" office:value-type="float" office:value="0.0901391998442519" calcext:value-type="float">
            <text:p>0,09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470" calcext:value-type="float">
            <text:p>470</text:p>
          </table:table-cell>
          <table:table-cell table:formula="of:=([.A49]-[.$F$3])/([.$F$2]-[.$F$3])" office:value-type="float" office:value="0.0895551445536844" calcext:value-type="float">
            <text:p>0,09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8.98" calcext:value-type="float">
            <text:p>8,98</text:p>
          </table:table-cell>
          <table:table-cell office:value-type="float" office:value="480" calcext:value-type="float">
            <text:p>480</text:p>
          </table:table-cell>
          <table:table-cell table:formula="of:=([.A50]-[.$F$3])/([.$F$2]-[.$F$3])" office:value-type="float" office:value="0.0874136084882702" calcext:value-type="float">
            <text:p>0,09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490" calcext:value-type="float">
            <text:p>490</text:p>
          </table:table-cell>
          <table:table-cell table:formula="of:=([.A51]-[.$F$3])/([.$F$2]-[.$F$3])" office:value-type="float" office:value="0.0954930400077874" calcext:value-type="float">
            <text:p>0,10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16.13" calcext:value-type="float">
            <text:p>16,13</text:p>
          </table:table-cell>
          <table:table-cell office:value-type="float" office:value="500" calcext:value-type="float">
            <text:p>500</text:p>
          </table:table-cell>
          <table:table-cell table:formula="of:=([.A52]-[.$F$3])/([.$F$2]-[.$F$3])" office:value-type="float" office:value="0.157013530614231" calcext:value-type="float">
            <text:p>0,16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510" calcext:value-type="float">
            <text:p>510</text:p>
          </table:table-cell>
          <table:table-cell table:formula="of:=([.A53]-[.$F$3])/([.$F$2]-[.$F$3])" office:value-type="float" office:value="0.152827801031831" calcext:value-type="float">
            <text:p>0,15</text:p>
          </table:table-cell>
          <table:table-cell table:number-columns-repeated="2"/>
          <table:table-cell table:style-name="ce2" table:number-columns-repeated="23"/>
        </table:table-row>
        <table:table-row table:style-name="ro1">
          <table:table-cell office:value-type="float" office:value="14.51" calcext:value-type="float">
            <text:p>14,51</text:p>
          </table:table-cell>
          <table:table-cell office:value-type="float" office:value="520" calcext:value-type="float">
            <text:p>520</text:p>
          </table:table-cell>
          <table:table-cell table:formula="of:=([.A54]-[.$F$3])/([.$F$2]-[.$F$3])" office:value-type="float" office:value="0.141244037768909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4.08" calcext:value-type="float">
            <text:p>14,08</text:p>
          </table:table-cell>
          <table:table-cell office:value-type="float" office:value="530" calcext:value-type="float">
            <text:p>530</text:p>
          </table:table-cell>
          <table:table-cell table:formula="of:=([.A55]-[.$F$3])/([.$F$2]-[.$F$3])" office:value-type="float" office:value="0.137058308186508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0.19" calcext:value-type="float">
            <text:p>10,19</text:p>
          </table:table-cell>
          <table:table-cell office:value-type="float" office:value="540" calcext:value-type="float">
            <text:p>540</text:p>
          </table:table-cell>
          <table:table-cell table:formula="of:=([.A56]-[.$F$3])/([.$F$2]-[.$F$3])" office:value-type="float" office:value="0.0991920568480483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6.94" calcext:value-type="float">
            <text:p>6,94</text:p>
          </table:table-cell>
          <table:table-cell office:value-type="float" office:value="550" calcext:value-type="float">
            <text:p>550</text:p>
          </table:table-cell>
          <table:table-cell table:formula="of:=([.A57]-[.$F$3])/([.$F$2]-[.$F$3])" office:value-type="float" office:value="0.067555728608975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9.43" calcext:value-type="float">
            <text:p>9,43</text:p>
          </table:table-cell>
          <table:table-cell office:value-type="float" office:value="560" calcext:value-type="float">
            <text:p>560</text:p>
          </table:table-cell>
          <table:table-cell table:formula="of:=([.A58]-[.$F$3])/([.$F$2]-[.$F$3])" office:value-type="float" office:value="0.0917940231675265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77" calcext:value-type="float">
            <text:p>9,77</text:p>
          </table:table-cell>
          <table:table-cell office:value-type="float" office:value="570" calcext:value-type="float">
            <text:p>570</text:p>
          </table:table-cell>
          <table:table-cell table:formula="of:=([.A59]-[.$F$3])/([.$F$2]-[.$F$3])" office:value-type="float" office:value="0.0951036698140757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12" calcext:value-type="float">
            <text:p>10,12</text:p>
          </table:table-cell>
          <table:table-cell office:value-type="float" office:value="580" calcext:value-type="float">
            <text:p>580</text:p>
          </table:table-cell>
          <table:table-cell table:formula="of:=([.A60]-[.$F$3])/([.$F$2]-[.$F$3])" office:value-type="float" office:value="0.0985106590090529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68" calcext:value-type="float">
            <text:p>10,68</text:p>
          </table:table-cell>
          <table:table-cell office:value-type="float" office:value="590" calcext:value-type="float">
            <text:p>590</text:p>
          </table:table-cell>
          <table:table-cell table:formula="of:=([.A61]-[.$F$3])/([.$F$2]-[.$F$3])" office:value-type="float" office:value="0.103961841721016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600" calcext:value-type="float">
            <text:p>600</text:p>
          </table:table-cell>
          <table:table-cell table:formula="of:=([.A62]-[.$F$3])/([.$F$2]-[.$F$3])" office:value-type="float" office:value="0.115837632629222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0" calcext:value-type="float">
            <text:p>610</text:p>
          </table:table-cell>
          <table:table-cell table:formula="of:=([.A63]-[.$F$3])/([.$F$2]-[.$F$3])" office:value-type="float" office:value="0.126545312956293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3.85" calcext:value-type="float">
            <text:p>13,85</text:p>
          </table:table-cell>
          <table:table-cell office:value-type="float" office:value="620" calcext:value-type="float">
            <text:p>620</text:p>
          </table:table-cell>
          <table:table-cell table:formula="of:=([.A64]-[.$F$3])/([.$F$2]-[.$F$3])" office:value-type="float" office:value="0.134819429572666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0.12" calcext:value-type="float">
            <text:p>10,12</text:p>
          </table:table-cell>
          <table:table-cell office:value-type="float" office:value="630" calcext:value-type="float">
            <text:p>630</text:p>
          </table:table-cell>
          <table:table-cell table:formula="of:=([.A65]-[.$F$3])/([.$F$2]-[.$F$3])" office:value-type="float" office:value="0.0985106590090529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8.69" calcext:value-type="float">
            <text:p>8,69</text:p>
          </table:table-cell>
          <table:table-cell office:value-type="float" office:value="640" calcext:value-type="float">
            <text:p>640</text:p>
          </table:table-cell>
          <table:table-cell table:formula="of:=([.A66]-[.$F$3])/([.$F$2]-[.$F$3])" office:value-type="float" office:value="0.0845906745838606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7.82" calcext:value-type="float">
            <text:p>7,82</text:p>
          </table:table-cell>
          <table:table-cell office:value-type="float" office:value="650" calcext:value-type="float">
            <text:p>650</text:p>
          </table:table-cell>
          <table:table-cell table:formula="of:=([.A67]-[.$F$3])/([.$F$2]-[.$F$3])" office:value-type="float" office:value="0.0761218728706318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9.19" calcext:value-type="float">
            <text:p>9,19</text:p>
          </table:table-cell>
          <table:table-cell office:value-type="float" office:value="660" calcext:value-type="float">
            <text:p>660</text:p>
          </table:table-cell>
          <table:table-cell table:formula="of:=([.A68]-[.$F$3])/([.$F$2]-[.$F$3])" office:value-type="float" office:value="0.0894578020052565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01" calcext:value-type="float">
            <text:p>9,01</text:p>
          </table:table-cell>
          <table:table-cell office:value-type="float" office:value="670" calcext:value-type="float">
            <text:p>670</text:p>
          </table:table-cell>
          <table:table-cell table:formula="of:=([.A69]-[.$F$3])/([.$F$2]-[.$F$3])" office:value-type="float" office:value="0.087705636133554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10.53" calcext:value-type="float">
            <text:p>10,53</text:p>
          </table:table-cell>
          <table:table-cell office:value-type="float" office:value="680" calcext:value-type="float">
            <text:p>680</text:p>
          </table:table-cell>
          <table:table-cell table:formula="of:=([.A70]-[.$F$3])/([.$F$2]-[.$F$3])" office:value-type="float" office:value="0.102501703494597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690" calcext:value-type="float">
            <text:p>690</text:p>
          </table:table-cell>
          <table:table-cell table:formula="of:=([.A71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700" calcext:value-type="float">
            <text:p>700</text:p>
          </table:table-cell>
          <table:table-cell table:formula="of:=([.A72]-[.$F$3])/([.$F$2]-[.$F$3])" office:value-type="float" office:value="0.114961549693371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12" calcext:value-type="float">
            <text:p>11,12</text:p>
          </table:table-cell>
          <table:table-cell office:value-type="float" office:value="710" calcext:value-type="float">
            <text:p>710</text:p>
          </table:table-cell>
          <table:table-cell table:formula="of:=([.A73]-[.$F$3])/([.$F$2]-[.$F$3])" office:value-type="float" office:value="0.108244913851845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0.96" calcext:value-type="float">
            <text:p>10,96</text:p>
          </table:table-cell>
          <table:table-cell office:value-type="float" office:value="720" calcext:value-type="float">
            <text:p>720</text:p>
          </table:table-cell>
          <table:table-cell table:formula="of:=([.A74]-[.$F$3])/([.$F$2]-[.$F$3])" office:value-type="float" office:value="0.106687433076998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0.73" calcext:value-type="float">
            <text:p>10,73</text:p>
          </table:table-cell>
          <table:table-cell office:value-type="float" office:value="730" calcext:value-type="float">
            <text:p>730</text:p>
          </table:table-cell>
          <table:table-cell table:formula="of:=([.A75]-[.$F$3])/([.$F$2]-[.$F$3])" office:value-type="float" office:value="0.104448554463156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44" calcext:value-type="float">
            <text:p>10,44</text:p>
          </table:table-cell>
          <table:table-cell office:value-type="float" office:value="740" calcext:value-type="float">
            <text:p>740</text:p>
          </table:table-cell>
          <table:table-cell table:formula="of:=([.A76]-[.$F$3])/([.$F$2]-[.$F$3])" office:value-type="float" office:value="0.101625620558746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24.45" calcext:value-type="float">
            <text:p>24,45</text:p>
          </table:table-cell>
          <table:table-cell office:value-type="float" office:value="750" calcext:value-type="float">
            <text:p>750</text:p>
          </table:table-cell>
          <table:table-cell table:formula="of:=([.A77]-[.$F$3])/([.$F$2]-[.$F$3])" office:value-type="float" office:value="0.238002530906259" calcext:value-type="float">
            <text:p>0,24</text:p>
          </table:table-cell>
          <table:table-cell table:number-columns-repeated="25"/>
        </table:table-row>
        <table:table-row table:style-name="ro1">
          <table:table-cell office:value-type="float" office:value="14.19" calcext:value-type="float">
            <text:p>14,19</text:p>
          </table:table-cell>
          <table:table-cell office:value-type="float" office:value="760" calcext:value-type="float">
            <text:p>760</text:p>
          </table:table-cell>
          <table:table-cell table:formula="of:=([.A78]-[.$F$3])/([.$F$2]-[.$F$3])" office:value-type="float" office:value="0.138129076219215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0.54" calcext:value-type="float">
            <text:p>10,54</text:p>
          </table:table-cell>
          <table:table-cell office:value-type="float" office:value="770" calcext:value-type="float">
            <text:p>770</text:p>
          </table:table-cell>
          <table:table-cell table:formula="of:=([.A79]-[.$F$3])/([.$F$2]-[.$F$3])" office:value-type="float" office:value="0.102599046043025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74" calcext:value-type="float">
            <text:p>9,74</text:p>
          </table:table-cell>
          <table:table-cell office:value-type="float" office:value="780" calcext:value-type="float">
            <text:p>780</text:p>
          </table:table-cell>
          <table:table-cell table:formula="of:=([.A80]-[.$F$3])/([.$F$2]-[.$F$3])" office:value-type="float" office:value="0.094811642168792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10.96" calcext:value-type="float">
            <text:p>10,96</text:p>
          </table:table-cell>
          <table:table-cell office:value-type="float" office:value="790" calcext:value-type="float">
            <text:p>790</text:p>
          </table:table-cell>
          <table:table-cell table:formula="of:=([.A81]-[.$F$3])/([.$F$2]-[.$F$3])" office:value-type="float" office:value="0.106687433076998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0.63" calcext:value-type="float">
            <text:p>10,63</text:p>
          </table:table-cell>
          <table:table-cell office:value-type="float" office:value="800" calcext:value-type="float">
            <text:p>800</text:p>
          </table:table-cell>
          <table:table-cell table:formula="of:=([.A82]-[.$F$3])/([.$F$2]-[.$F$3])" office:value-type="float" office:value="0.103475128978877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12" calcext:value-type="float">
            <text:p>9,12</text:p>
          </table:table-cell>
          <table:table-cell office:value-type="float" office:value="810" calcext:value-type="float">
            <text:p>810</text:p>
          </table:table-cell>
          <table:table-cell table:formula="of:=([.A83]-[.$F$3])/([.$F$2]-[.$F$3])" office:value-type="float" office:value="0.0887764041662611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10.34" calcext:value-type="float">
            <text:p>10,34</text:p>
          </table:table-cell>
          <table:table-cell office:value-type="float" office:value="820" calcext:value-type="float">
            <text:p>820</text:p>
          </table:table-cell>
          <table:table-cell table:formula="of:=([.A84]-[.$F$3])/([.$F$2]-[.$F$3])" office:value-type="float" office:value="0.100652195074467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12" calcext:value-type="float">
            <text:p>11,12</text:p>
          </table:table-cell>
          <table:table-cell office:value-type="float" office:value="830" calcext:value-type="float">
            <text:p>830</text:p>
          </table:table-cell>
          <table:table-cell table:formula="of:=([.A85]-[.$F$3])/([.$F$2]-[.$F$3])" office:value-type="float" office:value="0.108244913851845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3.29" calcext:value-type="float">
            <text:p>13,29</text:p>
          </table:table-cell>
          <table:table-cell office:value-type="float" office:value="840" calcext:value-type="float">
            <text:p>840</text:p>
          </table:table-cell>
          <table:table-cell table:formula="of:=([.A86]-[.$F$3])/([.$F$2]-[.$F$3])" office:value-type="float" office:value="0.129368246860703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4.48" calcext:value-type="float">
            <text:p>14,48</text:p>
          </table:table-cell>
          <table:table-cell office:value-type="float" office:value="850" calcext:value-type="float">
            <text:p>850</text:p>
          </table:table-cell>
          <table:table-cell table:formula="of:=([.A87]-[.$F$3])/([.$F$2]-[.$F$3])" office:value-type="float" office:value="0.140952010123625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4.86" calcext:value-type="float">
            <text:p>14,86</text:p>
          </table:table-cell>
          <table:table-cell office:value-type="float" office:value="860" calcext:value-type="float">
            <text:p>860</text:p>
          </table:table-cell>
          <table:table-cell table:formula="of:=([.A88]-[.$F$3])/([.$F$2]-[.$F$3])" office:value-type="float" office:value="0.144651026963886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870" calcext:value-type="float">
            <text:p>870</text:p>
          </table:table-cell>
          <table:table-cell table:formula="of:=([.A89]-[.$F$3])/([.$F$2]-[.$F$3])" office:value-type="float" office:value="0.138226418767643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3.64" calcext:value-type="float">
            <text:p>13,64</text:p>
          </table:table-cell>
          <table:table-cell office:value-type="float" office:value="880" calcext:value-type="float">
            <text:p>880</text:p>
          </table:table-cell>
          <table:table-cell table:formula="of:=([.A90]-[.$F$3])/([.$F$2]-[.$F$3])" office:value-type="float" office:value="0.13277523605568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3.23" calcext:value-type="float">
            <text:p>13,23</text:p>
          </table:table-cell>
          <table:table-cell office:value-type="float" office:value="890" calcext:value-type="float">
            <text:p>890</text:p>
          </table:table-cell>
          <table:table-cell table:formula="of:=([.A91]-[.$F$3])/([.$F$2]-[.$F$3])" office:value-type="float" office:value="0.128784191570135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3.32" calcext:value-type="float">
            <text:p>13,32</text:p>
          </table:table-cell>
          <table:table-cell office:value-type="float" office:value="900" calcext:value-type="float">
            <text:p>900</text:p>
          </table:table-cell>
          <table:table-cell table:formula="of:=([.A92]-[.$F$3])/([.$F$2]-[.$F$3])" office:value-type="float" office:value="0.129660274505987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910" calcext:value-type="float">
            <text:p>910</text:p>
          </table:table-cell>
          <table:table-cell table:formula="of:=([.A93]-[.$F$3])/([.$F$2]-[.$F$3])" office:value-type="float" office:value="0.139978584639346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5.03" calcext:value-type="float">
            <text:p>15,03</text:p>
          </table:table-cell>
          <table:table-cell office:value-type="float" office:value="920" calcext:value-type="float">
            <text:p>920</text:p>
          </table:table-cell>
          <table:table-cell table:formula="of:=([.A94]-[.$F$3])/([.$F$2]-[.$F$3])" office:value-type="float" office:value="0.146305850287161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4.78" calcext:value-type="float">
            <text:p>14,78</text:p>
          </table:table-cell>
          <table:table-cell office:value-type="float" office:value="930" calcext:value-type="float">
            <text:p>930</text:p>
          </table:table-cell>
          <table:table-cell table:formula="of:=([.A95]-[.$F$3])/([.$F$2]-[.$F$3])" office:value-type="float" office:value="0.143872286576463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3.69" calcext:value-type="float">
            <text:p>13,69</text:p>
          </table:table-cell>
          <table:table-cell office:value-type="float" office:value="940" calcext:value-type="float">
            <text:p>940</text:p>
          </table:table-cell>
          <table:table-cell table:formula="of:=([.A96]-[.$F$3])/([.$F$2]-[.$F$3])" office:value-type="float" office:value="0.13326194879782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950" calcext:value-type="float">
            <text:p>950</text:p>
          </table:table-cell>
          <table:table-cell table:formula="of:=([.A97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960" calcext:value-type="float">
            <text:p>960</text:p>
          </table:table-cell>
          <table:table-cell table:formula="of:=([.A98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88" calcext:value-type="float">
            <text:p>9,88</text:p>
          </table:table-cell>
          <table:table-cell office:value-type="float" office:value="970" calcext:value-type="float">
            <text:p>970</text:p>
          </table:table-cell>
          <table:table-cell table:formula="of:=([.A99]-[.$F$3])/([.$F$2]-[.$F$3])" office:value-type="float" office:value="0.0961744378467828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43" calcext:value-type="float">
            <text:p>9,43</text:p>
          </table:table-cell>
          <table:table-cell office:value-type="float" office:value="980" calcext:value-type="float">
            <text:p>980</text:p>
          </table:table-cell>
          <table:table-cell table:formula="of:=([.A100]-[.$F$3])/([.$F$2]-[.$F$3])" office:value-type="float" office:value="0.0917940231675265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8.22" calcext:value-type="float">
            <text:p>8,22</text:p>
          </table:table-cell>
          <table:table-cell office:value-type="float" office:value="990" calcext:value-type="float">
            <text:p>990</text:p>
          </table:table-cell>
          <table:table-cell table:formula="of:=([.A101]-[.$F$3])/([.$F$2]-[.$F$3])" office:value-type="float" office:value="0.0800155748077485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7.56" calcext:value-type="float">
            <text:p>7,56</text:p>
          </table:table-cell>
          <table:table-cell office:value-type="float" office:value="1000" calcext:value-type="float">
            <text:p>1000</text:p>
          </table:table-cell>
          <table:table-cell table:formula="of:=([.A102]-[.$F$3])/([.$F$2]-[.$F$3])" office:value-type="float" office:value="0.0735909666115059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15.13" calcext:value-type="float">
            <text:p>15,13</text:p>
          </table:table-cell>
          <table:table-cell office:value-type="float" office:value="1010" calcext:value-type="float">
            <text:p>1010</text:p>
          </table:table-cell>
          <table:table-cell table:formula="of:=([.A103]-[.$F$3])/([.$F$2]-[.$F$3])" office:value-type="float" office:value="0.14727927577144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3.64" calcext:value-type="float">
            <text:p>13,64</text:p>
          </table:table-cell>
          <table:table-cell office:value-type="float" office:value="1020" calcext:value-type="float">
            <text:p>1020</text:p>
          </table:table-cell>
          <table:table-cell table:formula="of:=([.A104]-[.$F$3])/([.$F$2]-[.$F$3])" office:value-type="float" office:value="0.13277523605568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4.94" calcext:value-type="float">
            <text:p>14,94</text:p>
          </table:table-cell>
          <table:table-cell office:value-type="float" office:value="1030" calcext:value-type="float">
            <text:p>1030</text:p>
          </table:table-cell>
          <table:table-cell table:formula="of:=([.A105]-[.$F$3])/([.$F$2]-[.$F$3])" office:value-type="float" office:value="0.145429767351309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5.46" calcext:value-type="float">
            <text:p>15,46</text:p>
          </table:table-cell>
          <table:table-cell office:value-type="float" office:value="1040" calcext:value-type="float">
            <text:p>1040</text:p>
          </table:table-cell>
          <table:table-cell table:formula="of:=([.A106]-[.$F$3])/([.$F$2]-[.$F$3])" office:value-type="float" office:value="0.150491579869561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6.36" calcext:value-type="float">
            <text:p>16,36</text:p>
          </table:table-cell>
          <table:table-cell office:value-type="float" office:value="1050" calcext:value-type="float">
            <text:p>1050</text:p>
          </table:table-cell>
          <table:table-cell table:formula="of:=([.A107]-[.$F$3])/([.$F$2]-[.$F$3])" office:value-type="float" office:value="0.159252409228074" calcext:value-type="float">
            <text:p>0,16</text:p>
          </table:table-cell>
          <table:table-cell table:number-columns-repeated="25"/>
        </table:table-row>
        <table:table-row table:style-name="ro1">
          <table:table-cell office:value-type="float" office:value="16.79" calcext:value-type="float">
            <text:p>16,79</text:p>
          </table:table-cell>
          <table:table-cell office:value-type="float" office:value="1060" calcext:value-type="float">
            <text:p>1060</text:p>
          </table:table-cell>
          <table:table-cell table:formula="of:=([.A108]-[.$F$3])/([.$F$2]-[.$F$3])" office:value-type="float" office:value="0.163438138810474" calcext:value-type="float">
            <text:p>0,16</text:p>
          </table:table-cell>
          <table:table-cell table:number-columns-repeated="25"/>
        </table:table-row>
        <table:table-row table:style-name="ro1">
          <table:table-cell office:value-type="float" office:value="16.14" calcext:value-type="float">
            <text:p>16,14</text:p>
          </table:table-cell>
          <table:table-cell office:value-type="float" office:value="1070" calcext:value-type="float">
            <text:p>1070</text:p>
          </table:table-cell>
          <table:table-cell table:formula="of:=([.A109]-[.$F$3])/([.$F$2]-[.$F$3])" office:value-type="float" office:value="0.157110873162659" calcext:value-type="float">
            <text:p>0,16</text:p>
          </table:table-cell>
          <table:table-cell table:number-columns-repeated="25"/>
        </table:table-row>
        <table:table-row table:style-name="ro1">
          <table:table-cell office:value-type="float" office:value="15.38" calcext:value-type="float">
            <text:p>15,38</text:p>
          </table:table-cell>
          <table:table-cell office:value-type="float" office:value="1080" calcext:value-type="float">
            <text:p>1080</text:p>
          </table:table-cell>
          <table:table-cell table:formula="of:=([.A110]-[.$F$3])/([.$F$2]-[.$F$3])" office:value-type="float" office:value="0.149712839482138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4.32" calcext:value-type="float">
            <text:p>14,32</text:p>
          </table:table-cell>
          <table:table-cell office:value-type="float" office:value="1090" calcext:value-type="float">
            <text:p>1090</text:p>
          </table:table-cell>
          <table:table-cell table:formula="of:=([.A111]-[.$F$3])/([.$F$2]-[.$F$3])" office:value-type="float" office:value="0.139394529348778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4.05" calcext:value-type="float">
            <text:p>14,05</text:p>
          </table:table-cell>
          <table:table-cell office:value-type="float" office:value="1100" calcext:value-type="float">
            <text:p>1100</text:p>
          </table:table-cell>
          <table:table-cell table:formula="of:=([.A112]-[.$F$3])/([.$F$2]-[.$F$3])" office:value-type="float" office:value="0.136766280541225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0.71" calcext:value-type="float">
            <text:p>10,71</text:p>
          </table:table-cell>
          <table:table-cell office:value-type="float" office:value="1110" calcext:value-type="float">
            <text:p>1110</text:p>
          </table:table-cell>
          <table:table-cell table:formula="of:=([.A113]-[.$F$3])/([.$F$2]-[.$F$3])" office:value-type="float" office:value="0.1042538693663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39" calcext:value-type="float">
            <text:p>10,39</text:p>
          </table:table-cell>
          <table:table-cell office:value-type="float" office:value="1120" calcext:value-type="float">
            <text:p>1120</text:p>
          </table:table-cell>
          <table:table-cell table:formula="of:=([.A114]-[.$F$3])/([.$F$2]-[.$F$3])" office:value-type="float" office:value="0.101138907816607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8.11" calcext:value-type="float">
            <text:p>8,11</text:p>
          </table:table-cell>
          <table:table-cell office:value-type="float" office:value="1130" calcext:value-type="float">
            <text:p>1130</text:p>
          </table:table-cell>
          <table:table-cell table:formula="of:=([.A115]-[.$F$3])/([.$F$2]-[.$F$3])" office:value-type="float" office:value="0.0789448067750414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1140" calcext:value-type="float">
            <text:p>1140</text:p>
          </table:table-cell>
          <table:table-cell table:formula="of:=([.A116]-[.$F$3])/([.$F$2]-[.$F$3])" office:value-type="float" office:value="0.0720334858366592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1150" calcext:value-type="float">
            <text:p>1150</text:p>
          </table:table-cell>
          <table:table-cell table:formula="of:=([.A117]-[.$F$3])/([.$F$2]-[.$F$3])" office:value-type="float" office:value="0.0613258055095882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7.48" calcext:value-type="float">
            <text:p>7,48</text:p>
          </table:table-cell>
          <table:table-cell office:value-type="float" office:value="1160" calcext:value-type="float">
            <text:p>1160</text:p>
          </table:table-cell>
          <table:table-cell table:formula="of:=([.A118]-[.$F$3])/([.$F$2]-[.$F$3])" office:value-type="float" office:value="0.0728122262240826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14.52" calcext:value-type="float">
            <text:p>14,52</text:p>
          </table:table-cell>
          <table:table-cell office:value-type="float" office:value="1170" calcext:value-type="float">
            <text:p>1170</text:p>
          </table:table-cell>
          <table:table-cell table:formula="of:=([.A119]-[.$F$3])/([.$F$2]-[.$F$3])" office:value-type="float" office:value="0.141341380317337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6.71" calcext:value-type="float">
            <text:p>16,71</text:p>
          </table:table-cell>
          <table:table-cell office:value-type="float" office:value="1180" calcext:value-type="float">
            <text:p>1180</text:p>
          </table:table-cell>
          <table:table-cell table:formula="of:=([.A120]-[.$F$3])/([.$F$2]-[.$F$3])" office:value-type="float" office:value="0.162659398423051" calcext:value-type="float">
            <text:p>0,16</text:p>
          </table:table-cell>
          <table:table-cell table:number-columns-repeated="25"/>
        </table:table-row>
        <table:table-row table:style-name="ro1">
          <table:table-cell office:value-type="float" office:value="15.84" calcext:value-type="float">
            <text:p>15,84</text:p>
          </table:table-cell>
          <table:table-cell office:value-type="float" office:value="1190" calcext:value-type="float">
            <text:p>1190</text:p>
          </table:table-cell>
          <table:table-cell table:formula="of:=([.A121]-[.$F$3])/([.$F$2]-[.$F$3])" office:value-type="float" office:value="0.154190596709822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3.62" calcext:value-type="float">
            <text:p>13,62</text:p>
          </table:table-cell>
          <table:table-cell office:value-type="float" office:value="1200" calcext:value-type="float">
            <text:p>1200</text:p>
          </table:table-cell>
          <table:table-cell table:formula="of:=([.A122]-[.$F$3])/([.$F$2]-[.$F$3])" office:value-type="float" office:value="0.132580550958824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8.22" calcext:value-type="float">
            <text:p>8,22</text:p>
          </table:table-cell>
          <table:table-cell office:value-type="float" office:value="1210" calcext:value-type="float">
            <text:p>1210</text:p>
          </table:table-cell>
          <table:table-cell table:formula="of:=([.A123]-[.$F$3])/([.$F$2]-[.$F$3])" office:value-type="float" office:value="0.0800155748077485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9.54" calcext:value-type="float">
            <text:p>9,54</text:p>
          </table:table-cell>
          <table:table-cell office:value-type="float" office:value="1220" calcext:value-type="float">
            <text:p>1220</text:p>
          </table:table-cell>
          <table:table-cell table:formula="of:=([.A124]-[.$F$3])/([.$F$2]-[.$F$3])" office:value-type="float" office:value="0.0928647912002336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4.11" calcext:value-type="float">
            <text:p>4,11</text:p>
          </table:table-cell>
          <table:table-cell office:value-type="float" office:value="1230" calcext:value-type="float">
            <text:p>1230</text:p>
          </table:table-cell>
          <table:table-cell table:formula="of:=([.A125]-[.$F$3])/([.$F$2]-[.$F$3])" office:value-type="float" office:value="0.0400077874038742" calcext:value-type="float">
            <text:p>0,04</text:p>
          </table:table-cell>
          <table:table-cell table:number-columns-repeated="25"/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1240" calcext:value-type="float">
            <text:p>1240</text:p>
          </table:table-cell>
          <table:table-cell table:formula="of:=([.A126]-[.$F$3])/([.$F$2]-[.$F$3])" office:value-type="float" office:value="0.0180083714591648" calcext:value-type="float">
            <text:p>0,02</text:p>
          </table:table-cell>
          <table:table-cell table:number-columns-repeated="25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1250" calcext:value-type="float">
            <text:p>1250</text:p>
          </table:table-cell>
          <table:table-cell table:formula="of:=([.A127]-[.$F$3])/([.$F$2]-[.$F$3])" office:value-type="float" office:value="0.000876082935851261" calcext:value-type="float">
            <text:p>0,00</text:p>
          </table:table-cell>
          <table:table-cell table:number-columns-repeated="25"/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1260" calcext:value-type="float">
            <text:p>1260</text:p>
          </table:table-cell>
          <table:table-cell table:formula="of:=([.A128]-[.$F$3])/([.$F$2]-[.$F$3])" office:value-type="float" office:value="0.0579188163146111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8.31" calcext:value-type="float">
            <text:p>8,31</text:p>
          </table:table-cell>
          <table:table-cell office:value-type="float" office:value="1270" calcext:value-type="float">
            <text:p>1270</text:p>
          </table:table-cell>
          <table:table-cell table:formula="of:=([.A129]-[.$F$3])/([.$F$2]-[.$F$3])" office:value-type="float" office:value="0.0808916577435997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7.95" calcext:value-type="float">
            <text:p>7,95</text:p>
          </table:table-cell>
          <table:table-cell office:value-type="float" office:value="1280" calcext:value-type="float">
            <text:p>1280</text:p>
          </table:table-cell>
          <table:table-cell table:formula="of:=([.A130]-[.$F$3])/([.$F$2]-[.$F$3])" office:value-type="float" office:value="0.0773873260001947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9.68" calcext:value-type="float">
            <text:p>9,68</text:p>
          </table:table-cell>
          <table:table-cell office:value-type="float" office:value="1290" calcext:value-type="float">
            <text:p>1290</text:p>
          </table:table-cell>
          <table:table-cell table:formula="of:=([.A131]-[.$F$3])/([.$F$2]-[.$F$3])" office:value-type="float" office:value="0.0942275868782245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0" calcext:value-type="float">
            <text:p>1300</text:p>
          </table:table-cell>
          <table:table-cell table:formula="of:=([.A132]-[.$F$3])/([.$F$2]-[.$F$3])" office:value-type="float" office:value="0.136279567799085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1.69" calcext:value-type="float">
            <text:p>11,69</text:p>
          </table:table-cell>
          <table:table-cell office:value-type="float" office:value="1310" calcext:value-type="float">
            <text:p>1310</text:p>
          </table:table-cell>
          <table:table-cell table:formula="of:=([.A133]-[.$F$3])/([.$F$2]-[.$F$3])" office:value-type="float" office:value="0.113793439112236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1320" calcext:value-type="float">
            <text:p>1320</text:p>
          </table:table-cell>
          <table:table-cell table:formula="of:=([.A134]-[.$F$3])/([.$F$2]-[.$F$3])" office:value-type="float" office:value="0.124306434342451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23.07" calcext:value-type="float">
            <text:p>23,07</text:p>
          </table:table-cell>
          <table:table-cell office:value-type="float" office:value="1330" calcext:value-type="float">
            <text:p>1330</text:p>
          </table:table-cell>
          <table:table-cell table:formula="of:=([.A135]-[.$F$3])/([.$F$2]-[.$F$3])" office:value-type="float" office:value="0.224569259223206" calcext:value-type="float">
            <text:p>0,22</text:p>
          </table:table-cell>
          <table:table-cell table:number-columns-repeated="25"/>
        </table:table-row>
        <table:table-row table:style-name="ro1">
          <table:table-cell office:value-type="float" office:value="12.83" calcext:value-type="float">
            <text:p>12,83</text:p>
          </table:table-cell>
          <table:table-cell office:value-type="float" office:value="1340" calcext:value-type="float">
            <text:p>1340</text:p>
          </table:table-cell>
          <table:table-cell table:formula="of:=([.A136]-[.$F$3])/([.$F$2]-[.$F$3])" office:value-type="float" office:value="0.124890489633019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1350" calcext:value-type="float">
            <text:p>1350</text:p>
          </table:table-cell>
          <table:table-cell table:formula="of:=([.A137]-[.$F$3])/([.$F$2]-[.$F$3])" office:value-type="float" office:value="0.156721502968948" calcext:value-type="float">
            <text:p>0,16</text:p>
          </table:table-cell>
          <table:table-cell table:number-columns-repeated="25"/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1360" calcext:value-type="float">
            <text:p>1360</text:p>
          </table:table-cell>
          <table:table-cell table:formula="of:=([.A138]-[.$F$3])/([.$F$2]-[.$F$3])" office:value-type="float" office:value="0.289594081573056" calcext:value-type="float">
            <text:p>0,29</text:p>
          </table:table-cell>
          <table:table-cell table:number-columns-repeated="25"/>
        </table:table-row>
        <table:table-row table:style-name="ro1">
          <table:table-cell office:value-type="float" office:value="102.73" calcext:value-type="float">
            <text:p>102,73</text:p>
          </table:table-cell>
          <table:table-cell office:value-type="float" office:value="1370" calcext:value-type="float">
            <text:p>1370</text:p>
          </table:table-cell>
          <table:table-cell table:formula="of:=([.A139]-[.$F$3])/([.$F$2]-[.$F$3])" office:value-type="float" office:value="1" calcext:value-type="float">
            <text:p>1,00</text:p>
          </table:table-cell>
          <table:table-cell table:number-columns-repeated="25"/>
        </table:table-row>
        <table:table-row table:style-name="ro1">
          <table:table-cell office:value-type="float" office:value="51.82" calcext:value-type="float">
            <text:p>51,82</text:p>
          </table:table-cell>
          <table:table-cell office:value-type="float" office:value="1380" calcext:value-type="float">
            <text:p>1380</text:p>
          </table:table-cell>
          <table:table-cell table:formula="of:=([.A140]-[.$F$3])/([.$F$2]-[.$F$3])" office:value-type="float" office:value="0.50442908595347" calcext:value-type="float">
            <text:p>0,50</text:p>
          </table:table-cell>
          <table:table-cell table:number-columns-repeated="25"/>
        </table:table-row>
        <table:table-row table:style-name="ro1">
          <table:table-cell office:value-type="float" office:value="10.55" calcext:value-type="float">
            <text:p>10,55</text:p>
          </table:table-cell>
          <table:table-cell office:value-type="float" office:value="1390" calcext:value-type="float">
            <text:p>1390</text:p>
          </table:table-cell>
          <table:table-cell table:formula="of:=([.A141]-[.$F$3])/([.$F$2]-[.$F$3])" office:value-type="float" office:value="0.102696388591453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41" calcext:value-type="float">
            <text:p>10,41</text:p>
          </table:table-cell>
          <table:table-cell office:value-type="float" office:value="1400" calcext:value-type="float">
            <text:p>1400</text:p>
          </table:table-cell>
          <table:table-cell table:formula="of:=([.A142]-[.$F$3])/([.$F$2]-[.$F$3])" office:value-type="float" office:value="0.101333592913462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54" calcext:value-type="float">
            <text:p>10,54</text:p>
          </table:table-cell>
          <table:table-cell office:value-type="float" office:value="1410" calcext:value-type="float">
            <text:p>1410</text:p>
          </table:table-cell>
          <table:table-cell table:formula="of:=([.A143]-[.$F$3])/([.$F$2]-[.$F$3])" office:value-type="float" office:value="0.102599046043025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2.58" calcext:value-type="float">
            <text:p>12,58</text:p>
          </table:table-cell>
          <table:table-cell office:value-type="float" office:value="1420" calcext:value-type="float">
            <text:p>1420</text:p>
          </table:table-cell>
          <table:table-cell table:formula="of:=([.A144]-[.$F$3])/([.$F$2]-[.$F$3])" office:value-type="float" office:value="0.122456925922321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5.32" calcext:value-type="float">
            <text:p>15,32</text:p>
          </table:table-cell>
          <table:table-cell office:value-type="float" office:value="1430" calcext:value-type="float">
            <text:p>1430</text:p>
          </table:table-cell>
          <table:table-cell table:formula="of:=([.A145]-[.$F$3])/([.$F$2]-[.$F$3])" office:value-type="float" office:value="0.14912878419157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4.78" calcext:value-type="float">
            <text:p>14,78</text:p>
          </table:table-cell>
          <table:table-cell office:value-type="float" office:value="1440" calcext:value-type="float">
            <text:p>1440</text:p>
          </table:table-cell>
          <table:table-cell table:formula="of:=([.A146]-[.$F$3])/([.$F$2]-[.$F$3])" office:value-type="float" office:value="0.143872286576463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3.85" calcext:value-type="float">
            <text:p>13,85</text:p>
          </table:table-cell>
          <table:table-cell office:value-type="float" office:value="1450" calcext:value-type="float">
            <text:p>1450</text:p>
          </table:table-cell>
          <table:table-cell table:formula="of:=([.A147]-[.$F$3])/([.$F$2]-[.$F$3])" office:value-type="float" office:value="0.134819429572666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3.39" calcext:value-type="float">
            <text:p>13,39</text:p>
          </table:table-cell>
          <table:table-cell office:value-type="float" office:value="1460" calcext:value-type="float">
            <text:p>1460</text:p>
          </table:table-cell>
          <table:table-cell table:formula="of:=([.A148]-[.$F$3])/([.$F$2]-[.$F$3])" office:value-type="float" office:value="0.130341672344982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2.59" calcext:value-type="float">
            <text:p>12,59</text:p>
          </table:table-cell>
          <table:table-cell office:value-type="float" office:value="1470" calcext:value-type="float">
            <text:p>1470</text:p>
          </table:table-cell>
          <table:table-cell table:formula="of:=([.A149]-[.$F$3])/([.$F$2]-[.$F$3])" office:value-type="float" office:value="0.122554268470749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73" calcext:value-type="float">
            <text:p>12,73</text:p>
          </table:table-cell>
          <table:table-cell office:value-type="float" office:value="1480" calcext:value-type="float">
            <text:p>1480</text:p>
          </table:table-cell>
          <table:table-cell table:formula="of:=([.A150]-[.$F$3])/([.$F$2]-[.$F$3])" office:value-type="float" office:value="0.123917064148739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3.61" calcext:value-type="float">
            <text:p>13,61</text:p>
          </table:table-cell>
          <table:table-cell office:value-type="float" office:value="1490" calcext:value-type="float">
            <text:p>1490</text:p>
          </table:table-cell>
          <table:table-cell table:formula="of:=([.A151]-[.$F$3])/([.$F$2]-[.$F$3])" office:value-type="float" office:value="0.132483208410396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0.54" calcext:value-type="float">
            <text:p>10,54</text:p>
          </table:table-cell>
          <table:table-cell office:value-type="float" office:value="1500" calcext:value-type="float">
            <text:p>1500</text:p>
          </table:table-cell>
          <table:table-cell table:formula="of:=([.A152]-[.$F$3])/([.$F$2]-[.$F$3])" office:value-type="float" office:value="0.102599046043025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68" calcext:value-type="float">
            <text:p>10,68</text:p>
          </table:table-cell>
          <table:table-cell office:value-type="float" office:value="1510" calcext:value-type="float">
            <text:p>1510</text:p>
          </table:table-cell>
          <table:table-cell table:formula="of:=([.A153]-[.$F$3])/([.$F$2]-[.$F$3])" office:value-type="float" office:value="0.103961841721016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88" calcext:value-type="float">
            <text:p>10,88</text:p>
          </table:table-cell>
          <table:table-cell office:value-type="float" office:value="1520" calcext:value-type="float">
            <text:p>1520</text:p>
          </table:table-cell>
          <table:table-cell table:formula="of:=([.A154]-[.$F$3])/([.$F$2]-[.$F$3])" office:value-type="float" office:value="0.105908692689575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530" calcext:value-type="float">
            <text:p>1530</text:p>
          </table:table-cell>
          <table:table-cell table:formula="of:=([.A155]-[.$F$3])/([.$F$2]-[.$F$3])" office:value-type="float" office:value="0.111943930692106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9.98" calcext:value-type="float">
            <text:p>9,98</text:p>
          </table:table-cell>
          <table:table-cell office:value-type="float" office:value="1540" calcext:value-type="float">
            <text:p>1540</text:p>
          </table:table-cell>
          <table:table-cell table:formula="of:=([.A156]-[.$F$3])/([.$F$2]-[.$F$3])" office:value-type="float" office:value="0.097147863331062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85" calcext:value-type="float">
            <text:p>9,85</text:p>
          </table:table-cell>
          <table:table-cell office:value-type="float" office:value="1550" calcext:value-type="float">
            <text:p>1550</text:p>
          </table:table-cell>
          <table:table-cell table:formula="of:=([.A157]-[.$F$3])/([.$F$2]-[.$F$3])" office:value-type="float" office:value="0.0958824102014991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53" calcext:value-type="float">
            <text:p>10,53</text:p>
          </table:table-cell>
          <table:table-cell office:value-type="float" office:value="1560" calcext:value-type="float">
            <text:p>1560</text:p>
          </table:table-cell>
          <table:table-cell table:formula="of:=([.A158]-[.$F$3])/([.$F$2]-[.$F$3])" office:value-type="float" office:value="0.102501703494597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8.06" calcext:value-type="float">
            <text:p>8,06</text:p>
          </table:table-cell>
          <table:table-cell office:value-type="float" office:value="1570" calcext:value-type="float">
            <text:p>1570</text:p>
          </table:table-cell>
          <table:table-cell table:formula="of:=([.A159]-[.$F$3])/([.$F$2]-[.$F$3])" office:value-type="float" office:value="0.0784580940329018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1580" calcext:value-type="float">
            <text:p>1580</text:p>
          </table:table-cell>
          <table:table-cell table:formula="of:=([.A160]-[.$F$3])/([.$F$2]-[.$F$3])" office:value-type="float" office:value="0.0697946072228171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8.82" calcext:value-type="float">
            <text:p>8,82</text:p>
          </table:table-cell>
          <table:table-cell office:value-type="float" office:value="1590" calcext:value-type="float">
            <text:p>1590</text:p>
          </table:table-cell>
          <table:table-cell table:formula="of:=([.A161]-[.$F$3])/([.$F$2]-[.$F$3])" office:value-type="float" office:value="0.0858561277134235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92" calcext:value-type="float">
            <text:p>9,92</text:p>
          </table:table-cell>
          <table:table-cell office:value-type="float" office:value="1600" calcext:value-type="float">
            <text:p>1600</text:p>
          </table:table-cell>
          <table:table-cell table:formula="of:=([.A162]-[.$F$3])/([.$F$2]-[.$F$3])" office:value-type="float" office:value="0.0965638080404945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72" calcext:value-type="float">
            <text:p>11,72</text:p>
          </table:table-cell>
          <table:table-cell office:value-type="float" office:value="1610" calcext:value-type="float">
            <text:p>1610</text:p>
          </table:table-cell>
          <table:table-cell table:formula="of:=([.A163]-[.$F$3])/([.$F$2]-[.$F$3])" office:value-type="float" office:value="0.11408546675752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1620" calcext:value-type="float">
            <text:p>1620</text:p>
          </table:table-cell>
          <table:table-cell table:formula="of:=([.A164]-[.$F$3])/([.$F$2]-[.$F$3])" office:value-type="float" office:value="0.119633992017911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04" calcext:value-type="float">
            <text:p>12,04</text:p>
          </table:table-cell>
          <table:table-cell office:value-type="float" office:value="1630" calcext:value-type="float">
            <text:p>1630</text:p>
          </table:table-cell>
          <table:table-cell table:formula="of:=([.A165]-[.$F$3])/([.$F$2]-[.$F$3])" office:value-type="float" office:value="0.117200428307213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0.32" calcext:value-type="float">
            <text:p>10,32</text:p>
          </table:table-cell>
          <table:table-cell office:value-type="float" office:value="1640" calcext:value-type="float">
            <text:p>1640</text:p>
          </table:table-cell>
          <table:table-cell table:formula="of:=([.A166]-[.$F$3])/([.$F$2]-[.$F$3])" office:value-type="float" office:value="0.100457509977611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8.89" calcext:value-type="float">
            <text:p>8,89</text:p>
          </table:table-cell>
          <table:table-cell office:value-type="float" office:value="1650" calcext:value-type="float">
            <text:p>1650</text:p>
          </table:table-cell>
          <table:table-cell table:formula="of:=([.A167]-[.$F$3])/([.$F$2]-[.$F$3])" office:value-type="float" office:value="0.086537525552419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13.02" calcext:value-type="float">
            <text:p>13,02</text:p>
          </table:table-cell>
          <table:table-cell office:value-type="float" office:value="1660" calcext:value-type="float">
            <text:p>1660</text:p>
          </table:table-cell>
          <table:table-cell table:formula="of:=([.A168]-[.$F$3])/([.$F$2]-[.$F$3])" office:value-type="float" office:value="0.126739998053149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0.54" calcext:value-type="float">
            <text:p>10,54</text:p>
          </table:table-cell>
          <table:table-cell office:value-type="float" office:value="1670" calcext:value-type="float">
            <text:p>1670</text:p>
          </table:table-cell>
          <table:table-cell table:formula="of:=([.A169]-[.$F$3])/([.$F$2]-[.$F$3])" office:value-type="float" office:value="0.102599046043025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2.52" calcext:value-type="float">
            <text:p>12,52</text:p>
          </table:table-cell>
          <table:table-cell office:value-type="float" office:value="1680" calcext:value-type="float">
            <text:p>1680</text:p>
          </table:table-cell>
          <table:table-cell table:formula="of:=([.A170]-[.$F$3])/([.$F$2]-[.$F$3])" office:value-type="float" office:value="0.121872870631753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9.48" calcext:value-type="float">
            <text:p>9,48</text:p>
          </table:table-cell>
          <table:table-cell office:value-type="float" office:value="1690" calcext:value-type="float">
            <text:p>1690</text:p>
          </table:table-cell>
          <table:table-cell table:formula="of:=([.A171]-[.$F$3])/([.$F$2]-[.$F$3])" office:value-type="float" office:value="0.0922807359096661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26.18" calcext:value-type="float">
            <text:p>26,18</text:p>
          </table:table-cell>
          <table:table-cell office:value-type="float" office:value="1700" calcext:value-type="float">
            <text:p>1700</text:p>
          </table:table-cell>
          <table:table-cell table:formula="of:=([.A172]-[.$F$3])/([.$F$2]-[.$F$3])" office:value-type="float" office:value="0.254842791784289" calcext:value-type="float">
            <text:p>0,25</text:p>
          </table:table-cell>
          <table:table-cell table:number-columns-repeated="25"/>
        </table:table-row>
        <table:table-row table:style-name="ro1">
          <table:table-cell office:value-type="float" office:value="38.12" calcext:value-type="float">
            <text:p>38,12</text:p>
          </table:table-cell>
          <table:table-cell office:value-type="float" office:value="1710" calcext:value-type="float">
            <text:p>1710</text:p>
          </table:table-cell>
          <table:table-cell table:formula="of:=([.A173]-[.$F$3])/([.$F$2]-[.$F$3])" office:value-type="float" office:value="0.371069794607223" calcext:value-type="float">
            <text:p>0,37</text:p>
          </table:table-cell>
          <table:table-cell table:number-columns-repeated="25"/>
        </table:table-row>
        <table:table-row table:style-name="ro1">
          <table:table-cell office:value-type="float" office:value="28.11" calcext:value-type="float">
            <text:p>28,11</text:p>
          </table:table-cell>
          <table:table-cell office:value-type="float" office:value="1720" calcext:value-type="float">
            <text:p>1720</text:p>
          </table:table-cell>
          <table:table-cell table:formula="of:=([.A174]-[.$F$3])/([.$F$2]-[.$F$3])" office:value-type="float" office:value="0.273629903630877" calcext:value-type="float">
            <text:p>0,27</text:p>
          </table:table-cell>
          <table:table-cell table:number-columns-repeated="25"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1730" calcext:value-type="float">
            <text:p>1730</text:p>
          </table:table-cell>
          <table:table-cell table:formula="of:=([.A175]-[.$F$3])/([.$F$2]-[.$F$3])" office:value-type="float" office:value="0.140173269736202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740" calcext:value-type="float">
            <text:p>1740</text:p>
          </table:table-cell>
          <table:table-cell table:formula="of:=([.A176]-[.$F$3])/([.$F$2]-[.$F$3])" office:value-type="float" office:value="0.0564586780881923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5.47" calcext:value-type="float">
            <text:p>5,47</text:p>
          </table:table-cell>
          <table:table-cell office:value-type="float" office:value="1750" calcext:value-type="float">
            <text:p>1750</text:p>
          </table:table-cell>
          <table:table-cell table:formula="of:=([.A177]-[.$F$3])/([.$F$2]-[.$F$3])" office:value-type="float" office:value="0.0532463739900711" calcext:value-type="float">
            <text:p>0,05</text:p>
          </table:table-cell>
          <table:table-cell table:number-columns-repeated="25"/>
        </table:table-row>
        <table:table-row table:style-name="ro1">
          <table:table-cell office:value-type="float" office:value="7.72" calcext:value-type="float">
            <text:p>7,72</text:p>
          </table:table-cell>
          <table:table-cell office:value-type="float" office:value="1760" calcext:value-type="float">
            <text:p>1760</text:p>
          </table:table-cell>
          <table:table-cell table:formula="of:=([.A178]-[.$F$3])/([.$F$2]-[.$F$3])" office:value-type="float" office:value="0.0751484473863526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21.42" calcext:value-type="float">
            <text:p>21,42</text:p>
          </table:table-cell>
          <table:table-cell office:value-type="float" office:value="1770" calcext:value-type="float">
            <text:p>1770</text:p>
          </table:table-cell>
          <table:table-cell table:formula="of:=([.A179]-[.$F$3])/([.$F$2]-[.$F$3])" office:value-type="float" office:value="0.2085077387326" calcext:value-type="float">
            <text:p>0,21</text:p>
          </table:table-cell>
          <table:table-cell table:number-columns-repeated="25"/>
        </table:table-row>
        <table:table-row table:style-name="ro1">
          <table:table-cell office:value-type="float" office:value="22.42" calcext:value-type="float">
            <text:p>22,42</text:p>
          </table:table-cell>
          <table:table-cell office:value-type="float" office:value="1780" calcext:value-type="float">
            <text:p>1780</text:p>
          </table:table-cell>
          <table:table-cell table:formula="of:=([.A180]-[.$F$3])/([.$F$2]-[.$F$3])" office:value-type="float" office:value="0.218241993575392" calcext:value-type="float">
            <text:p>0,22</text:p>
          </table:table-cell>
          <table:table-cell table:number-columns-repeated="25"/>
        </table:table-row>
        <table:table-row table:style-name="ro1">
          <table:table-cell office:value-type="float" office:value="15.77" calcext:value-type="float">
            <text:p>15,77</text:p>
          </table:table-cell>
          <table:table-cell office:value-type="float" office:value="1790" calcext:value-type="float">
            <text:p>1790</text:p>
          </table:table-cell>
          <table:table-cell table:formula="of:=([.A181]-[.$F$3])/([.$F$2]-[.$F$3])" office:value-type="float" office:value="0.153509198870826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0.61" calcext:value-type="float">
            <text:p>10,61</text:p>
          </table:table-cell>
          <table:table-cell office:value-type="float" office:value="1800" calcext:value-type="float">
            <text:p>1800</text:p>
          </table:table-cell>
          <table:table-cell table:formula="of:=([.A182]-[.$F$3])/([.$F$2]-[.$F$3])" office:value-type="float" office:value="0.103280443882021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66" calcext:value-type="float">
            <text:p>9,66</text:p>
          </table:table-cell>
          <table:table-cell office:value-type="float" office:value="1810" calcext:value-type="float">
            <text:p>1810</text:p>
          </table:table-cell>
          <table:table-cell table:formula="of:=([.A183]-[.$F$3])/([.$F$2]-[.$F$3])" office:value-type="float" office:value="0.0940329017813686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10.32" calcext:value-type="float">
            <text:p>10,32</text:p>
          </table:table-cell>
          <table:table-cell office:value-type="float" office:value="1820" calcext:value-type="float">
            <text:p>1820</text:p>
          </table:table-cell>
          <table:table-cell table:formula="of:=([.A184]-[.$F$3])/([.$F$2]-[.$F$3])" office:value-type="float" office:value="0.100457509977611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19" calcext:value-type="float">
            <text:p>11,19</text:p>
          </table:table-cell>
          <table:table-cell office:value-type="float" office:value="1830" calcext:value-type="float">
            <text:p>1830</text:p>
          </table:table-cell>
          <table:table-cell table:formula="of:=([.A185]-[.$F$3])/([.$F$2]-[.$F$3])" office:value-type="float" office:value="0.10892631169084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34" calcext:value-type="float">
            <text:p>11,34</text:p>
          </table:table-cell>
          <table:table-cell office:value-type="float" office:value="1840" calcext:value-type="float">
            <text:p>1840</text:p>
          </table:table-cell>
          <table:table-cell table:formula="of:=([.A186]-[.$F$3])/([.$F$2]-[.$F$3])" office:value-type="float" office:value="0.110386449917259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99" calcext:value-type="float">
            <text:p>11,99</text:p>
          </table:table-cell>
          <table:table-cell office:value-type="float" office:value="1850" calcext:value-type="float">
            <text:p>1850</text:p>
          </table:table-cell>
          <table:table-cell table:formula="of:=([.A187]-[.$F$3])/([.$F$2]-[.$F$3])" office:value-type="float" office:value="0.116713715565073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4.02" calcext:value-type="float">
            <text:p>14,02</text:p>
          </table:table-cell>
          <table:table-cell office:value-type="float" office:value="1860" calcext:value-type="float">
            <text:p>1860</text:p>
          </table:table-cell>
          <table:table-cell table:formula="of:=([.A188]-[.$F$3])/([.$F$2]-[.$F$3])" office:value-type="float" office:value="0.136474252895941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4.94" calcext:value-type="float">
            <text:p>14,94</text:p>
          </table:table-cell>
          <table:table-cell office:value-type="float" office:value="1870" calcext:value-type="float">
            <text:p>1870</text:p>
          </table:table-cell>
          <table:table-cell table:formula="of:=([.A189]-[.$F$3])/([.$F$2]-[.$F$3])" office:value-type="float" office:value="0.145429767351309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4.82" calcext:value-type="float">
            <text:p>14,82</text:p>
          </table:table-cell>
          <table:table-cell office:value-type="float" office:value="1880" calcext:value-type="float">
            <text:p>1880</text:p>
          </table:table-cell>
          <table:table-cell table:formula="of:=([.A190]-[.$F$3])/([.$F$2]-[.$F$3])" office:value-type="float" office:value="0.144261656770174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3.19" calcext:value-type="float">
            <text:p>13,19</text:p>
          </table:table-cell>
          <table:table-cell office:value-type="float" office:value="1890" calcext:value-type="float">
            <text:p>1890</text:p>
          </table:table-cell>
          <table:table-cell table:formula="of:=([.A191]-[.$F$3])/([.$F$2]-[.$F$3])" office:value-type="float" office:value="0.128394821376424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2.52" calcext:value-type="float">
            <text:p>12,52</text:p>
          </table:table-cell>
          <table:table-cell office:value-type="float" office:value="1900" calcext:value-type="float">
            <text:p>1900</text:p>
          </table:table-cell>
          <table:table-cell table:formula="of:=([.A192]-[.$F$3])/([.$F$2]-[.$F$3])" office:value-type="float" office:value="0.121872870631753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04" calcext:value-type="float">
            <text:p>12,04</text:p>
          </table:table-cell>
          <table:table-cell office:value-type="float" office:value="1910" calcext:value-type="float">
            <text:p>1910</text:p>
          </table:table-cell>
          <table:table-cell table:formula="of:=([.A193]-[.$F$3])/([.$F$2]-[.$F$3])" office:value-type="float" office:value="0.117200428307213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27" calcext:value-type="float">
            <text:p>12,27</text:p>
          </table:table-cell>
          <table:table-cell office:value-type="float" office:value="1920" calcext:value-type="float">
            <text:p>1920</text:p>
          </table:table-cell>
          <table:table-cell table:formula="of:=([.A194]-[.$F$3])/([.$F$2]-[.$F$3])" office:value-type="float" office:value="0.119439306921055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3.34" calcext:value-type="float">
            <text:p>13,34</text:p>
          </table:table-cell>
          <table:table-cell office:value-type="float" office:value="1930" calcext:value-type="float">
            <text:p>1930</text:p>
          </table:table-cell>
          <table:table-cell table:formula="of:=([.A195]-[.$F$3])/([.$F$2]-[.$F$3])" office:value-type="float" office:value="0.129854959602842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940" calcext:value-type="float">
            <text:p>1940</text:p>
          </table:table-cell>
          <table:table-cell table:formula="of:=([.A196]-[.$F$3])/([.$F$2]-[.$F$3])" office:value-type="float" office:value="0.131217755280833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2.61" calcext:value-type="float">
            <text:p>12,61</text:p>
          </table:table-cell>
          <table:table-cell office:value-type="float" office:value="1950" calcext:value-type="float">
            <text:p>1950</text:p>
          </table:table-cell>
          <table:table-cell table:formula="of:=([.A197]-[.$F$3])/([.$F$2]-[.$F$3])" office:value-type="float" office:value="0.122748953567604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73" calcext:value-type="float">
            <text:p>12,73</text:p>
          </table:table-cell>
          <table:table-cell office:value-type="float" office:value="1960" calcext:value-type="float">
            <text:p>1960</text:p>
          </table:table-cell>
          <table:table-cell table:formula="of:=([.A198]-[.$F$3])/([.$F$2]-[.$F$3])" office:value-type="float" office:value="0.123917064148739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3.29" calcext:value-type="float">
            <text:p>13,29</text:p>
          </table:table-cell>
          <table:table-cell office:value-type="float" office:value="1970" calcext:value-type="float">
            <text:p>1970</text:p>
          </table:table-cell>
          <table:table-cell table:formula="of:=([.A199]-[.$F$3])/([.$F$2]-[.$F$3])" office:value-type="float" office:value="0.129368246860703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0.38" calcext:value-type="float">
            <text:p>10,38</text:p>
          </table:table-cell>
          <table:table-cell office:value-type="float" office:value="1980" calcext:value-type="float">
            <text:p>1980</text:p>
          </table:table-cell>
          <table:table-cell table:formula="of:=([.A200]-[.$F$3])/([.$F$2]-[.$F$3])" office:value-type="float" office:value="0.101041565268179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41" calcext:value-type="float">
            <text:p>10,41</text:p>
          </table:table-cell>
          <table:table-cell office:value-type="float" office:value="1990" calcext:value-type="float">
            <text:p>1990</text:p>
          </table:table-cell>
          <table:table-cell table:formula="of:=([.A201]-[.$F$3])/([.$F$2]-[.$F$3])" office:value-type="float" office:value="0.101333592913462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73" calcext:value-type="float">
            <text:p>10,73</text:p>
          </table:table-cell>
          <table:table-cell office:value-type="float" office:value="2000" calcext:value-type="float">
            <text:p>2000</text:p>
          </table:table-cell>
          <table:table-cell table:formula="of:=([.A202]-[.$F$3])/([.$F$2]-[.$F$3])" office:value-type="float" office:value="0.104448554463156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19" calcext:value-type="float">
            <text:p>9,19</text:p>
          </table:table-cell>
          <table:table-cell office:value-type="float" office:value="2010" calcext:value-type="float">
            <text:p>2010</text:p>
          </table:table-cell>
          <table:table-cell table:formula="of:=([.A203]-[.$F$3])/([.$F$2]-[.$F$3])" office:value-type="float" office:value="0.0894578020052565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10.51" calcext:value-type="float">
            <text:p>10,51</text:p>
          </table:table-cell>
          <table:table-cell office:value-type="float" office:value="2020" calcext:value-type="float">
            <text:p>2020</text:p>
          </table:table-cell>
          <table:table-cell table:formula="of:=([.A204]-[.$F$3])/([.$F$2]-[.$F$3])" office:value-type="float" office:value="0.102307018397742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2030" calcext:value-type="float">
            <text:p>2030</text:p>
          </table:table-cell>
          <table:table-cell table:formula="of:=([.A205]-[.$F$3])/([.$F$2]-[.$F$3])" office:value-type="float" office:value="0.112917356176385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48" calcext:value-type="float">
            <text:p>11,48</text:p>
          </table:table-cell>
          <table:table-cell office:value-type="float" office:value="2040" calcext:value-type="float">
            <text:p>2040</text:p>
          </table:table-cell>
          <table:table-cell table:formula="of:=([.A206]-[.$F$3])/([.$F$2]-[.$F$3])" office:value-type="float" office:value="0.11174924559525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14" calcext:value-type="float">
            <text:p>11,14</text:p>
          </table:table-cell>
          <table:table-cell office:value-type="float" office:value="2050" calcext:value-type="float">
            <text:p>2050</text:p>
          </table:table-cell>
          <table:table-cell table:formula="of:=([.A207]-[.$F$3])/([.$F$2]-[.$F$3])" office:value-type="float" office:value="0.1084395989487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0.87" calcext:value-type="float">
            <text:p>10,87</text:p>
          </table:table-cell>
          <table:table-cell office:value-type="float" office:value="2060" calcext:value-type="float">
            <text:p>2060</text:p>
          </table:table-cell>
          <table:table-cell table:formula="of:=([.A208]-[.$F$3])/([.$F$2]-[.$F$3])" office:value-type="float" office:value="0.105811350141147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27" calcext:value-type="float">
            <text:p>11,27</text:p>
          </table:table-cell>
          <table:table-cell office:value-type="float" office:value="2070" calcext:value-type="float">
            <text:p>2070</text:p>
          </table:table-cell>
          <table:table-cell table:formula="of:=([.A209]-[.$F$3])/([.$F$2]-[.$F$3])" office:value-type="float" office:value="0.109705052078263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2080" calcext:value-type="float">
            <text:p>2080</text:p>
          </table:table-cell>
          <table:table-cell table:formula="of:=([.A210]-[.$F$3])/([.$F$2]-[.$F$3])" office:value-type="float" office:value="0.11875790908206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3.21" calcext:value-type="float">
            <text:p>13,21</text:p>
          </table:table-cell>
          <table:table-cell office:value-type="float" office:value="2090" calcext:value-type="float">
            <text:p>2090</text:p>
          </table:table-cell>
          <table:table-cell table:formula="of:=([.A211]-[.$F$3])/([.$F$2]-[.$F$3])" office:value-type="float" office:value="0.128589506473279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4.31" calcext:value-type="float">
            <text:p>14,31</text:p>
          </table:table-cell>
          <table:table-cell office:value-type="float" office:value="2100" calcext:value-type="float">
            <text:p>2100</text:p>
          </table:table-cell>
          <table:table-cell table:formula="of:=([.A212]-[.$F$3])/([.$F$2]-[.$F$3])" office:value-type="float" office:value="0.13929718680035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4.92" calcext:value-type="float">
            <text:p>14,92</text:p>
          </table:table-cell>
          <table:table-cell office:value-type="float" office:value="2110" calcext:value-type="float">
            <text:p>2110</text:p>
          </table:table-cell>
          <table:table-cell table:formula="of:=([.A213]-[.$F$3])/([.$F$2]-[.$F$3])" office:value-type="float" office:value="0.145235082254453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120" calcext:value-type="float">
            <text:p>2120</text:p>
          </table:table-cell>
          <table:table-cell table:formula="of:=([.A214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2130" calcext:value-type="float">
            <text:p>2130</text:p>
          </table:table-cell>
          <table:table-cell table:formula="of:=([.A215]-[.$F$3])/([.$F$2]-[.$F$3])" office:value-type="float" office:value="0.0569453908303319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6.66" calcext:value-type="float">
            <text:p>6,66</text:p>
          </table:table-cell>
          <table:table-cell office:value-type="float" office:value="2140" calcext:value-type="float">
            <text:p>2140</text:p>
          </table:table-cell>
          <table:table-cell table:formula="of:=([.A216]-[.$F$3])/([.$F$2]-[.$F$3])" office:value-type="float" office:value="0.0648301372529933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7.24" calcext:value-type="float">
            <text:p>7,24</text:p>
          </table:table-cell>
          <table:table-cell office:value-type="float" office:value="2150" calcext:value-type="float">
            <text:p>2150</text:p>
          </table:table-cell>
          <table:table-cell table:formula="of:=([.A217]-[.$F$3])/([.$F$2]-[.$F$3])" office:value-type="float" office:value="0.0704760050618125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8.18" calcext:value-type="float">
            <text:p>8,18</text:p>
          </table:table-cell>
          <table:table-cell office:value-type="float" office:value="2160" calcext:value-type="float">
            <text:p>2160</text:p>
          </table:table-cell>
          <table:table-cell table:formula="of:=([.A218]-[.$F$3])/([.$F$2]-[.$F$3])" office:value-type="float" office:value="0.0796262046140368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8.76" calcext:value-type="float">
            <text:p>8,76</text:p>
          </table:table-cell>
          <table:table-cell office:value-type="float" office:value="2170" calcext:value-type="float">
            <text:p>2170</text:p>
          </table:table-cell>
          <table:table-cell table:formula="of:=([.A219]-[.$F$3])/([.$F$2]-[.$F$3])" office:value-type="float" office:value="0.085272072422856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85" calcext:value-type="float">
            <text:p>9,85</text:p>
          </table:table-cell>
          <table:table-cell office:value-type="float" office:value="2180" calcext:value-type="float">
            <text:p>2180</text:p>
          </table:table-cell>
          <table:table-cell table:formula="of:=([.A220]-[.$F$3])/([.$F$2]-[.$F$3])" office:value-type="float" office:value="0.0958824102014991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92" calcext:value-type="float">
            <text:p>10,92</text:p>
          </table:table-cell>
          <table:table-cell office:value-type="float" office:value="2190" calcext:value-type="float">
            <text:p>2190</text:p>
          </table:table-cell>
          <table:table-cell table:formula="of:=([.A221]-[.$F$3])/([.$F$2]-[.$F$3])" office:value-type="float" office:value="0.106298062883286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4.31" calcext:value-type="float">
            <text:p>14,31</text:p>
          </table:table-cell>
          <table:table-cell office:value-type="float" office:value="2200" calcext:value-type="float">
            <text:p>2200</text:p>
          </table:table-cell>
          <table:table-cell table:formula="of:=([.A222]-[.$F$3])/([.$F$2]-[.$F$3])" office:value-type="float" office:value="0.13929718680035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21.54" calcext:value-type="float">
            <text:p>21,54</text:p>
          </table:table-cell>
          <table:table-cell office:value-type="float" office:value="2210" calcext:value-type="float">
            <text:p>2210</text:p>
          </table:table-cell>
          <table:table-cell table:formula="of:=([.A223]-[.$F$3])/([.$F$2]-[.$F$3])" office:value-type="float" office:value="0.209675849313735" calcext:value-type="float">
            <text:p>0,21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220" calcext:value-type="float">
            <text:p>2220</text:p>
          </table:table-cell>
          <table:table-cell table:formula="of:=([.A224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41.65" calcext:value-type="float">
            <text:p>41,65</text:p>
          </table:table-cell>
          <table:table-cell office:value-type="float" office:value="2230" calcext:value-type="float">
            <text:p>2230</text:p>
          </table:table-cell>
          <table:table-cell table:formula="of:=([.A225]-[.$F$3])/([.$F$2]-[.$F$3])" office:value-type="float" office:value="0.405431714202278" calcext:value-type="float">
            <text:p>0,41</text:p>
          </table:table-cell>
          <table:table-cell table:number-columns-repeated="25"/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2240" calcext:value-type="float">
            <text:p>2240</text:p>
          </table:table-cell>
          <table:table-cell table:formula="of:=([.A226]-[.$F$3])/([.$F$2]-[.$F$3])" office:value-type="float" office:value="0.105129952302151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250" calcext:value-type="float">
            <text:p>2250</text:p>
          </table:table-cell>
          <table:table-cell table:formula="of:=([.A227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260" calcext:value-type="float">
            <text:p>2260</text:p>
          </table:table-cell>
          <table:table-cell table:formula="of:=([.A228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05" calcext:value-type="float">
            <text:p>11,05</text:p>
          </table:table-cell>
          <table:table-cell office:value-type="float" office:value="2270" calcext:value-type="float">
            <text:p>2270</text:p>
          </table:table-cell>
          <table:table-cell table:formula="of:=([.A229]-[.$F$3])/([.$F$2]-[.$F$3])" office:value-type="float" office:value="0.107563516012849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2.19" calcext:value-type="float">
            <text:p>12,19</text:p>
          </table:table-cell>
          <table:table-cell office:value-type="float" office:value="2280" calcext:value-type="float">
            <text:p>2280</text:p>
          </table:table-cell>
          <table:table-cell table:formula="of:=([.A230]-[.$F$3])/([.$F$2]-[.$F$3])" office:value-type="float" office:value="0.118660566533632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3.78" calcext:value-type="float">
            <text:p>13,78</text:p>
          </table:table-cell>
          <table:table-cell office:value-type="float" office:value="2290" calcext:value-type="float">
            <text:p>2290</text:p>
          </table:table-cell>
          <table:table-cell table:formula="of:=([.A231]-[.$F$3])/([.$F$2]-[.$F$3])" office:value-type="float" office:value="0.134138031733671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5.04" calcext:value-type="float">
            <text:p>15,04</text:p>
          </table:table-cell>
          <table:table-cell office:value-type="float" office:value="2300" calcext:value-type="float">
            <text:p>2300</text:p>
          </table:table-cell>
          <table:table-cell table:formula="of:=([.A232]-[.$F$3])/([.$F$2]-[.$F$3])" office:value-type="float" office:value="0.146403192835588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4.62" calcext:value-type="float">
            <text:p>14,62</text:p>
          </table:table-cell>
          <table:table-cell office:value-type="float" office:value="2310" calcext:value-type="float">
            <text:p>2310</text:p>
          </table:table-cell>
          <table:table-cell table:formula="of:=([.A233]-[.$F$3])/([.$F$2]-[.$F$3])" office:value-type="float" office:value="0.142314805801616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2320" calcext:value-type="float">
            <text:p>2320</text:p>
          </table:table-cell>
          <table:table-cell table:formula="of:=([.A234]-[.$F$3])/([.$F$2]-[.$F$3])" office:value-type="float" office:value="0.123819721600312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23" calcext:value-type="float">
            <text:p>12,23</text:p>
          </table:table-cell>
          <table:table-cell office:value-type="float" office:value="2330" calcext:value-type="float">
            <text:p>2330</text:p>
          </table:table-cell>
          <table:table-cell table:formula="of:=([.A235]-[.$F$3])/([.$F$2]-[.$F$3])" office:value-type="float" office:value="0.119049936727344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2340" calcext:value-type="float">
            <text:p>2340</text:p>
          </table:table-cell>
          <table:table-cell table:formula="of:=([.A236]-[.$F$3])/([.$F$2]-[.$F$3])" office:value-type="float" office:value="0.124111749245595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3.18" calcext:value-type="float">
            <text:p>13,18</text:p>
          </table:table-cell>
          <table:table-cell office:value-type="float" office:value="2350" calcext:value-type="float">
            <text:p>2350</text:p>
          </table:table-cell>
          <table:table-cell table:formula="of:=([.A237]-[.$F$3])/([.$F$2]-[.$F$3])" office:value-type="float" office:value="0.128297478827996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2.83" calcext:value-type="float">
            <text:p>12,83</text:p>
          </table:table-cell>
          <table:table-cell office:value-type="float" office:value="2360" calcext:value-type="float">
            <text:p>2360</text:p>
          </table:table-cell>
          <table:table-cell table:formula="of:=([.A238]-[.$F$3])/([.$F$2]-[.$F$3])" office:value-type="float" office:value="0.124890489633019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71" calcext:value-type="float">
            <text:p>12,71</text:p>
          </table:table-cell>
          <table:table-cell office:value-type="float" office:value="2370" calcext:value-type="float">
            <text:p>2370</text:p>
          </table:table-cell>
          <table:table-cell table:formula="of:=([.A239]-[.$F$3])/([.$F$2]-[.$F$3])" office:value-type="float" office:value="0.123722379051884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54" calcext:value-type="float">
            <text:p>12,54</text:p>
          </table:table-cell>
          <table:table-cell office:value-type="float" office:value="2380" calcext:value-type="float">
            <text:p>2380</text:p>
          </table:table-cell>
          <table:table-cell table:formula="of:=([.A240]-[.$F$3])/([.$F$2]-[.$F$3])" office:value-type="float" office:value="0.122067555728609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65" calcext:value-type="float">
            <text:p>12,65</text:p>
          </table:table-cell>
          <table:table-cell office:value-type="float" office:value="2390" calcext:value-type="float">
            <text:p>2390</text:p>
          </table:table-cell>
          <table:table-cell table:formula="of:=([.A241]-[.$F$3])/([.$F$2]-[.$F$3])" office:value-type="float" office:value="0.123138323761316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99" calcext:value-type="float">
            <text:p>12,99</text:p>
          </table:table-cell>
          <table:table-cell office:value-type="float" office:value="2400" calcext:value-type="float">
            <text:p>2400</text:p>
          </table:table-cell>
          <table:table-cell table:formula="of:=([.A242]-[.$F$3])/([.$F$2]-[.$F$3])" office:value-type="float" office:value="0.126447970407865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3.12" calcext:value-type="float">
            <text:p>13,12</text:p>
          </table:table-cell>
          <table:table-cell office:value-type="float" office:value="2410" calcext:value-type="float">
            <text:p>2410</text:p>
          </table:table-cell>
          <table:table-cell table:formula="of:=([.A243]-[.$F$3])/([.$F$2]-[.$F$3])" office:value-type="float" office:value="0.127713423537428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1.52" calcext:value-type="float">
            <text:p>11,52</text:p>
          </table:table-cell>
          <table:table-cell office:value-type="float" office:value="2420" calcext:value-type="float">
            <text:p>2420</text:p>
          </table:table-cell>
          <table:table-cell table:formula="of:=([.A244]-[.$F$3])/([.$F$2]-[.$F$3])" office:value-type="float" office:value="0.112138615788961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430" calcext:value-type="float">
            <text:p>2430</text:p>
          </table:table-cell>
          <table:table-cell table:formula="of:=([.A245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8.12" calcext:value-type="float">
            <text:p>18,12</text:p>
          </table:table-cell>
          <table:table-cell office:value-type="float" office:value="2440" calcext:value-type="float">
            <text:p>2440</text:p>
          </table:table-cell>
          <table:table-cell table:formula="of:=([.A246]-[.$F$3])/([.$F$2]-[.$F$3])" office:value-type="float" office:value="0.176384697751387" calcext:value-type="float">
            <text:p>0,18</text:p>
          </table:table-cell>
          <table:table-cell table:number-columns-repeated="25"/>
        </table:table-row>
        <table:table-row table:style-name="ro1">
          <table:table-cell office:value-type="float" office:value="17.85" calcext:value-type="float">
            <text:p>17,85</text:p>
          </table:table-cell>
          <table:table-cell office:value-type="float" office:value="2450" calcext:value-type="float">
            <text:p>2450</text:p>
          </table:table-cell>
          <table:table-cell table:formula="of:=([.A247]-[.$F$3])/([.$F$2]-[.$F$3])" office:value-type="float" office:value="0.173756448943833" calcext:value-type="float">
            <text:p>0,17</text:p>
          </table:table-cell>
          <table:table-cell table:number-columns-repeated="25"/>
        </table:table-row>
        <table:table-row table:style-name="ro1">
          <table:table-cell office:value-type="float" office:value="13.33" calcext:value-type="float">
            <text:p>13,33</text:p>
          </table:table-cell>
          <table:table-cell office:value-type="float" office:value="2460" calcext:value-type="float">
            <text:p>2460</text:p>
          </table:table-cell>
          <table:table-cell table:formula="of:=([.A248]-[.$F$3])/([.$F$2]-[.$F$3])" office:value-type="float" office:value="0.129757617054414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8.59" calcext:value-type="float">
            <text:p>8,59</text:p>
          </table:table-cell>
          <table:table-cell office:value-type="float" office:value="2470" calcext:value-type="float">
            <text:p>2470</text:p>
          </table:table-cell>
          <table:table-cell table:formula="of:=([.A249]-[.$F$3])/([.$F$2]-[.$F$3])" office:value-type="float" office:value="0.0836172490995814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2480" calcext:value-type="float">
            <text:p>2480</text:p>
          </table:table-cell>
          <table:table-cell table:formula="of:=([.A250]-[.$F$3])/([.$F$2]-[.$F$3])" office:value-type="float" office:value="0.0759271877737759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2490" calcext:value-type="float">
            <text:p>2490</text:p>
          </table:table-cell>
          <table:table-cell table:formula="of:=([.A251]-[.$F$3])/([.$F$2]-[.$F$3])" office:value-type="float" office:value="0.060449722573737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4.97" calcext:value-type="float">
            <text:p>4,97</text:p>
          </table:table-cell>
          <table:table-cell office:value-type="float" office:value="2500" calcext:value-type="float">
            <text:p>2500</text:p>
          </table:table-cell>
          <table:table-cell table:formula="of:=([.A252]-[.$F$3])/([.$F$2]-[.$F$3])" office:value-type="float" office:value="0.0483792465686752" calcext:value-type="float">
            <text:p>0,05</text:p>
          </table:table-cell>
          <table:table-cell table:number-columns-repeated="25"/>
        </table:table-row>
        <table:table-row table:style-name="ro1">
          <table:table-cell office:value-type="float" office:value="4.54" calcext:value-type="float">
            <text:p>4,54</text:p>
          </table:table-cell>
          <table:table-cell office:value-type="float" office:value="2510" calcext:value-type="float">
            <text:p>2510</text:p>
          </table:table-cell>
          <table:table-cell table:formula="of:=([.A253]-[.$F$3])/([.$F$2]-[.$F$3])" office:value-type="float" office:value="0.0441935169862747" calcext:value-type="float">
            <text:p>0,04</text:p>
          </table:table-cell>
          <table:table-cell table:number-columns-repeated="25"/>
        </table:table-row>
        <table:table-row table:style-name="ro1">
          <table:table-cell office:value-type="float" office:value="5.41" calcext:value-type="float">
            <text:p>5,41</text:p>
          </table:table-cell>
          <table:table-cell office:value-type="float" office:value="2520" calcext:value-type="float">
            <text:p>2520</text:p>
          </table:table-cell>
          <table:table-cell table:formula="of:=([.A254]-[.$F$3])/([.$F$2]-[.$F$3])" office:value-type="float" office:value="0.0526623186995036" calcext:value-type="float">
            <text:p>0,05</text:p>
          </table:table-cell>
          <table:table-cell table:number-columns-repeated="25"/>
        </table:table-row>
        <table:table-row table:style-name="ro1">
          <table:table-cell office:value-type="float" office:value="9.06" calcext:value-type="float">
            <text:p>9,06</text:p>
          </table:table-cell>
          <table:table-cell office:value-type="float" office:value="2530" calcext:value-type="float">
            <text:p>2530</text:p>
          </table:table-cell>
          <table:table-cell table:formula="of:=([.A255]-[.$F$3])/([.$F$2]-[.$F$3])" office:value-type="float" office:value="0.0881923488756936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12" calcext:value-type="float">
            <text:p>9,12</text:p>
          </table:table-cell>
          <table:table-cell office:value-type="float" office:value="2540" calcext:value-type="float">
            <text:p>2540</text:p>
          </table:table-cell>
          <table:table-cell table:formula="of:=([.A256]-[.$F$3])/([.$F$2]-[.$F$3])" office:value-type="float" office:value="0.0887764041662611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7.62" calcext:value-type="float">
            <text:p>7,62</text:p>
          </table:table-cell>
          <table:table-cell office:value-type="float" office:value="2550" calcext:value-type="float">
            <text:p>2550</text:p>
          </table:table-cell>
          <table:table-cell table:formula="of:=([.A257]-[.$F$3])/([.$F$2]-[.$F$3])" office:value-type="float" office:value="0.0741750219020734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11.02" calcext:value-type="float">
            <text:p>11,02</text:p>
          </table:table-cell>
          <table:table-cell office:value-type="float" office:value="2560" calcext:value-type="float">
            <text:p>2560</text:p>
          </table:table-cell>
          <table:table-cell table:formula="of:=([.A258]-[.$F$3])/([.$F$2]-[.$F$3])" office:value-type="float" office:value="0.107271488367565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2570" calcext:value-type="float">
            <text:p>2570</text:p>
          </table:table-cell>
          <table:table-cell table:formula="of:=([.A259]-[.$F$3])/([.$F$2]-[.$F$3])" office:value-type="float" office:value="0.129465589409131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5.93" calcext:value-type="float">
            <text:p>15,93</text:p>
          </table:table-cell>
          <table:table-cell office:value-type="float" office:value="2580" calcext:value-type="float">
            <text:p>2580</text:p>
          </table:table-cell>
          <table:table-cell table:formula="of:=([.A260]-[.$F$3])/([.$F$2]-[.$F$3])" office:value-type="float" office:value="0.155066679645673" calcext:value-type="float">
            <text:p>0,16</text:p>
          </table:table-cell>
          <table:table-cell table:number-columns-repeated="25"/>
        </table:table-row>
        <table:table-row table:style-name="ro1">
          <table:table-cell office:value-type="float" office:value="17.03" calcext:value-type="float">
            <text:p>17,03</text:p>
          </table:table-cell>
          <table:table-cell office:value-type="float" office:value="2590" calcext:value-type="float">
            <text:p>2590</text:p>
          </table:table-cell>
          <table:table-cell table:formula="of:=([.A261]-[.$F$3])/([.$F$2]-[.$F$3])" office:value-type="float" office:value="0.165774359972744" calcext:value-type="float">
            <text:p>0,17</text:p>
          </table:table-cell>
          <table:table-cell table:number-columns-repeated="25"/>
        </table:table-row>
        <table:table-row table:style-name="ro1">
          <table:table-cell office:value-type="float" office:value="6.67" calcext:value-type="float">
            <text:p>6,67</text:p>
          </table:table-cell>
          <table:table-cell office:value-type="float" office:value="2600" calcext:value-type="float">
            <text:p>2600</text:p>
          </table:table-cell>
          <table:table-cell table:formula="of:=([.A262]-[.$F$3])/([.$F$2]-[.$F$3])" office:value-type="float" office:value="0.0649274798014212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6.01" calcext:value-type="float">
            <text:p>6,01</text:p>
          </table:table-cell>
          <table:table-cell office:value-type="float" office:value="2610" calcext:value-type="float">
            <text:p>2610</text:p>
          </table:table-cell>
          <table:table-cell table:formula="of:=([.A263]-[.$F$3])/([.$F$2]-[.$F$3])" office:value-type="float" office:value="0.0585028716051786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6.31" calcext:value-type="float">
            <text:p>6,31</text:p>
          </table:table-cell>
          <table:table-cell office:value-type="float" office:value="2620" calcext:value-type="float">
            <text:p>2620</text:p>
          </table:table-cell>
          <table:table-cell table:formula="of:=([.A264]-[.$F$3])/([.$F$2]-[.$F$3])" office:value-type="float" office:value="0.0614231480580161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5.29" calcext:value-type="float">
            <text:p>5,29</text:p>
          </table:table-cell>
          <table:table-cell office:value-type="float" office:value="2630" calcext:value-type="float">
            <text:p>2630</text:p>
          </table:table-cell>
          <table:table-cell table:formula="of:=([.A265]-[.$F$3])/([.$F$2]-[.$F$3])" office:value-type="float" office:value="0.0514942081183685" calcext:value-type="float">
            <text:p>0,05</text:p>
          </table:table-cell>
          <table:table-cell table:number-columns-repeated="25"/>
        </table:table-row>
        <table:table-row table:style-name="ro1">
          <table:table-cell office:value-type="float" office:value="5.09" calcext:value-type="float">
            <text:p>5,09</text:p>
          </table:table-cell>
          <table:table-cell office:value-type="float" office:value="2640" calcext:value-type="float">
            <text:p>2640</text:p>
          </table:table-cell>
          <table:table-cell table:formula="of:=([.A266]-[.$F$3])/([.$F$2]-[.$F$3])" office:value-type="float" office:value="0.0495473571498102" calcext:value-type="float">
            <text:p>0,05</text:p>
          </table:table-cell>
          <table:table-cell table:number-columns-repeated="25"/>
        </table:table-row>
        <table:table-row table:style-name="ro1">
          <table:table-cell office:value-type="float" office:value="4.94" calcext:value-type="float">
            <text:p>4,94</text:p>
          </table:table-cell>
          <table:table-cell office:value-type="float" office:value="2650" calcext:value-type="float">
            <text:p>2650</text:p>
          </table:table-cell>
          <table:table-cell table:formula="of:=([.A267]-[.$F$3])/([.$F$2]-[.$F$3])" office:value-type="float" office:value="0.0480872189233914" calcext:value-type="float">
            <text:p>0,05</text:p>
          </table:table-cell>
          <table:table-cell table:number-columns-repeated="25"/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2660" calcext:value-type="float">
            <text:p>2660</text:p>
          </table:table-cell>
          <table:table-cell table:formula="of:=([.A268]-[.$F$3])/([.$F$2]-[.$F$3])" office:value-type="float" office:value="0.060449722573737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9.33" calcext:value-type="float">
            <text:p>9,33</text:p>
          </table:table-cell>
          <table:table-cell office:value-type="float" office:value="2670" calcext:value-type="float">
            <text:p>2670</text:p>
          </table:table-cell>
          <table:table-cell table:formula="of:=([.A269]-[.$F$3])/([.$F$2]-[.$F$3])" office:value-type="float" office:value="0.0908205976832473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680" calcext:value-type="float">
            <text:p>2680</text:p>
          </table:table-cell>
          <table:table-cell table:formula="of:=([.A270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3.77" calcext:value-type="float">
            <text:p>13,77</text:p>
          </table:table-cell>
          <table:table-cell office:value-type="float" office:value="2690" calcext:value-type="float">
            <text:p>2690</text:p>
          </table:table-cell>
          <table:table-cell table:formula="of:=([.A271]-[.$F$3])/([.$F$2]-[.$F$3])" office:value-type="float" office:value="0.134040689185243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5.75" calcext:value-type="float">
            <text:p>15,75</text:p>
          </table:table-cell>
          <table:table-cell office:value-type="float" office:value="2700" calcext:value-type="float">
            <text:p>2700</text:p>
          </table:table-cell>
          <table:table-cell table:formula="of:=([.A272]-[.$F$3])/([.$F$2]-[.$F$3])" office:value-type="float" office:value="0.153314513773971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710" calcext:value-type="float">
            <text:p>2710</text:p>
          </table:table-cell>
          <table:table-cell table:formula="of:=([.A273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7.14" calcext:value-type="float">
            <text:p>17,14</text:p>
          </table:table-cell>
          <table:table-cell office:value-type="float" office:value="2720" calcext:value-type="float">
            <text:p>2720</text:p>
          </table:table-cell>
          <table:table-cell table:formula="of:=([.A274]-[.$F$3])/([.$F$2]-[.$F$3])" office:value-type="float" office:value="0.166845128005451" calcext:value-type="float">
            <text:p>0,17</text:p>
          </table:table-cell>
          <table:table-cell table:number-columns-repeated="25"/>
        </table:table-row>
        <table:table-row table:style-name="ro1">
          <table:table-cell office:value-type="float" office:value="17.58" calcext:value-type="float">
            <text:p>17,58</text:p>
          </table:table-cell>
          <table:table-cell office:value-type="float" office:value="2730" calcext:value-type="float">
            <text:p>2730</text:p>
          </table:table-cell>
          <table:table-cell table:formula="of:=([.A275]-[.$F$3])/([.$F$2]-[.$F$3])" office:value-type="float" office:value="0.17112820013628" calcext:value-type="float">
            <text:p>0,17</text:p>
          </table:table-cell>
          <table:table-cell table:number-columns-repeated="25"/>
        </table:table-row>
        <table:table-row table:style-name="ro1">
          <table:table-cell office:value-type="float" office:value="21.61" calcext:value-type="float">
            <text:p>21,61</text:p>
          </table:table-cell>
          <table:table-cell office:value-type="float" office:value="2740" calcext:value-type="float">
            <text:p>2740</text:p>
          </table:table-cell>
          <table:table-cell table:formula="of:=([.A276]-[.$F$3])/([.$F$2]-[.$F$3])" office:value-type="float" office:value="0.21035724715273" calcext:value-type="float">
            <text:p>0,21</text:p>
          </table:table-cell>
          <table:table-cell table:number-columns-repeated="25"/>
        </table:table-row>
        <table:table-row table:style-name="ro1">
          <table:table-cell office:value-type="float" office:value="13.95" calcext:value-type="float">
            <text:p>13,95</text:p>
          </table:table-cell>
          <table:table-cell office:value-type="float" office:value="2750" calcext:value-type="float">
            <text:p>2750</text:p>
          </table:table-cell>
          <table:table-cell table:formula="of:=([.A277]-[.$F$3])/([.$F$2]-[.$F$3])" office:value-type="float" office:value="0.135792855056945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5.31" calcext:value-type="float">
            <text:p>15,31</text:p>
          </table:table-cell>
          <table:table-cell office:value-type="float" office:value="2760" calcext:value-type="float">
            <text:p>2760</text:p>
          </table:table-cell>
          <table:table-cell table:formula="of:=([.A278]-[.$F$3])/([.$F$2]-[.$F$3])" office:value-type="float" office:value="0.149031441643142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4.53" calcext:value-type="float">
            <text:p>14,53</text:p>
          </table:table-cell>
          <table:table-cell office:value-type="float" office:value="2770" calcext:value-type="float">
            <text:p>2770</text:p>
          </table:table-cell>
          <table:table-cell table:formula="of:=([.A279]-[.$F$3])/([.$F$2]-[.$F$3])" office:value-type="float" office:value="0.141438722865765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3.11" calcext:value-type="float">
            <text:p>13,11</text:p>
          </table:table-cell>
          <table:table-cell office:value-type="float" office:value="2780" calcext:value-type="float">
            <text:p>2780</text:p>
          </table:table-cell>
          <table:table-cell table:formula="of:=([.A280]-[.$F$3])/([.$F$2]-[.$F$3])" office:value-type="float" office:value="0.127616080989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2.31" calcext:value-type="float">
            <text:p>12,31</text:p>
          </table:table-cell>
          <table:table-cell office:value-type="float" office:value="2790" calcext:value-type="float">
            <text:p>2790</text:p>
          </table:table-cell>
          <table:table-cell table:formula="of:=([.A281]-[.$F$3])/([.$F$2]-[.$F$3])" office:value-type="float" office:value="0.119828677114767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1.31" calcext:value-type="float">
            <text:p>11,31</text:p>
          </table:table-cell>
          <table:table-cell office:value-type="float" office:value="2800" calcext:value-type="float">
            <text:p>2800</text:p>
          </table:table-cell>
          <table:table-cell table:formula="of:=([.A282]-[.$F$3])/([.$F$2]-[.$F$3])" office:value-type="float" office:value="0.110094422271975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2810" calcext:value-type="float">
            <text:p>2810</text:p>
          </table:table-cell>
          <table:table-cell table:formula="of:=([.A283]-[.$F$3])/([.$F$2]-[.$F$3])" office:value-type="float" office:value="0.098315973912197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2820" calcext:value-type="float">
            <text:p>2820</text:p>
          </table:table-cell>
          <table:table-cell table:formula="of:=([.A284]-[.$F$3])/([.$F$2]-[.$F$3])" office:value-type="float" office:value="0.092475421006522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8.47" calcext:value-type="float">
            <text:p>8,47</text:p>
          </table:table-cell>
          <table:table-cell office:value-type="float" office:value="2830" calcext:value-type="float">
            <text:p>2830</text:p>
          </table:table-cell>
          <table:table-cell table:formula="of:=([.A285]-[.$F$3])/([.$F$2]-[.$F$3])" office:value-type="float" office:value="0.0824491385184464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10.21" calcext:value-type="float">
            <text:p>10,21</text:p>
          </table:table-cell>
          <table:table-cell office:value-type="float" office:value="2840" calcext:value-type="float">
            <text:p>2840</text:p>
          </table:table-cell>
          <table:table-cell table:formula="of:=([.A286]-[.$F$3])/([.$F$2]-[.$F$3])" office:value-type="float" office:value="0.0993867419449041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8.93" calcext:value-type="float">
            <text:p>8,93</text:p>
          </table:table-cell>
          <table:table-cell office:value-type="float" office:value="2850" calcext:value-type="float">
            <text:p>2850</text:p>
          </table:table-cell>
          <table:table-cell table:formula="of:=([.A287]-[.$F$3])/([.$F$2]-[.$F$3])" office:value-type="float" office:value="0.0869268957461306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2860" calcext:value-type="float">
            <text:p>2860</text:p>
          </table:table-cell>
          <table:table-cell table:formula="of:=([.A288]-[.$F$3])/([.$F$2]-[.$F$3])" office:value-type="float" office:value="0.0730069113209384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5.13" calcext:value-type="float">
            <text:p>5,13</text:p>
          </table:table-cell>
          <table:table-cell office:value-type="float" office:value="2870" calcext:value-type="float">
            <text:p>2870</text:p>
          </table:table-cell>
          <table:table-cell table:formula="of:=([.A289]-[.$F$3])/([.$F$2]-[.$F$3])" office:value-type="float" office:value="0.0499367273435218" calcext:value-type="float">
            <text:p>0,05</text:p>
          </table:table-cell>
          <table:table-cell table:number-columns-repeated="25"/>
        </table:table-row>
        <table:table-row table:style-name="ro1">
          <table:table-cell office:value-type="float" office:value="5.19" calcext:value-type="float">
            <text:p>5,19</text:p>
          </table:table-cell>
          <table:table-cell office:value-type="float" office:value="2880" calcext:value-type="float">
            <text:p>2880</text:p>
          </table:table-cell>
          <table:table-cell table:formula="of:=([.A290]-[.$F$3])/([.$F$2]-[.$F$3])" office:value-type="float" office:value="0.0505207826340894" calcext:value-type="float">
            <text:p>0,05</text:p>
          </table:table-cell>
          <table:table-cell table:number-columns-repeated="25"/>
        </table:table-row>
        <table:table-row table:style-name="ro1">
          <table:table-cell office:value-type="float" office:value="6.09" calcext:value-type="float">
            <text:p>6,09</text:p>
          </table:table-cell>
          <table:table-cell office:value-type="float" office:value="2890" calcext:value-type="float">
            <text:p>2890</text:p>
          </table:table-cell>
          <table:table-cell table:formula="of:=([.A291]-[.$F$3])/([.$F$2]-[.$F$3])" office:value-type="float" office:value="0.059281611992602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6.92" calcext:value-type="float">
            <text:p>6,92</text:p>
          </table:table-cell>
          <table:table-cell office:value-type="float" office:value="2900" calcext:value-type="float">
            <text:p>2900</text:p>
          </table:table-cell>
          <table:table-cell table:formula="of:=([.A292]-[.$F$3])/([.$F$2]-[.$F$3])" office:value-type="float" office:value="0.0673610435121192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9.58" calcext:value-type="float">
            <text:p>9,58</text:p>
          </table:table-cell>
          <table:table-cell office:value-type="float" office:value="2910" calcext:value-type="float">
            <text:p>2910</text:p>
          </table:table-cell>
          <table:table-cell table:formula="of:=([.A293]-[.$F$3])/([.$F$2]-[.$F$3])" office:value-type="float" office:value="0.0932541613939453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10.89" calcext:value-type="float">
            <text:p>10,89</text:p>
          </table:table-cell>
          <table:table-cell office:value-type="float" office:value="2920" calcext:value-type="float">
            <text:p>2920</text:p>
          </table:table-cell>
          <table:table-cell table:formula="of:=([.A294]-[.$F$3])/([.$F$2]-[.$F$3])" office:value-type="float" office:value="0.106006035238003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47" calcext:value-type="float">
            <text:p>11,47</text:p>
          </table:table-cell>
          <table:table-cell office:value-type="float" office:value="2930" calcext:value-type="float">
            <text:p>2930</text:p>
          </table:table-cell>
          <table:table-cell table:formula="of:=([.A295]-[.$F$3])/([.$F$2]-[.$F$3])" office:value-type="float" office:value="0.111651903046822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85" calcext:value-type="float">
            <text:p>11,85</text:p>
          </table:table-cell>
          <table:table-cell office:value-type="float" office:value="2940" calcext:value-type="float">
            <text:p>2940</text:p>
          </table:table-cell>
          <table:table-cell table:formula="of:=([.A296]-[.$F$3])/([.$F$2]-[.$F$3])" office:value-type="float" office:value="0.115350919887083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09" calcext:value-type="float">
            <text:p>12,09</text:p>
          </table:table-cell>
          <table:table-cell office:value-type="float" office:value="2950" calcext:value-type="float">
            <text:p>2950</text:p>
          </table:table-cell>
          <table:table-cell table:formula="of:=([.A297]-[.$F$3])/([.$F$2]-[.$F$3])" office:value-type="float" office:value="0.117687141049353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87" calcext:value-type="float">
            <text:p>12,87</text:p>
          </table:table-cell>
          <table:table-cell office:value-type="float" office:value="2960" calcext:value-type="float">
            <text:p>2960</text:p>
          </table:table-cell>
          <table:table-cell table:formula="of:=([.A298]-[.$F$3])/([.$F$2]-[.$F$3])" office:value-type="float" office:value="0.12527985982673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70" calcext:value-type="float">
            <text:p>2970</text:p>
          </table:table-cell>
          <table:table-cell table:formula="of:=([.A299]-[.$F$3])/([.$F$2]-[.$F$3])" office:value-type="float" office:value="0.136279567799085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980" calcext:value-type="float">
            <text:p>2980</text:p>
          </table:table-cell>
          <table:table-cell table:formula="of:=([.A300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58" calcext:value-type="float">
            <text:p>9,58</text:p>
          </table:table-cell>
          <table:table-cell office:value-type="float" office:value="2990" calcext:value-type="float">
            <text:p>2990</text:p>
          </table:table-cell>
          <table:table-cell table:formula="of:=([.A301]-[.$F$3])/([.$F$2]-[.$F$3])" office:value-type="float" office:value="0.0932541613939453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69" calcext:value-type="float">
            <text:p>9,69</text:p>
          </table:table-cell>
          <table:table-cell office:value-type="float" office:value="3000" calcext:value-type="float">
            <text:p>3000</text:p>
          </table:table-cell>
          <table:table-cell table:formula="of:=([.A302]-[.$F$3])/([.$F$2]-[.$F$3])" office:value-type="float" office:value="0.0943249294266524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72" calcext:value-type="float">
            <text:p>9,72</text:p>
          </table:table-cell>
          <table:table-cell office:value-type="float" office:value="3010" calcext:value-type="float">
            <text:p>3010</text:p>
          </table:table-cell>
          <table:table-cell table:formula="of:=([.A303]-[.$F$3])/([.$F$2]-[.$F$3])" office:value-type="float" office:value="0.0946169570719361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88" calcext:value-type="float">
            <text:p>9,88</text:p>
          </table:table-cell>
          <table:table-cell office:value-type="float" office:value="3020" calcext:value-type="float">
            <text:p>3020</text:p>
          </table:table-cell>
          <table:table-cell table:formula="of:=([.A304]-[.$F$3])/([.$F$2]-[.$F$3])" office:value-type="float" office:value="0.0961744378467828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49" calcext:value-type="float">
            <text:p>10,49</text:p>
          </table:table-cell>
          <table:table-cell office:value-type="float" office:value="3030" calcext:value-type="float">
            <text:p>3030</text:p>
          </table:table-cell>
          <table:table-cell table:formula="of:=([.A305]-[.$F$3])/([.$F$2]-[.$F$3])" office:value-type="float" office:value="0.102112333300886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64" calcext:value-type="float">
            <text:p>9,64</text:p>
          </table:table-cell>
          <table:table-cell office:value-type="float" office:value="3040" calcext:value-type="float">
            <text:p>3040</text:p>
          </table:table-cell>
          <table:table-cell table:formula="of:=([.A306]-[.$F$3])/([.$F$2]-[.$F$3])" office:value-type="float" office:value="0.0938382166845128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84" calcext:value-type="float">
            <text:p>9,84</text:p>
          </table:table-cell>
          <table:table-cell office:value-type="float" office:value="3050" calcext:value-type="float">
            <text:p>3050</text:p>
          </table:table-cell>
          <table:table-cell table:formula="of:=([.A307]-[.$F$3])/([.$F$2]-[.$F$3])" office:value-type="float" office:value="0.0957850676530711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3060" calcext:value-type="float">
            <text:p>3060</text:p>
          </table:table-cell>
          <table:table-cell table:formula="of:=([.A308]-[.$F$3])/([.$F$2]-[.$F$3])" office:value-type="float" office:value="0.14212012070476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8.96" calcext:value-type="float">
            <text:p>8,96</text:p>
          </table:table-cell>
          <table:table-cell office:value-type="float" office:value="3070" calcext:value-type="float">
            <text:p>3070</text:p>
          </table:table-cell>
          <table:table-cell table:formula="of:=([.A309]-[.$F$3])/([.$F$2]-[.$F$3])" office:value-type="float" office:value="0.0872189233914144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6.89" calcext:value-type="float">
            <text:p>6,89</text:p>
          </table:table-cell>
          <table:table-cell office:value-type="float" office:value="3080" calcext:value-type="float">
            <text:p>3080</text:p>
          </table:table-cell>
          <table:table-cell table:formula="of:=([.A310]-[.$F$3])/([.$F$2]-[.$F$3])" office:value-type="float" office:value="0.0670690158668354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9.91" calcext:value-type="float">
            <text:p>9,91</text:p>
          </table:table-cell>
          <table:table-cell office:value-type="float" office:value="3090" calcext:value-type="float">
            <text:p>3090</text:p>
          </table:table-cell>
          <table:table-cell table:formula="of:=([.A311]-[.$F$3])/([.$F$2]-[.$F$3])" office:value-type="float" office:value="0.0964664654920666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7.22" calcext:value-type="float">
            <text:p>7,22</text:p>
          </table:table-cell>
          <table:table-cell office:value-type="float" office:value="3100" calcext:value-type="float">
            <text:p>3100</text:p>
          </table:table-cell>
          <table:table-cell table:formula="of:=([.A312]-[.$F$3])/([.$F$2]-[.$F$3])" office:value-type="float" office:value="0.0702813199649567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9.73" calcext:value-type="float">
            <text:p>9,73</text:p>
          </table:table-cell>
          <table:table-cell office:value-type="float" office:value="3110" calcext:value-type="float">
            <text:p>3110</text:p>
          </table:table-cell>
          <table:table-cell table:formula="of:=([.A313]-[.$F$3])/([.$F$2]-[.$F$3])" office:value-type="float" office:value="0.0947142996203641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14.48" calcext:value-type="float">
            <text:p>14,48</text:p>
          </table:table-cell>
          <table:table-cell office:value-type="float" office:value="3120" calcext:value-type="float">
            <text:p>3120</text:p>
          </table:table-cell>
          <table:table-cell table:formula="of:=([.A314]-[.$F$3])/([.$F$2]-[.$F$3])" office:value-type="float" office:value="0.140952010123625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130" calcext:value-type="float">
            <text:p>3130</text:p>
          </table:table-cell>
          <table:table-cell table:formula="of:=([.A315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8.75" calcext:value-type="float">
            <text:p>18,75</text:p>
          </table:table-cell>
          <table:table-cell office:value-type="float" office:value="3140" calcext:value-type="float">
            <text:p>3140</text:p>
          </table:table-cell>
          <table:table-cell table:formula="of:=([.A316]-[.$F$3])/([.$F$2]-[.$F$3])" office:value-type="float" office:value="0.182517278302346" calcext:value-type="float">
            <text:p>0,18</text:p>
          </table:table-cell>
          <table:table-cell table:number-columns-repeated="25"/>
        </table:table-row>
        <table:table-row table:style-name="ro1">
          <table:table-cell office:value-type="float" office:value="12.88" calcext:value-type="float">
            <text:p>12,88</text:p>
          </table:table-cell>
          <table:table-cell office:value-type="float" office:value="3150" calcext:value-type="float">
            <text:p>3150</text:p>
          </table:table-cell>
          <table:table-cell table:formula="of:=([.A317]-[.$F$3])/([.$F$2]-[.$F$3])" office:value-type="float" office:value="0.125377202375158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4.41" calcext:value-type="float">
            <text:p>4,41</text:p>
          </table:table-cell>
          <table:table-cell office:value-type="float" office:value="3160" calcext:value-type="float">
            <text:p>3160</text:p>
          </table:table-cell>
          <table:table-cell table:formula="of:=([.A318]-[.$F$3])/([.$F$2]-[.$F$3])" office:value-type="float" office:value="0.0429280638567118" calcext:value-type="float">
            <text:p>0,04</text:p>
          </table:table-cell>
          <table:table-cell table:number-columns-repeated="25"/>
        </table:table-row>
        <table:table-row table:style-name="ro1">
          <table:table-cell office:value-type="float" office:value="6.59" calcext:value-type="float">
            <text:p>6,59</text:p>
          </table:table-cell>
          <table:table-cell office:value-type="float" office:value="3170" calcext:value-type="float">
            <text:p>3170</text:p>
          </table:table-cell>
          <table:table-cell table:formula="of:=([.A319]-[.$F$3])/([.$F$2]-[.$F$3])" office:value-type="float" office:value="0.0641487394139979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3180" calcext:value-type="float">
            <text:p>3180</text:p>
          </table:table-cell>
          <table:table-cell table:formula="of:=([.A320]-[.$F$3])/([.$F$2]-[.$F$3])" office:value-type="float" office:value="0.0878029786819819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8.86" calcext:value-type="float">
            <text:p>8,86</text:p>
          </table:table-cell>
          <table:table-cell office:value-type="float" office:value="3190" calcext:value-type="float">
            <text:p>3190</text:p>
          </table:table-cell>
          <table:table-cell table:formula="of:=([.A321]-[.$F$3])/([.$F$2]-[.$F$3])" office:value-type="float" office:value="0.0862454979071352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8.79" calcext:value-type="float">
            <text:p>8,79</text:p>
          </table:table-cell>
          <table:table-cell office:value-type="float" office:value="3200" calcext:value-type="float">
            <text:p>3200</text:p>
          </table:table-cell>
          <table:table-cell table:formula="of:=([.A322]-[.$F$3])/([.$F$2]-[.$F$3])" office:value-type="float" office:value="0.0855641000681398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8.67" calcext:value-type="float">
            <text:p>8,67</text:p>
          </table:table-cell>
          <table:table-cell office:value-type="float" office:value="3210" calcext:value-type="float">
            <text:p>3210</text:p>
          </table:table-cell>
          <table:table-cell table:formula="of:=([.A323]-[.$F$3])/([.$F$2]-[.$F$3])" office:value-type="float" office:value="0.0843959894870048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8.37" calcext:value-type="float">
            <text:p>8,37</text:p>
          </table:table-cell>
          <table:table-cell office:value-type="float" office:value="3220" calcext:value-type="float">
            <text:p>3220</text:p>
          </table:table-cell>
          <table:table-cell table:formula="of:=([.A324]-[.$F$3])/([.$F$2]-[.$F$3])" office:value-type="float" office:value="0.0814757130341672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9.59" calcext:value-type="float">
            <text:p>9,59</text:p>
          </table:table-cell>
          <table:table-cell office:value-type="float" office:value="3230" calcext:value-type="float">
            <text:p>3230</text:p>
          </table:table-cell>
          <table:table-cell table:formula="of:=([.A325]-[.$F$3])/([.$F$2]-[.$F$3])" office:value-type="float" office:value="0.0933515039423732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240" calcext:value-type="float">
            <text:p>3240</text:p>
          </table:table-cell>
          <table:table-cell table:formula="of:=([.A326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28" calcext:value-type="float">
            <text:p>10,28</text:p>
          </table:table-cell>
          <table:table-cell office:value-type="float" office:value="3250" calcext:value-type="float">
            <text:p>3250</text:p>
          </table:table-cell>
          <table:table-cell table:formula="of:=([.A327]-[.$F$3])/([.$F$2]-[.$F$3])" office:value-type="float" office:value="0.1000681397839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8.99" calcext:value-type="float">
            <text:p>8,99</text:p>
          </table:table-cell>
          <table:table-cell office:value-type="float" office:value="3260" calcext:value-type="float">
            <text:p>3260</text:p>
          </table:table-cell>
          <table:table-cell table:formula="of:=([.A328]-[.$F$3])/([.$F$2]-[.$F$3])" office:value-type="float" office:value="0.0875109510366981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8.39" calcext:value-type="float">
            <text:p>8,39</text:p>
          </table:table-cell>
          <table:table-cell office:value-type="float" office:value="3270" calcext:value-type="float">
            <text:p>3270</text:p>
          </table:table-cell>
          <table:table-cell table:formula="of:=([.A329]-[.$F$3])/([.$F$2]-[.$F$3])" office:value-type="float" office:value="0.0816703981310231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8.28" calcext:value-type="float">
            <text:p>8,28</text:p>
          </table:table-cell>
          <table:table-cell office:value-type="float" office:value="3280" calcext:value-type="float">
            <text:p>3280</text:p>
          </table:table-cell>
          <table:table-cell table:formula="of:=([.A330]-[.$F$3])/([.$F$2]-[.$F$3])" office:value-type="float" office:value="0.080599630098316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3290" calcext:value-type="float">
            <text:p>3290</text:p>
          </table:table-cell>
          <table:table-cell table:formula="of:=([.A331]-[.$F$3])/([.$F$2]-[.$F$3])" office:value-type="float" office:value="0.0878029786819819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300" calcext:value-type="float">
            <text:p>3300</text:p>
          </table:table-cell>
          <table:table-cell table:formula="of:=([.A332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07" calcext:value-type="float">
            <text:p>11,07</text:p>
          </table:table-cell>
          <table:table-cell office:value-type="float" office:value="3310" calcext:value-type="float">
            <text:p>3310</text:p>
          </table:table-cell>
          <table:table-cell table:formula="of:=([.A333]-[.$F$3])/([.$F$2]-[.$F$3])" office:value-type="float" office:value="0.107758201109705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20" calcext:value-type="float">
            <text:p>3320</text:p>
          </table:table-cell>
          <table:table-cell table:formula="of:=([.A334]-[.$F$3])/([.$F$2]-[.$F$3])" office:value-type="float" office:value="0.10707680327071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4.53" calcext:value-type="float">
            <text:p>14,53</text:p>
          </table:table-cell>
          <table:table-cell office:value-type="float" office:value="3330" calcext:value-type="float">
            <text:p>3330</text:p>
          </table:table-cell>
          <table:table-cell table:formula="of:=([.A335]-[.$F$3])/([.$F$2]-[.$F$3])" office:value-type="float" office:value="0.141438722865765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40" calcext:value-type="float">
            <text:p>3340</text:p>
          </table:table-cell>
          <table:table-cell table:formula="of:=([.A336]-[.$F$3])/([.$F$2]-[.$F$3])" office:value-type="float" office:value="0.16548233232746" calcext:value-type="float">
            <text:p>0,17</text:p>
          </table:table-cell>
          <table:table-cell table:number-columns-repeated="25"/>
        </table:table-row>
        <table:table-row table:style-name="ro1">
          <table:table-cell office:value-type="float" office:value="17.86" calcext:value-type="float">
            <text:p>17,86</text:p>
          </table:table-cell>
          <table:table-cell office:value-type="float" office:value="3350" calcext:value-type="float">
            <text:p>3350</text:p>
          </table:table-cell>
          <table:table-cell table:formula="of:=([.A337]-[.$F$3])/([.$F$2]-[.$F$3])" office:value-type="float" office:value="0.173853791492261" calcext:value-type="float">
            <text:p>0,17</text:p>
          </table:table-cell>
          <table:table-cell table:number-columns-repeated="25"/>
        </table:table-row>
        <table:table-row table:style-name="ro1">
          <table:table-cell office:value-type="float" office:value="19.91" calcext:value-type="float">
            <text:p>19,91</text:p>
          </table:table-cell>
          <table:table-cell office:value-type="float" office:value="3360" calcext:value-type="float">
            <text:p>3360</text:p>
          </table:table-cell>
          <table:table-cell table:formula="of:=([.A338]-[.$F$3])/([.$F$2]-[.$F$3])" office:value-type="float" office:value="0.193809013919984" calcext:value-type="float">
            <text:p>0,19</text:p>
          </table:table-cell>
          <table:table-cell table:number-columns-repeated="25"/>
        </table:table-row>
        <table:table-row table:style-name="ro1">
          <table:table-cell office:value-type="float" office:value="18.34" calcext:value-type="float">
            <text:p>18,34</text:p>
          </table:table-cell>
          <table:table-cell office:value-type="float" office:value="3370" calcext:value-type="float">
            <text:p>3370</text:p>
          </table:table-cell>
          <table:table-cell table:formula="of:=([.A339]-[.$F$3])/([.$F$2]-[.$F$3])" office:value-type="float" office:value="0.178526233816801" calcext:value-type="float">
            <text:p>0,18</text:p>
          </table:table-cell>
          <table:table-cell table:number-columns-repeated="25"/>
        </table:table-row>
        <table:table-row table:style-name="ro1">
          <table:table-cell office:value-type="float" office:value="17.32" calcext:value-type="float">
            <text:p>17,32</text:p>
          </table:table-cell>
          <table:table-cell office:value-type="float" office:value="3380" calcext:value-type="float">
            <text:p>3380</text:p>
          </table:table-cell>
          <table:table-cell table:formula="of:=([.A340]-[.$F$3])/([.$F$2]-[.$F$3])" office:value-type="float" office:value="0.168597293877154" calcext:value-type="float">
            <text:p>0,17</text:p>
          </table:table-cell>
          <table:table-cell table:number-columns-repeated="25"/>
        </table:table-row>
        <table:table-row table:style-name="ro1">
          <table:table-cell office:value-type="float" office:value="13.72" calcext:value-type="float">
            <text:p>13,72</text:p>
          </table:table-cell>
          <table:table-cell office:value-type="float" office:value="3390" calcext:value-type="float">
            <text:p>3390</text:p>
          </table:table-cell>
          <table:table-cell table:formula="of:=([.A341]-[.$F$3])/([.$F$2]-[.$F$3])" office:value-type="float" office:value="0.133553976443103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0" calcext:value-type="float">
            <text:p>3400</text:p>
          </table:table-cell>
          <table:table-cell table:formula="of:=([.A342]-[.$F$3])/([.$F$2]-[.$F$3])" office:value-type="float" office:value="0.00973425484279178" calcext:value-type="float">
            <text:p>0,01</text:p>
          </table:table-cell>
          <table:table-cell table:number-columns-repeated="25"/>
        </table:table-row>
        <table:table-row table:style-name="ro1">
          <table:table-cell office:value-type="float" office:value="10.42" calcext:value-type="float">
            <text:p>10,42</text:p>
          </table:table-cell>
          <table:table-cell office:value-type="float" office:value="3410" calcext:value-type="float">
            <text:p>3410</text:p>
          </table:table-cell>
          <table:table-cell table:formula="of:=([.A343]-[.$F$3])/([.$F$2]-[.$F$3])" office:value-type="float" office:value="0.10143093546189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420" calcext:value-type="float">
            <text:p>3420</text:p>
          </table:table-cell>
          <table:table-cell table:formula="of:=([.A344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3430" calcext:value-type="float">
            <text:p>3430</text:p>
          </table:table-cell>
          <table:table-cell table:formula="of:=([.A345]-[.$F$3])/([.$F$2]-[.$F$3])" office:value-type="float" office:value="0.13043901489341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440" calcext:value-type="float">
            <text:p>3440</text:p>
          </table:table-cell>
          <table:table-cell table:formula="of:=([.A346]-[.$F$3])/([.$F$2]-[.$F$3])" office:value-type="float" office:value="0.119244621824199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1.02" calcext:value-type="float">
            <text:p>11,02</text:p>
          </table:table-cell>
          <table:table-cell office:value-type="float" office:value="3450" calcext:value-type="float">
            <text:p>3450</text:p>
          </table:table-cell>
          <table:table-cell table:formula="of:=([.A347]-[.$F$3])/([.$F$2]-[.$F$3])" office:value-type="float" office:value="0.107271488367565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3460" calcext:value-type="float">
            <text:p>3460</text:p>
          </table:table-cell>
          <table:table-cell table:formula="of:=([.A348]-[.$F$3])/([.$F$2]-[.$F$3])" office:value-type="float" office:value="0.0878029786819819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8.52" calcext:value-type="float">
            <text:p>8,52</text:p>
          </table:table-cell>
          <table:table-cell office:value-type="float" office:value="3470" calcext:value-type="float">
            <text:p>3470</text:p>
          </table:table-cell>
          <table:table-cell table:formula="of:=([.A349]-[.$F$3])/([.$F$2]-[.$F$3])" office:value-type="float" office:value="0.082935851260586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3480" calcext:value-type="float">
            <text:p>3480</text:p>
          </table:table-cell>
          <table:table-cell table:formula="of:=([.A350]-[.$F$3])/([.$F$2]-[.$F$3])" office:value-type="float" office:value="0.0769006132580551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10.81" calcext:value-type="float">
            <text:p>10,81</text:p>
          </table:table-cell>
          <table:table-cell office:value-type="float" office:value="3490" calcext:value-type="float">
            <text:p>3490</text:p>
          </table:table-cell>
          <table:table-cell table:formula="of:=([.A351]-[.$F$3])/([.$F$2]-[.$F$3])" office:value-type="float" office:value="0.105227294850579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48" calcext:value-type="float">
            <text:p>11,48</text:p>
          </table:table-cell>
          <table:table-cell office:value-type="float" office:value="3500" calcext:value-type="float">
            <text:p>3500</text:p>
          </table:table-cell>
          <table:table-cell table:formula="of:=([.A352]-[.$F$3])/([.$F$2]-[.$F$3])" office:value-type="float" office:value="0.11174924559525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3510" calcext:value-type="float">
            <text:p>3510</text:p>
          </table:table-cell>
          <table:table-cell table:formula="of:=([.A353]-[.$F$3])/([.$F$2]-[.$F$3])" office:value-type="float" office:value="0.097926603718485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8.64" calcext:value-type="float">
            <text:p>8,64</text:p>
          </table:table-cell>
          <table:table-cell office:value-type="float" office:value="3520" calcext:value-type="float">
            <text:p>3520</text:p>
          </table:table-cell>
          <table:table-cell table:formula="of:=([.A354]-[.$F$3])/([.$F$2]-[.$F$3])" office:value-type="float" office:value="0.084103961841721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3530" calcext:value-type="float">
            <text:p>3530</text:p>
          </table:table-cell>
          <table:table-cell table:formula="of:=([.A355]-[.$F$3])/([.$F$2]-[.$F$3])" office:value-type="float" office:value="0.0812810279373114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8.44" calcext:value-type="float">
            <text:p>8,44</text:p>
          </table:table-cell>
          <table:table-cell office:value-type="float" office:value="3540" calcext:value-type="float">
            <text:p>3540</text:p>
          </table:table-cell>
          <table:table-cell table:formula="of:=([.A356]-[.$F$3])/([.$F$2]-[.$F$3])" office:value-type="float" office:value="0.0821571108731627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7.27" calcext:value-type="float">
            <text:p>7,27</text:p>
          </table:table-cell>
          <table:table-cell office:value-type="float" office:value="3550" calcext:value-type="float">
            <text:p>3550</text:p>
          </table:table-cell>
          <table:table-cell table:formula="of:=([.A357]-[.$F$3])/([.$F$2]-[.$F$3])" office:value-type="float" office:value="0.0707680327070963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10.59" calcext:value-type="float">
            <text:p>10,59</text:p>
          </table:table-cell>
          <table:table-cell office:value-type="float" office:value="3560" calcext:value-type="float">
            <text:p>3560</text:p>
          </table:table-cell>
          <table:table-cell table:formula="of:=([.A358]-[.$F$3])/([.$F$2]-[.$F$3])" office:value-type="float" office:value="0.103085758785165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75" calcext:value-type="float">
            <text:p>10,75</text:p>
          </table:table-cell>
          <table:table-cell office:value-type="float" office:value="3570" calcext:value-type="float">
            <text:p>3570</text:p>
          </table:table-cell>
          <table:table-cell table:formula="of:=([.A359]-[.$F$3])/([.$F$2]-[.$F$3])" office:value-type="float" office:value="0.104643239560012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2.11" calcext:value-type="float">
            <text:p>12,11</text:p>
          </table:table-cell>
          <table:table-cell office:value-type="float" office:value="3580" calcext:value-type="float">
            <text:p>3580</text:p>
          </table:table-cell>
          <table:table-cell table:formula="of:=([.A360]-[.$F$3])/([.$F$2]-[.$F$3])" office:value-type="float" office:value="0.117881826146209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590" calcext:value-type="float">
            <text:p>3590</text:p>
          </table:table-cell>
          <table:table-cell table:formula="of:=([.A361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89" calcext:value-type="float">
            <text:p>9,89</text:p>
          </table:table-cell>
          <table:table-cell office:value-type="float" office:value="3600" calcext:value-type="float">
            <text:p>3600</text:p>
          </table:table-cell>
          <table:table-cell table:formula="of:=([.A362]-[.$F$3])/([.$F$2]-[.$F$3])" office:value-type="float" office:value="0.0962717803952108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63" calcext:value-type="float">
            <text:p>9,63</text:p>
          </table:table-cell>
          <table:table-cell office:value-type="float" office:value="3610" calcext:value-type="float">
            <text:p>3610</text:p>
          </table:table-cell>
          <table:table-cell table:formula="of:=([.A363]-[.$F$3])/([.$F$2]-[.$F$3])" office:value-type="float" office:value="0.0937408741360849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620" calcext:value-type="float">
            <text:p>3620</text:p>
          </table:table-cell>
          <table:table-cell table:formula="of:=([.A364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93" calcext:value-type="float">
            <text:p>11,93</text:p>
          </table:table-cell>
          <table:table-cell office:value-type="float" office:value="3630" calcext:value-type="float">
            <text:p>3630</text:p>
          </table:table-cell>
          <table:table-cell table:formula="of:=([.A365]-[.$F$3])/([.$F$2]-[.$F$3])" office:value-type="float" office:value="0.116129660274506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05" calcext:value-type="float">
            <text:p>12,05</text:p>
          </table:table-cell>
          <table:table-cell office:value-type="float" office:value="3640" calcext:value-type="float">
            <text:p>3640</text:p>
          </table:table-cell>
          <table:table-cell table:formula="of:=([.A366]-[.$F$3])/([.$F$2]-[.$F$3])" office:value-type="float" office:value="0.117297770855641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1.98" calcext:value-type="float">
            <text:p>11,98</text:p>
          </table:table-cell>
          <table:table-cell office:value-type="float" office:value="3650" calcext:value-type="float">
            <text:p>3650</text:p>
          </table:table-cell>
          <table:table-cell table:formula="of:=([.A367]-[.$F$3])/([.$F$2]-[.$F$3])" office:value-type="float" office:value="0.116616373016646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1.44" calcext:value-type="float">
            <text:p>11,44</text:p>
          </table:table-cell>
          <table:table-cell office:value-type="float" office:value="3660" calcext:value-type="float">
            <text:p>3660</text:p>
          </table:table-cell>
          <table:table-cell table:formula="of:=([.A368]-[.$F$3])/([.$F$2]-[.$F$3])" office:value-type="float" office:value="0.111359875401538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670" calcext:value-type="float">
            <text:p>3670</text:p>
          </table:table-cell>
          <table:table-cell table:formula="of:=([.A369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54" calcext:value-type="float">
            <text:p>9,54</text:p>
          </table:table-cell>
          <table:table-cell office:value-type="float" office:value="3680" calcext:value-type="float">
            <text:p>3680</text:p>
          </table:table-cell>
          <table:table-cell table:formula="of:=([.A370]-[.$F$3])/([.$F$2]-[.$F$3])" office:value-type="float" office:value="0.0928647912002336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690" calcext:value-type="float">
            <text:p>3690</text:p>
          </table:table-cell>
          <table:table-cell table:formula="of:=([.A371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700" calcext:value-type="float">
            <text:p>3700</text:p>
          </table:table-cell>
          <table:table-cell table:formula="of:=([.A372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69" calcext:value-type="float">
            <text:p>11,69</text:p>
          </table:table-cell>
          <table:table-cell office:value-type="float" office:value="3710" calcext:value-type="float">
            <text:p>3710</text:p>
          </table:table-cell>
          <table:table-cell table:formula="of:=([.A373]-[.$F$3])/([.$F$2]-[.$F$3])" office:value-type="float" office:value="0.113793439112236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36" calcext:value-type="float">
            <text:p>11,36</text:p>
          </table:table-cell>
          <table:table-cell office:value-type="float" office:value="3720" calcext:value-type="float">
            <text:p>3720</text:p>
          </table:table-cell>
          <table:table-cell table:formula="of:=([.A374]-[.$F$3])/([.$F$2]-[.$F$3])" office:value-type="float" office:value="0.110581135014115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36.79" calcext:value-type="float">
            <text:p>36,79</text:p>
          </table:table-cell>
          <table:table-cell office:value-type="float" office:value="3730" calcext:value-type="float">
            <text:p>3730</text:p>
          </table:table-cell>
          <table:table-cell table:formula="of:=([.A375]-[.$F$3])/([.$F$2]-[.$F$3])" office:value-type="float" office:value="0.35812323566631" calcext:value-type="float">
            <text:p>0,36</text:p>
          </table:table-cell>
          <table:table-cell table:number-columns-repeated="25"/>
        </table:table-row>
        <table:table-row table:style-name="ro1">
          <table:table-cell office:value-type="float" office:value="7.67" calcext:value-type="float">
            <text:p>7,67</text:p>
          </table:table-cell>
          <table:table-cell office:value-type="float" office:value="3740" calcext:value-type="float">
            <text:p>3740</text:p>
          </table:table-cell>
          <table:table-cell table:formula="of:=([.A376]-[.$F$3])/([.$F$2]-[.$F$3])" office:value-type="float" office:value="0.074661734644213" calcext:value-type="float">
            <text:p>0,07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750" calcext:value-type="float">
            <text:p>3750</text:p>
          </table:table-cell>
          <table:table-cell table:formula="of:=([.A377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07" calcext:value-type="float">
            <text:p>11,07</text:p>
          </table:table-cell>
          <table:table-cell office:value-type="float" office:value="3760" calcext:value-type="float">
            <text:p>3760</text:p>
          </table:table-cell>
          <table:table-cell table:formula="of:=([.A378]-[.$F$3])/([.$F$2]-[.$F$3])" office:value-type="float" office:value="0.107758201109705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0.75" calcext:value-type="float">
            <text:p>10,75</text:p>
          </table:table-cell>
          <table:table-cell office:value-type="float" office:value="3770" calcext:value-type="float">
            <text:p>3770</text:p>
          </table:table-cell>
          <table:table-cell table:formula="of:=([.A379]-[.$F$3])/([.$F$2]-[.$F$3])" office:value-type="float" office:value="0.104643239560012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79" calcext:value-type="float">
            <text:p>11,79</text:p>
          </table:table-cell>
          <table:table-cell office:value-type="float" office:value="3780" calcext:value-type="float">
            <text:p>3780</text:p>
          </table:table-cell>
          <table:table-cell table:formula="of:=([.A380]-[.$F$3])/([.$F$2]-[.$F$3])" office:value-type="float" office:value="0.114766864596515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83" calcext:value-type="float">
            <text:p>11,83</text:p>
          </table:table-cell>
          <table:table-cell office:value-type="float" office:value="3790" calcext:value-type="float">
            <text:p>3790</text:p>
          </table:table-cell>
          <table:table-cell table:formula="of:=([.A381]-[.$F$3])/([.$F$2]-[.$F$3])" office:value-type="float" office:value="0.115156234790227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0.21" calcext:value-type="float">
            <text:p>10,21</text:p>
          </table:table-cell>
          <table:table-cell office:value-type="float" office:value="3800" calcext:value-type="float">
            <text:p>3800</text:p>
          </table:table-cell>
          <table:table-cell table:formula="of:=([.A382]-[.$F$3])/([.$F$2]-[.$F$3])" office:value-type="float" office:value="0.0993867419449041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810" calcext:value-type="float">
            <text:p>3810</text:p>
          </table:table-cell>
          <table:table-cell table:formula="of:=([.A383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47" calcext:value-type="float">
            <text:p>11,47</text:p>
          </table:table-cell>
          <table:table-cell office:value-type="float" office:value="3820" calcext:value-type="float">
            <text:p>3820</text:p>
          </table:table-cell>
          <table:table-cell table:formula="of:=([.A384]-[.$F$3])/([.$F$2]-[.$F$3])" office:value-type="float" office:value="0.111651903046822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64" calcext:value-type="float">
            <text:p>11,64</text:p>
          </table:table-cell>
          <table:table-cell office:value-type="float" office:value="3830" calcext:value-type="float">
            <text:p>3830</text:p>
          </table:table-cell>
          <table:table-cell table:formula="of:=([.A385]-[.$F$3])/([.$F$2]-[.$F$3])" office:value-type="float" office:value="0.113306726370096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69" calcext:value-type="float">
            <text:p>11,69</text:p>
          </table:table-cell>
          <table:table-cell office:value-type="float" office:value="3840" calcext:value-type="float">
            <text:p>3840</text:p>
          </table:table-cell>
          <table:table-cell table:formula="of:=([.A386]-[.$F$3])/([.$F$2]-[.$F$3])" office:value-type="float" office:value="0.113793439112236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97" calcext:value-type="float">
            <text:p>11,97</text:p>
          </table:table-cell>
          <table:table-cell office:value-type="float" office:value="3850" calcext:value-type="float">
            <text:p>3850</text:p>
          </table:table-cell>
          <table:table-cell table:formula="of:=([.A387]-[.$F$3])/([.$F$2]-[.$F$3])" office:value-type="float" office:value="0.116519030468218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860" calcext:value-type="float">
            <text:p>3860</text:p>
          </table:table-cell>
          <table:table-cell table:formula="of:=([.A388]-[.$F$3])/([.$F$2]-[.$F$3])" office:value-type="float" office:value="0.121678185534897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3870" calcext:value-type="float">
            <text:p>3870</text:p>
          </table:table-cell>
          <table:table-cell table:formula="of:=([.A389]-[.$F$3])/([.$F$2]-[.$F$3])" office:value-type="float" office:value="0.125571887472014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2.91" calcext:value-type="float">
            <text:p>12,91</text:p>
          </table:table-cell>
          <table:table-cell office:value-type="float" office:value="3880" calcext:value-type="float">
            <text:p>3880</text:p>
          </table:table-cell>
          <table:table-cell table:formula="of:=([.A390]-[.$F$3])/([.$F$2]-[.$F$3])" office:value-type="float" office:value="0.125669230020442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3.68" calcext:value-type="float">
            <text:p>13,68</text:p>
          </table:table-cell>
          <table:table-cell office:value-type="float" office:value="3890" calcext:value-type="float">
            <text:p>3890</text:p>
          </table:table-cell>
          <table:table-cell table:formula="of:=([.A391]-[.$F$3])/([.$F$2]-[.$F$3])" office:value-type="float" office:value="0.133164606249392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3.93" calcext:value-type="float">
            <text:p>13,93</text:p>
          </table:table-cell>
          <table:table-cell office:value-type="float" office:value="3900" calcext:value-type="float">
            <text:p>3900</text:p>
          </table:table-cell>
          <table:table-cell table:formula="of:=([.A392]-[.$F$3])/([.$F$2]-[.$F$3])" office:value-type="float" office:value="0.13559816996009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6.03" calcext:value-type="float">
            <text:p>16,03</text:p>
          </table:table-cell>
          <table:table-cell office:value-type="float" office:value="3910" calcext:value-type="float">
            <text:p>3910</text:p>
          </table:table-cell>
          <table:table-cell table:formula="of:=([.A393]-[.$F$3])/([.$F$2]-[.$F$3])" office:value-type="float" office:value="0.156040105129952" calcext:value-type="float">
            <text:p>0,16</text:p>
          </table:table-cell>
          <table:table-cell table:number-columns-repeated="25"/>
        </table:table-row>
        <table:table-row table:style-name="ro1">
          <table:table-cell office:value-type="float" office:value="17.08" calcext:value-type="float">
            <text:p>17,08</text:p>
          </table:table-cell>
          <table:table-cell office:value-type="float" office:value="3920" calcext:value-type="float">
            <text:p>3920</text:p>
          </table:table-cell>
          <table:table-cell table:formula="of:=([.A394]-[.$F$3])/([.$F$2]-[.$F$3])" office:value-type="float" office:value="0.166261072714884" calcext:value-type="float">
            <text:p>0,17</text:p>
          </table:table-cell>
          <table:table-cell table:number-columns-repeated="25"/>
        </table:table-row>
        <table:table-row table:style-name="ro1">
          <table:table-cell office:value-type="float" office:value="16.04" calcext:value-type="float">
            <text:p>16,04</text:p>
          </table:table-cell>
          <table:table-cell office:value-type="float" office:value="3930" calcext:value-type="float">
            <text:p>3930</text:p>
          </table:table-cell>
          <table:table-cell table:formula="of:=([.A395]-[.$F$3])/([.$F$2]-[.$F$3])" office:value-type="float" office:value="0.15613744767838" calcext:value-type="float">
            <text:p>0,16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940" calcext:value-type="float">
            <text:p>3940</text:p>
          </table:table-cell>
          <table:table-cell table:formula="of:=([.A396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1.73" calcext:value-type="float">
            <text:p>11,73</text:p>
          </table:table-cell>
          <table:table-cell office:value-type="float" office:value="3950" calcext:value-type="float">
            <text:p>3950</text:p>
          </table:table-cell>
          <table:table-cell table:formula="of:=([.A397]-[.$F$3])/([.$F$2]-[.$F$3])" office:value-type="float" office:value="0.114182809305948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2.06" calcext:value-type="float">
            <text:p>12,06</text:p>
          </table:table-cell>
          <table:table-cell office:value-type="float" office:value="3960" calcext:value-type="float">
            <text:p>3960</text:p>
          </table:table-cell>
          <table:table-cell table:formula="of:=([.A398]-[.$F$3])/([.$F$2]-[.$F$3])" office:value-type="float" office:value="0.117395113404069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1.72" calcext:value-type="float">
            <text:p>11,72</text:p>
          </table:table-cell>
          <table:table-cell office:value-type="float" office:value="3970" calcext:value-type="float">
            <text:p>3970</text:p>
          </table:table-cell>
          <table:table-cell table:formula="of:=([.A399]-[.$F$3])/([.$F$2]-[.$F$3])" office:value-type="float" office:value="0.11408546675752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2.74" calcext:value-type="float">
            <text:p>12,74</text:p>
          </table:table-cell>
          <table:table-cell office:value-type="float" office:value="3980" calcext:value-type="float">
            <text:p>3980</text:p>
          </table:table-cell>
          <table:table-cell table:formula="of:=([.A400]-[.$F$3])/([.$F$2]-[.$F$3])" office:value-type="float" office:value="0.124014406697167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3990" calcext:value-type="float">
            <text:p>3990</text:p>
          </table:table-cell>
          <table:table-cell table:formula="of:=([.A401]-[.$F$3])/([.$F$2]-[.$F$3])" office:value-type="float" office:value="0.13043901489341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3.67" calcext:value-type="float">
            <text:p>13,67</text:p>
          </table:table-cell>
          <table:table-cell office:value-type="float" office:value="4000" calcext:value-type="float">
            <text:p>4000</text:p>
          </table:table-cell>
          <table:table-cell table:formula="of:=([.A402]-[.$F$3])/([.$F$2]-[.$F$3])" office:value-type="float" office:value="0.133067263700964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3.61" calcext:value-type="float">
            <text:p>13,61</text:p>
          </table:table-cell>
          <table:table-cell office:value-type="float" office:value="4010" calcext:value-type="float">
            <text:p>4010</text:p>
          </table:table-cell>
          <table:table-cell table:formula="of:=([.A403]-[.$F$3])/([.$F$2]-[.$F$3])" office:value-type="float" office:value="0.132483208410396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0" calcext:value-type="float">
            <text:p>4020</text:p>
          </table:table-cell>
          <table:table-cell table:formula="of:=([.A404]-[.$F$3])/([.$F$2]-[.$F$3])" office:value-type="float" office:value="0" calcext:value-type="float">
            <text:p>0,00</text:p>
          </table:table-cell>
          <table:table-cell table:number-columns-repeated="25"/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4030" calcext:value-type="float">
            <text:p>4030</text:p>
          </table:table-cell>
          <table:table-cell table:formula="of:=([.A405]-[.$F$3])/([.$F$2]-[.$F$3])" office:value-type="float" office:value="0.119731334566339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22" calcext:value-type="float">
            <text:p>12,22</text:p>
          </table:table-cell>
          <table:table-cell office:value-type="float" office:value="4040" calcext:value-type="float">
            <text:p>4040</text:p>
          </table:table-cell>
          <table:table-cell table:formula="of:=([.A406]-[.$F$3])/([.$F$2]-[.$F$3])" office:value-type="float" office:value="0.118952594178916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2.52" calcext:value-type="float">
            <text:p>12,52</text:p>
          </table:table-cell>
          <table:table-cell office:value-type="float" office:value="4050" calcext:value-type="float">
            <text:p>4050</text:p>
          </table:table-cell>
          <table:table-cell table:formula="of:=([.A407]-[.$F$3])/([.$F$2]-[.$F$3])" office:value-type="float" office:value="0.121872870631753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4060" calcext:value-type="float">
            <text:p>4060</text:p>
          </table:table-cell>
          <table:table-cell table:formula="of:=([.A408]-[.$F$3])/([.$F$2]-[.$F$3])" office:value-type="float" office:value="0.134332716830527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4.64" calcext:value-type="float">
            <text:p>14,64</text:p>
          </table:table-cell>
          <table:table-cell office:value-type="float" office:value="4070" calcext:value-type="float">
            <text:p>4070</text:p>
          </table:table-cell>
          <table:table-cell table:formula="of:=([.A409]-[.$F$3])/([.$F$2]-[.$F$3])" office:value-type="float" office:value="0.142509490898472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5.23" calcext:value-type="float">
            <text:p>15,23</text:p>
          </table:table-cell>
          <table:table-cell office:value-type="float" office:value="4080" calcext:value-type="float">
            <text:p>4080</text:p>
          </table:table-cell>
          <table:table-cell table:formula="of:=([.A410]-[.$F$3])/([.$F$2]-[.$F$3])" office:value-type="float" office:value="0.148252701255719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5.12" calcext:value-type="float">
            <text:p>15,12</text:p>
          </table:table-cell>
          <table:table-cell office:value-type="float" office:value="4090" calcext:value-type="float">
            <text:p>4090</text:p>
          </table:table-cell>
          <table:table-cell table:formula="of:=([.A411]-[.$F$3])/([.$F$2]-[.$F$3])" office:value-type="float" office:value="0.147181933223012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4.85" calcext:value-type="float">
            <text:p>14,85</text:p>
          </table:table-cell>
          <table:table-cell office:value-type="float" office:value="4100" calcext:value-type="float">
            <text:p>4100</text:p>
          </table:table-cell>
          <table:table-cell table:formula="of:=([.A412]-[.$F$3])/([.$F$2]-[.$F$3])" office:value-type="float" office:value="0.144553684415458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5.41" calcext:value-type="float">
            <text:p>5,41</text:p>
          </table:table-cell>
          <table:table-cell office:value-type="float" office:value="4110" calcext:value-type="float">
            <text:p>4110</text:p>
          </table:table-cell>
          <table:table-cell table:formula="of:=([.A413]-[.$F$3])/([.$F$2]-[.$F$3])" office:value-type="float" office:value="0.0526623186995036" calcext:value-type="float">
            <text:p>0,05</text:p>
          </table:table-cell>
          <table:table-cell table:number-columns-repeated="25"/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4120" calcext:value-type="float">
            <text:p>4120</text:p>
          </table:table-cell>
          <table:table-cell table:formula="of:=([.A414]-[.$F$3])/([.$F$2]-[.$F$3])" office:value-type="float" office:value="0.026087802978682" calcext:value-type="float">
            <text:p>0,03</text:p>
          </table:table-cell>
          <table:table-cell table:number-columns-repeated="25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4130" calcext:value-type="float">
            <text:p>4130</text:p>
          </table:table-cell>
          <table:table-cell table:formula="of:=([.A415]-[.$F$3])/([.$F$2]-[.$F$3])" office:value-type="float" office:value="0.0253090625912586" calcext:value-type="float">
            <text:p>0,03</text:p>
          </table:table-cell>
          <table:table-cell table:number-columns-repeated="25"/>
        </table:table-row>
        <table:table-row table:style-name="ro1">
          <table:table-cell office:value-type="float" office:value="4.68" calcext:value-type="float">
            <text:p>4,68</text:p>
          </table:table-cell>
          <table:table-cell office:value-type="float" office:value="4140" calcext:value-type="float">
            <text:p>4140</text:p>
          </table:table-cell>
          <table:table-cell table:formula="of:=([.A416]-[.$F$3])/([.$F$2]-[.$F$3])" office:value-type="float" office:value="0.0455563126642655" calcext:value-type="float">
            <text:p>0,05</text:p>
          </table:table-cell>
          <table:table-cell table:number-columns-repeated="25"/>
        </table:table-row>
        <table:table-row table:style-name="ro1">
          <table:table-cell office:value-type="float" office:value="4.44" calcext:value-type="float">
            <text:p>4,44</text:p>
          </table:table-cell>
          <table:table-cell office:value-type="float" office:value="4150" calcext:value-type="float">
            <text:p>4150</text:p>
          </table:table-cell>
          <table:table-cell table:formula="of:=([.A417]-[.$F$3])/([.$F$2]-[.$F$3])" office:value-type="float" office:value="0.0432200915019955" calcext:value-type="float">
            <text:p>0,04</text:p>
          </table:table-cell>
          <table:table-cell table:number-columns-repeated="25"/>
        </table:table-row>
        <table:table-row table:style-name="ro1">
          <table:table-cell office:value-type="float" office:value="3.23" calcext:value-type="float">
            <text:p>3,23</text:p>
          </table:table-cell>
          <table:table-cell office:value-type="float" office:value="4160" calcext:value-type="float">
            <text:p>4160</text:p>
          </table:table-cell>
          <table:table-cell table:formula="of:=([.A418]-[.$F$3])/([.$F$2]-[.$F$3])" office:value-type="float" office:value="0.0314416431422175" calcext:value-type="float">
            <text:p>0,03</text:p>
          </table:table-cell>
          <table:table-cell table:number-columns-repeated="25"/>
        </table:table-row>
        <table:table-row table:style-name="ro1">
          <table:table-cell office:value-type="float" office:value="4.14" calcext:value-type="float">
            <text:p>4,14</text:p>
          </table:table-cell>
          <table:table-cell office:value-type="float" office:value="4170" calcext:value-type="float">
            <text:p>4170</text:p>
          </table:table-cell>
          <table:table-cell table:formula="of:=([.A419]-[.$F$3])/([.$F$2]-[.$F$3])" office:value-type="float" office:value="0.040299815049158" calcext:value-type="float">
            <text:p>0,04</text:p>
          </table:table-cell>
          <table:table-cell table:number-columns-repeated="25"/>
        </table:table-row>
        <table:table-row table:style-name="ro1">
          <table:table-cell office:value-type="float" office:value="10.21" calcext:value-type="float">
            <text:p>10,21</text:p>
          </table:table-cell>
          <table:table-cell office:value-type="float" office:value="4180" calcext:value-type="float">
            <text:p>4180</text:p>
          </table:table-cell>
          <table:table-cell table:formula="of:=([.A420]-[.$F$3])/([.$F$2]-[.$F$3])" office:value-type="float" office:value="0.0993867419449041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4190" calcext:value-type="float">
            <text:p>4190</text:p>
          </table:table-cell>
          <table:table-cell table:formula="of:=([.A421]-[.$F$3])/([.$F$2]-[.$F$3])" office:value-type="float" office:value="0.0915019955222428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8.16" calcext:value-type="float">
            <text:p>8,16</text:p>
          </table:table-cell>
          <table:table-cell office:value-type="float" office:value="4200" calcext:value-type="float">
            <text:p>4200</text:p>
          </table:table-cell>
          <table:table-cell table:formula="of:=([.A422]-[.$F$3])/([.$F$2]-[.$F$3])" office:value-type="float" office:value="0.079431519517181" calcext:value-type="float">
            <text:p>0,08</text:p>
          </table:table-cell>
          <table:table-cell table:number-columns-repeated="25"/>
        </table:table-row>
        <table:table-row table:style-name="ro1">
          <table:table-cell office:value-type="float" office:value="6.28" calcext:value-type="float">
            <text:p>6,28</text:p>
          </table:table-cell>
          <table:table-cell office:value-type="float" office:value="4210" calcext:value-type="float">
            <text:p>4210</text:p>
          </table:table-cell>
          <table:table-cell table:formula="of:=([.A423]-[.$F$3])/([.$F$2]-[.$F$3])" office:value-type="float" office:value="0.0611311204127324" calcext:value-type="float">
            <text:p>0,06</text:p>
          </table:table-cell>
          <table:table-cell table:number-columns-repeated="25"/>
        </table:table-row>
        <table:table-row table:style-name="ro1">
          <table:table-cell office:value-type="float" office:value="16.95" calcext:value-type="float">
            <text:p>16,95</text:p>
          </table:table-cell>
          <table:table-cell office:value-type="float" office:value="4220" calcext:value-type="float">
            <text:p>4220</text:p>
          </table:table-cell>
          <table:table-cell table:formula="of:=([.A424]-[.$F$3])/([.$F$2]-[.$F$3])" office:value-type="float" office:value="0.164995619585321" calcext:value-type="float">
            <text:p>0,16</text:p>
          </table:table-cell>
          <table:table-cell table:number-columns-repeated="25"/>
        </table:table-row>
        <table:table-row table:style-name="ro1">
          <table:table-cell office:value-type="float" office:value="11.46" calcext:value-type="float">
            <text:p>11,46</text:p>
          </table:table-cell>
          <table:table-cell office:value-type="float" office:value="4230" calcext:value-type="float">
            <text:p>4230</text:p>
          </table:table-cell>
          <table:table-cell table:formula="of:=([.A425]-[.$F$3])/([.$F$2]-[.$F$3])" office:value-type="float" office:value="0.111554560498394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64" calcext:value-type="float">
            <text:p>11,64</text:p>
          </table:table-cell>
          <table:table-cell office:value-type="float" office:value="4240" calcext:value-type="float">
            <text:p>4240</text:p>
          </table:table-cell>
          <table:table-cell table:formula="of:=([.A426]-[.$F$3])/([.$F$2]-[.$F$3])" office:value-type="float" office:value="0.113306726370096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4250" calcext:value-type="float">
            <text:p>4250</text:p>
          </table:table-cell>
          <table:table-cell table:formula="of:=([.A427]-[.$F$3])/([.$F$2]-[.$F$3])" office:value-type="float" office:value="0.109997079723547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4260" calcext:value-type="float">
            <text:p>4260</text:p>
          </table:table-cell>
          <table:table-cell table:formula="of:=([.A428]-[.$F$3])/([.$F$2]-[.$F$3])" office:value-type="float" office:value="0.104156526817872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0.69" calcext:value-type="float">
            <text:p>10,69</text:p>
          </table:table-cell>
          <table:table-cell office:value-type="float" office:value="4270" calcext:value-type="float">
            <text:p>4270</text:p>
          </table:table-cell>
          <table:table-cell table:formula="of:=([.A429]-[.$F$3])/([.$F$2]-[.$F$3])" office:value-type="float" office:value="0.10405918426944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2.09" calcext:value-type="float">
            <text:p>12,09</text:p>
          </table:table-cell>
          <table:table-cell office:value-type="float" office:value="4280" calcext:value-type="float">
            <text:p>4280</text:p>
          </table:table-cell>
          <table:table-cell table:formula="of:=([.A430]-[.$F$3])/([.$F$2]-[.$F$3])" office:value-type="float" office:value="0.117687141049353" calcext:value-type="float">
            <text:p>0,12</text:p>
          </table:table-cell>
          <table:table-cell table:number-columns-repeated="25"/>
        </table:table-row>
        <table:table-row table:style-name="ro1">
          <table:table-cell office:value-type="float" office:value="15.11" calcext:value-type="float">
            <text:p>15,11</text:p>
          </table:table-cell>
          <table:table-cell office:value-type="float" office:value="4290" calcext:value-type="float">
            <text:p>4290</text:p>
          </table:table-cell>
          <table:table-cell table:formula="of:=([.A431]-[.$F$3])/([.$F$2]-[.$F$3])" office:value-type="float" office:value="0.147084590674584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5.26" calcext:value-type="float">
            <text:p>15,26</text:p>
          </table:table-cell>
          <table:table-cell office:value-type="float" office:value="4300" calcext:value-type="float">
            <text:p>4300</text:p>
          </table:table-cell>
          <table:table-cell table:formula="of:=([.A432]-[.$F$3])/([.$F$2]-[.$F$3])" office:value-type="float" office:value="0.148544728901003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4.09" calcext:value-type="float">
            <text:p>14,09</text:p>
          </table:table-cell>
          <table:table-cell office:value-type="float" office:value="4310" calcext:value-type="float">
            <text:p>4310</text:p>
          </table:table-cell>
          <table:table-cell table:formula="of:=([.A433]-[.$F$3])/([.$F$2]-[.$F$3])" office:value-type="float" office:value="0.137155650734936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3.22" calcext:value-type="float">
            <text:p>13,22</text:p>
          </table:table-cell>
          <table:table-cell office:value-type="float" office:value="4320" calcext:value-type="float">
            <text:p>4320</text:p>
          </table:table-cell>
          <table:table-cell table:formula="of:=([.A434]-[.$F$3])/([.$F$2]-[.$F$3])" office:value-type="float" office:value="0.128686849021707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4330" calcext:value-type="float">
            <text:p>4330</text:p>
          </table:table-cell>
          <table:table-cell table:formula="of:=([.A435]-[.$F$3])/([.$F$2]-[.$F$3])" office:value-type="float" office:value="0.127226710795289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2.95" calcext:value-type="float">
            <text:p>12,95</text:p>
          </table:table-cell>
          <table:table-cell office:value-type="float" office:value="4340" calcext:value-type="float">
            <text:p>4340</text:p>
          </table:table-cell>
          <table:table-cell table:formula="of:=([.A436]-[.$F$3])/([.$F$2]-[.$F$3])" office:value-type="float" office:value="0.126058600214154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4.55" calcext:value-type="float">
            <text:p>14,55</text:p>
          </table:table-cell>
          <table:table-cell office:value-type="float" office:value="4350" calcext:value-type="float">
            <text:p>4350</text:p>
          </table:table-cell>
          <table:table-cell table:formula="of:=([.A437]-[.$F$3])/([.$F$2]-[.$F$3])" office:value-type="float" office:value="0.14163340796262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5.08" calcext:value-type="float">
            <text:p>15,08</text:p>
          </table:table-cell>
          <table:table-cell office:value-type="float" office:value="4360" calcext:value-type="float">
            <text:p>4360</text:p>
          </table:table-cell>
          <table:table-cell table:formula="of:=([.A438]-[.$F$3])/([.$F$2]-[.$F$3])" office:value-type="float" office:value="0.1467925630293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5.47" calcext:value-type="float">
            <text:p>15,47</text:p>
          </table:table-cell>
          <table:table-cell office:value-type="float" office:value="4370" calcext:value-type="float">
            <text:p>4370</text:p>
          </table:table-cell>
          <table:table-cell table:formula="of:=([.A439]-[.$F$3])/([.$F$2]-[.$F$3])" office:value-type="float" office:value="0.150588922417989" calcext:value-type="float">
            <text:p>0,15</text:p>
          </table:table-cell>
          <table:table-cell table:number-columns-repeated="25"/>
        </table:table-row>
        <table:table-row table:style-name="ro1">
          <table:table-cell office:value-type="float" office:value="13.94" calcext:value-type="float">
            <text:p>13,94</text:p>
          </table:table-cell>
          <table:table-cell office:value-type="float" office:value="4380" calcext:value-type="float">
            <text:p>4380</text:p>
          </table:table-cell>
          <table:table-cell table:formula="of:=([.A440]-[.$F$3])/([.$F$2]-[.$F$3])" office:value-type="float" office:value="0.135695512508517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3.85" calcext:value-type="float">
            <text:p>13,85</text:p>
          </table:table-cell>
          <table:table-cell office:value-type="float" office:value="4390" calcext:value-type="float">
            <text:p>4390</text:p>
          </table:table-cell>
          <table:table-cell table:formula="of:=([.A441]-[.$F$3])/([.$F$2]-[.$F$3])" office:value-type="float" office:value="0.134819429572666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00" calcext:value-type="float">
            <text:p>4400</text:p>
          </table:table-cell>
          <table:table-cell table:formula="of:=([.A442]-[.$F$3])/([.$F$2]-[.$F$3])" office:value-type="float" office:value="0.126545312956293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0.04" calcext:value-type="float">
            <text:p>10,04</text:p>
          </table:table-cell>
          <table:table-cell office:value-type="float" office:value="4410" calcext:value-type="float">
            <text:p>4410</text:p>
          </table:table-cell>
          <table:table-cell table:formula="of:=([.A443]-[.$F$3])/([.$F$2]-[.$F$3])" office:value-type="float" office:value="0.0977319186216295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9.69" calcext:value-type="float">
            <text:p>9,69</text:p>
          </table:table-cell>
          <table:table-cell office:value-type="float" office:value="4420" calcext:value-type="float">
            <text:p>4420</text:p>
          </table:table-cell>
          <table:table-cell table:formula="of:=([.A444]-[.$F$3])/([.$F$2]-[.$F$3])" office:value-type="float" office:value="0.0943249294266524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10.93" calcext:value-type="float">
            <text:p>10,93</text:p>
          </table:table-cell>
          <table:table-cell office:value-type="float" office:value="4430" calcext:value-type="float">
            <text:p>4430</text:p>
          </table:table-cell>
          <table:table-cell table:formula="of:=([.A445]-[.$F$3])/([.$F$2]-[.$F$3])" office:value-type="float" office:value="0.106395405431714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1.54" calcext:value-type="float">
            <text:p>11,54</text:p>
          </table:table-cell>
          <table:table-cell office:value-type="float" office:value="4440" calcext:value-type="float">
            <text:p>4440</text:p>
          </table:table-cell>
          <table:table-cell table:formula="of:=([.A446]-[.$F$3])/([.$F$2]-[.$F$3])" office:value-type="float" office:value="0.112333300885817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9.47" calcext:value-type="float">
            <text:p>9,47</text:p>
          </table:table-cell>
          <table:table-cell office:value-type="float" office:value="4450" calcext:value-type="float">
            <text:p>4450</text:p>
          </table:table-cell>
          <table:table-cell table:formula="of:=([.A447]-[.$F$3])/([.$F$2]-[.$F$3])" office:value-type="float" office:value="0.0921833933612382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9.08" calcext:value-type="float">
            <text:p>9,08</text:p>
          </table:table-cell>
          <table:table-cell office:value-type="float" office:value="4460" calcext:value-type="float">
            <text:p>4460</text:p>
          </table:table-cell>
          <table:table-cell table:formula="of:=([.A448]-[.$F$3])/([.$F$2]-[.$F$3])" office:value-type="float" office:value="0.0883870339725494" calcext:value-type="float">
            <text:p>0,09</text:p>
          </table:table-cell>
          <table:table-cell table:number-columns-repeated="25"/>
        </table:table-row>
        <table:table-row table:style-name="ro1">
          <table:table-cell office:value-type="float" office:value="11.52" calcext:value-type="float">
            <text:p>11,52</text:p>
          </table:table-cell>
          <table:table-cell office:value-type="float" office:value="4470" calcext:value-type="float">
            <text:p>4470</text:p>
          </table:table-cell>
          <table:table-cell table:formula="of:=([.A449]-[.$F$3])/([.$F$2]-[.$F$3])" office:value-type="float" office:value="0.112138615788961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4480" calcext:value-type="float">
            <text:p>4480</text:p>
          </table:table-cell>
          <table:table-cell table:formula="of:=([.A450]-[.$F$3])/([.$F$2]-[.$F$3])" office:value-type="float" office:value="0.127226710795289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1.18" calcext:value-type="float">
            <text:p>11,18</text:p>
          </table:table-cell>
          <table:table-cell office:value-type="float" office:value="4490" calcext:value-type="float">
            <text:p>4490</text:p>
          </table:table-cell>
          <table:table-cell table:formula="of:=([.A451]-[.$F$3])/([.$F$2]-[.$F$3])" office:value-type="float" office:value="0.108828969142412" calcext:value-type="float">
            <text:p>0,11</text:p>
          </table:table-cell>
          <table:table-cell table:number-columns-repeated="25"/>
        </table:table-row>
        <table:table-row table:style-name="ro1">
          <table:table-cell office:value-type="float" office:value="10.74" calcext:value-type="float">
            <text:p>10,74</text:p>
          </table:table-cell>
          <table:table-cell office:value-type="float" office:value="4500" calcext:value-type="float">
            <text:p>4500</text:p>
          </table:table-cell>
          <table:table-cell table:formula="of:=([.A452]-[.$F$3])/([.$F$2]-[.$F$3])" office:value-type="float" office:value="0.10454589701158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3.13" calcext:value-type="float">
            <text:p>13,13</text:p>
          </table:table-cell>
          <table:table-cell office:value-type="float" office:value="4510" calcext:value-type="float">
            <text:p>4510</text:p>
          </table:table-cell>
          <table:table-cell table:formula="of:=([.A453]-[.$F$3])/([.$F$2]-[.$F$3])" office:value-type="float" office:value="0.127810766085856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4.76" calcext:value-type="float">
            <text:p>14,76</text:p>
          </table:table-cell>
          <table:table-cell office:value-type="float" office:value="4520" calcext:value-type="float">
            <text:p>4520</text:p>
          </table:table-cell>
          <table:table-cell table:formula="of:=([.A454]-[.$F$3])/([.$F$2]-[.$F$3])" office:value-type="float" office:value="0.143677601479607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6.05" calcext:value-type="float">
            <text:p>16,05</text:p>
          </table:table-cell>
          <table:table-cell office:value-type="float" office:value="4530" calcext:value-type="float">
            <text:p>4530</text:p>
          </table:table-cell>
          <table:table-cell table:formula="of:=([.A455]-[.$F$3])/([.$F$2]-[.$F$3])" office:value-type="float" office:value="0.156234790226808" calcext:value-type="float">
            <text:p>0,16</text:p>
          </table:table-cell>
          <table:table-cell table:number-columns-repeated="25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4540" calcext:value-type="float">
            <text:p>4540</text:p>
          </table:table-cell>
          <table:table-cell table:formula="of:=([.A456]-[.$F$3])/([.$F$2]-[.$F$3])" office:value-type="float" office:value="0.09549304000778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4.53" calcext:value-type="float">
            <text:p>14,53</text:p>
          </table:table-cell>
          <table:table-cell office:value-type="float" office:value="4550" calcext:value-type="float">
            <text:p>4550</text:p>
          </table:table-cell>
          <table:table-cell table:formula="of:=([.A457]-[.$F$3])/([.$F$2]-[.$F$3])" office:value-type="float" office:value="0.141438722865765" calcext:value-type="float">
            <text:p>0,14</text:p>
          </table:table-cell>
          <table:table-cell table:number-columns-repeated="25"/>
        </table:table-row>
        <table:table-row table:style-name="ro1">
          <table:table-cell office:value-type="float" office:value="13.32" calcext:value-type="float">
            <text:p>13,32</text:p>
          </table:table-cell>
          <table:table-cell office:value-type="float" office:value="4560" calcext:value-type="float">
            <text:p>4560</text:p>
          </table:table-cell>
          <table:table-cell table:formula="of:=([.A458]-[.$F$3])/([.$F$2]-[.$F$3])" office:value-type="float" office:value="0.129660274505987" calcext:value-type="float">
            <text:p>0,13</text:p>
          </table:table-cell>
          <table:table-cell table:number-columns-repeated="25"/>
        </table:table-row>
        <table:table-row table:style-name="ro1">
          <table:table-cell office:value-type="float" office:value="10.45" calcext:value-type="float">
            <text:p>10,45</text:p>
          </table:table-cell>
          <table:table-cell office:value-type="float" office:value="4570" calcext:value-type="float">
            <text:p>4570</text:p>
          </table:table-cell>
          <table:table-cell table:formula="of:=([.A459]-[.$F$3])/([.$F$2]-[.$F$3])" office:value-type="float" office:value="0.101722963107174" calcext:value-type="float">
            <text:p>0,10</text:p>
          </table:table-cell>
          <table:table-cell table:number-columns-repeated="25"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4580" calcext:value-type="float">
            <text:p>4580</text:p>
          </table:table-cell>
          <table:table-cell table:formula="of:=([.A460]-[.$F$3])/([.$F$2]-[.$F$3])" office:value-type="float" office:value="0.0121678185534897" calcext:value-type="float">
            <text:p>0,01</text:p>
          </table:table-cell>
          <table:table-cell table:number-columns-repeated="25"/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4590" calcext:value-type="float">
            <text:p>4590</text:p>
          </table:table-cell>
          <table:table-cell table:formula="of:=([.A461]-[.$F$3])/([.$F$2]-[.$F$3])" office:value-type="float" office:value="0.0228754988805607" calcext:value-type="float">
            <text:p>0,02</text:p>
          </table:table-cell>
          <table:table-cell table:number-columns-repeated="25"/>
        </table:table-row>
      </table:table>
      <table:table table:name="sensor3" table:style-name="ta1">
        <table:shapes>
          <draw:frame draw:z-index="0" draw:style-name="gr1" draw:text-style-name="P1" svg:width="360.69mm" svg:height="130.95mm" svg:x="92.33mm" svg:y="30.3mm">
            <loext:p draw:notify-on-update-of-ranges="sensor3.B2:sensor3.B301 sensor3.C1:sensor3.C1 sensor3.C2:sensor3.C3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ms</text:p>
          </table:table-cell>
          <table:table-cell table:style-name="ce2" office:value-type="string" calcext:value-type="string">
            <text:p>Normalised accel.</text:p>
          </table:table-cell>
          <table:table-cell table:number-columns-repeated="14"/>
        </table:table-row>
        <table:table-row table:style-name="ro1">
          <table:table-cell office:value-type="float" office:value="10.87" calcext:value-type="float">
            <text:p>10,87</text:p>
          </table:table-cell>
          <table:table-cell office:value-type="float" office:value="0" calcext:value-type="float">
            <text:p>0</text:p>
          </table:table-cell>
          <table:table-cell table:formula="of:=([.A2]-[.$F$3])/([.$F$2]-[.$F$3])" office:value-type="float" office:value="0.136763965777554" calcext:value-type="float">
            <text:p>0,14</text:p>
          </table:table-cell>
          <table:table-cell/>
          <table:table-cell office:value-type="string" calcext:value-type="string">
            <text:p>Max</text:p>
          </table:table-cell>
          <table:table-cell table:style-name="ce5" table:formula="of:=MAX([sensor3.A2:.A301])" office:value-type="float" office:value="79.48" calcext:value-type="float">
            <text:p>79,48</text:p>
          </table:table-cell>
          <table:table-cell table:number-columns-repeated="11"/>
        </table:table-row>
        <table:table-row table:style-name="ro1">
          <table:table-cell office:value-type="float" office:value="11.05" calcext:value-type="float">
            <text:p>11,05</text:p>
          </table:table-cell>
          <table:table-cell office:value-type="float" office:value="10" calcext:value-type="float">
            <text:p>10</text:p>
          </table:table-cell>
          <table:table-cell table:formula="of:=([.A3]-[.$F$3])/([.$F$2]-[.$F$3])" office:value-type="float" office:value="0.139028686462003" calcext:value-type="float">
            <text:p>0,14</text:p>
          </table:table-cell>
          <table:table-cell/>
          <table:table-cell office:value-type="string" calcext:value-type="string">
            <text:p>Min</text:p>
          </table:table-cell>
          <table:table-cell table:formula="of:=MIN([sensor3.A2:.A301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0" calcext:value-type="float">
            <text:p>20</text:p>
          </table:table-cell>
          <table:table-cell table:formula="of:=([.A4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0" calcext:value-type="float">
            <text:p>30</text:p>
          </table:table-cell>
          <table:table-cell table:formula="of:=([.A5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40" calcext:value-type="float">
            <text:p>40</text:p>
          </table:table-cell>
          <table:table-cell table:formula="of:=([.A6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50" calcext:value-type="float">
            <text:p>50</text:p>
          </table:table-cell>
          <table:table-cell table:formula="of:=([.A7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60" calcext:value-type="float">
            <text:p>60</text:p>
          </table:table-cell>
          <table:table-cell table:formula="of:=([.A8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70" calcext:value-type="float">
            <text:p>70</text:p>
          </table:table-cell>
          <table:table-cell table:formula="of:=([.A9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80" calcext:value-type="float">
            <text:p>80</text:p>
          </table:table-cell>
          <table:table-cell table:formula="of:=([.A10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90" calcext:value-type="float">
            <text:p>90</text:p>
          </table:table-cell>
          <table:table-cell table:formula="of:=([.A11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00" calcext:value-type="float">
            <text:p>100</text:p>
          </table:table-cell>
          <table:table-cell table:formula="of:=([.A12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1.19" calcext:value-type="float">
            <text:p>11,19</text:p>
          </table:table-cell>
          <table:table-cell office:value-type="float" office:value="110" calcext:value-type="float">
            <text:p>110</text:p>
          </table:table-cell>
          <table:table-cell table:formula="of:=([.A13]-[.$F$3])/([.$F$2]-[.$F$3])" office:value-type="float" office:value="0.140790135883241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0.92" calcext:value-type="float">
            <text:p>10,92</text:p>
          </table:table-cell>
          <table:table-cell office:value-type="float" office:value="120" calcext:value-type="float">
            <text:p>120</text:p>
          </table:table-cell>
          <table:table-cell table:formula="of:=([.A14]-[.$F$3])/([.$F$2]-[.$F$3])" office:value-type="float" office:value="0.137393054856568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0.51" calcext:value-type="float">
            <text:p>10,51</text:p>
          </table:table-cell>
          <table:table-cell office:value-type="float" office:value="130" calcext:value-type="float">
            <text:p>130</text:p>
          </table:table-cell>
          <table:table-cell table:formula="of:=([.A15]-[.$F$3])/([.$F$2]-[.$F$3])" office:value-type="float" office:value="0.132234524408656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9.36" calcext:value-type="float">
            <text:p>9,36</text:p>
          </table:table-cell>
          <table:table-cell office:value-type="float" office:value="140" calcext:value-type="float">
            <text:p>140</text:p>
          </table:table-cell>
          <table:table-cell table:formula="of:=([.A16]-[.$F$3])/([.$F$2]-[.$F$3])" office:value-type="float" office:value="0.117765475591344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45" calcext:value-type="float">
            <text:p>9,45</text:p>
          </table:table-cell>
          <table:table-cell office:value-type="float" office:value="150" calcext:value-type="float">
            <text:p>150</text:p>
          </table:table-cell>
          <table:table-cell table:formula="of:=([.A17]-[.$F$3])/([.$F$2]-[.$F$3])" office:value-type="float" office:value="0.118897835933568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60" calcext:value-type="float">
            <text:p>160</text:p>
          </table:table-cell>
          <table:table-cell table:formula="of:=([.A18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3.41" calcext:value-type="float">
            <text:p>13,41</text:p>
          </table:table-cell>
          <table:table-cell office:value-type="float" office:value="170" calcext:value-type="float">
            <text:p>170</text:p>
          </table:table-cell>
          <table:table-cell table:formula="of:=([.A19]-[.$F$3])/([.$F$2]-[.$F$3])" office:value-type="float" office:value="0.168721690991444" calcext:value-type="float">
            <text:p>0,17</text:p>
          </table:table-cell>
          <table:table-cell table:number-columns-repeated="14"/>
        </table:table-row>
        <table:table-row table:style-name="ro1">
          <table:table-cell office:value-type="float" office:value="15.27" calcext:value-type="float">
            <text:p>15,27</text:p>
          </table:table-cell>
          <table:table-cell office:value-type="float" office:value="180" calcext:value-type="float">
            <text:p>180</text:p>
          </table:table-cell>
          <table:table-cell table:formula="of:=([.A20]-[.$F$3])/([.$F$2]-[.$F$3])" office:value-type="float" office:value="0.19212380473075" calcext:value-type="float">
            <text:p>0,19</text:p>
          </table:table-cell>
          <table:table-cell table:number-columns-repeated="14"/>
        </table:table-row>
        <table:table-row table:style-name="ro1">
          <table:table-cell office:value-type="float" office:value="16.07" calcext:value-type="float">
            <text:p>16,07</text:p>
          </table:table-cell>
          <table:table-cell office:value-type="float" office:value="190" calcext:value-type="float">
            <text:p>190</text:p>
          </table:table-cell>
          <table:table-cell table:formula="of:=([.A21]-[.$F$3])/([.$F$2]-[.$F$3])" office:value-type="float" office:value="0.202189229994967" calcext:value-type="float">
            <text:p>0,20</text:p>
          </table:table-cell>
          <table:table-cell table:number-columns-repeated="14"/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200" calcext:value-type="float">
            <text:p>200</text:p>
          </table:table-cell>
          <table:table-cell table:formula="of:=([.A22]-[.$F$3])/([.$F$2]-[.$F$3])" office:value-type="float" office:value="0.149345747357826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2.35" calcext:value-type="float">
            <text:p>12,35</text:p>
          </table:table-cell>
          <table:table-cell office:value-type="float" office:value="210" calcext:value-type="float">
            <text:p>210</text:p>
          </table:table-cell>
          <table:table-cell table:formula="of:=([.A23]-[.$F$3])/([.$F$2]-[.$F$3])" office:value-type="float" office:value="0.155385002516356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2.78" calcext:value-type="float">
            <text:p>12,78</text:p>
          </table:table-cell>
          <table:table-cell office:value-type="float" office:value="220" calcext:value-type="float">
            <text:p>220</text:p>
          </table:table-cell>
          <table:table-cell table:formula="of:=([.A24]-[.$F$3])/([.$F$2]-[.$F$3])" office:value-type="float" office:value="0.160795168595873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2.43" calcext:value-type="float">
            <text:p>12,43</text:p>
          </table:table-cell>
          <table:table-cell office:value-type="float" office:value="230" calcext:value-type="float">
            <text:p>230</text:p>
          </table:table-cell>
          <table:table-cell table:formula="of:=([.A25]-[.$F$3])/([.$F$2]-[.$F$3])" office:value-type="float" office:value="0.156391545042778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1.78" calcext:value-type="float">
            <text:p>11,78</text:p>
          </table:table-cell>
          <table:table-cell office:value-type="float" office:value="240" calcext:value-type="float">
            <text:p>240</text:p>
          </table:table-cell>
          <table:table-cell table:formula="of:=([.A26]-[.$F$3])/([.$F$2]-[.$F$3])" office:value-type="float" office:value="0.148213387015601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2.68" calcext:value-type="float">
            <text:p>12,68</text:p>
          </table:table-cell>
          <table:table-cell office:value-type="float" office:value="250" calcext:value-type="float">
            <text:p>250</text:p>
          </table:table-cell>
          <table:table-cell table:formula="of:=([.A27]-[.$F$3])/([.$F$2]-[.$F$3])" office:value-type="float" office:value="0.159536990437846" calcext:value-type="float">
            <text:p>0,16</text:p>
          </table:table-cell>
          <table:table-cell table:style-name="ce2" table:number-columns-repeated="14"/>
        </table:table-row>
        <table:table-row table:style-name="ro1">
          <table:table-cell office:value-type="float" office:value="13.81" calcext:value-type="float">
            <text:p>13,81</text:p>
          </table:table-cell>
          <table:table-cell office:value-type="float" office:value="260" calcext:value-type="float">
            <text:p>260</text:p>
          </table:table-cell>
          <table:table-cell table:formula="of:=([.A28]-[.$F$3])/([.$F$2]-[.$F$3])" office:value-type="float" office:value="0.173754403623553" calcext:value-type="float">
            <text:p>0,17</text:p>
          </table:table-cell>
          <table:table-cell table:style-name="ce2" table:number-columns-repeated="14"/>
        </table:table-row>
        <table:table-row table:style-name="ro1">
          <table:table-cell office:value-type="float" office:value="14.08" calcext:value-type="float">
            <text:p>14,08</text:p>
          </table:table-cell>
          <table:table-cell office:value-type="float" office:value="270" calcext:value-type="float">
            <text:p>270</text:p>
          </table:table-cell>
          <table:table-cell table:formula="of:=([.A29]-[.$F$3])/([.$F$2]-[.$F$3])" office:value-type="float" office:value="0.177151484650226" calcext:value-type="float">
            <text:p>0,18</text:p>
          </table:table-cell>
          <table:table-cell table:style-name="ce2" table:number-columns-repeated="14"/>
        </table:table-row>
        <table:table-row table:style-name="ro1">
          <table:table-cell office:value-type="float" office:value="13.51" calcext:value-type="float">
            <text:p>13,51</text:p>
          </table:table-cell>
          <table:table-cell office:value-type="float" office:value="280" calcext:value-type="float">
            <text:p>280</text:p>
          </table:table-cell>
          <table:table-cell table:formula="of:=([.A30]-[.$F$3])/([.$F$2]-[.$F$3])" office:value-type="float" office:value="0.169979869149472" calcext:value-type="float">
            <text:p>0,17</text:p>
          </table:table-cell>
          <table:table-cell table:style-name="ce2" table:number-columns-repeated="14"/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290" calcext:value-type="float">
            <text:p>290</text:p>
          </table:table-cell>
          <table:table-cell table:formula="of:=([.A31]-[.$F$3])/([.$F$2]-[.$F$3])" office:value-type="float" office:value="0.161675893306492" calcext:value-type="float">
            <text:p>0,16</text:p>
          </table:table-cell>
          <table:table-cell table:style-name="ce2" table:number-columns-repeated="14"/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300" calcext:value-type="float">
            <text:p>300</text:p>
          </table:table-cell>
          <table:table-cell table:formula="of:=([.A32]-[.$F$3])/([.$F$2]-[.$F$3])" office:value-type="float" office:value="0.164443885254152" calcext:value-type="float">
            <text:p>0,16</text:p>
          </table:table-cell>
          <table:table-cell table:style-name="ce2" table:number-columns-repeated="14"/>
        </table:table-row>
        <table:table-row table:style-name="ro1">
          <table:table-cell office:value-type="float" office:value="13.98" calcext:value-type="float">
            <text:p>13,98</text:p>
          </table:table-cell>
          <table:table-cell office:value-type="float" office:value="310" calcext:value-type="float">
            <text:p>310</text:p>
          </table:table-cell>
          <table:table-cell table:formula="of:=([.A33]-[.$F$3])/([.$F$2]-[.$F$3])" office:value-type="float" office:value="0.175893306492199" calcext:value-type="float">
            <text:p>0,18</text:p>
          </table:table-cell>
          <table:table-cell table:style-name="ce2" table:number-columns-repeated="14"/>
        </table:table-row>
        <table:table-row table:style-name="ro1">
          <table:table-cell office:value-type="float" office:value="15.08" calcext:value-type="float">
            <text:p>15,08</text:p>
          </table:table-cell>
          <table:table-cell office:value-type="float" office:value="320" calcext:value-type="float">
            <text:p>320</text:p>
          </table:table-cell>
          <table:table-cell table:formula="of:=([.A34]-[.$F$3])/([.$F$2]-[.$F$3])" office:value-type="float" office:value="0.189733266230498" calcext:value-type="float">
            <text:p>0,19</text:p>
          </table:table-cell>
          <table:table-cell table:style-name="ce2" table:number-columns-repeated="14"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330" calcext:value-type="float">
            <text:p>330</text:p>
          </table:table-cell>
          <table:table-cell table:formula="of:=([.A35]-[.$F$3])/([.$F$2]-[.$F$3])" office:value-type="float" office:value="0.192501258178158" calcext:value-type="float">
            <text:p>0,19</text:p>
          </table:table-cell>
          <table:table-cell table:style-name="ce2" table:number-columns-repeated="14"/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340" calcext:value-type="float">
            <text:p>340</text:p>
          </table:table-cell>
          <table:table-cell table:formula="of:=([.A36]-[.$F$3])/([.$F$2]-[.$F$3])" office:value-type="float" office:value="0.184574735782587" calcext:value-type="float">
            <text:p>0,18</text:p>
          </table:table-cell>
          <table:table-cell table:style-name="ce2" table:number-columns-repeated="14"/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350" calcext:value-type="float">
            <text:p>350</text:p>
          </table:table-cell>
          <table:table-cell table:formula="of:=([.A37]-[.$F$3])/([.$F$2]-[.$F$3])" office:value-type="float" office:value="0.178912934071465" calcext:value-type="float">
            <text:p>0,18</text:p>
          </table:table-cell>
          <table:table-cell table:style-name="ce2" table:number-columns-repeated="14"/>
        </table:table-row>
        <table:table-row table:style-name="ro1">
          <table:table-cell office:value-type="float" office:value="13.15" calcext:value-type="float">
            <text:p>13,15</text:p>
          </table:table-cell>
          <table:table-cell office:value-type="float" office:value="360" calcext:value-type="float">
            <text:p>360</text:p>
          </table:table-cell>
          <table:table-cell table:formula="of:=([.A38]-[.$F$3])/([.$F$2]-[.$F$3])" office:value-type="float" office:value="0.165450427780574" calcext:value-type="float">
            <text:p>0,17</text:p>
          </table:table-cell>
          <table:table-cell table:style-name="ce2" table:number-columns-repeated="14"/>
        </table:table-row>
        <table:table-row table:style-name="ro1">
          <table:table-cell office:value-type="float" office:value="13.39" calcext:value-type="float">
            <text:p>13,39</text:p>
          </table:table-cell>
          <table:table-cell office:value-type="float" office:value="370" calcext:value-type="float">
            <text:p>370</text:p>
          </table:table-cell>
          <table:table-cell table:formula="of:=([.A39]-[.$F$3])/([.$F$2]-[.$F$3])" office:value-type="float" office:value="0.168470055359839" calcext:value-type="float">
            <text:p>0,17</text:p>
          </table:table-cell>
          <table:table-cell table:style-name="ce2" table:number-columns-repeated="14"/>
        </table:table-row>
        <table:table-row table:style-name="ro1">
          <table:table-cell office:value-type="float" office:value="7.69" calcext:value-type="float">
            <text:p>7,69</text:p>
          </table:table-cell>
          <table:table-cell office:value-type="float" office:value="380" calcext:value-type="float">
            <text:p>380</text:p>
          </table:table-cell>
          <table:table-cell table:formula="of:=([.A40]-[.$F$3])/([.$F$2]-[.$F$3])" office:value-type="float" office:value="0.0967539003522899" calcext:value-type="float">
            <text:p>0,10</text:p>
          </table:table-cell>
          <table:table-cell table:style-name="ce2" table:number-columns-repeated="14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390" calcext:value-type="float">
            <text:p>390</text:p>
          </table:table-cell>
          <table:table-cell table:formula="of:=([.A41]-[.$F$3])/([.$F$2]-[.$F$3])" office:value-type="float" office:value="0.105686965274283" calcext:value-type="float">
            <text:p>0,11</text:p>
          </table:table-cell>
          <table:table-cell table:style-name="ce2" table:number-columns-repeated="14"/>
        </table:table-row>
        <table:table-row table:style-name="ro1">
          <table:table-cell office:value-type="float" office:value="54.98" calcext:value-type="float">
            <text:p>54,98</text:p>
          </table:table-cell>
          <table:table-cell office:value-type="float" office:value="400" calcext:value-type="float">
            <text:p>400</text:p>
          </table:table-cell>
          <table:table-cell table:formula="of:=([.A42]-[.$F$3])/([.$F$2]-[.$F$3])" office:value-type="float" office:value="0.691746351283342" calcext:value-type="float">
            <text:p>0,69</text:p>
          </table:table-cell>
          <table:table-cell table:style-name="ce2" table:number-columns-repeated="14"/>
        </table:table-row>
        <table:table-row table:style-name="ro1">
          <table:table-cell office:value-type="float" office:value="47.27" calcext:value-type="float">
            <text:p>47,27</text:p>
          </table:table-cell>
          <table:table-cell office:value-type="float" office:value="410" calcext:value-type="float">
            <text:p>410</text:p>
          </table:table-cell>
          <table:table-cell table:formula="of:=([.A43]-[.$F$3])/([.$F$2]-[.$F$3])" office:value-type="float" office:value="0.594740815299446" calcext:value-type="float">
            <text:p>0,59</text:p>
          </table:table-cell>
          <table:table-cell table:style-name="ce2" table:number-columns-repeated="14"/>
        </table:table-row>
        <table:table-row table:style-name="ro1">
          <table:table-cell office:value-type="float" office:value="60.55" calcext:value-type="float">
            <text:p>60,55</text:p>
          </table:table-cell>
          <table:table-cell office:value-type="float" office:value="420" calcext:value-type="float">
            <text:p>420</text:p>
          </table:table-cell>
          <table:table-cell table:formula="of:=([.A44]-[.$F$3])/([.$F$2]-[.$F$3])" office:value-type="float" office:value="0.761826874685455" calcext:value-type="float">
            <text:p>0,76</text:p>
          </table:table-cell>
          <table:table-cell table:style-name="ce2" table:number-columns-repeated="14"/>
        </table:table-row>
        <table:table-row table:style-name="ro1">
          <table:table-cell office:value-type="float" office:value="44.33" calcext:value-type="float">
            <text:p>44,33</text:p>
          </table:table-cell>
          <table:table-cell office:value-type="float" office:value="430" calcext:value-type="float">
            <text:p>430</text:p>
          </table:table-cell>
          <table:table-cell table:formula="of:=([.A45]-[.$F$3])/([.$F$2]-[.$F$3])" office:value-type="float" office:value="0.557750377453447" calcext:value-type="float">
            <text:p>0,56</text:p>
          </table:table-cell>
          <table:table-cell table:style-name="ce2" table:number-columns-repeated="14"/>
        </table:table-row>
        <table:table-row table:style-name="ro1">
          <table:table-cell office:value-type="float" office:value="29.55" calcext:value-type="float">
            <text:p>29,55</text:p>
          </table:table-cell>
          <table:table-cell office:value-type="float" office:value="440" calcext:value-type="float">
            <text:p>440</text:p>
          </table:table-cell>
          <table:table-cell table:formula="of:=([.A46]-[.$F$3])/([.$F$2]-[.$F$3])" office:value-type="float" office:value="0.371791645697031" calcext:value-type="float">
            <text:p>0,37</text:p>
          </table:table-cell>
          <table:table-cell table:style-name="ce2" table:number-columns-repeated="14"/>
        </table:table-row>
        <table:table-row table:style-name="ro1">
          <table:table-cell office:value-type="float" office:value="71.52" calcext:value-type="float">
            <text:p>71,52</text:p>
          </table:table-cell>
          <table:table-cell office:value-type="float" office:value="450" calcext:value-type="float">
            <text:p>450</text:p>
          </table:table-cell>
          <table:table-cell table:formula="of:=([.A47]-[.$F$3])/([.$F$2]-[.$F$3])" office:value-type="float" office:value="0.899849018621037" calcext:value-type="float">
            <text:p>0,90</text:p>
          </table:table-cell>
          <table:table-cell table:number-columns-repeated="14"/>
        </table:table-row>
        <table:table-row table:style-name="ro1">
          <table:table-cell office:value-type="float" office:value="36.82" calcext:value-type="float">
            <text:p>36,82</text:p>
          </table:table-cell>
          <table:table-cell office:value-type="float" office:value="460" calcext:value-type="float">
            <text:p>460</text:p>
          </table:table-cell>
          <table:table-cell table:formula="of:=([.A48]-[.$F$3])/([.$F$2]-[.$F$3])" office:value-type="float" office:value="0.463261197785606" calcext:value-type="float">
            <text:p>0,46</text:p>
          </table:table-cell>
          <table:table-cell table:number-columns-repeated="14"/>
        </table:table-row>
        <table:table-row table:style-name="ro1">
          <table:table-cell office:value-type="float" office:value="26.21" calcext:value-type="float">
            <text:p>26,21</text:p>
          </table:table-cell>
          <table:table-cell office:value-type="float" office:value="470" calcext:value-type="float">
            <text:p>470</text:p>
          </table:table-cell>
          <table:table-cell table:formula="of:=([.A49]-[.$F$3])/([.$F$2]-[.$F$3])" office:value-type="float" office:value="0.329768495218923" calcext:value-type="float">
            <text:p>0,33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480" calcext:value-type="float">
            <text:p>480</text:p>
          </table:table-cell>
          <table:table-cell table:formula="of:=([.A50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35" calcext:value-type="float">
            <text:p>9,35</text:p>
          </table:table-cell>
          <table:table-cell office:value-type="float" office:value="490" calcext:value-type="float">
            <text:p>490</text:p>
          </table:table-cell>
          <table:table-cell table:formula="of:=([.A51]-[.$F$3])/([.$F$2]-[.$F$3])" office:value-type="float" office:value="0.117639657775541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5.73" calcext:value-type="float">
            <text:p>15,73</text:p>
          </table:table-cell>
          <table:table-cell office:value-type="float" office:value="500" calcext:value-type="float">
            <text:p>500</text:p>
          </table:table-cell>
          <table:table-cell table:formula="of:=([.A52]-[.$F$3])/([.$F$2]-[.$F$3])" office:value-type="float" office:value="0.197911424257675" calcext:value-type="float">
            <text:p>0,20</text:p>
          </table:table-cell>
          <table:table-cell table:number-columns-repeated="14"/>
        </table:table-row>
        <table:table-row table:style-name="ro1">
          <table:table-cell office:value-type="float" office:value="14.89" calcext:value-type="float">
            <text:p>14,89</text:p>
          </table:table-cell>
          <table:table-cell office:value-type="float" office:value="510" calcext:value-type="float">
            <text:p>510</text:p>
          </table:table-cell>
          <table:table-cell table:formula="of:=([.A53]-[.$F$3])/([.$F$2]-[.$F$3])" office:value-type="float" office:value="0.187342727730247" calcext:value-type="float">
            <text:p>0,19</text:p>
          </table:table-cell>
          <table:table-cell table:number-columns-repeated="14"/>
        </table:table-row>
        <table:table-row table:style-name="ro1">
          <table:table-cell office:value-type="float" office:value="11.17" calcext:value-type="float">
            <text:p>11,17</text:p>
          </table:table-cell>
          <table:table-cell office:value-type="float" office:value="520" calcext:value-type="float">
            <text:p>520</text:p>
          </table:table-cell>
          <table:table-cell table:formula="of:=([.A54]-[.$F$3])/([.$F$2]-[.$F$3])" office:value-type="float" office:value="0.140538500251636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9.77" calcext:value-type="float">
            <text:p>9,77</text:p>
          </table:table-cell>
          <table:table-cell office:value-type="float" office:value="530" calcext:value-type="float">
            <text:p>530</text:p>
          </table:table-cell>
          <table:table-cell table:formula="of:=([.A55]-[.$F$3])/([.$F$2]-[.$F$3])" office:value-type="float" office:value="0.122924006039255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540" calcext:value-type="float">
            <text:p>540</text:p>
          </table:table-cell>
          <table:table-cell table:formula="of:=([.A56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2.09" calcext:value-type="float">
            <text:p>12,09</text:p>
          </table:table-cell>
          <table:table-cell office:value-type="float" office:value="550" calcext:value-type="float">
            <text:p>550</text:p>
          </table:table-cell>
          <table:table-cell table:formula="of:=([.A57]-[.$F$3])/([.$F$2]-[.$F$3])" office:value-type="float" office:value="0.152113739305486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560" calcext:value-type="float">
            <text:p>560</text:p>
          </table:table-cell>
          <table:table-cell table:formula="of:=([.A58]-[.$F$3])/([.$F$2]-[.$F$3])" office:value-type="float" office:value="0.164192249622547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3.13" calcext:value-type="float">
            <text:p>13,13</text:p>
          </table:table-cell>
          <table:table-cell office:value-type="float" office:value="570" calcext:value-type="float">
            <text:p>570</text:p>
          </table:table-cell>
          <table:table-cell table:formula="of:=([.A59]-[.$F$3])/([.$F$2]-[.$F$3])" office:value-type="float" office:value="0.165198792148968" calcext:value-type="float">
            <text:p>0,17</text:p>
          </table:table-cell>
          <table:table-cell table:number-columns-repeated="14"/>
        </table:table-row>
        <table:table-row table:style-name="ro1">
          <table:table-cell office:value-type="float" office:value="12.76" calcext:value-type="float">
            <text:p>12,76</text:p>
          </table:table-cell>
          <table:table-cell office:value-type="float" office:value="580" calcext:value-type="float">
            <text:p>580</text:p>
          </table:table-cell>
          <table:table-cell table:formula="of:=([.A60]-[.$F$3])/([.$F$2]-[.$F$3])" office:value-type="float" office:value="0.160543532964268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1.63" calcext:value-type="float">
            <text:p>11,63</text:p>
          </table:table-cell>
          <table:table-cell office:value-type="float" office:value="590" calcext:value-type="float">
            <text:p>590</text:p>
          </table:table-cell>
          <table:table-cell table:formula="of:=([.A61]-[.$F$3])/([.$F$2]-[.$F$3])" office:value-type="float" office:value="0.146326119778561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600" calcext:value-type="float">
            <text:p>600</text:p>
          </table:table-cell>
          <table:table-cell table:formula="of:=([.A62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55" calcext:value-type="float">
            <text:p>9,55</text:p>
          </table:table-cell>
          <table:table-cell office:value-type="float" office:value="610" calcext:value-type="float">
            <text:p>610</text:p>
          </table:table-cell>
          <table:table-cell table:formula="of:=([.A63]-[.$F$3])/([.$F$2]-[.$F$3])" office:value-type="float" office:value="0.120156014091595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620" calcext:value-type="float">
            <text:p>620</text:p>
          </table:table-cell>
          <table:table-cell table:formula="of:=([.A64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0.86" calcext:value-type="float">
            <text:p>10,86</text:p>
          </table:table-cell>
          <table:table-cell office:value-type="float" office:value="630" calcext:value-type="float">
            <text:p>630</text:p>
          </table:table-cell>
          <table:table-cell table:formula="of:=([.A65]-[.$F$3])/([.$F$2]-[.$F$3])" office:value-type="float" office:value="0.136638147961751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0.28" calcext:value-type="float">
            <text:p>10,28</text:p>
          </table:table-cell>
          <table:table-cell office:value-type="float" office:value="640" calcext:value-type="float">
            <text:p>640</text:p>
          </table:table-cell>
          <table:table-cell table:formula="of:=([.A66]-[.$F$3])/([.$F$2]-[.$F$3])" office:value-type="float" office:value="0.129340714645194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1.33" calcext:value-type="float">
            <text:p>11,33</text:p>
          </table:table-cell>
          <table:table-cell office:value-type="float" office:value="650" calcext:value-type="float">
            <text:p>650</text:p>
          </table:table-cell>
          <table:table-cell table:formula="of:=([.A67]-[.$F$3])/([.$F$2]-[.$F$3])" office:value-type="float" office:value="0.142551585304479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660" calcext:value-type="float">
            <text:p>660</text:p>
          </table:table-cell>
          <table:table-cell table:formula="of:=([.A68]-[.$F$3])/([.$F$2]-[.$F$3])" office:value-type="float" office:value="0.142174131857071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670" calcext:value-type="float">
            <text:p>670</text:p>
          </table:table-cell>
          <table:table-cell table:formula="of:=([.A69]-[.$F$3])/([.$F$2]-[.$F$3])" office:value-type="float" office:value="0.149345747357826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2.16" calcext:value-type="float">
            <text:p>12,16</text:p>
          </table:table-cell>
          <table:table-cell office:value-type="float" office:value="680" calcext:value-type="float">
            <text:p>680</text:p>
          </table:table-cell>
          <table:table-cell table:formula="of:=([.A70]-[.$F$3])/([.$F$2]-[.$F$3])" office:value-type="float" office:value="0.152994464016105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2.02" calcext:value-type="float">
            <text:p>12,02</text:p>
          </table:table-cell>
          <table:table-cell office:value-type="float" office:value="690" calcext:value-type="float">
            <text:p>690</text:p>
          </table:table-cell>
          <table:table-cell table:formula="of:=([.A71]-[.$F$3])/([.$F$2]-[.$F$3])" office:value-type="float" office:value="0.151233014594867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1.72" calcext:value-type="float">
            <text:p>11,72</text:p>
          </table:table-cell>
          <table:table-cell office:value-type="float" office:value="700" calcext:value-type="float">
            <text:p>700</text:p>
          </table:table-cell>
          <table:table-cell table:formula="of:=([.A72]-[.$F$3])/([.$F$2]-[.$F$3])" office:value-type="float" office:value="0.147458480120785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9.33" calcext:value-type="float">
            <text:p>9,33</text:p>
          </table:table-cell>
          <table:table-cell office:value-type="float" office:value="710" calcext:value-type="float">
            <text:p>710</text:p>
          </table:table-cell>
          <table:table-cell table:formula="of:=([.A73]-[.$F$3])/([.$F$2]-[.$F$3])" office:value-type="float" office:value="0.11738802214393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7.54" calcext:value-type="float">
            <text:p>7,54</text:p>
          </table:table-cell>
          <table:table-cell office:value-type="float" office:value="720" calcext:value-type="float">
            <text:p>720</text:p>
          </table:table-cell>
          <table:table-cell table:formula="of:=([.A74]-[.$F$3])/([.$F$2]-[.$F$3])" office:value-type="float" office:value="0.0948666331152491" calcext:value-type="float">
            <text:p>0,09</text:p>
          </table:table-cell>
          <table:table-cell table:number-columns-repeated="14"/>
        </table:table-row>
        <table:table-row table:style-name="ro1">
          <table:table-cell office:value-type="float" office:value="7.13" calcext:value-type="float">
            <text:p>7,13</text:p>
          </table:table-cell>
          <table:table-cell office:value-type="float" office:value="730" calcext:value-type="float">
            <text:p>730</text:p>
          </table:table-cell>
          <table:table-cell table:formula="of:=([.A75]-[.$F$3])/([.$F$2]-[.$F$3])" office:value-type="float" office:value="0.0897081026673377" calcext:value-type="float">
            <text:p>0,09</text:p>
          </table:table-cell>
          <table:table-cell table:number-columns-repeated="14"/>
        </table:table-row>
        <table:table-row table:style-name="ro1">
          <table:table-cell office:value-type="float" office:value="6.38" calcext:value-type="float">
            <text:p>6,38</text:p>
          </table:table-cell>
          <table:table-cell office:value-type="float" office:value="740" calcext:value-type="float">
            <text:p>740</text:p>
          </table:table-cell>
          <table:table-cell table:formula="of:=([.A76]-[.$F$3])/([.$F$2]-[.$F$3])" office:value-type="float" office:value="0.0802717664821339" calcext:value-type="float">
            <text:p>0,08</text:p>
          </table:table-cell>
          <table:table-cell table:number-columns-repeated="14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750" calcext:value-type="float">
            <text:p>750</text:p>
          </table:table-cell>
          <table:table-cell table:formula="of:=([.A77]-[.$F$3])/([.$F$2]-[.$F$3])" office:value-type="float" office:value="0.104428787116256" calcext:value-type="float">
            <text:p>0,10</text:p>
          </table:table-cell>
          <table:table-cell table:number-columns-repeated="14"/>
        </table:table-row>
        <table:table-row table:style-name="ro1">
          <table:table-cell office:value-type="float" office:value="10.57" calcext:value-type="float">
            <text:p>10,57</text:p>
          </table:table-cell>
          <table:table-cell office:value-type="float" office:value="760" calcext:value-type="float">
            <text:p>760</text:p>
          </table:table-cell>
          <table:table-cell table:formula="of:=([.A78]-[.$F$3])/([.$F$2]-[.$F$3])" office:value-type="float" office:value="0.132989431303473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5.41" calcext:value-type="float">
            <text:p>15,41</text:p>
          </table:table-cell>
          <table:table-cell office:value-type="float" office:value="770" calcext:value-type="float">
            <text:p>770</text:p>
          </table:table-cell>
          <table:table-cell table:formula="of:=([.A79]-[.$F$3])/([.$F$2]-[.$F$3])" office:value-type="float" office:value="0.193885254151988" calcext:value-type="float">
            <text:p>0,19</text:p>
          </table:table-cell>
          <table:table-cell table:number-columns-repeated="14"/>
        </table:table-row>
        <table:table-row table:style-name="ro1">
          <table:table-cell office:value-type="float" office:value="18.12" calcext:value-type="float">
            <text:p>18,12</text:p>
          </table:table-cell>
          <table:table-cell office:value-type="float" office:value="780" calcext:value-type="float">
            <text:p>780</text:p>
          </table:table-cell>
          <table:table-cell table:formula="of:=([.A80]-[.$F$3])/([.$F$2]-[.$F$3])" office:value-type="float" office:value="0.227981882234524" calcext:value-type="float">
            <text:p>0,23</text:p>
          </table:table-cell>
          <table:table-cell table:number-columns-repeated="14"/>
        </table:table-row>
        <table:table-row table:style-name="ro1">
          <table:table-cell office:value-type="float" office:value="14.08" calcext:value-type="float">
            <text:p>14,08</text:p>
          </table:table-cell>
          <table:table-cell office:value-type="float" office:value="790" calcext:value-type="float">
            <text:p>790</text:p>
          </table:table-cell>
          <table:table-cell table:formula="of:=([.A81]-[.$F$3])/([.$F$2]-[.$F$3])" office:value-type="float" office:value="0.177151484650226" calcext:value-type="float">
            <text:p>0,18</text:p>
          </table:table-cell>
          <table:table-cell table:number-columns-repeated="14"/>
        </table:table-row>
        <table:table-row table:style-name="ro1">
          <table:table-cell office:value-type="float" office:value="9.91" calcext:value-type="float">
            <text:p>9,91</text:p>
          </table:table-cell>
          <table:table-cell office:value-type="float" office:value="800" calcext:value-type="float">
            <text:p>800</text:p>
          </table:table-cell>
          <table:table-cell table:formula="of:=([.A82]-[.$F$3])/([.$F$2]-[.$F$3])" office:value-type="float" office:value="0.124685455460493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810" calcext:value-type="float">
            <text:p>810</text:p>
          </table:table-cell>
          <table:table-cell table:formula="of:=([.A83]-[.$F$3])/([.$F$2]-[.$F$3])" office:value-type="float" office:value="0.0899597382989431" calcext:value-type="float">
            <text:p>0,09</text:p>
          </table:table-cell>
          <table:table-cell table:number-columns-repeated="14"/>
        </table:table-row>
        <table:table-row table:style-name="ro1">
          <table:table-cell office:value-type="float" office:value="8.41" calcext:value-type="float">
            <text:p>8,41</text:p>
          </table:table-cell>
          <table:table-cell office:value-type="float" office:value="820" calcext:value-type="float">
            <text:p>820</text:p>
          </table:table-cell>
          <table:table-cell table:formula="of:=([.A84]-[.$F$3])/([.$F$2]-[.$F$3])" office:value-type="float" office:value="0.105812783090086" calcext:value-type="float">
            <text:p>0,11</text:p>
          </table:table-cell>
          <table:table-cell table:number-columns-repeated="14"/>
        </table:table-row>
        <table:table-row table:style-name="ro1">
          <table:table-cell office:value-type="float" office:value="4.93" calcext:value-type="float">
            <text:p>4,93</text:p>
          </table:table-cell>
          <table:table-cell office:value-type="float" office:value="830" calcext:value-type="float">
            <text:p>830</text:p>
          </table:table-cell>
          <table:table-cell table:formula="of:=([.A85]-[.$F$3])/([.$F$2]-[.$F$3])" office:value-type="float" office:value="0.0620281831907398" calcext:value-type="float">
            <text:p>0,06</text:p>
          </table:table-cell>
          <table:table-cell table:number-columns-repeated="14"/>
        </table:table-row>
        <table:table-row table:style-name="ro1">
          <table:table-cell office:value-type="float" office:value="5.44" calcext:value-type="float">
            <text:p>5,44</text:p>
          </table:table-cell>
          <table:table-cell office:value-type="float" office:value="840" calcext:value-type="float">
            <text:p>840</text:p>
          </table:table-cell>
          <table:table-cell table:formula="of:=([.A86]-[.$F$3])/([.$F$2]-[.$F$3])" office:value-type="float" office:value="0.0684448917966784" calcext:value-type="float">
            <text:p>0,07</text:p>
          </table:table-cell>
          <table:table-cell table:number-columns-repeated="14"/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850" calcext:value-type="float">
            <text:p>850</text:p>
          </table:table-cell>
          <table:table-cell table:formula="of:=([.A87]-[.$F$3])/([.$F$2]-[.$F$3])" office:value-type="float" office:value="0.0747357825868143" calcext:value-type="float">
            <text:p>0,07</text:p>
          </table:table-cell>
          <table:table-cell table:number-columns-repeated="14"/>
        </table:table-row>
        <table:table-row table:style-name="ro1">
          <table:table-cell office:value-type="float" office:value="20.54" calcext:value-type="float">
            <text:p>20,54</text:p>
          </table:table-cell>
          <table:table-cell office:value-type="float" office:value="860" calcext:value-type="float">
            <text:p>860</text:p>
          </table:table-cell>
          <table:table-cell table:formula="of:=([.A88]-[.$F$3])/([.$F$2]-[.$F$3])" office:value-type="float" office:value="0.258429793658782" calcext:value-type="float">
            <text:p>0,26</text:p>
          </table:table-cell>
          <table:table-cell table:number-columns-repeated="14"/>
        </table:table-row>
        <table:table-row table:style-name="ro1">
          <table:table-cell office:value-type="float" office:value="16.37" calcext:value-type="float">
            <text:p>16,37</text:p>
          </table:table-cell>
          <table:table-cell office:value-type="float" office:value="870" calcext:value-type="float">
            <text:p>870</text:p>
          </table:table-cell>
          <table:table-cell table:formula="of:=([.A89]-[.$F$3])/([.$F$2]-[.$F$3])" office:value-type="float" office:value="0.205963764469049" calcext:value-type="float">
            <text:p>0,21</text:p>
          </table:table-cell>
          <table:table-cell table:number-columns-repeated="14"/>
        </table:table-row>
        <table:table-row table:style-name="ro1">
          <table:table-cell office:value-type="float" office:value="18.21" calcext:value-type="float">
            <text:p>18,21</text:p>
          </table:table-cell>
          <table:table-cell office:value-type="float" office:value="880" calcext:value-type="float">
            <text:p>880</text:p>
          </table:table-cell>
          <table:table-cell table:formula="of:=([.A90]-[.$F$3])/([.$F$2]-[.$F$3])" office:value-type="float" office:value="0.229114242576749" calcext:value-type="float">
            <text:p>0,23</text:p>
          </table:table-cell>
          <table:table-cell table:number-columns-repeated="14"/>
        </table:table-row>
        <table:table-row table:style-name="ro1">
          <table:table-cell office:value-type="float" office:value="10.98" calcext:value-type="float">
            <text:p>10,98</text:p>
          </table:table-cell>
          <table:table-cell office:value-type="float" office:value="890" calcext:value-type="float">
            <text:p>890</text:p>
          </table:table-cell>
          <table:table-cell table:formula="of:=([.A91]-[.$F$3])/([.$F$2]-[.$F$3])" office:value-type="float" office:value="0.138147961751384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1.27" calcext:value-type="float">
            <text:p>11,27</text:p>
          </table:table-cell>
          <table:table-cell office:value-type="float" office:value="900" calcext:value-type="float">
            <text:p>900</text:p>
          </table:table-cell>
          <table:table-cell table:formula="of:=([.A92]-[.$F$3])/([.$F$2]-[.$F$3])" office:value-type="float" office:value="0.141796678409663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7.04" calcext:value-type="float">
            <text:p>17,04</text:p>
          </table:table-cell>
          <table:table-cell office:value-type="float" office:value="910" calcext:value-type="float">
            <text:p>910</text:p>
          </table:table-cell>
          <table:table-cell table:formula="of:=([.A93]-[.$F$3])/([.$F$2]-[.$F$3])" office:value-type="float" office:value="0.214393558127831" calcext:value-type="float">
            <text:p>0,21</text:p>
          </table:table-cell>
          <table:table-cell table:number-columns-repeated="14"/>
        </table:table-row>
        <table:table-row table:style-name="ro1">
          <table:table-cell office:value-type="float" office:value="12.28" calcext:value-type="float">
            <text:p>12,28</text:p>
          </table:table-cell>
          <table:table-cell office:value-type="float" office:value="920" calcext:value-type="float">
            <text:p>920</text:p>
          </table:table-cell>
          <table:table-cell table:formula="of:=([.A94]-[.$F$3])/([.$F$2]-[.$F$3])" office:value-type="float" office:value="0.154504277805737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7.13" calcext:value-type="float">
            <text:p>7,13</text:p>
          </table:table-cell>
          <table:table-cell office:value-type="float" office:value="930" calcext:value-type="float">
            <text:p>930</text:p>
          </table:table-cell>
          <table:table-cell table:formula="of:=([.A95]-[.$F$3])/([.$F$2]-[.$F$3])" office:value-type="float" office:value="0.0897081026673377" calcext:value-type="float">
            <text:p>0,09</text:p>
          </table:table-cell>
          <table:table-cell table:number-columns-repeated="14"/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940" calcext:value-type="float">
            <text:p>940</text:p>
          </table:table-cell>
          <table:table-cell table:formula="of:=([.A96]-[.$F$3])/([.$F$2]-[.$F$3])" office:value-type="float" office:value="0.114494212380473" calcext:value-type="float">
            <text:p>0,11</text:p>
          </table:table-cell>
          <table:table-cell table:number-columns-repeated="14"/>
        </table:table-row>
        <table:table-row table:style-name="ro1">
          <table:table-cell office:value-type="float" office:value="22.46" calcext:value-type="float">
            <text:p>22,46</text:p>
          </table:table-cell>
          <table:table-cell office:value-type="float" office:value="950" calcext:value-type="float">
            <text:p>950</text:p>
          </table:table-cell>
          <table:table-cell table:formula="of:=([.A97]-[.$F$3])/([.$F$2]-[.$F$3])" office:value-type="float" office:value="0.282586814292904" calcext:value-type="float">
            <text:p>0,28</text:p>
          </table:table-cell>
          <table:table-cell table:number-columns-repeated="14"/>
        </table:table-row>
        <table:table-row table:style-name="ro1">
          <table:table-cell office:value-type="float" office:value="43.73" calcext:value-type="float">
            <text:p>43,73</text:p>
          </table:table-cell>
          <table:table-cell office:value-type="float" office:value="960" calcext:value-type="float">
            <text:p>960</text:p>
          </table:table-cell>
          <table:table-cell table:formula="of:=([.A98]-[.$F$3])/([.$F$2]-[.$F$3])" office:value-type="float" office:value="0.550201308505284" calcext:value-type="float">
            <text:p>0,55</text:p>
          </table:table-cell>
          <table:table-cell table:number-columns-repeated="14"/>
        </table:table-row>
        <table:table-row table:style-name="ro1">
          <table:table-cell office:value-type="float" office:value="65.38" calcext:value-type="float">
            <text:p>65,38</text:p>
          </table:table-cell>
          <table:table-cell office:value-type="float" office:value="970" calcext:value-type="float">
            <text:p>970</text:p>
          </table:table-cell>
          <table:table-cell table:formula="of:=([.A99]-[.$F$3])/([.$F$2]-[.$F$3])" office:value-type="float" office:value="0.822596879718168" calcext:value-type="float">
            <text:p>0,82</text:p>
          </table:table-cell>
          <table:table-cell table:number-columns-repeated="14"/>
        </table:table-row>
        <table:table-row table:style-name="ro1">
          <table:table-cell office:value-type="float" office:value="38.29" calcext:value-type="float">
            <text:p>38,29</text:p>
          </table:table-cell>
          <table:table-cell office:value-type="float" office:value="980" calcext:value-type="float">
            <text:p>980</text:p>
          </table:table-cell>
          <table:table-cell table:formula="of:=([.A100]-[.$F$3])/([.$F$2]-[.$F$3])" office:value-type="float" office:value="0.481756416708606" calcext:value-type="float">
            <text:p>0,48</text:p>
          </table:table-cell>
          <table:table-cell table:number-columns-repeated="14"/>
        </table:table-row>
        <table:table-row table:style-name="ro1">
          <table:table-cell office:value-type="float" office:value="10.52" calcext:value-type="float">
            <text:p>10,52</text:p>
          </table:table-cell>
          <table:table-cell office:value-type="float" office:value="990" calcext:value-type="float">
            <text:p>990</text:p>
          </table:table-cell>
          <table:table-cell table:formula="of:=([.A101]-[.$F$3])/([.$F$2]-[.$F$3])" office:value-type="float" office:value="0.132360342224459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2.07" calcext:value-type="float">
            <text:p>12,07</text:p>
          </table:table-cell>
          <table:table-cell office:value-type="float" office:value="1000" calcext:value-type="float">
            <text:p>1000</text:p>
          </table:table-cell>
          <table:table-cell table:formula="of:=([.A102]-[.$F$3])/([.$F$2]-[.$F$3])" office:value-type="float" office:value="0.15186210367388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010" calcext:value-type="float">
            <text:p>1010</text:p>
          </table:table-cell>
          <table:table-cell table:formula="of:=([.A103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0.21" calcext:value-type="float">
            <text:p>10,21</text:p>
          </table:table-cell>
          <table:table-cell office:value-type="float" office:value="1020" calcext:value-type="float">
            <text:p>1020</text:p>
          </table:table-cell>
          <table:table-cell table:formula="of:=([.A104]-[.$F$3])/([.$F$2]-[.$F$3])" office:value-type="float" office:value="0.128459989934575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1.39" calcext:value-type="float">
            <text:p>11,39</text:p>
          </table:table-cell>
          <table:table-cell office:value-type="float" office:value="1030" calcext:value-type="float">
            <text:p>1030</text:p>
          </table:table-cell>
          <table:table-cell table:formula="of:=([.A105]-[.$F$3])/([.$F$2]-[.$F$3])" office:value-type="float" office:value="0.143306492199295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1.53" calcext:value-type="float">
            <text:p>11,53</text:p>
          </table:table-cell>
          <table:table-cell office:value-type="float" office:value="1040" calcext:value-type="float">
            <text:p>1040</text:p>
          </table:table-cell>
          <table:table-cell table:formula="of:=([.A106]-[.$F$3])/([.$F$2]-[.$F$3])" office:value-type="float" office:value="0.145067941620533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0.31" calcext:value-type="float">
            <text:p>10,31</text:p>
          </table:table-cell>
          <table:table-cell office:value-type="float" office:value="1050" calcext:value-type="float">
            <text:p>1050</text:p>
          </table:table-cell>
          <table:table-cell table:formula="of:=([.A107]-[.$F$3])/([.$F$2]-[.$F$3])" office:value-type="float" office:value="0.129718168092602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0.45" calcext:value-type="float">
            <text:p>10,45</text:p>
          </table:table-cell>
          <table:table-cell office:value-type="float" office:value="1060" calcext:value-type="float">
            <text:p>1060</text:p>
          </table:table-cell>
          <table:table-cell table:formula="of:=([.A108]-[.$F$3])/([.$F$2]-[.$F$3])" office:value-type="float" office:value="0.13147961751384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9.88" calcext:value-type="float">
            <text:p>9,88</text:p>
          </table:table-cell>
          <table:table-cell office:value-type="float" office:value="1070" calcext:value-type="float">
            <text:p>1070</text:p>
          </table:table-cell>
          <table:table-cell table:formula="of:=([.A109]-[.$F$3])/([.$F$2]-[.$F$3])" office:value-type="float" office:value="0.124308002013085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27" calcext:value-type="float">
            <text:p>9,27</text:p>
          </table:table-cell>
          <table:table-cell office:value-type="float" office:value="1080" calcext:value-type="float">
            <text:p>1080</text:p>
          </table:table-cell>
          <table:table-cell table:formula="of:=([.A110]-[.$F$3])/([.$F$2]-[.$F$3])" office:value-type="float" office:value="0.116633115249119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57" calcext:value-type="float">
            <text:p>9,57</text:p>
          </table:table-cell>
          <table:table-cell office:value-type="float" office:value="1090" calcext:value-type="float">
            <text:p>1090</text:p>
          </table:table-cell>
          <table:table-cell table:formula="of:=([.A111]-[.$F$3])/([.$F$2]-[.$F$3])" office:value-type="float" office:value="0.120407649723201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0.02" calcext:value-type="float">
            <text:p>10,02</text:p>
          </table:table-cell>
          <table:table-cell office:value-type="float" office:value="1100" calcext:value-type="float">
            <text:p>1100</text:p>
          </table:table-cell>
          <table:table-cell table:formula="of:=([.A112]-[.$F$3])/([.$F$2]-[.$F$3])" office:value-type="float" office:value="0.126069451434323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110" calcext:value-type="float">
            <text:p>1110</text:p>
          </table:table-cell>
          <table:table-cell table:formula="of:=([.A113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1.29" calcext:value-type="float">
            <text:p>11,29</text:p>
          </table:table-cell>
          <table:table-cell office:value-type="float" office:value="1120" calcext:value-type="float">
            <text:p>1120</text:p>
          </table:table-cell>
          <table:table-cell table:formula="of:=([.A114]-[.$F$3])/([.$F$2]-[.$F$3])" office:value-type="float" office:value="0.142048314041268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1.34" calcext:value-type="float">
            <text:p>11,34</text:p>
          </table:table-cell>
          <table:table-cell office:value-type="float" office:value="1130" calcext:value-type="float">
            <text:p>1130</text:p>
          </table:table-cell>
          <table:table-cell table:formula="of:=([.A115]-[.$F$3])/([.$F$2]-[.$F$3])" office:value-type="float" office:value="0.142677403120282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1.09" calcext:value-type="float">
            <text:p>11,09</text:p>
          </table:table-cell>
          <table:table-cell office:value-type="float" office:value="1140" calcext:value-type="float">
            <text:p>1140</text:p>
          </table:table-cell>
          <table:table-cell table:formula="of:=([.A116]-[.$F$3])/([.$F$2]-[.$F$3])" office:value-type="float" office:value="0.139531957725214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150" calcext:value-type="float">
            <text:p>1150</text:p>
          </table:table-cell>
          <table:table-cell table:formula="of:=([.A117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71" calcext:value-type="float">
            <text:p>9,71</text:p>
          </table:table-cell>
          <table:table-cell office:value-type="float" office:value="1160" calcext:value-type="float">
            <text:p>1160</text:p>
          </table:table-cell>
          <table:table-cell table:formula="of:=([.A118]-[.$F$3])/([.$F$2]-[.$F$3])" office:value-type="float" office:value="0.122169099144439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37" calcext:value-type="float">
            <text:p>9,37</text:p>
          </table:table-cell>
          <table:table-cell office:value-type="float" office:value="1170" calcext:value-type="float">
            <text:p>1170</text:p>
          </table:table-cell>
          <table:table-cell table:formula="of:=([.A119]-[.$F$3])/([.$F$2]-[.$F$3])" office:value-type="float" office:value="0.11789129340714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68" calcext:value-type="float">
            <text:p>9,68</text:p>
          </table:table-cell>
          <table:table-cell office:value-type="float" office:value="1180" calcext:value-type="float">
            <text:p>1180</text:p>
          </table:table-cell>
          <table:table-cell table:formula="of:=([.A120]-[.$F$3])/([.$F$2]-[.$F$3])" office:value-type="float" office:value="0.121791645697031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0.42" calcext:value-type="float">
            <text:p>10,42</text:p>
          </table:table-cell>
          <table:table-cell office:value-type="float" office:value="1190" calcext:value-type="float">
            <text:p>1190</text:p>
          </table:table-cell>
          <table:table-cell table:formula="of:=([.A121]-[.$F$3])/([.$F$2]-[.$F$3])" office:value-type="float" office:value="0.131102164066432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formula="of:=([.A122]-[.$F$3])/([.$F$2]-[.$F$3])" office:value-type="float" office:value="0.188726723704076" calcext:value-type="float">
            <text:p>0,19</text:p>
          </table:table-cell>
          <table:table-cell table:number-columns-repeated="14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10" calcext:value-type="float">
            <text:p>1210</text:p>
          </table:table-cell>
          <table:table-cell table:formula="of:=([.A123]-[.$F$3])/([.$F$2]-[.$F$3])" office:value-type="float" office:value="0.195017614494212" calcext:value-type="float">
            <text:p>0,20</text:p>
          </table:table-cell>
          <table:table-cell table:number-columns-repeated="14"/>
        </table:table-row>
        <table:table-row table:style-name="ro1">
          <table:table-cell office:value-type="float" office:value="11.19" calcext:value-type="float">
            <text:p>11,19</text:p>
          </table:table-cell>
          <table:table-cell office:value-type="float" office:value="1220" calcext:value-type="float">
            <text:p>1220</text:p>
          </table:table-cell>
          <table:table-cell table:formula="of:=([.A124]-[.$F$3])/([.$F$2]-[.$F$3])" office:value-type="float" office:value="0.140790135883241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0.03" calcext:value-type="float">
            <text:p>10,03</text:p>
          </table:table-cell>
          <table:table-cell office:value-type="float" office:value="1230" calcext:value-type="float">
            <text:p>1230</text:p>
          </table:table-cell>
          <table:table-cell table:formula="of:=([.A125]-[.$F$3])/([.$F$2]-[.$F$3])" office:value-type="float" office:value="0.126195269250126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9.48" calcext:value-type="float">
            <text:p>9,48</text:p>
          </table:table-cell>
          <table:table-cell office:value-type="float" office:value="1240" calcext:value-type="float">
            <text:p>1240</text:p>
          </table:table-cell>
          <table:table-cell table:formula="of:=([.A126]-[.$F$3])/([.$F$2]-[.$F$3])" office:value-type="float" office:value="0.11927528938097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8.27" calcext:value-type="float">
            <text:p>8,27</text:p>
          </table:table-cell>
          <table:table-cell office:value-type="float" office:value="1250" calcext:value-type="float">
            <text:p>1250</text:p>
          </table:table-cell>
          <table:table-cell table:formula="of:=([.A127]-[.$F$3])/([.$F$2]-[.$F$3])" office:value-type="float" office:value="0.104051333668848" calcext:value-type="float">
            <text:p>0,10</text:p>
          </table:table-cell>
          <table:table-cell table:number-columns-repeated="14"/>
        </table:table-row>
        <table:table-row table:style-name="ro1">
          <table:table-cell office:value-type="float" office:value="7.26" calcext:value-type="float">
            <text:p>7,26</text:p>
          </table:table-cell>
          <table:table-cell office:value-type="float" office:value="1260" calcext:value-type="float">
            <text:p>1260</text:p>
          </table:table-cell>
          <table:table-cell table:formula="of:=([.A128]-[.$F$3])/([.$F$2]-[.$F$3])" office:value-type="float" office:value="0.091343734272773" calcext:value-type="float">
            <text:p>0,09</text:p>
          </table:table-cell>
          <table:table-cell table:number-columns-repeated="14"/>
        </table:table-row>
        <table:table-row table:style-name="ro1">
          <table:table-cell office:value-type="float" office:value="7.23" calcext:value-type="float">
            <text:p>7,23</text:p>
          </table:table-cell>
          <table:table-cell office:value-type="float" office:value="1270" calcext:value-type="float">
            <text:p>1270</text:p>
          </table:table-cell>
          <table:table-cell table:formula="of:=([.A129]-[.$F$3])/([.$F$2]-[.$F$3])" office:value-type="float" office:value="0.0909662808253649" calcext:value-type="float">
            <text:p>0,09</text:p>
          </table:table-cell>
          <table:table-cell table:number-columns-repeated="14"/>
        </table:table-row>
        <table:table-row table:style-name="ro1">
          <table:table-cell office:value-type="float" office:value="11.68" calcext:value-type="float">
            <text:p>11,68</text:p>
          </table:table-cell>
          <table:table-cell office:value-type="float" office:value="1280" calcext:value-type="float">
            <text:p>1280</text:p>
          </table:table-cell>
          <table:table-cell table:formula="of:=([.A130]-[.$F$3])/([.$F$2]-[.$F$3])" office:value-type="float" office:value="0.146955208857574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9.17" calcext:value-type="float">
            <text:p>19,17</text:p>
          </table:table-cell>
          <table:table-cell office:value-type="float" office:value="1290" calcext:value-type="float">
            <text:p>1290</text:p>
          </table:table-cell>
          <table:table-cell table:formula="of:=([.A131]-[.$F$3])/([.$F$2]-[.$F$3])" office:value-type="float" office:value="0.24119275289381" calcext:value-type="float">
            <text:p>0,24</text:p>
          </table:table-cell>
          <table:table-cell table:number-columns-repeated="14"/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1300" calcext:value-type="float">
            <text:p>1300</text:p>
          </table:table-cell>
          <table:table-cell table:formula="of:=([.A132]-[.$F$3])/([.$F$2]-[.$F$3])" office:value-type="float" office:value="0.26295923502768" calcext:value-type="float">
            <text:p>0,26</text:p>
          </table:table-cell>
          <table:table-cell table:number-columns-repeated="14"/>
        </table:table-row>
        <table:table-row table:style-name="ro1">
          <table:table-cell office:value-type="float" office:value="14.84" calcext:value-type="float">
            <text:p>14,84</text:p>
          </table:table-cell>
          <table:table-cell office:value-type="float" office:value="1310" calcext:value-type="float">
            <text:p>1310</text:p>
          </table:table-cell>
          <table:table-cell table:formula="of:=([.A133]-[.$F$3])/([.$F$2]-[.$F$3])" office:value-type="float" office:value="0.186713638651233" calcext:value-type="float">
            <text:p>0,19</text:p>
          </table:table-cell>
          <table:table-cell table:number-columns-repeated="14"/>
        </table:table-row>
        <table:table-row table:style-name="ro1">
          <table:table-cell office:value-type="float" office:value="10.58" calcext:value-type="float">
            <text:p>10,58</text:p>
          </table:table-cell>
          <table:table-cell office:value-type="float" office:value="1320" calcext:value-type="float">
            <text:p>1320</text:p>
          </table:table-cell>
          <table:table-cell table:formula="of:=([.A134]-[.$F$3])/([.$F$2]-[.$F$3])" office:value-type="float" office:value="0.133115249119275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7.39" calcext:value-type="float">
            <text:p>7,39</text:p>
          </table:table-cell>
          <table:table-cell office:value-type="float" office:value="1330" calcext:value-type="float">
            <text:p>1330</text:p>
          </table:table-cell>
          <table:table-cell table:formula="of:=([.A135]-[.$F$3])/([.$F$2]-[.$F$3])" office:value-type="float" office:value="0.0929793658782083" calcext:value-type="float">
            <text:p>0,09</text:p>
          </table:table-cell>
          <table:table-cell table:number-columns-repeated="14"/>
        </table:table-row>
        <table:table-row table:style-name="ro1">
          <table:table-cell office:value-type="float" office:value="10.65" calcext:value-type="float">
            <text:p>10,65</text:p>
          </table:table-cell>
          <table:table-cell office:value-type="float" office:value="1340" calcext:value-type="float">
            <text:p>1340</text:p>
          </table:table-cell>
          <table:table-cell table:formula="of:=([.A136]-[.$F$3])/([.$F$2]-[.$F$3])" office:value-type="float" office:value="0.133995973829894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28.58" calcext:value-type="float">
            <text:p>28,58</text:p>
          </table:table-cell>
          <table:table-cell office:value-type="float" office:value="1350" calcext:value-type="float">
            <text:p>1350</text:p>
          </table:table-cell>
          <table:table-cell table:formula="of:=([.A137]-[.$F$3])/([.$F$2]-[.$F$3])" office:value-type="float" office:value="0.359587317564167" calcext:value-type="float">
            <text:p>0,36</text:p>
          </table:table-cell>
          <table:table-cell table:number-columns-repeated="14"/>
        </table:table-row>
        <table:table-row table:style-name="ro1">
          <table:table-cell office:value-type="float" office:value="12.15" calcext:value-type="float">
            <text:p>12,15</text:p>
          </table:table-cell>
          <table:table-cell office:value-type="float" office:value="1360" calcext:value-type="float">
            <text:p>1360</text:p>
          </table:table-cell>
          <table:table-cell table:formula="of:=([.A138]-[.$F$3])/([.$F$2]-[.$F$3])" office:value-type="float" office:value="0.152868646200302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4.69" calcext:value-type="float">
            <text:p>14,69</text:p>
          </table:table-cell>
          <table:table-cell office:value-type="float" office:value="1370" calcext:value-type="float">
            <text:p>1370</text:p>
          </table:table-cell>
          <table:table-cell table:formula="of:=([.A139]-[.$F$3])/([.$F$2]-[.$F$3])" office:value-type="float" office:value="0.184826371414192" calcext:value-type="float">
            <text:p>0,18</text:p>
          </table:table-cell>
          <table:table-cell table:number-columns-repeated="14"/>
        </table:table-row>
        <table:table-row table:style-name="ro1">
          <table:table-cell office:value-type="float" office:value="12.98" calcext:value-type="float">
            <text:p>12,98</text:p>
          </table:table-cell>
          <table:table-cell office:value-type="float" office:value="1380" calcext:value-type="float">
            <text:p>1380</text:p>
          </table:table-cell>
          <table:table-cell table:formula="of:=([.A140]-[.$F$3])/([.$F$2]-[.$F$3])" office:value-type="float" office:value="0.163311524911928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5.48" calcext:value-type="float">
            <text:p>15,48</text:p>
          </table:table-cell>
          <table:table-cell office:value-type="float" office:value="1390" calcext:value-type="float">
            <text:p>1390</text:p>
          </table:table-cell>
          <table:table-cell table:formula="of:=([.A141]-[.$F$3])/([.$F$2]-[.$F$3])" office:value-type="float" office:value="0.194765978862607" calcext:value-type="float">
            <text:p>0,19</text:p>
          </table:table-cell>
          <table:table-cell table:number-columns-repeated="14"/>
        </table:table-row>
        <table:table-row table:style-name="ro1">
          <table:table-cell office:value-type="float" office:value="14.18" calcext:value-type="float">
            <text:p>14,18</text:p>
          </table:table-cell>
          <table:table-cell office:value-type="float" office:value="1400" calcext:value-type="float">
            <text:p>1400</text:p>
          </table:table-cell>
          <table:table-cell table:formula="of:=([.A142]-[.$F$3])/([.$F$2]-[.$F$3])" office:value-type="float" office:value="0.178409662808254" calcext:value-type="float">
            <text:p>0,18</text:p>
          </table:table-cell>
          <table:table-cell table:number-columns-repeated="14"/>
        </table:table-row>
        <table:table-row table:style-name="ro1">
          <table:table-cell office:value-type="float" office:value="13.55" calcext:value-type="float">
            <text:p>13,55</text:p>
          </table:table-cell>
          <table:table-cell office:value-type="float" office:value="1410" calcext:value-type="float">
            <text:p>1410</text:p>
          </table:table-cell>
          <table:table-cell table:formula="of:=([.A143]-[.$F$3])/([.$F$2]-[.$F$3])" office:value-type="float" office:value="0.170483140412682" calcext:value-type="float">
            <text:p>0,17</text:p>
          </table:table-cell>
          <table:table-cell table:number-columns-repeated="14"/>
        </table:table-row>
        <table:table-row table:style-name="ro1">
          <table:table-cell office:value-type="float" office:value="12.95" calcext:value-type="float">
            <text:p>12,95</text:p>
          </table:table-cell>
          <table:table-cell office:value-type="float" office:value="1420" calcext:value-type="float">
            <text:p>1420</text:p>
          </table:table-cell>
          <table:table-cell table:formula="of:=([.A144]-[.$F$3])/([.$F$2]-[.$F$3])" office:value-type="float" office:value="0.162934071464519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2.61" calcext:value-type="float">
            <text:p>12,61</text:p>
          </table:table-cell>
          <table:table-cell office:value-type="float" office:value="1430" calcext:value-type="float">
            <text:p>1430</text:p>
          </table:table-cell>
          <table:table-cell table:formula="of:=([.A145]-[.$F$3])/([.$F$2]-[.$F$3])" office:value-type="float" office:value="0.158656265727227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1440" calcext:value-type="float">
            <text:p>1440</text:p>
          </table:table-cell>
          <table:table-cell table:formula="of:=([.A146]-[.$F$3])/([.$F$2]-[.$F$3])" office:value-type="float" office:value="0.148968293910418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1.72" calcext:value-type="float">
            <text:p>11,72</text:p>
          </table:table-cell>
          <table:table-cell office:value-type="float" office:value="1450" calcext:value-type="float">
            <text:p>1450</text:p>
          </table:table-cell>
          <table:table-cell table:formula="of:=([.A147]-[.$F$3])/([.$F$2]-[.$F$3])" office:value-type="float" office:value="0.147458480120785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1.02" calcext:value-type="float">
            <text:p>11,02</text:p>
          </table:table-cell>
          <table:table-cell office:value-type="float" office:value="1460" calcext:value-type="float">
            <text:p>1460</text:p>
          </table:table-cell>
          <table:table-cell table:formula="of:=([.A148]-[.$F$3])/([.$F$2]-[.$F$3])" office:value-type="float" office:value="0.138651233014595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0.58" calcext:value-type="float">
            <text:p>10,58</text:p>
          </table:table-cell>
          <table:table-cell office:value-type="float" office:value="1470" calcext:value-type="float">
            <text:p>1470</text:p>
          </table:table-cell>
          <table:table-cell table:formula="of:=([.A149]-[.$F$3])/([.$F$2]-[.$F$3])" office:value-type="float" office:value="0.133115249119275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9.29" calcext:value-type="float">
            <text:p>9,29</text:p>
          </table:table-cell>
          <table:table-cell office:value-type="float" office:value="1480" calcext:value-type="float">
            <text:p>1480</text:p>
          </table:table-cell>
          <table:table-cell table:formula="of:=([.A150]-[.$F$3])/([.$F$2]-[.$F$3])" office:value-type="float" office:value="0.116884750880725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8.13" calcext:value-type="float">
            <text:p>8,13</text:p>
          </table:table-cell>
          <table:table-cell office:value-type="float" office:value="1490" calcext:value-type="float">
            <text:p>1490</text:p>
          </table:table-cell>
          <table:table-cell table:formula="of:=([.A151]-[.$F$3])/([.$F$2]-[.$F$3])" office:value-type="float" office:value="0.102289884247609" calcext:value-type="float">
            <text:p>0,10</text:p>
          </table:table-cell>
          <table:table-cell table:number-columns-repeated="14"/>
        </table:table-row>
        <table:table-row table:style-name="ro1">
          <table:table-cell office:value-type="float" office:value="11.69" calcext:value-type="float">
            <text:p>11,69</text:p>
          </table:table-cell>
          <table:table-cell office:value-type="float" office:value="1500" calcext:value-type="float">
            <text:p>1500</text:p>
          </table:table-cell>
          <table:table-cell table:formula="of:=([.A152]-[.$F$3])/([.$F$2]-[.$F$3])" office:value-type="float" office:value="0.147081026673377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9.68" calcext:value-type="float">
            <text:p>9,68</text:p>
          </table:table-cell>
          <table:table-cell office:value-type="float" office:value="1510" calcext:value-type="float">
            <text:p>1510</text:p>
          </table:table-cell>
          <table:table-cell table:formula="of:=([.A153]-[.$F$3])/([.$F$2]-[.$F$3])" office:value-type="float" office:value="0.121791645697031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6.78" calcext:value-type="float">
            <text:p>6,78</text:p>
          </table:table-cell>
          <table:table-cell office:value-type="float" office:value="1520" calcext:value-type="float">
            <text:p>1520</text:p>
          </table:table-cell>
          <table:table-cell table:formula="of:=([.A154]-[.$F$3])/([.$F$2]-[.$F$3])" office:value-type="float" office:value="0.0853044791142426" calcext:value-type="float">
            <text:p>0,09</text:p>
          </table:table-cell>
          <table:table-cell table:number-columns-repeated="14"/>
        </table:table-row>
        <table:table-row table:style-name="ro1">
          <table:table-cell office:value-type="float" office:value="6.68" calcext:value-type="float">
            <text:p>6,68</text:p>
          </table:table-cell>
          <table:table-cell office:value-type="float" office:value="1530" calcext:value-type="float">
            <text:p>1530</text:p>
          </table:table-cell>
          <table:table-cell table:formula="of:=([.A155]-[.$F$3])/([.$F$2]-[.$F$3])" office:value-type="float" office:value="0.0840463009562154" calcext:value-type="float">
            <text:p>0,08</text:p>
          </table:table-cell>
          <table:table-cell table:number-columns-repeated="14"/>
        </table:table-row>
        <table:table-row table:style-name="ro1">
          <table:table-cell office:value-type="float" office:value="10.22" calcext:value-type="float">
            <text:p>10,22</text:p>
          </table:table-cell>
          <table:table-cell office:value-type="float" office:value="1540" calcext:value-type="float">
            <text:p>1540</text:p>
          </table:table-cell>
          <table:table-cell table:formula="of:=([.A156]-[.$F$3])/([.$F$2]-[.$F$3])" office:value-type="float" office:value="0.128585807750377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4.32" calcext:value-type="float">
            <text:p>14,32</text:p>
          </table:table-cell>
          <table:table-cell office:value-type="float" office:value="1550" calcext:value-type="float">
            <text:p>1550</text:p>
          </table:table-cell>
          <table:table-cell table:formula="of:=([.A157]-[.$F$3])/([.$F$2]-[.$F$3])" office:value-type="float" office:value="0.180171112229492" calcext:value-type="float">
            <text:p>0,18</text:p>
          </table:table-cell>
          <table:table-cell table:number-columns-repeated="14"/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1560" calcext:value-type="float">
            <text:p>1560</text:p>
          </table:table-cell>
          <table:table-cell table:formula="of:=([.A158]-[.$F$3])/([.$F$2]-[.$F$3])" office:value-type="float" office:value="0.260442878711626" calcext:value-type="float">
            <text:p>0,26</text:p>
          </table:table-cell>
          <table:table-cell table:number-columns-repeated="14"/>
        </table:table-row>
        <table:table-row table:style-name="ro1">
          <table:table-cell office:value-type="float" office:value="18.92" calcext:value-type="float">
            <text:p>18,92</text:p>
          </table:table-cell>
          <table:table-cell office:value-type="float" office:value="1570" calcext:value-type="float">
            <text:p>1570</text:p>
          </table:table-cell>
          <table:table-cell table:formula="of:=([.A159]-[.$F$3])/([.$F$2]-[.$F$3])" office:value-type="float" office:value="0.238047307498742" calcext:value-type="float">
            <text:p>0,24</text:p>
          </table:table-cell>
          <table:table-cell table:number-columns-repeated="14"/>
        </table:table-row>
        <table:table-row table:style-name="ro1">
          <table:table-cell office:value-type="float" office:value="9.67" calcext:value-type="float">
            <text:p>9,67</text:p>
          </table:table-cell>
          <table:table-cell office:value-type="float" office:value="1580" calcext:value-type="float">
            <text:p>1580</text:p>
          </table:table-cell>
          <table:table-cell table:formula="of:=([.A160]-[.$F$3])/([.$F$2]-[.$F$3])" office:value-type="float" office:value="0.121665827881228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6" calcext:value-type="float">
            <text:p>9,86</text:p>
          </table:table-cell>
          <table:table-cell office:value-type="float" office:value="1590" calcext:value-type="float">
            <text:p>1590</text:p>
          </table:table-cell>
          <table:table-cell table:formula="of:=([.A161]-[.$F$3])/([.$F$2]-[.$F$3])" office:value-type="float" office:value="0.12405636638148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17" calcext:value-type="float">
            <text:p>9,17</text:p>
          </table:table-cell>
          <table:table-cell office:value-type="float" office:value="1600" calcext:value-type="float">
            <text:p>1600</text:p>
          </table:table-cell>
          <table:table-cell table:formula="of:=([.A162]-[.$F$3])/([.$F$2]-[.$F$3])" office:value-type="float" office:value="0.115374937091092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1610" calcext:value-type="float">
            <text:p>1610</text:p>
          </table:table-cell>
          <table:table-cell table:formula="of:=([.A163]-[.$F$3])/([.$F$2]-[.$F$3])" office:value-type="float" office:value="0.053472571716155" calcext:value-type="float">
            <text:p>0,05</text:p>
          </table:table-cell>
          <table:table-cell table:number-columns-repeated="14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620" calcext:value-type="float">
            <text:p>1620</text:p>
          </table:table-cell>
          <table:table-cell table:formula="of:=([.A164]-[.$F$3])/([.$F$2]-[.$F$3])" office:value-type="float" office:value="0.0402617010568697" calcext:value-type="float">
            <text:p>0,04</text:p>
          </table:table-cell>
          <table:table-cell table:number-columns-repeated="14"/>
        </table:table-row>
        <table:table-row table:style-name="ro1">
          <table:table-cell office:value-type="float" office:value="3.36" calcext:value-type="float">
            <text:p>3,36</text:p>
          </table:table-cell>
          <table:table-cell office:value-type="float" office:value="1630" calcext:value-type="float">
            <text:p>1630</text:p>
          </table:table-cell>
          <table:table-cell table:formula="of:=([.A165]-[.$F$3])/([.$F$2]-[.$F$3])" office:value-type="float" office:value="0.0422747861097131" calcext:value-type="float">
            <text:p>0,04</text:p>
          </table:table-cell>
          <table:table-cell table:number-columns-repeated="14"/>
        </table:table-row>
        <table:table-row table:style-name="ro1">
          <table:table-cell office:value-type="float" office:value="5.09" calcext:value-type="float">
            <text:p>5,09</text:p>
          </table:table-cell>
          <table:table-cell office:value-type="float" office:value="1640" calcext:value-type="float">
            <text:p>1640</text:p>
          </table:table-cell>
          <table:table-cell table:formula="of:=([.A166]-[.$F$3])/([.$F$2]-[.$F$3])" office:value-type="float" office:value="0.0640412682435833" calcext:value-type="float">
            <text:p>0,06</text:p>
          </table:table-cell>
          <table:table-cell table:number-columns-repeated="14"/>
        </table:table-row>
        <table:table-row table:style-name="ro1">
          <table:table-cell office:value-type="float" office:value="6.27" calcext:value-type="float">
            <text:p>6,27</text:p>
          </table:table-cell>
          <table:table-cell office:value-type="float" office:value="1650" calcext:value-type="float">
            <text:p>1650</text:p>
          </table:table-cell>
          <table:table-cell table:formula="of:=([.A167]-[.$F$3])/([.$F$2]-[.$F$3])" office:value-type="float" office:value="0.078887770508304" calcext:value-type="float">
            <text:p>0,08</text:p>
          </table:table-cell>
          <table:table-cell table:number-columns-repeated="14"/>
        </table:table-row>
        <table:table-row table:style-name="ro1">
          <table:table-cell office:value-type="float" office:value="8.61" calcext:value-type="float">
            <text:p>8,61</text:p>
          </table:table-cell>
          <table:table-cell office:value-type="float" office:value="1660" calcext:value-type="float">
            <text:p>1660</text:p>
          </table:table-cell>
          <table:table-cell table:formula="of:=([.A168]-[.$F$3])/([.$F$2]-[.$F$3])" office:value-type="float" office:value="0.10832913940614" calcext:value-type="float">
            <text:p>0,11</text:p>
          </table:table-cell>
          <table:table-cell table:number-columns-repeated="14"/>
        </table:table-row>
        <table:table-row table:style-name="ro1">
          <table:table-cell office:value-type="float" office:value="9.35" calcext:value-type="float">
            <text:p>9,35</text:p>
          </table:table-cell>
          <table:table-cell office:value-type="float" office:value="1670" calcext:value-type="float">
            <text:p>1670</text:p>
          </table:table-cell>
          <table:table-cell table:formula="of:=([.A169]-[.$F$3])/([.$F$2]-[.$F$3])" office:value-type="float" office:value="0.117639657775541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8.71" calcext:value-type="float">
            <text:p>8,71</text:p>
          </table:table-cell>
          <table:table-cell office:value-type="float" office:value="1680" calcext:value-type="float">
            <text:p>1680</text:p>
          </table:table-cell>
          <table:table-cell table:formula="of:=([.A170]-[.$F$3])/([.$F$2]-[.$F$3])" office:value-type="float" office:value="0.109587317564167" calcext:value-type="float">
            <text:p>0,11</text:p>
          </table:table-cell>
          <table:table-cell table:number-columns-repeated="14"/>
        </table:table-row>
        <table:table-row table:style-name="ro1">
          <table:table-cell office:value-type="float" office:value="7.33" calcext:value-type="float">
            <text:p>7,33</text:p>
          </table:table-cell>
          <table:table-cell office:value-type="float" office:value="1690" calcext:value-type="float">
            <text:p>1690</text:p>
          </table:table-cell>
          <table:table-cell table:formula="of:=([.A171]-[.$F$3])/([.$F$2]-[.$F$3])" office:value-type="float" office:value="0.092224458983392" calcext:value-type="float">
            <text:p>0,09</text:p>
          </table:table-cell>
          <table:table-cell table:number-columns-repeated="14"/>
        </table:table-row>
        <table:table-row table:style-name="ro1">
          <table:table-cell office:value-type="float" office:value="28.11" calcext:value-type="float">
            <text:p>28,11</text:p>
          </table:table-cell>
          <table:table-cell office:value-type="float" office:value="1700" calcext:value-type="float">
            <text:p>1700</text:p>
          </table:table-cell>
          <table:table-cell table:formula="of:=([.A172]-[.$F$3])/([.$F$2]-[.$F$3])" office:value-type="float" office:value="0.353673880221439" calcext:value-type="float">
            <text:p>0,35</text:p>
          </table:table-cell>
          <table:table-cell table:number-columns-repeated="14"/>
        </table:table-row>
        <table:table-row table:style-name="ro1">
          <table:table-cell office:value-type="float" office:value="52.69" calcext:value-type="float">
            <text:p>52,69</text:p>
          </table:table-cell>
          <table:table-cell office:value-type="float" office:value="1710" calcext:value-type="float">
            <text:p>1710</text:p>
          </table:table-cell>
          <table:table-cell table:formula="of:=([.A173]-[.$F$3])/([.$F$2]-[.$F$3])" office:value-type="float" office:value="0.662934071464519" calcext:value-type="float">
            <text:p>0,66</text:p>
          </table:table-cell>
          <table:table-cell table:number-columns-repeated="14"/>
        </table:table-row>
        <table:table-row table:style-name="ro1">
          <table:table-cell office:value-type="float" office:value="31.32" calcext:value-type="float">
            <text:p>31,32</text:p>
          </table:table-cell>
          <table:table-cell office:value-type="float" office:value="1720" calcext:value-type="float">
            <text:p>1720</text:p>
          </table:table-cell>
          <table:table-cell table:formula="of:=([.A174]-[.$F$3])/([.$F$2]-[.$F$3])" office:value-type="float" office:value="0.394061399094112" calcext:value-type="float">
            <text:p>0,39</text:p>
          </table:table-cell>
          <table:table-cell table:number-columns-repeated="14"/>
        </table:table-row>
        <table:table-row table:style-name="ro1">
          <table:table-cell office:value-type="float" office:value="10.35" calcext:value-type="float">
            <text:p>10,35</text:p>
          </table:table-cell>
          <table:table-cell office:value-type="float" office:value="1730" calcext:value-type="float">
            <text:p>1730</text:p>
          </table:table-cell>
          <table:table-cell table:formula="of:=([.A175]-[.$F$3])/([.$F$2]-[.$F$3])" office:value-type="float" office:value="0.130221439355813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42.59" calcext:value-type="float">
            <text:p>42,59</text:p>
          </table:table-cell>
          <table:table-cell office:value-type="float" office:value="1740" calcext:value-type="float">
            <text:p>1740</text:p>
          </table:table-cell>
          <table:table-cell table:formula="of:=([.A176]-[.$F$3])/([.$F$2]-[.$F$3])" office:value-type="float" office:value="0.535858077503775" calcext:value-type="float">
            <text:p>0,54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50" calcext:value-type="float">
            <text:p>1750</text:p>
          </table:table-cell>
          <table:table-cell table:formula="of:=([.A177]-[.$F$3])/([.$F$2]-[.$F$3])" office:value-type="float" office:value="0.150981378963261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1.42" calcext:value-type="float">
            <text:p>11,42</text:p>
          </table:table-cell>
          <table:table-cell office:value-type="float" office:value="1760" calcext:value-type="float">
            <text:p>1760</text:p>
          </table:table-cell>
          <table:table-cell table:formula="of:=([.A178]-[.$F$3])/([.$F$2]-[.$F$3])" office:value-type="float" office:value="0.143683945646704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1770" calcext:value-type="float">
            <text:p>1770</text:p>
          </table:table-cell>
          <table:table-cell table:formula="of:=([.A179]-[.$F$3])/([.$F$2]-[.$F$3])" office:value-type="float" office:value="0.15601409159537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1780" calcext:value-type="float">
            <text:p>1780</text:p>
          </table:table-cell>
          <table:table-cell table:formula="of:=([.A180]-[.$F$3])/([.$F$2]-[.$F$3])" office:value-type="float" office:value="0.197533970810267" calcext:value-type="float">
            <text:p>0,20</text:p>
          </table:table-cell>
          <table:table-cell table:number-columns-repeated="14"/>
        </table:table-row>
        <table:table-row table:style-name="ro1">
          <table:table-cell office:value-type="float" office:value="17.26" calcext:value-type="float">
            <text:p>17,26</text:p>
          </table:table-cell>
          <table:table-cell office:value-type="float" office:value="1790" calcext:value-type="float">
            <text:p>1790</text:p>
          </table:table-cell>
          <table:table-cell table:formula="of:=([.A181]-[.$F$3])/([.$F$2]-[.$F$3])" office:value-type="float" office:value="0.217161550075491" calcext:value-type="float">
            <text:p>0,22</text:p>
          </table:table-cell>
          <table:table-cell table:number-columns-repeated="14"/>
        </table:table-row>
        <table:table-row table:style-name="ro1">
          <table:table-cell office:value-type="float" office:value="11.42" calcext:value-type="float">
            <text:p>11,42</text:p>
          </table:table-cell>
          <table:table-cell office:value-type="float" office:value="1800" calcext:value-type="float">
            <text:p>1800</text:p>
          </table:table-cell>
          <table:table-cell table:formula="of:=([.A182]-[.$F$3])/([.$F$2]-[.$F$3])" office:value-type="float" office:value="0.143683945646704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8.54" calcext:value-type="float">
            <text:p>8,54</text:p>
          </table:table-cell>
          <table:table-cell office:value-type="float" office:value="1810" calcext:value-type="float">
            <text:p>1810</text:p>
          </table:table-cell>
          <table:table-cell table:formula="of:=([.A183]-[.$F$3])/([.$F$2]-[.$F$3])" office:value-type="float" office:value="0.107448414695521" calcext:value-type="float">
            <text:p>0,11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20" calcext:value-type="float">
            <text:p>1820</text:p>
          </table:table-cell>
          <table:table-cell table:formula="of:=([.A184]-[.$F$3])/([.$F$2]-[.$F$3])" office:value-type="float" office:value="0.0880724710619024" calcext:value-type="float">
            <text:p>0,09</text:p>
          </table:table-cell>
          <table:table-cell table:number-columns-repeated="14"/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1830" calcext:value-type="float">
            <text:p>1830</text:p>
          </table:table-cell>
          <table:table-cell table:formula="of:=([.A185]-[.$F$3])/([.$F$2]-[.$F$3])" office:value-type="float" office:value="0.164318067438349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0.41" calcext:value-type="float">
            <text:p>10,41</text:p>
          </table:table-cell>
          <table:table-cell office:value-type="float" office:value="1840" calcext:value-type="float">
            <text:p>1840</text:p>
          </table:table-cell>
          <table:table-cell table:formula="of:=([.A186]-[.$F$3])/([.$F$2]-[.$F$3])" office:value-type="float" office:value="0.130976346250629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1850" calcext:value-type="float">
            <text:p>1850</text:p>
          </table:table-cell>
          <table:table-cell table:formula="of:=([.A187]-[.$F$3])/([.$F$2]-[.$F$3])" office:value-type="float" office:value="0.108203321590337" calcext:value-type="float">
            <text:p>0,11</text:p>
          </table:table-cell>
          <table:table-cell table:number-columns-repeated="14"/>
        </table:table-row>
        <table:table-row table:style-name="ro1">
          <table:table-cell office:value-type="float" office:value="10.69" calcext:value-type="float">
            <text:p>10,69</text:p>
          </table:table-cell>
          <table:table-cell office:value-type="float" office:value="1860" calcext:value-type="float">
            <text:p>1860</text:p>
          </table:table-cell>
          <table:table-cell table:formula="of:=([.A188]-[.$F$3])/([.$F$2]-[.$F$3])" office:value-type="float" office:value="0.134499245093105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0.65" calcext:value-type="float">
            <text:p>10,65</text:p>
          </table:table-cell>
          <table:table-cell office:value-type="float" office:value="1870" calcext:value-type="float">
            <text:p>1870</text:p>
          </table:table-cell>
          <table:table-cell table:formula="of:=([.A189]-[.$F$3])/([.$F$2]-[.$F$3])" office:value-type="float" office:value="0.133995973829894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1.08" calcext:value-type="float">
            <text:p>11,08</text:p>
          </table:table-cell>
          <table:table-cell office:value-type="float" office:value="1880" calcext:value-type="float">
            <text:p>1880</text:p>
          </table:table-cell>
          <table:table-cell table:formula="of:=([.A190]-[.$F$3])/([.$F$2]-[.$F$3])" office:value-type="float" office:value="0.139406139909411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1.04" calcext:value-type="float">
            <text:p>11,04</text:p>
          </table:table-cell>
          <table:table-cell office:value-type="float" office:value="1890" calcext:value-type="float">
            <text:p>1890</text:p>
          </table:table-cell>
          <table:table-cell table:formula="of:=([.A191]-[.$F$3])/([.$F$2]-[.$F$3])" office:value-type="float" office:value="0.1389028686462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1.19" calcext:value-type="float">
            <text:p>11,19</text:p>
          </table:table-cell>
          <table:table-cell office:value-type="float" office:value="1900" calcext:value-type="float">
            <text:p>1900</text:p>
          </table:table-cell>
          <table:table-cell table:formula="of:=([.A192]-[.$F$3])/([.$F$2]-[.$F$3])" office:value-type="float" office:value="0.140790135883241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0.73" calcext:value-type="float">
            <text:p>10,73</text:p>
          </table:table-cell>
          <table:table-cell office:value-type="float" office:value="1910" calcext:value-type="float">
            <text:p>1910</text:p>
          </table:table-cell>
          <table:table-cell table:formula="of:=([.A193]-[.$F$3])/([.$F$2]-[.$F$3])" office:value-type="float" office:value="0.135002516356316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0.61" calcext:value-type="float">
            <text:p>10,61</text:p>
          </table:table-cell>
          <table:table-cell office:value-type="float" office:value="1920" calcext:value-type="float">
            <text:p>1920</text:p>
          </table:table-cell>
          <table:table-cell table:formula="of:=([.A194]-[.$F$3])/([.$F$2]-[.$F$3])" office:value-type="float" office:value="0.133492702566683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2.18" calcext:value-type="float">
            <text:p>12,18</text:p>
          </table:table-cell>
          <table:table-cell office:value-type="float" office:value="1930" calcext:value-type="float">
            <text:p>1930</text:p>
          </table:table-cell>
          <table:table-cell table:formula="of:=([.A195]-[.$F$3])/([.$F$2]-[.$F$3])" office:value-type="float" office:value="0.15324609964771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2.92" calcext:value-type="float">
            <text:p>12,92</text:p>
          </table:table-cell>
          <table:table-cell office:value-type="float" office:value="1940" calcext:value-type="float">
            <text:p>1940</text:p>
          </table:table-cell>
          <table:table-cell table:formula="of:=([.A196]-[.$F$3])/([.$F$2]-[.$F$3])" office:value-type="float" office:value="0.162556618017111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4.21" calcext:value-type="float">
            <text:p>14,21</text:p>
          </table:table-cell>
          <table:table-cell office:value-type="float" office:value="1950" calcext:value-type="float">
            <text:p>1950</text:p>
          </table:table-cell>
          <table:table-cell table:formula="of:=([.A197]-[.$F$3])/([.$F$2]-[.$F$3])" office:value-type="float" office:value="0.178787116255662" calcext:value-type="float">
            <text:p>0,18</text:p>
          </table:table-cell>
          <table:table-cell table:number-columns-repeated="14"/>
        </table:table-row>
        <table:table-row table:style-name="ro1">
          <table:table-cell office:value-type="float" office:value="13.23" calcext:value-type="float">
            <text:p>13,23</text:p>
          </table:table-cell>
          <table:table-cell office:value-type="float" office:value="1960" calcext:value-type="float">
            <text:p>1960</text:p>
          </table:table-cell>
          <table:table-cell table:formula="of:=([.A198]-[.$F$3])/([.$F$2]-[.$F$3])" office:value-type="float" office:value="0.166456970306995" calcext:value-type="float">
            <text:p>0,17</text:p>
          </table:table-cell>
          <table:table-cell table:number-columns-repeated="14"/>
        </table:table-row>
        <table:table-row table:style-name="ro1">
          <table:table-cell office:value-type="float" office:value="9.25" calcext:value-type="float">
            <text:p>9,25</text:p>
          </table:table-cell>
          <table:table-cell office:value-type="float" office:value="1970" calcext:value-type="float">
            <text:p>1970</text:p>
          </table:table-cell>
          <table:table-cell table:formula="of:=([.A199]-[.$F$3])/([.$F$2]-[.$F$3])" office:value-type="float" office:value="0.116381479617514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4.49" calcext:value-type="float">
            <text:p>4,49</text:p>
          </table:table-cell>
          <table:table-cell office:value-type="float" office:value="1980" calcext:value-type="float">
            <text:p>1980</text:p>
          </table:table-cell>
          <table:table-cell table:formula="of:=([.A200]-[.$F$3])/([.$F$2]-[.$F$3])" office:value-type="float" office:value="0.0564921992954202" calcext:value-type="float">
            <text:p>0,06</text:p>
          </table:table-cell>
          <table:table-cell table:number-columns-repeated="14"/>
        </table:table-row>
        <table:table-row table:style-name="ro1">
          <table:table-cell office:value-type="float" office:value="4.77" calcext:value-type="float">
            <text:p>4,77</text:p>
          </table:table-cell>
          <table:table-cell office:value-type="float" office:value="1990" calcext:value-type="float">
            <text:p>1990</text:p>
          </table:table-cell>
          <table:table-cell table:formula="of:=([.A201]-[.$F$3])/([.$F$2]-[.$F$3])" office:value-type="float" office:value="0.0600150981378963" calcext:value-type="float">
            <text:p>0,06</text:p>
          </table:table-cell>
          <table:table-cell table:number-columns-repeated="14"/>
        </table:table-row>
        <table:table-row table:style-name="ro1">
          <table:table-cell office:value-type="float" office:value="7.28" calcext:value-type="float">
            <text:p>7,28</text:p>
          </table:table-cell>
          <table:table-cell office:value-type="float" office:value="2000" calcext:value-type="float">
            <text:p>2000</text:p>
          </table:table-cell>
          <table:table-cell table:formula="of:=([.A202]-[.$F$3])/([.$F$2]-[.$F$3])" office:value-type="float" office:value="0.0915953699043785" calcext:value-type="float">
            <text:p>0,09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010" calcext:value-type="float">
            <text:p>2010</text:p>
          </table:table-cell>
          <table:table-cell table:formula="of:=([.A203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1.08" calcext:value-type="float">
            <text:p>11,08</text:p>
          </table:table-cell>
          <table:table-cell office:value-type="float" office:value="2020" calcext:value-type="float">
            <text:p>2020</text:p>
          </table:table-cell>
          <table:table-cell table:formula="of:=([.A204]-[.$F$3])/([.$F$2]-[.$F$3])" office:value-type="float" office:value="0.139406139909411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030" calcext:value-type="float">
            <text:p>2030</text:p>
          </table:table-cell>
          <table:table-cell table:formula="of:=([.A205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98" calcext:value-type="float">
            <text:p>9,98</text:p>
          </table:table-cell>
          <table:table-cell office:value-type="float" office:value="2040" calcext:value-type="float">
            <text:p>2040</text:p>
          </table:table-cell>
          <table:table-cell table:formula="of:=([.A206]-[.$F$3])/([.$F$2]-[.$F$3])" office:value-type="float" office:value="0.125566180171112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0.15" calcext:value-type="float">
            <text:p>10,15</text:p>
          </table:table-cell>
          <table:table-cell office:value-type="float" office:value="2050" calcext:value-type="float">
            <text:p>2050</text:p>
          </table:table-cell>
          <table:table-cell table:formula="of:=([.A207]-[.$F$3])/([.$F$2]-[.$F$3])" office:value-type="float" office:value="0.127705083039758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060" calcext:value-type="float">
            <text:p>2060</text:p>
          </table:table-cell>
          <table:table-cell table:formula="of:=([.A208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2.95" calcext:value-type="float">
            <text:p>12,95</text:p>
          </table:table-cell>
          <table:table-cell office:value-type="float" office:value="2070" calcext:value-type="float">
            <text:p>2070</text:p>
          </table:table-cell>
          <table:table-cell table:formula="of:=([.A209]-[.$F$3])/([.$F$2]-[.$F$3])" office:value-type="float" office:value="0.162934071464519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3.96" calcext:value-type="float">
            <text:p>13,96</text:p>
          </table:table-cell>
          <table:table-cell office:value-type="float" office:value="2080" calcext:value-type="float">
            <text:p>2080</text:p>
          </table:table-cell>
          <table:table-cell table:formula="of:=([.A210]-[.$F$3])/([.$F$2]-[.$F$3])" office:value-type="float" office:value="0.175641670860594" calcext:value-type="float">
            <text:p>0,18</text:p>
          </table:table-cell>
          <table:table-cell table:number-columns-repeated="14"/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2090" calcext:value-type="float">
            <text:p>2090</text:p>
          </table:table-cell>
          <table:table-cell table:formula="of:=([.A211]-[.$F$3])/([.$F$2]-[.$F$3])" office:value-type="float" office:value="0.19627579265224" calcext:value-type="float">
            <text:p>0,20</text:p>
          </table:table-cell>
          <table:table-cell table:number-columns-repeated="14"/>
        </table:table-row>
        <table:table-row table:style-name="ro1">
          <table:table-cell office:value-type="float" office:value="15.47" calcext:value-type="float">
            <text:p>15,47</text:p>
          </table:table-cell>
          <table:table-cell office:value-type="float" office:value="2100" calcext:value-type="float">
            <text:p>2100</text:p>
          </table:table-cell>
          <table:table-cell table:formula="of:=([.A212]-[.$F$3])/([.$F$2]-[.$F$3])" office:value-type="float" office:value="0.194640161046804" calcext:value-type="float">
            <text:p>0,19</text:p>
          </table:table-cell>
          <table:table-cell table:number-columns-repeated="14"/>
        </table:table-row>
        <table:table-row table:style-name="ro1">
          <table:table-cell office:value-type="float" office:value="13.35" calcext:value-type="float">
            <text:p>13,35</text:p>
          </table:table-cell>
          <table:table-cell office:value-type="float" office:value="2110" calcext:value-type="float">
            <text:p>2110</text:p>
          </table:table-cell>
          <table:table-cell table:formula="of:=([.A213]-[.$F$3])/([.$F$2]-[.$F$3])" office:value-type="float" office:value="0.167966784096628" calcext:value-type="float">
            <text:p>0,17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120" calcext:value-type="float">
            <text:p>2120</text:p>
          </table:table-cell>
          <table:table-cell table:formula="of:=([.A214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130" calcext:value-type="float">
            <text:p>2130</text:p>
          </table:table-cell>
          <table:table-cell table:formula="of:=([.A215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1.66" calcext:value-type="float">
            <text:p>11,66</text:p>
          </table:table-cell>
          <table:table-cell office:value-type="float" office:value="2140" calcext:value-type="float">
            <text:p>2140</text:p>
          </table:table-cell>
          <table:table-cell table:formula="of:=([.A216]-[.$F$3])/([.$F$2]-[.$F$3])" office:value-type="float" office:value="0.146703573225969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150" calcext:value-type="float">
            <text:p>2150</text:p>
          </table:table-cell>
          <table:table-cell table:formula="of:=([.A217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0.32" calcext:value-type="float">
            <text:p>10,32</text:p>
          </table:table-cell>
          <table:table-cell office:value-type="float" office:value="2160" calcext:value-type="float">
            <text:p>2160</text:p>
          </table:table-cell>
          <table:table-cell table:formula="of:=([.A218]-[.$F$3])/([.$F$2]-[.$F$3])" office:value-type="float" office:value="0.129843985908405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0.21" calcext:value-type="float">
            <text:p>10,21</text:p>
          </table:table-cell>
          <table:table-cell office:value-type="float" office:value="2170" calcext:value-type="float">
            <text:p>2170</text:p>
          </table:table-cell>
          <table:table-cell table:formula="of:=([.A219]-[.$F$3])/([.$F$2]-[.$F$3])" office:value-type="float" office:value="0.128459989934575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4.18" calcext:value-type="float">
            <text:p>4,18</text:p>
          </table:table-cell>
          <table:table-cell office:value-type="float" office:value="2180" calcext:value-type="float">
            <text:p>2180</text:p>
          </table:table-cell>
          <table:table-cell table:formula="of:=([.A220]-[.$F$3])/([.$F$2]-[.$F$3])" office:value-type="float" office:value="0.052591847005536" calcext:value-type="float">
            <text:p>0,05</text:p>
          </table:table-cell>
          <table:table-cell table:number-columns-repeated="14"/>
        </table:table-row>
        <table:table-row table:style-name="ro1">
          <table:table-cell office:value-type="float" office:value="4.11" calcext:value-type="float">
            <text:p>4,11</text:p>
          </table:table-cell>
          <table:table-cell office:value-type="float" office:value="2190" calcext:value-type="float">
            <text:p>2190</text:p>
          </table:table-cell>
          <table:table-cell table:formula="of:=([.A221]-[.$F$3])/([.$F$2]-[.$F$3])" office:value-type="float" office:value="0.051711122294917" calcext:value-type="float">
            <text:p>0,05</text:p>
          </table:table-cell>
          <table:table-cell table:number-columns-repeated="14"/>
        </table:table-row>
        <table:table-row table:style-name="ro1">
          <table:table-cell office:value-type="float" office:value="5.83" calcext:value-type="float">
            <text:p>5,83</text:p>
          </table:table-cell>
          <table:table-cell office:value-type="float" office:value="2200" calcext:value-type="float">
            <text:p>2200</text:p>
          </table:table-cell>
          <table:table-cell table:formula="of:=([.A222]-[.$F$3])/([.$F$2]-[.$F$3])" office:value-type="float" office:value="0.0733517866129844" calcext:value-type="float">
            <text:p>0,07</text:p>
          </table:table-cell>
          <table:table-cell table:number-columns-repeated="14"/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2210" calcext:value-type="float">
            <text:p>2210</text:p>
          </table:table-cell>
          <table:table-cell table:formula="of:=([.A223]-[.$F$3])/([.$F$2]-[.$F$3])" office:value-type="float" office:value="0.0457976849521892" calcext:value-type="float">
            <text:p>0,05</text:p>
          </table:table-cell>
          <table:table-cell table:number-columns-repeated="14"/>
        </table:table-row>
        <table:table-row table:style-name="ro1">
          <table:table-cell office:value-type="float" office:value="4.53" calcext:value-type="float">
            <text:p>4,53</text:p>
          </table:table-cell>
          <table:table-cell office:value-type="float" office:value="2220" calcext:value-type="float">
            <text:p>2220</text:p>
          </table:table-cell>
          <table:table-cell table:formula="of:=([.A224]-[.$F$3])/([.$F$2]-[.$F$3])" office:value-type="float" office:value="0.0569954705586311" calcext:value-type="float">
            <text:p>0,06</text:p>
          </table:table-cell>
          <table:table-cell table:number-columns-repeated="14"/>
        </table:table-row>
        <table:table-row table:style-name="ro1">
          <table:table-cell office:value-type="float" office:value="11.12" calcext:value-type="float">
            <text:p>11,12</text:p>
          </table:table-cell>
          <table:table-cell office:value-type="float" office:value="2230" calcext:value-type="float">
            <text:p>2230</text:p>
          </table:table-cell>
          <table:table-cell table:formula="of:=([.A225]-[.$F$3])/([.$F$2]-[.$F$3])" office:value-type="float" office:value="0.139909411172622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240" calcext:value-type="float">
            <text:p>2240</text:p>
          </table:table-cell>
          <table:table-cell table:formula="of:=([.A226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52.8" calcext:value-type="float">
            <text:p>52,8</text:p>
          </table:table-cell>
          <table:table-cell office:value-type="float" office:value="2250" calcext:value-type="float">
            <text:p>2250</text:p>
          </table:table-cell>
          <table:table-cell table:formula="of:=([.A227]-[.$F$3])/([.$F$2]-[.$F$3])" office:value-type="float" office:value="0.664318067438349" calcext:value-type="float">
            <text:p>0,66</text:p>
          </table:table-cell>
          <table:table-cell table:number-columns-repeated="14"/>
        </table:table-row>
        <table:table-row table:style-name="ro1">
          <table:table-cell office:value-type="float" office:value="44.57" calcext:value-type="float">
            <text:p>44,57</text:p>
          </table:table-cell>
          <table:table-cell office:value-type="float" office:value="2260" calcext:value-type="float">
            <text:p>2260</text:p>
          </table:table-cell>
          <table:table-cell table:formula="of:=([.A228]-[.$F$3])/([.$F$2]-[.$F$3])" office:value-type="float" office:value="0.560770005032713" calcext:value-type="float">
            <text:p>0,56</text:p>
          </table:table-cell>
          <table:table-cell table:number-columns-repeated="14"/>
        </table:table-row>
        <table:table-row table:style-name="ro1">
          <table:table-cell office:value-type="float" office:value="37.41" calcext:value-type="float">
            <text:p>37,41</text:p>
          </table:table-cell>
          <table:table-cell office:value-type="float" office:value="2270" calcext:value-type="float">
            <text:p>2270</text:p>
          </table:table-cell>
          <table:table-cell table:formula="of:=([.A229]-[.$F$3])/([.$F$2]-[.$F$3])" office:value-type="float" office:value="0.470684448917967" calcext:value-type="float">
            <text:p>0,47</text:p>
          </table:table-cell>
          <table:table-cell table:number-columns-repeated="14"/>
        </table:table-row>
        <table:table-row table:style-name="ro1">
          <table:table-cell office:value-type="float" office:value="13.52" calcext:value-type="float">
            <text:p>13,52</text:p>
          </table:table-cell>
          <table:table-cell office:value-type="float" office:value="2280" calcext:value-type="float">
            <text:p>2280</text:p>
          </table:table-cell>
          <table:table-cell table:formula="of:=([.A230]-[.$F$3])/([.$F$2]-[.$F$3])" office:value-type="float" office:value="0.170105686965274" calcext:value-type="float">
            <text:p>0,17</text:p>
          </table:table-cell>
          <table:table-cell table:number-columns-repeated="14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2290" calcext:value-type="float">
            <text:p>2290</text:p>
          </table:table-cell>
          <table:table-cell table:formula="of:=([.A231]-[.$F$3])/([.$F$2]-[.$F$3])" office:value-type="float" office:value="0.120785103170609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6.98" calcext:value-type="float">
            <text:p>6,98</text:p>
          </table:table-cell>
          <table:table-cell office:value-type="float" office:value="2300" calcext:value-type="float">
            <text:p>2300</text:p>
          </table:table-cell>
          <table:table-cell table:formula="of:=([.A232]-[.$F$3])/([.$F$2]-[.$F$3])" office:value-type="float" office:value="0.0878208354302969" calcext:value-type="float">
            <text:p>0,09</text:p>
          </table:table-cell>
          <table:table-cell table:number-columns-repeated="14"/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2310" calcext:value-type="float">
            <text:p>2310</text:p>
          </table:table-cell>
          <table:table-cell table:formula="of:=([.A233]-[.$F$3])/([.$F$2]-[.$F$3])" office:value-type="float" office:value="0.0622798188223452" calcext:value-type="float">
            <text:p>0,06</text:p>
          </table:table-cell>
          <table:table-cell table:number-columns-repeated="14"/>
        </table:table-row>
        <table:table-row table:style-name="ro1">
          <table:table-cell office:value-type="float" office:value="14.18" calcext:value-type="float">
            <text:p>14,18</text:p>
          </table:table-cell>
          <table:table-cell office:value-type="float" office:value="2320" calcext:value-type="float">
            <text:p>2320</text:p>
          </table:table-cell>
          <table:table-cell table:formula="of:=([.A234]-[.$F$3])/([.$F$2]-[.$F$3])" office:value-type="float" office:value="0.178409662808254" calcext:value-type="float">
            <text:p>0,18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 table:formula="of:=([.A235]-[.$F$3])/([.$F$2]-[.$F$3])" office:value-type="float" office:value="0" calcext:value-type="float">
            <text:p>0,00</text:p>
          </table:table-cell>
          <table:table-cell table:number-columns-repeated="14"/>
        </table:table-row>
        <table:table-row table:style-name="ro1">
          <table:table-cell office:value-type="float" office:value="14.89" calcext:value-type="float">
            <text:p>14,89</text:p>
          </table:table-cell>
          <table:table-cell office:value-type="float" office:value="2340" calcext:value-type="float">
            <text:p>2340</text:p>
          </table:table-cell>
          <table:table-cell table:formula="of:=([.A236]-[.$F$3])/([.$F$2]-[.$F$3])" office:value-type="float" office:value="0.187342727730247" calcext:value-type="float">
            <text:p>0,19</text:p>
          </table:table-cell>
          <table:table-cell table:number-columns-repeated="14"/>
        </table:table-row>
        <table:table-row table:style-name="ro1">
          <table:table-cell office:value-type="float" office:value="15.49" calcext:value-type="float">
            <text:p>15,49</text:p>
          </table:table-cell>
          <table:table-cell office:value-type="float" office:value="2350" calcext:value-type="float">
            <text:p>2350</text:p>
          </table:table-cell>
          <table:table-cell table:formula="of:=([.A237]-[.$F$3])/([.$F$2]-[.$F$3])" office:value-type="float" office:value="0.19489179667841" calcext:value-type="float">
            <text:p>0,19</text:p>
          </table:table-cell>
          <table:table-cell table:number-columns-repeated="14"/>
        </table:table-row>
        <table:table-row table:style-name="ro1">
          <table:table-cell office:value-type="float" office:value="15.51" calcext:value-type="float">
            <text:p>15,51</text:p>
          </table:table-cell>
          <table:table-cell office:value-type="float" office:value="2360" calcext:value-type="float">
            <text:p>2360</text:p>
          </table:table-cell>
          <table:table-cell table:formula="of:=([.A238]-[.$F$3])/([.$F$2]-[.$F$3])" office:value-type="float" office:value="0.195143432310015" calcext:value-type="float">
            <text:p>0,20</text:p>
          </table:table-cell>
          <table:table-cell table:number-columns-repeated="14"/>
        </table:table-row>
        <table:table-row table:style-name="ro1">
          <table:table-cell office:value-type="float" office:value="14.36" calcext:value-type="float">
            <text:p>14,36</text:p>
          </table:table-cell>
          <table:table-cell office:value-type="float" office:value="2370" calcext:value-type="float">
            <text:p>2370</text:p>
          </table:table-cell>
          <table:table-cell table:formula="of:=([.A239]-[.$F$3])/([.$F$2]-[.$F$3])" office:value-type="float" office:value="0.180674383492703" calcext:value-type="float">
            <text:p>0,18</text:p>
          </table:table-cell>
          <table:table-cell table:number-columns-repeated="14"/>
        </table:table-row>
        <table:table-row table:style-name="ro1">
          <table:table-cell office:value-type="float" office:value="14.78" calcext:value-type="float">
            <text:p>14,78</text:p>
          </table:table-cell>
          <table:table-cell office:value-type="float" office:value="2380" calcext:value-type="float">
            <text:p>2380</text:p>
          </table:table-cell>
          <table:table-cell table:formula="of:=([.A240]-[.$F$3])/([.$F$2]-[.$F$3])" office:value-type="float" office:value="0.185958731756417" calcext:value-type="float">
            <text:p>0,19</text:p>
          </table:table-cell>
          <table:table-cell table:number-columns-repeated="14"/>
        </table:table-row>
        <table:table-row table:style-name="ro1">
          <table:table-cell office:value-type="float" office:value="13.84" calcext:value-type="float">
            <text:p>13,84</text:p>
          </table:table-cell>
          <table:table-cell office:value-type="float" office:value="2390" calcext:value-type="float">
            <text:p>2390</text:p>
          </table:table-cell>
          <table:table-cell table:formula="of:=([.A241]-[.$F$3])/([.$F$2]-[.$F$3])" office:value-type="float" office:value="0.174131857070961" calcext:value-type="float">
            <text:p>0,17</text:p>
          </table:table-cell>
          <table:table-cell table:number-columns-repeated="14"/>
        </table:table-row>
        <table:table-row table:style-name="ro1">
          <table:table-cell office:value-type="float" office:value="13.69" calcext:value-type="float">
            <text:p>13,69</text:p>
          </table:table-cell>
          <table:table-cell office:value-type="float" office:value="2400" calcext:value-type="float">
            <text:p>2400</text:p>
          </table:table-cell>
          <table:table-cell table:formula="of:=([.A242]-[.$F$3])/([.$F$2]-[.$F$3])" office:value-type="float" office:value="0.17224458983392" calcext:value-type="float">
            <text:p>0,17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410" calcext:value-type="float">
            <text:p>2410</text:p>
          </table:table-cell>
          <table:table-cell table:formula="of:=([.A243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0.05" calcext:value-type="float">
            <text:p>10,05</text:p>
          </table:table-cell>
          <table:table-cell office:value-type="float" office:value="2420" calcext:value-type="float">
            <text:p>2420</text:p>
          </table:table-cell>
          <table:table-cell table:formula="of:=([.A244]-[.$F$3])/([.$F$2]-[.$F$3])" office:value-type="float" office:value="0.126446904881731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2430" calcext:value-type="float">
            <text:p>2430</text:p>
          </table:table-cell>
          <table:table-cell table:formula="of:=([.A245]-[.$F$3])/([.$F$2]-[.$F$3])" office:value-type="float" office:value="0.120785103170609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2440" calcext:value-type="float">
            <text:p>2440</text:p>
          </table:table-cell>
          <table:table-cell table:formula="of:=([.A246]-[.$F$3])/([.$F$2]-[.$F$3])" office:value-type="float" office:value="0.110090588827378" calcext:value-type="float">
            <text:p>0,11</text:p>
          </table:table-cell>
          <table:table-cell table:number-columns-repeated="14"/>
        </table:table-row>
        <table:table-row table:style-name="ro1">
          <table:table-cell office:value-type="float" office:value="9.12" calcext:value-type="float">
            <text:p>9,12</text:p>
          </table:table-cell>
          <table:table-cell office:value-type="float" office:value="2450" calcext:value-type="float">
            <text:p>2450</text:p>
          </table:table-cell>
          <table:table-cell table:formula="of:=([.A247]-[.$F$3])/([.$F$2]-[.$F$3])" office:value-type="float" office:value="0.114745848012078" calcext:value-type="float">
            <text:p>0,11</text:p>
          </table:table-cell>
          <table:table-cell table:number-columns-repeated="14"/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2460" calcext:value-type="float">
            <text:p>2460</text:p>
          </table:table-cell>
          <table:table-cell table:formula="of:=([.A248]-[.$F$3])/([.$F$2]-[.$F$3])" office:value-type="float" office:value="0.107574232511324" calcext:value-type="float">
            <text:p>0,11</text:p>
          </table:table-cell>
          <table:table-cell table:number-columns-repeated="14"/>
        </table:table-row>
        <table:table-row table:style-name="ro1">
          <table:table-cell office:value-type="float" office:value="8.69" calcext:value-type="float">
            <text:p>8,69</text:p>
          </table:table-cell>
          <table:table-cell office:value-type="float" office:value="2470" calcext:value-type="float">
            <text:p>2470</text:p>
          </table:table-cell>
          <table:table-cell table:formula="of:=([.A249]-[.$F$3])/([.$F$2]-[.$F$3])" office:value-type="float" office:value="0.109335681932562" calcext:value-type="float">
            <text:p>0,11</text:p>
          </table:table-cell>
          <table:table-cell table:number-columns-repeated="14"/>
        </table:table-row>
        <table:table-row table:style-name="ro1">
          <table:table-cell office:value-type="float" office:value="10.21" calcext:value-type="float">
            <text:p>10,21</text:p>
          </table:table-cell>
          <table:table-cell office:value-type="float" office:value="2480" calcext:value-type="float">
            <text:p>2480</text:p>
          </table:table-cell>
          <table:table-cell table:formula="of:=([.A250]-[.$F$3])/([.$F$2]-[.$F$3])" office:value-type="float" office:value="0.128459989934575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2490" calcext:value-type="float">
            <text:p>2490</text:p>
          </table:table-cell>
          <table:table-cell table:formula="of:=([.A251]-[.$F$3])/([.$F$2]-[.$F$3])" office:value-type="float" office:value="0.140915953699044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2500" calcext:value-type="float">
            <text:p>2500</text:p>
          </table:table-cell>
          <table:table-cell table:formula="of:=([.A252]-[.$F$3])/([.$F$2]-[.$F$3])" office:value-type="float" office:value="0.172370407649723" calcext:value-type="float">
            <text:p>0,17</text:p>
          </table:table-cell>
          <table:table-cell table:number-columns-repeated="14"/>
        </table:table-row>
        <table:table-row table:style-name="ro1">
          <table:table-cell office:value-type="float" office:value="16.91" calcext:value-type="float">
            <text:p>16,91</text:p>
          </table:table-cell>
          <table:table-cell office:value-type="float" office:value="2510" calcext:value-type="float">
            <text:p>2510</text:p>
          </table:table-cell>
          <table:table-cell table:formula="of:=([.A253]-[.$F$3])/([.$F$2]-[.$F$3])" office:value-type="float" office:value="0.212757926522396" calcext:value-type="float">
            <text:p>0,21</text:p>
          </table:table-cell>
          <table:table-cell table:number-columns-repeated="14"/>
        </table:table-row>
        <table:table-row table:style-name="ro1">
          <table:table-cell office:value-type="float" office:value="15.83" calcext:value-type="float">
            <text:p>15,83</text:p>
          </table:table-cell>
          <table:table-cell office:value-type="float" office:value="2520" calcext:value-type="float">
            <text:p>2520</text:p>
          </table:table-cell>
          <table:table-cell table:formula="of:=([.A254]-[.$F$3])/([.$F$2]-[.$F$3])" office:value-type="float" office:value="0.199169602415702" calcext:value-type="float">
            <text:p>0,20</text:p>
          </table:table-cell>
          <table:table-cell table:number-columns-repeated="14"/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2530" calcext:value-type="float">
            <text:p>2530</text:p>
          </table:table-cell>
          <table:table-cell table:formula="of:=([.A255]-[.$F$3])/([.$F$2]-[.$F$3])" office:value-type="float" office:value="0.151987921489683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0.09" calcext:value-type="float">
            <text:p>10,09</text:p>
          </table:table-cell>
          <table:table-cell office:value-type="float" office:value="2540" calcext:value-type="float">
            <text:p>2540</text:p>
          </table:table-cell>
          <table:table-cell table:formula="of:=([.A256]-[.$F$3])/([.$F$2]-[.$F$3])" office:value-type="float" office:value="0.126950176144942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0.63" calcext:value-type="float">
            <text:p>10,63</text:p>
          </table:table-cell>
          <table:table-cell office:value-type="float" office:value="2550" calcext:value-type="float">
            <text:p>2550</text:p>
          </table:table-cell>
          <table:table-cell table:formula="of:=([.A257]-[.$F$3])/([.$F$2]-[.$F$3])" office:value-type="float" office:value="0.133744338198289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0.95" calcext:value-type="float">
            <text:p>10,95</text:p>
          </table:table-cell>
          <table:table-cell office:value-type="float" office:value="2560" calcext:value-type="float">
            <text:p>2560</text:p>
          </table:table-cell>
          <table:table-cell table:formula="of:=([.A258]-[.$F$3])/([.$F$2]-[.$F$3])" office:value-type="float" office:value="0.137770508303976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1.54" calcext:value-type="float">
            <text:p>11,54</text:p>
          </table:table-cell>
          <table:table-cell office:value-type="float" office:value="2570" calcext:value-type="float">
            <text:p>2570</text:p>
          </table:table-cell>
          <table:table-cell table:formula="of:=([.A259]-[.$F$3])/([.$F$2]-[.$F$3])" office:value-type="float" office:value="0.145193759436336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0.84" calcext:value-type="float">
            <text:p>10,84</text:p>
          </table:table-cell>
          <table:table-cell office:value-type="float" office:value="2580" calcext:value-type="float">
            <text:p>2580</text:p>
          </table:table-cell>
          <table:table-cell table:formula="of:=([.A260]-[.$F$3])/([.$F$2]-[.$F$3])" office:value-type="float" office:value="0.136386512330146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2590" calcext:value-type="float">
            <text:p>2590</text:p>
          </table:table-cell>
          <table:table-cell table:formula="of:=([.A261]-[.$F$3])/([.$F$2]-[.$F$3])" office:value-type="float" office:value="0.130850528434826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2600" calcext:value-type="float">
            <text:p>2600</text:p>
          </table:table-cell>
          <table:table-cell table:formula="of:=([.A262]-[.$F$3])/([.$F$2]-[.$F$3])" office:value-type="float" office:value="0.0541016607951686" calcext:value-type="float">
            <text:p>0,05</text:p>
          </table:table-cell>
          <table:table-cell table:number-columns-repeated="14"/>
        </table:table-row>
        <table:table-row table:style-name="ro1">
          <table:table-cell office:value-type="float" office:value="4.76" calcext:value-type="float">
            <text:p>4,76</text:p>
          </table:table-cell>
          <table:table-cell office:value-type="float" office:value="2610" calcext:value-type="float">
            <text:p>2610</text:p>
          </table:table-cell>
          <table:table-cell table:formula="of:=([.A263]-[.$F$3])/([.$F$2]-[.$F$3])" office:value-type="float" office:value="0.0598892803220936" calcext:value-type="float">
            <text:p>0,06</text:p>
          </table:table-cell>
          <table:table-cell table:number-columns-repeated="14"/>
        </table:table-row>
        <table:table-row table:style-name="ro1">
          <table:table-cell office:value-type="float" office:value="38.61" calcext:value-type="float">
            <text:p>38,61</text:p>
          </table:table-cell>
          <table:table-cell office:value-type="float" office:value="2620" calcext:value-type="float">
            <text:p>2620</text:p>
          </table:table-cell>
          <table:table-cell table:formula="of:=([.A264]-[.$F$3])/([.$F$2]-[.$F$3])" office:value-type="float" office:value="0.485782586814293" calcext:value-type="float">
            <text:p>0,49</text:p>
          </table:table-cell>
          <table:table-cell table:number-columns-repeated="14"/>
        </table:table-row>
        <table:table-row table:style-name="ro1">
          <table:table-cell office:value-type="float" office:value="28.48" calcext:value-type="float">
            <text:p>28,48</text:p>
          </table:table-cell>
          <table:table-cell office:value-type="float" office:value="2630" calcext:value-type="float">
            <text:p>2630</text:p>
          </table:table-cell>
          <table:table-cell table:formula="of:=([.A265]-[.$F$3])/([.$F$2]-[.$F$3])" office:value-type="float" office:value="0.35832913940614" calcext:value-type="float">
            <text:p>0,36</text:p>
          </table:table-cell>
          <table:table-cell table:number-columns-repeated="14"/>
        </table:table-row>
        <table:table-row table:style-name="ro1">
          <table:table-cell office:value-type="float" office:value="24.04" calcext:value-type="float">
            <text:p>24,04</text:p>
          </table:table-cell>
          <table:table-cell office:value-type="float" office:value="2640" calcext:value-type="float">
            <text:p>2640</text:p>
          </table:table-cell>
          <table:table-cell table:formula="of:=([.A266]-[.$F$3])/([.$F$2]-[.$F$3])" office:value-type="float" office:value="0.302466029189733" calcext:value-type="float">
            <text:p>0,30</text:p>
          </table:table-cell>
          <table:table-cell table:number-columns-repeated="14"/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2650" calcext:value-type="float">
            <text:p>2650</text:p>
          </table:table-cell>
          <table:table-cell table:formula="of:=([.A267]-[.$F$3])/([.$F$2]-[.$F$3])" office:value-type="float" office:value="0.14859084046301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7.12" calcext:value-type="float">
            <text:p>7,12</text:p>
          </table:table-cell>
          <table:table-cell office:value-type="float" office:value="2660" calcext:value-type="float">
            <text:p>2660</text:p>
          </table:table-cell>
          <table:table-cell table:formula="of:=([.A268]-[.$F$3])/([.$F$2]-[.$F$3])" office:value-type="float" office:value="0.089582284851535" calcext:value-type="float">
            <text:p>0,09</text:p>
          </table:table-cell>
          <table:table-cell table:number-columns-repeated="14"/>
        </table:table-row>
        <table:table-row table:style-name="ro1">
          <table:table-cell office:value-type="float" office:value="38.96" calcext:value-type="float">
            <text:p>38,96</text:p>
          </table:table-cell>
          <table:table-cell office:value-type="float" office:value="2670" calcext:value-type="float">
            <text:p>2670</text:p>
          </table:table-cell>
          <table:table-cell table:formula="of:=([.A269]-[.$F$3])/([.$F$2]-[.$F$3])" office:value-type="float" office:value="0.490186210367388" calcext:value-type="float">
            <text:p>0,49</text:p>
          </table:table-cell>
          <table:table-cell table:number-columns-repeated="14"/>
        </table:table-row>
        <table:table-row table:style-name="ro1">
          <table:table-cell office:value-type="float" office:value="79.48" calcext:value-type="float">
            <text:p>79,48</text:p>
          </table:table-cell>
          <table:table-cell office:value-type="float" office:value="2680" calcext:value-type="float">
            <text:p>2680</text:p>
          </table:table-cell>
          <table:table-cell table:formula="of:=([.A270]-[.$F$3])/([.$F$2]-[.$F$3])" office:value-type="float" office:value="1" calcext:value-type="float">
            <text:p>1,00</text:p>
          </table:table-cell>
          <table:table-cell table:number-columns-repeated="14"/>
        </table:table-row>
        <table:table-row table:style-name="ro1">
          <table:table-cell office:value-type="float" office:value="14.65" calcext:value-type="float">
            <text:p>14,65</text:p>
          </table:table-cell>
          <table:table-cell office:value-type="float" office:value="2690" calcext:value-type="float">
            <text:p>2690</text:p>
          </table:table-cell>
          <table:table-cell table:formula="of:=([.A271]-[.$F$3])/([.$F$2]-[.$F$3])" office:value-type="float" office:value="0.184323100150981" calcext:value-type="float">
            <text:p>0,18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700" calcext:value-type="float">
            <text:p>2700</text:p>
          </table:table-cell>
          <table:table-cell table:formula="of:=([.A272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710" calcext:value-type="float">
            <text:p>2710</text:p>
          </table:table-cell>
          <table:table-cell table:formula="of:=([.A273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25.63" calcext:value-type="float">
            <text:p>25,63</text:p>
          </table:table-cell>
          <table:table-cell office:value-type="float" office:value="2720" calcext:value-type="float">
            <text:p>2720</text:p>
          </table:table-cell>
          <table:table-cell table:formula="of:=([.A274]-[.$F$3])/([.$F$2]-[.$F$3])" office:value-type="float" office:value="0.322471061902365" calcext:value-type="float">
            <text:p>0,32</text:p>
          </table:table-cell>
          <table:table-cell table:number-columns-repeated="14"/>
        </table:table-row>
        <table:table-row table:style-name="ro1">
          <table:table-cell office:value-type="float" office:value="31.46" calcext:value-type="float">
            <text:p>31,46</text:p>
          </table:table-cell>
          <table:table-cell office:value-type="float" office:value="2730" calcext:value-type="float">
            <text:p>2730</text:p>
          </table:table-cell>
          <table:table-cell table:formula="of:=([.A275]-[.$F$3])/([.$F$2]-[.$F$3])" office:value-type="float" office:value="0.39582284851535" calcext:value-type="float">
            <text:p>0,40</text:p>
          </table:table-cell>
          <table:table-cell table:number-columns-repeated="14"/>
        </table:table-row>
        <table:table-row table:style-name="ro1">
          <table:table-cell office:value-type="float" office:value="17.07" calcext:value-type="float">
            <text:p>17,07</text:p>
          </table:table-cell>
          <table:table-cell office:value-type="float" office:value="2740" calcext:value-type="float">
            <text:p>2740</text:p>
          </table:table-cell>
          <table:table-cell table:formula="of:=([.A276]-[.$F$3])/([.$F$2]-[.$F$3])" office:value-type="float" office:value="0.214771011575239" calcext:value-type="float">
            <text:p>0,21</text:p>
          </table:table-cell>
          <table:table-cell table:number-columns-repeated="14"/>
        </table:table-row>
        <table:table-row table:style-name="ro1">
          <table:table-cell office:value-type="float" office:value="13.67" calcext:value-type="float">
            <text:p>13,67</text:p>
          </table:table-cell>
          <table:table-cell office:value-type="float" office:value="2750" calcext:value-type="float">
            <text:p>2750</text:p>
          </table:table-cell>
          <table:table-cell table:formula="of:=([.A277]-[.$F$3])/([.$F$2]-[.$F$3])" office:value-type="float" office:value="0.171992954202315" calcext:value-type="float">
            <text:p>0,17</text:p>
          </table:table-cell>
          <table:table-cell table:number-columns-repeated="14"/>
        </table:table-row>
        <table:table-row table:style-name="ro1">
          <table:table-cell office:value-type="float" office:value="13.91" calcext:value-type="float">
            <text:p>13,91</text:p>
          </table:table-cell>
          <table:table-cell office:value-type="float" office:value="2760" calcext:value-type="float">
            <text:p>2760</text:p>
          </table:table-cell>
          <table:table-cell table:formula="of:=([.A278]-[.$F$3])/([.$F$2]-[.$F$3])" office:value-type="float" office:value="0.17501258178158" calcext:value-type="float">
            <text:p>0,18</text:p>
          </table:table-cell>
          <table:table-cell table:number-columns-repeated="14"/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2770" calcext:value-type="float">
            <text:p>2770</text:p>
          </table:table-cell>
          <table:table-cell table:formula="of:=([.A279]-[.$F$3])/([.$F$2]-[.$F$3])" office:value-type="float" office:value="0.154755913437343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0.49" calcext:value-type="float">
            <text:p>10,49</text:p>
          </table:table-cell>
          <table:table-cell office:value-type="float" office:value="2780" calcext:value-type="float">
            <text:p>2780</text:p>
          </table:table-cell>
          <table:table-cell table:formula="of:=([.A280]-[.$F$3])/([.$F$2]-[.$F$3])" office:value-type="float" office:value="0.131982888777051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0.26" calcext:value-type="float">
            <text:p>10,26</text:p>
          </table:table-cell>
          <table:table-cell office:value-type="float" office:value="2790" calcext:value-type="float">
            <text:p>2790</text:p>
          </table:table-cell>
          <table:table-cell table:formula="of:=([.A281]-[.$F$3])/([.$F$2]-[.$F$3])" office:value-type="float" office:value="0.129089079013588" calcext:value-type="float">
            <text:p>0,13</text:p>
          </table:table-cell>
          <table:table-cell table:number-columns-repeated="14"/>
        </table:table-row>
        <table:table-row table:style-name="ro1">
          <table:table-cell office:value-type="float" office:value="11.93" calcext:value-type="float">
            <text:p>11,93</text:p>
          </table:table-cell>
          <table:table-cell office:value-type="float" office:value="2800" calcext:value-type="float">
            <text:p>2800</text:p>
          </table:table-cell>
          <table:table-cell table:formula="of:=([.A282]-[.$F$3])/([.$F$2]-[.$F$3])" office:value-type="float" office:value="0.150100654252642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2810" calcext:value-type="float">
            <text:p>2810</text:p>
          </table:table-cell>
          <table:table-cell table:formula="of:=([.A283]-[.$F$3])/([.$F$2]-[.$F$3])" office:value-type="float" office:value="0.15601409159537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5.12" calcext:value-type="float">
            <text:p>5,12</text:p>
          </table:table-cell>
          <table:table-cell office:value-type="float" office:value="2820" calcext:value-type="float">
            <text:p>2820</text:p>
          </table:table-cell>
          <table:table-cell table:formula="of:=([.A284]-[.$F$3])/([.$F$2]-[.$F$3])" office:value-type="float" office:value="0.0644187216909914" calcext:value-type="float">
            <text:p>0,06</text:p>
          </table:table-cell>
          <table:table-cell table:number-columns-repeated="14"/>
        </table:table-row>
        <table:table-row table:style-name="ro1">
          <table:table-cell office:value-type="float" office:value="15.19" calcext:value-type="float">
            <text:p>15,19</text:p>
          </table:table-cell>
          <table:table-cell office:value-type="float" office:value="2830" calcext:value-type="float">
            <text:p>2830</text:p>
          </table:table-cell>
          <table:table-cell table:formula="of:=([.A285]-[.$F$3])/([.$F$2]-[.$F$3])" office:value-type="float" office:value="0.191117262204328" calcext:value-type="float">
            <text:p>0,19</text:p>
          </table:table-cell>
          <table:table-cell table:number-columns-repeated="14"/>
        </table:table-row>
        <table:table-row table:style-name="ro1">
          <table:table-cell office:value-type="float" office:value="15.02" calcext:value-type="float">
            <text:p>15,02</text:p>
          </table:table-cell>
          <table:table-cell office:value-type="float" office:value="2840" calcext:value-type="float">
            <text:p>2840</text:p>
          </table:table-cell>
          <table:table-cell table:formula="of:=([.A286]-[.$F$3])/([.$F$2]-[.$F$3])" office:value-type="float" office:value="0.188978359335682" calcext:value-type="float">
            <text:p>0,19</text:p>
          </table:table-cell>
          <table:table-cell table:number-columns-repeated="14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2850" calcext:value-type="float">
            <text:p>2850</text:p>
          </table:table-cell>
          <table:table-cell table:formula="of:=([.A287]-[.$F$3])/([.$F$2]-[.$F$3])" office:value-type="float" office:value="0.167337695017614" calcext:value-type="float">
            <text:p>0,17</text:p>
          </table:table-cell>
          <table:table-cell table:number-columns-repeated="14"/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2860" calcext:value-type="float">
            <text:p>2860</text:p>
          </table:table-cell>
          <table:table-cell table:formula="of:=([.A288]-[.$F$3])/([.$F$2]-[.$F$3])" office:value-type="float" office:value="0.156265727226975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1.53" calcext:value-type="float">
            <text:p>11,53</text:p>
          </table:table-cell>
          <table:table-cell office:value-type="float" office:value="2870" calcext:value-type="float">
            <text:p>2870</text:p>
          </table:table-cell>
          <table:table-cell table:formula="of:=([.A289]-[.$F$3])/([.$F$2]-[.$F$3])" office:value-type="float" office:value="0.145067941620533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1.57" calcext:value-type="float">
            <text:p>11,57</text:p>
          </table:table-cell>
          <table:table-cell office:value-type="float" office:value="2880" calcext:value-type="float">
            <text:p>2880</text:p>
          </table:table-cell>
          <table:table-cell table:formula="of:=([.A290]-[.$F$3])/([.$F$2]-[.$F$3])" office:value-type="float" office:value="0.145571212883744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2.49" calcext:value-type="float">
            <text:p>12,49</text:p>
          </table:table-cell>
          <table:table-cell office:value-type="float" office:value="2890" calcext:value-type="float">
            <text:p>2890</text:p>
          </table:table-cell>
          <table:table-cell table:formula="of:=([.A291]-[.$F$3])/([.$F$2]-[.$F$3])" office:value-type="float" office:value="0.157146451937594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2.63" calcext:value-type="float">
            <text:p>12,63</text:p>
          </table:table-cell>
          <table:table-cell office:value-type="float" office:value="2900" calcext:value-type="float">
            <text:p>2900</text:p>
          </table:table-cell>
          <table:table-cell table:formula="of:=([.A292]-[.$F$3])/([.$F$2]-[.$F$3])" office:value-type="float" office:value="0.158907901358832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2.54" calcext:value-type="float">
            <text:p>12,54</text:p>
          </table:table-cell>
          <table:table-cell office:value-type="float" office:value="2910" calcext:value-type="float">
            <text:p>2910</text:p>
          </table:table-cell>
          <table:table-cell table:formula="of:=([.A293]-[.$F$3])/([.$F$2]-[.$F$3])" office:value-type="float" office:value="0.157775541016608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12.27" calcext:value-type="float">
            <text:p>12,27</text:p>
          </table:table-cell>
          <table:table-cell office:value-type="float" office:value="2920" calcext:value-type="float">
            <text:p>2920</text:p>
          </table:table-cell>
          <table:table-cell table:formula="of:=([.A294]-[.$F$3])/([.$F$2]-[.$F$3])" office:value-type="float" office:value="0.154378459989935" calcext:value-type="float">
            <text:p>0,15</text:p>
          </table:table-cell>
          <table:table-cell table:number-columns-repeated="14"/>
        </table:table-row>
        <table:table-row table:style-name="ro1">
          <table:table-cell office:value-type="float" office:value="12.47" calcext:value-type="float">
            <text:p>12,47</text:p>
          </table:table-cell>
          <table:table-cell office:value-type="float" office:value="2930" calcext:value-type="float">
            <text:p>2930</text:p>
          </table:table-cell>
          <table:table-cell table:formula="of:=([.A295]-[.$F$3])/([.$F$2]-[.$F$3])" office:value-type="float" office:value="0.156894816305989" calcext:value-type="float">
            <text:p>0,16</text:p>
          </table:table-cell>
          <table:table-cell table:number-columns-repeated="1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2940" calcext:value-type="float">
            <text:p>2940</text:p>
          </table:table-cell>
          <table:table-cell table:formula="of:=([.A296]-[.$F$3])/([.$F$2]-[.$F$3])" office:value-type="float" office:value="0.123427277302466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10.86" calcext:value-type="float">
            <text:p>10,86</text:p>
          </table:table-cell>
          <table:table-cell office:value-type="float" office:value="2950" calcext:value-type="float">
            <text:p>2950</text:p>
          </table:table-cell>
          <table:table-cell table:formula="of:=([.A297]-[.$F$3])/([.$F$2]-[.$F$3])" office:value-type="float" office:value="0.136638147961751" calcext:value-type="float">
            <text:p>0,14</text:p>
          </table:table-cell>
          <table:table-cell table:number-columns-repeated="14"/>
        </table:table-row>
        <table:table-row table:style-name="ro1">
          <table:table-cell office:value-type="float" office:value="9.45" calcext:value-type="float">
            <text:p>9,45</text:p>
          </table:table-cell>
          <table:table-cell office:value-type="float" office:value="2960" calcext:value-type="float">
            <text:p>2960</text:p>
          </table:table-cell>
          <table:table-cell table:formula="of:=([.A298]-[.$F$3])/([.$F$2]-[.$F$3])" office:value-type="float" office:value="0.118897835933568" calcext:value-type="float">
            <text:p>0,12</text:p>
          </table:table-cell>
          <table:table-cell table:number-columns-repeated="14"/>
        </table:table-row>
        <table:table-row table:style-name="ro1">
          <table:table-cell office:value-type="float" office:value="7.69" calcext:value-type="float">
            <text:p>7,69</text:p>
          </table:table-cell>
          <table:table-cell office:value-type="float" office:value="2970" calcext:value-type="float">
            <text:p>2970</text:p>
          </table:table-cell>
          <table:table-cell table:formula="of:=([.A299]-[.$F$3])/([.$F$2]-[.$F$3])" office:value-type="float" office:value="0.0967539003522899" calcext:value-type="float">
            <text:p>0,10</text:p>
          </table:table-cell>
          <table:table-cell table:number-columns-repeated="14"/>
        </table:table-row>
        <table:table-row table:style-name="ro1">
          <table:table-cell office:value-type="float" office:value="7.76" calcext:value-type="float">
            <text:p>7,76</text:p>
          </table:table-cell>
          <table:table-cell office:value-type="float" office:value="2980" calcext:value-type="float">
            <text:p>2980</text:p>
          </table:table-cell>
          <table:table-cell table:formula="of:=([.A300]-[.$F$3])/([.$F$2]-[.$F$3])" office:value-type="float" office:value="0.0976346250629089" calcext:value-type="float">
            <text:p>0,10</text:p>
          </table:table-cell>
          <table:table-cell table:number-columns-repeated="14"/>
        </table:table-row>
        <table:table-row table:style-name="ro1">
          <table:table-cell office:value-type="float" office:value="14.08" calcext:value-type="float">
            <text:p>14,08</text:p>
          </table:table-cell>
          <table:table-cell office:value-type="float" office:value="2990" calcext:value-type="float">
            <text:p>2990</text:p>
          </table:table-cell>
          <table:table-cell table:formula="of:=([.A301]-[.$F$3])/([.$F$2]-[.$F$3])" office:value-type="float" office:value="0.177151484650226" calcext:value-type="float">
            <text:p>0,18</text:p>
          </table:table-cell>
          <table:table-cell table:number-columns-repeated="14"/>
        </table:table-row>
      </table:table>
      <table:table table:name="sensor4" table:style-name="ta1">
        <table:shapes>
          <draw:frame draw:z-index="0" draw:style-name="gr1" draw:text-style-name="P1" svg:width="335.63mm" svg:height="105.46mm" svg:x="88.74mm" svg:y="20.66mm">
            <loext:p draw:notify-on-update-of-ranges="sensor4.B2:sensor4.B241 sensor4.C1:sensor4.C1 sensor4.C2:sensor4.C2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rmalised accel.</text:p>
          </table:table-cell>
          <table:table-cell table:number-columns-repeated="11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table:formula="of:=([.A2]-[.$F$3])/([.$F$2]-[.$F$3])" office:value-type="float" office:value="0.073469387755102" calcext:value-type="float">
            <text:p>0,07</text:p>
          </table:table-cell>
          <table:table-cell/>
          <table:table-cell office:value-type="string" calcext:value-type="string">
            <text:p>Max</text:p>
          </table:table-cell>
          <table:table-cell table:style-name="ce5" table:formula="of:=MAX([sensor4.A2:.A241])"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float" office:value="12.18" calcext:value-type="float">
            <text:p>12,18</text:p>
          </table:table-cell>
          <table:table-cell office:value-type="float" office:value="10" calcext:value-type="float">
            <text:p>10</text:p>
          </table:table-cell>
          <table:table-cell table:formula="of:=([.A3]-[.$F$3])/([.$F$2]-[.$F$3])" office:value-type="float" office:value="0.124285714285714" calcext:value-type="float">
            <text:p>0,12</text:p>
          </table:table-cell>
          <table:table-cell/>
          <table:table-cell office:value-type="string" calcext:value-type="string">
            <text:p>Min</text:p>
          </table:table-cell>
          <table:table-cell table:formula="of:=MIN([sensor4.A2:.A24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.93" calcext:value-type="float">
            <text:p>26,93</text:p>
          </table:table-cell>
          <table:table-cell office:value-type="float" office:value="20" calcext:value-type="float">
            <text:p>20</text:p>
          </table:table-cell>
          <table:table-cell table:formula="of:=([.A4]-[.$F$3])/([.$F$2]-[.$F$3])" office:value-type="float" office:value="0.274795918367347" calcext:value-type="float">
            <text:p>0,27</text:p>
          </table:table-cell>
          <table:table-cell table:number-columns-repeated="11"/>
        </table:table-row>
        <table:table-row table:style-name="ro1">
          <table:table-cell office:value-type="float" office:value="37.94" calcext:value-type="float">
            <text:p>37,94</text:p>
          </table:table-cell>
          <table:table-cell office:value-type="float" office:value="30" calcext:value-type="float">
            <text:p>30</text:p>
          </table:table-cell>
          <table:table-cell table:formula="of:=([.A5]-[.$F$3])/([.$F$2]-[.$F$3])" office:value-type="float" office:value="0.387142857142857" calcext:value-type="float">
            <text:p>0,39</text:p>
          </table:table-cell>
          <table:table-cell table:number-columns-repeated="11"/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40" calcext:value-type="float">
            <text:p>40</text:p>
          </table:table-cell>
          <table:table-cell table:formula="of:=([.A6]-[.$F$3])/([.$F$2]-[.$F$3])" office:value-type="float" office:value="0.241836734693878" calcext:value-type="float">
            <text:p>0,24</text:p>
          </table:table-cell>
          <table:table-cell table:number-columns-repeated="11"/>
        </table:table-row>
        <table:table-row table:style-name="ro1">
          <table:table-cell office:value-type="float" office:value="18.98" calcext:value-type="float">
            <text:p>18,98</text:p>
          </table:table-cell>
          <table:table-cell office:value-type="float" office:value="50" calcext:value-type="float">
            <text:p>50</text:p>
          </table:table-cell>
          <table:table-cell table:formula="of:=([.A7]-[.$F$3])/([.$F$2]-[.$F$3])" office:value-type="float" office:value="0.193673469387755" calcext:value-type="float">
            <text:p>0,19</text:p>
          </table:table-cell>
          <table:table-cell table:number-columns-repeated="11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60" calcext:value-type="float">
            <text:p>60</text:p>
          </table:table-cell>
          <table:table-cell table:formula="of:=([.A8]-[.$F$3])/([.$F$2]-[.$F$3])" office:value-type="float" office:value="0.100102040816327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29.13" calcext:value-type="float">
            <text:p>29,13</text:p>
          </table:table-cell>
          <table:table-cell office:value-type="float" office:value="70" calcext:value-type="float">
            <text:p>70</text:p>
          </table:table-cell>
          <table:table-cell table:formula="of:=([.A9]-[.$F$3])/([.$F$2]-[.$F$3])" office:value-type="float" office:value="0.297244897959184" calcext:value-type="float">
            <text:p>0,30</text:p>
          </table:table-cell>
          <table:table-cell table:number-columns-repeated="11"/>
        </table:table-row>
        <table:table-row table:style-name="ro1">
          <table:table-cell office:value-type="float" office:value="66.65" calcext:value-type="float">
            <text:p>66,65</text:p>
          </table:table-cell>
          <table:table-cell office:value-type="float" office:value="80" calcext:value-type="float">
            <text:p>80</text:p>
          </table:table-cell>
          <table:table-cell table:formula="of:=([.A10]-[.$F$3])/([.$F$2]-[.$F$3])" office:value-type="float" office:value="0.680102040816327" calcext:value-type="float">
            <text:p>0,68</text:p>
          </table:table-cell>
          <table:table-cell table:number-columns-repeated="11"/>
        </table:table-row>
        <table:table-row table:style-name="ro1">
          <table:table-cell office:value-type="float" office:value="78.73" calcext:value-type="float">
            <text:p>78,73</text:p>
          </table:table-cell>
          <table:table-cell office:value-type="float" office:value="90" calcext:value-type="float">
            <text:p>90</text:p>
          </table:table-cell>
          <table:table-cell table:formula="of:=([.A11]-[.$F$3])/([.$F$2]-[.$F$3])" office:value-type="float" office:value="0.803367346938776" calcext:value-type="float">
            <text:p>0,80</text:p>
          </table:table-cell>
          <table:table-cell table:number-columns-repeated="11"/>
        </table:table-row>
        <table:table-row table:style-name="ro1">
          <table:table-cell office:value-type="float" office:value="49.97" calcext:value-type="float">
            <text:p>49,97</text:p>
          </table:table-cell>
          <table:table-cell office:value-type="float" office:value="100" calcext:value-type="float">
            <text:p>100</text:p>
          </table:table-cell>
          <table:table-cell table:formula="of:=([.A12]-[.$F$3])/([.$F$2]-[.$F$3])" office:value-type="float" office:value="0.509897959183673" calcext:value-type="float">
            <text:p>0,51</text:p>
          </table:table-cell>
          <table:table-cell table:number-columns-repeated="11"/>
        </table:table-row>
        <table:table-row table:style-name="ro1">
          <table:table-cell office:value-type="float" office:value="38.96" calcext:value-type="float">
            <text:p>38,96</text:p>
          </table:table-cell>
          <table:table-cell office:value-type="float" office:value="110" calcext:value-type="float">
            <text:p>110</text:p>
          </table:table-cell>
          <table:table-cell table:formula="of:=([.A13]-[.$F$3])/([.$F$2]-[.$F$3])" office:value-type="float" office:value="0.397551020408163" calcext:value-type="float">
            <text:p>0,40</text:p>
          </table:table-cell>
          <table:table-cell table:number-columns-repeated="11"/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120" calcext:value-type="float">
            <text:p>120</text:p>
          </table:table-cell>
          <table:table-cell table:formula="of:=([.A14]-[.$F$3])/([.$F$2]-[.$F$3])" office:value-type="float" office:value="0.248979591836735" calcext:value-type="float">
            <text:p>0,25</text:p>
          </table:table-cell>
          <table:table-cell table:number-columns-repeated="11"/>
        </table:table-row>
        <table:table-row table:style-name="ro1">
          <table:table-cell office:value-type="float" office:value="2.98" calcext:value-type="float">
            <text:p>2,98</text:p>
          </table:table-cell>
          <table:table-cell office:value-type="float" office:value="130" calcext:value-type="float">
            <text:p>130</text:p>
          </table:table-cell>
          <table:table-cell table:formula="of:=([.A15]-[.$F$3])/([.$F$2]-[.$F$3])" office:value-type="float" office:value="0.0304081632653061" calcext:value-type="float">
            <text:p>0,03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formula="of:=([.A16]-[.$F$3])/([.$F$2]-[.$F$3])" office:value-type="float" office:value="0" calcext:value-type="float">
            <text:p>0,00</text:p>
          </table:table-cell>
          <table:table-cell table:number-columns-repeated="11"/>
        </table:table-row>
        <table:table-row table:style-name="ro1">
          <table:table-cell office:value-type="float" office:value="12.35" calcext:value-type="float">
            <text:p>12,35</text:p>
          </table:table-cell>
          <table:table-cell office:value-type="float" office:value="150" calcext:value-type="float">
            <text:p>150</text:p>
          </table:table-cell>
          <table:table-cell table:formula="of:=([.A17]-[.$F$3])/([.$F$2]-[.$F$3])" office:value-type="float" office:value="0.126020408163265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14.72" calcext:value-type="float">
            <text:p>14,72</text:p>
          </table:table-cell>
          <table:table-cell office:value-type="float" office:value="160" calcext:value-type="float">
            <text:p>160</text:p>
          </table:table-cell>
          <table:table-cell table:formula="of:=([.A18]-[.$F$3])/([.$F$2]-[.$F$3])" office:value-type="float" office:value="0.150204081632653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15.88" calcext:value-type="float">
            <text:p>15,88</text:p>
          </table:table-cell>
          <table:table-cell office:value-type="float" office:value="170" calcext:value-type="float">
            <text:p>170</text:p>
          </table:table-cell>
          <table:table-cell table:formula="of:=([.A19]-[.$F$3])/([.$F$2]-[.$F$3])" office:value-type="float" office:value="0.162040816326531" calcext:value-type="float">
            <text:p>0,16</text:p>
          </table:table-cell>
          <table:table-cell table:number-columns-repeated="11"/>
        </table:table-row>
        <table:table-row table:style-name="ro1">
          <table:table-cell office:value-type="float" office:value="16.93" calcext:value-type="float">
            <text:p>16,93</text:p>
          </table:table-cell>
          <table:table-cell office:value-type="float" office:value="180" calcext:value-type="float">
            <text:p>180</text:p>
          </table:table-cell>
          <table:table-cell table:formula="of:=([.A20]-[.$F$3])/([.$F$2]-[.$F$3])" office:value-type="float" office:value="0.172755102040816" calcext:value-type="float">
            <text:p>0,17</text:p>
          </table:table-cell>
          <table:table-cell table:number-columns-repeated="11"/>
        </table:table-row>
        <table:table-row table:style-name="ro1">
          <table:table-cell office:value-type="float" office:value="15.45" calcext:value-type="float">
            <text:p>15,45</text:p>
          </table:table-cell>
          <table:table-cell office:value-type="float" office:value="190" calcext:value-type="float">
            <text:p>190</text:p>
          </table:table-cell>
          <table:table-cell table:formula="of:=([.A21]-[.$F$3])/([.$F$2]-[.$F$3])" office:value-type="float" office:value="0.15765306122449" calcext:value-type="float">
            <text:p>0,16</text:p>
          </table:table-cell>
          <table:table-cell table:number-columns-repeated="11"/>
        </table:table-row>
        <table:table-row table:style-name="ro1">
          <table:table-cell office:value-type="float" office:value="14.91" calcext:value-type="float">
            <text:p>14,91</text:p>
          </table:table-cell>
          <table:table-cell office:value-type="float" office:value="200" calcext:value-type="float">
            <text:p>200</text:p>
          </table:table-cell>
          <table:table-cell table:formula="of:=([.A22]-[.$F$3])/([.$F$2]-[.$F$3])" office:value-type="float" office:value="0.152142857142857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14.41" calcext:value-type="float">
            <text:p>14,41</text:p>
          </table:table-cell>
          <table:table-cell office:value-type="float" office:value="210" calcext:value-type="float">
            <text:p>210</text:p>
          </table:table-cell>
          <table:table-cell table:formula="of:=([.A23]-[.$F$3])/([.$F$2]-[.$F$3])" office:value-type="float" office:value="0.147040816326531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220" calcext:value-type="float">
            <text:p>220</text:p>
          </table:table-cell>
          <table:table-cell table:formula="of:=([.A24]-[.$F$3])/([.$F$2]-[.$F$3])" office:value-type="float" office:value="0.130102040816327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9.58" calcext:value-type="float">
            <text:p>9,58</text:p>
          </table:table-cell>
          <table:table-cell office:value-type="float" office:value="230" calcext:value-type="float">
            <text:p>230</text:p>
          </table:table-cell>
          <table:table-cell table:formula="of:=([.A25]-[.$F$3])/([.$F$2]-[.$F$3])" office:value-type="float" office:value="0.0977551020408163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240" calcext:value-type="float">
            <text:p>240</text:p>
          </table:table-cell>
          <table:table-cell table:formula="of:=([.A26]-[.$F$3])/([.$F$2]-[.$F$3])" office:value-type="float" office:value="0.0908163265306123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([.A27]-[.$F$3])/([.$F$2]-[.$F$3])" office:value-type="float" office:value="0.0918367346938776" calcext:value-type="float">
            <text:p>0,09</text:p>
          </table:table-cell>
          <table:table-cell table:style-name="ce2" table:number-columns-repeated="11"/>
        </table:table-row>
        <table:table-row table:style-name="ro1">
          <table:table-cell office:value-type="float" office:value="10.87" calcext:value-type="float">
            <text:p>10,87</text:p>
          </table:table-cell>
          <table:table-cell office:value-type="float" office:value="260" calcext:value-type="float">
            <text:p>260</text:p>
          </table:table-cell>
          <table:table-cell table:formula="of:=([.A28]-[.$F$3])/([.$F$2]-[.$F$3])" office:value-type="float" office:value="0.110918367346939" calcext:value-type="float">
            <text:p>0,11</text:p>
          </table:table-cell>
          <table:table-cell table:style-name="ce2"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([.A29]-[.$F$3])/([.$F$2]-[.$F$3])" office:value-type="float" office:value="0" calcext:value-type="float">
            <text:p>0,00</text:p>
          </table:table-cell>
          <table:table-cell table:style-name="ce2" table:number-columns-repeated="11"/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280" calcext:value-type="float">
            <text:p>280</text:p>
          </table:table-cell>
          <table:table-cell table:formula="of:=([.A30]-[.$F$3])/([.$F$2]-[.$F$3])" office:value-type="float" office:value="0.114795918367347" calcext:value-type="float">
            <text:p>0,11</text:p>
          </table:table-cell>
          <table:table-cell table:style-name="ce2" table:number-columns-repeated="11"/>
        </table:table-row>
        <table:table-row table:style-name="ro1">
          <table:table-cell office:value-type="float" office:value="11.64" calcext:value-type="float">
            <text:p>11,64</text:p>
          </table:table-cell>
          <table:table-cell office:value-type="float" office:value="290" calcext:value-type="float">
            <text:p>290</text:p>
          </table:table-cell>
          <table:table-cell table:formula="of:=([.A31]-[.$F$3])/([.$F$2]-[.$F$3])" office:value-type="float" office:value="0.118775510204082" calcext:value-type="float">
            <text:p>0,12</text:p>
          </table:table-cell>
          <table:table-cell table:style-name="ce2" table:number-columns-repeated="11"/>
        </table:table-row>
        <table:table-row table:style-name="ro1">
          <table:table-cell office:value-type="float" office:value="11.53" calcext:value-type="float">
            <text:p>11,53</text:p>
          </table:table-cell>
          <table:table-cell office:value-type="float" office:value="300" calcext:value-type="float">
            <text:p>300</text:p>
          </table:table-cell>
          <table:table-cell table:formula="of:=([.A32]-[.$F$3])/([.$F$2]-[.$F$3])" office:value-type="float" office:value="0.11765306122449" calcext:value-type="float">
            <text:p>0,12</text:p>
          </table:table-cell>
          <table:table-cell table:style-name="ce2" table:number-columns-repeated="11"/>
        </table:table-row>
        <table:table-row table:style-name="ro1">
          <table:table-cell office:value-type="float" office:value="11.47" calcext:value-type="float">
            <text:p>11,47</text:p>
          </table:table-cell>
          <table:table-cell office:value-type="float" office:value="310" calcext:value-type="float">
            <text:p>310</text:p>
          </table:table-cell>
          <table:table-cell table:formula="of:=([.A33]-[.$F$3])/([.$F$2]-[.$F$3])" office:value-type="float" office:value="0.117040816326531" calcext:value-type="float">
            <text:p>0,12</text:p>
          </table:table-cell>
          <table:table-cell table:style-name="ce2" table:number-columns-repeated="11"/>
        </table:table-row>
        <table:table-row table:style-name="ro1">
          <table:table-cell office:value-type="float" office:value="10.77" calcext:value-type="float">
            <text:p>10,77</text:p>
          </table:table-cell>
          <table:table-cell office:value-type="float" office:value="320" calcext:value-type="float">
            <text:p>320</text:p>
          </table:table-cell>
          <table:table-cell table:formula="of:=([.A34]-[.$F$3])/([.$F$2]-[.$F$3])" office:value-type="float" office:value="0.109897959183673" calcext:value-type="float">
            <text:p>0,11</text:p>
          </table:table-cell>
          <table:table-cell table:style-name="ce2" table:number-columns-repeated="11"/>
        </table:table-row>
        <table:table-row table:style-name="ro1">
          <table:table-cell office:value-type="float" office:value="11.05" calcext:value-type="float">
            <text:p>11,05</text:p>
          </table:table-cell>
          <table:table-cell office:value-type="float" office:value="330" calcext:value-type="float">
            <text:p>330</text:p>
          </table:table-cell>
          <table:table-cell table:formula="of:=([.A35]-[.$F$3])/([.$F$2]-[.$F$3])" office:value-type="float" office:value="0.112755102040816" calcext:value-type="float">
            <text:p>0,11</text:p>
          </table:table-cell>
          <table:table-cell table:style-name="ce2" table:number-columns-repeated="11"/>
        </table:table-row>
        <table:table-row table:style-name="ro1">
          <table:table-cell office:value-type="float" office:value="9.49" calcext:value-type="float">
            <text:p>9,49</text:p>
          </table:table-cell>
          <table:table-cell office:value-type="float" office:value="340" calcext:value-type="float">
            <text:p>340</text:p>
          </table:table-cell>
          <table:table-cell table:formula="of:=([.A36]-[.$F$3])/([.$F$2]-[.$F$3])" office:value-type="float" office:value="0.0968367346938775" calcext:value-type="float">
            <text:p>0,10</text:p>
          </table:table-cell>
          <table:table-cell table:style-name="ce2" table:number-columns-repeated="11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350" calcext:value-type="float">
            <text:p>350</text:p>
          </table:table-cell>
          <table:table-cell table:formula="of:=([.A37]-[.$F$3])/([.$F$2]-[.$F$3])" office:value-type="float" office:value="0.0979591836734694" calcext:value-type="float">
            <text:p>0,10</text:p>
          </table:table-cell>
          <table:table-cell table:style-name="ce2" table:number-columns-repeated="11"/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360" calcext:value-type="float">
            <text:p>360</text:p>
          </table:table-cell>
          <table:table-cell table:formula="of:=([.A38]-[.$F$3])/([.$F$2]-[.$F$3])" office:value-type="float" office:value="0.118877551020408" calcext:value-type="float">
            <text:p>0,12</text:p>
          </table:table-cell>
          <table:table-cell table:style-name="ce2" table:number-columns-repeated="11"/>
        </table:table-row>
        <table:table-row table:style-name="ro1">
          <table:table-cell office:value-type="float" office:value="13.23" calcext:value-type="float">
            <text:p>13,23</text:p>
          </table:table-cell>
          <table:table-cell office:value-type="float" office:value="370" calcext:value-type="float">
            <text:p>370</text:p>
          </table:table-cell>
          <table:table-cell table:formula="of:=([.A39]-[.$F$3])/([.$F$2]-[.$F$3])" office:value-type="float" office:value="0.135" calcext:value-type="float">
            <text:p>0,14</text:p>
          </table:table-cell>
          <table:table-cell table:style-name="ce2"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formula="of:=([.A40]-[.$F$3])/([.$F$2]-[.$F$3])" office:value-type="float" office:value="0" calcext:value-type="float">
            <text:p>0,00</text:p>
          </table:table-cell>
          <table:table-cell table:style-name="ce2" table:number-columns-repeated="11"/>
        </table:table-row>
        <table:table-row table:style-name="ro1">
          <table:table-cell office:value-type="float" office:value="14.53" calcext:value-type="float">
            <text:p>14,53</text:p>
          </table:table-cell>
          <table:table-cell office:value-type="float" office:value="390" calcext:value-type="float">
            <text:p>390</text:p>
          </table:table-cell>
          <table:table-cell table:formula="of:=([.A41]-[.$F$3])/([.$F$2]-[.$F$3])" office:value-type="float" office:value="0.148265306122449" calcext:value-type="float">
            <text:p>0,15</text:p>
          </table:table-cell>
          <table:table-cell table:style-name="ce2" table:number-columns-repeated="11"/>
        </table:table-row>
        <table:table-row table:style-name="ro1">
          <table:table-cell office:value-type="float" office:value="11.11" calcext:value-type="float">
            <text:p>11,11</text:p>
          </table:table-cell>
          <table:table-cell office:value-type="float" office:value="400" calcext:value-type="float">
            <text:p>400</text:p>
          </table:table-cell>
          <table:table-cell table:formula="of:=([.A42]-[.$F$3])/([.$F$2]-[.$F$3])" office:value-type="float" office:value="0.113367346938776" calcext:value-type="float">
            <text:p>0,11</text:p>
          </table:table-cell>
          <table:table-cell table:number-columns-repeated="7"/>
          <table:table-cell table:style-name="ce2" table:number-columns-repeated="4"/>
        </table:table-row>
        <table:table-row table:style-name="ro1">
          <table:table-cell office:value-type="float" office:value="9.61" calcext:value-type="float">
            <text:p>9,61</text:p>
          </table:table-cell>
          <table:table-cell office:value-type="float" office:value="410" calcext:value-type="float">
            <text:p>410</text:p>
          </table:table-cell>
          <table:table-cell table:formula="of:=([.A43]-[.$F$3])/([.$F$2]-[.$F$3])" office:value-type="float" office:value="0.0980612244897959" calcext:value-type="float">
            <text:p>0,10</text:p>
          </table:table-cell>
          <table:table-cell table:number-columns-repeated="7"/>
          <table:table-cell table:style-name="ce2" table:number-columns-repeated="4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420" calcext:value-type="float">
            <text:p>420</text:p>
          </table:table-cell>
          <table:table-cell table:formula="of:=([.A44]-[.$F$3])/([.$F$2]-[.$F$3])" office:value-type="float" office:value="0.100102040816327" calcext:value-type="float">
            <text:p>0,10</text:p>
          </table:table-cell>
          <table:table-cell table:number-columns-repeated="7"/>
          <table:table-cell table:style-name="ce2" table:number-columns-repeated="4"/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430" calcext:value-type="float">
            <text:p>430</text:p>
          </table:table-cell>
          <table:table-cell table:formula="of:=([.A45]-[.$F$3])/([.$F$2]-[.$F$3])" office:value-type="float" office:value="0.120612244897959" calcext:value-type="float">
            <text:p>0,12</text:p>
          </table:table-cell>
          <table:table-cell table:number-columns-repeated="7"/>
          <table:table-cell table:style-name="ce2" table:number-columns-repeated="4"/>
        </table:table-row>
        <table:table-row table:style-name="ro1">
          <table:table-cell office:value-type="float" office:value="12.51" calcext:value-type="float">
            <text:p>12,51</text:p>
          </table:table-cell>
          <table:table-cell office:value-type="float" office:value="440" calcext:value-type="float">
            <text:p>440</text:p>
          </table:table-cell>
          <table:table-cell table:formula="of:=([.A46]-[.$F$3])/([.$F$2]-[.$F$3])" office:value-type="float" office:value="0.12765306122449" calcext:value-type="float">
            <text:p>0,13</text:p>
          </table:table-cell>
          <table:table-cell table:number-columns-repeated="7"/>
          <table:table-cell table:style-name="ce2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table:formula="of:=([.A47]-[.$F$3])/([.$F$2]-[.$F$3])" office:value-type="float" office:value="0.102040816326531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0.61" calcext:value-type="float">
            <text:p>10,61</text:p>
          </table:table-cell>
          <table:table-cell office:value-type="float" office:value="460" calcext:value-type="float">
            <text:p>460</text:p>
          </table:table-cell>
          <table:table-cell table:formula="of:=([.A48]-[.$F$3])/([.$F$2]-[.$F$3])" office:value-type="float" office:value="0.108265306122449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22.14" calcext:value-type="float">
            <text:p>22,14</text:p>
          </table:table-cell>
          <table:table-cell office:value-type="float" office:value="470" calcext:value-type="float">
            <text:p>470</text:p>
          </table:table-cell>
          <table:table-cell table:formula="of:=([.A49]-[.$F$3])/([.$F$2]-[.$F$3])" office:value-type="float" office:value="0.225918367346939" calcext:value-type="float">
            <text:p>0,23</text:p>
          </table:table-cell>
          <table:table-cell table:number-columns-repeated="11"/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480" calcext:value-type="float">
            <text:p>480</text:p>
          </table:table-cell>
          <table:table-cell table:formula="of:=([.A50]-[.$F$3])/([.$F$2]-[.$F$3])" office:value-type="float" office:value="0.0698979591836735" calcext:value-type="float">
            <text:p>0,07</text:p>
          </table:table-cell>
          <table:table-cell table:number-columns-repeated="11"/>
        </table:table-row>
        <table:table-row table:style-name="ro1">
          <table:table-cell office:value-type="float" office:value="7.39" calcext:value-type="float">
            <text:p>7,39</text:p>
          </table:table-cell>
          <table:table-cell office:value-type="float" office:value="490" calcext:value-type="float">
            <text:p>490</text:p>
          </table:table-cell>
          <table:table-cell table:formula="of:=([.A51]-[.$F$3])/([.$F$2]-[.$F$3])" office:value-type="float" office:value="0.0754081632653061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9.15" calcext:value-type="float">
            <text:p>9,15</text:p>
          </table:table-cell>
          <table:table-cell office:value-type="float" office:value="500" calcext:value-type="float">
            <text:p>500</text:p>
          </table:table-cell>
          <table:table-cell table:formula="of:=([.A52]-[.$F$3])/([.$F$2]-[.$F$3])" office:value-type="float" office:value="0.0933673469387755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5.98" calcext:value-type="float">
            <text:p>5,98</text:p>
          </table:table-cell>
          <table:table-cell office:value-type="float" office:value="510" calcext:value-type="float">
            <text:p>510</text:p>
          </table:table-cell>
          <table:table-cell table:formula="of:=([.A53]-[.$F$3])/([.$F$2]-[.$F$3])" office:value-type="float" office:value="0.0610204081632653" calcext:value-type="float">
            <text:p>0,06</text:p>
          </table:table-cell>
          <table:table-cell table:number-columns-repeated="11"/>
        </table:table-row>
        <table:table-row table:style-name="ro1">
          <table:table-cell office:value-type="float" office:value="20.63" calcext:value-type="float">
            <text:p>20,63</text:p>
          </table:table-cell>
          <table:table-cell office:value-type="float" office:value="520" calcext:value-type="float">
            <text:p>520</text:p>
          </table:table-cell>
          <table:table-cell table:formula="of:=([.A54]-[.$F$3])/([.$F$2]-[.$F$3])" office:value-type="float" office:value="0.210510204081633" calcext:value-type="float">
            <text:p>0,21</text:p>
          </table:table-cell>
          <table:table-cell table:number-columns-repeated="11"/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530" calcext:value-type="float">
            <text:p>530</text:p>
          </table:table-cell>
          <table:table-cell table:formula="of:=([.A55]-[.$F$3])/([.$F$2]-[.$F$3])" office:value-type="float" office:value="0.0331632653061224" calcext:value-type="float">
            <text:p>0,03</text:p>
          </table:table-cell>
          <table:table-cell table:number-columns-repeated="11"/>
        </table:table-row>
        <table:table-row table:style-name="ro1">
          <table:table-cell office:value-type="float" office:value="11.73" calcext:value-type="float">
            <text:p>11,73</text:p>
          </table:table-cell>
          <table:table-cell office:value-type="float" office:value="540" calcext:value-type="float">
            <text:p>540</text:p>
          </table:table-cell>
          <table:table-cell table:formula="of:=([.A56]-[.$F$3])/([.$F$2]-[.$F$3])" office:value-type="float" office:value="0.11969387755102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550" calcext:value-type="float">
            <text:p>550</text:p>
          </table:table-cell>
          <table:table-cell table:formula="of:=([.A57]-[.$F$3])/([.$F$2]-[.$F$3])" office:value-type="float" office:value="0.118877551020408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6.55" calcext:value-type="float">
            <text:p>16,55</text:p>
          </table:table-cell>
          <table:table-cell office:value-type="float" office:value="560" calcext:value-type="float">
            <text:p>560</text:p>
          </table:table-cell>
          <table:table-cell table:formula="of:=([.A58]-[.$F$3])/([.$F$2]-[.$F$3])" office:value-type="float" office:value="0.168877551020408" calcext:value-type="float">
            <text:p>0,17</text:p>
          </table:table-cell>
          <table:table-cell table:number-columns-repeated="11"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570" calcext:value-type="float">
            <text:p>570</text:p>
          </table:table-cell>
          <table:table-cell table:formula="of:=([.A59]-[.$F$3])/([.$F$2]-[.$F$3])" office:value-type="float" office:value="0.160204081632653" calcext:value-type="float">
            <text:p>0,16</text:p>
          </table:table-cell>
          <table:table-cell table:number-columns-repeated="11"/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580" calcext:value-type="float">
            <text:p>580</text:p>
          </table:table-cell>
          <table:table-cell table:formula="of:=([.A60]-[.$F$3])/([.$F$2]-[.$F$3])" office:value-type="float" office:value="0.139795918367347" calcext:value-type="float">
            <text:p>0,14</text:p>
          </table:table-cell>
          <table:table-cell table:number-columns-repeated="11"/>
        </table:table-row>
        <table:table-row table:style-name="ro1">
          <table:table-cell office:value-type="float" office:value="10.52" calcext:value-type="float">
            <text:p>10,52</text:p>
          </table:table-cell>
          <table:table-cell office:value-type="float" office:value="590" calcext:value-type="float">
            <text:p>590</text:p>
          </table:table-cell>
          <table:table-cell table:formula="of:=([.A61]-[.$F$3])/([.$F$2]-[.$F$3])" office:value-type="float" office:value="0.10734693877551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10.25" calcext:value-type="float">
            <text:p>10,25</text:p>
          </table:table-cell>
          <table:table-cell office:value-type="float" office:value="600" calcext:value-type="float">
            <text:p>600</text:p>
          </table:table-cell>
          <table:table-cell table:formula="of:=([.A62]-[.$F$3])/([.$F$2]-[.$F$3])" office:value-type="float" office:value="0.104591836734694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8.83" calcext:value-type="float">
            <text:p>8,83</text:p>
          </table:table-cell>
          <table:table-cell office:value-type="float" office:value="610" calcext:value-type="float">
            <text:p>610</text:p>
          </table:table-cell>
          <table:table-cell table:formula="of:=([.A63]-[.$F$3])/([.$F$2]-[.$F$3])" office:value-type="float" office:value="0.0901020408163265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7.51" calcext:value-type="float">
            <text:p>7,51</text:p>
          </table:table-cell>
          <table:table-cell office:value-type="float" office:value="620" calcext:value-type="float">
            <text:p>620</text:p>
          </table:table-cell>
          <table:table-cell table:formula="of:=([.A64]-[.$F$3])/([.$F$2]-[.$F$3])" office:value-type="float" office:value="0.0766326530612245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6.83" calcext:value-type="float">
            <text:p>6,83</text:p>
          </table:table-cell>
          <table:table-cell office:value-type="float" office:value="630" calcext:value-type="float">
            <text:p>630</text:p>
          </table:table-cell>
          <table:table-cell table:formula="of:=([.A65]-[.$F$3])/([.$F$2]-[.$F$3])" office:value-type="float" office:value="0.0696938775510204" calcext:value-type="float">
            <text:p>0,07</text:p>
          </table:table-cell>
          <table:table-cell table:number-columns-repeated="11"/>
        </table:table-row>
        <table:table-row table:style-name="ro1">
          <table:table-cell office:value-type="float" office:value="22.85" calcext:value-type="float">
            <text:p>22,85</text:p>
          </table:table-cell>
          <table:table-cell office:value-type="float" office:value="640" calcext:value-type="float">
            <text:p>640</text:p>
          </table:table-cell>
          <table:table-cell table:formula="of:=([.A66]-[.$F$3])/([.$F$2]-[.$F$3])" office:value-type="float" office:value="0.233163265306122" calcext:value-type="float">
            <text:p>0,23</text:p>
          </table:table-cell>
          <table:table-cell table:number-columns-repeated="11"/>
        </table:table-row>
        <table:table-row table:style-name="ro1">
          <table:table-cell office:value-type="float" office:value="35.45" calcext:value-type="float">
            <text:p>35,45</text:p>
          </table:table-cell>
          <table:table-cell office:value-type="float" office:value="650" calcext:value-type="float">
            <text:p>650</text:p>
          </table:table-cell>
          <table:table-cell table:formula="of:=([.A67]-[.$F$3])/([.$F$2]-[.$F$3])" office:value-type="float" office:value="0.361734693877551" calcext:value-type="float">
            <text:p>0,36</text:p>
          </table:table-cell>
          <table:table-cell table:number-columns-repeated="11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660" calcext:value-type="float">
            <text:p>660</text:p>
          </table:table-cell>
          <table:table-cell table:formula="of:=([.A68]-[.$F$3])/([.$F$2]-[.$F$3])" office:value-type="float" office:value="0.100102040816327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9.55" calcext:value-type="float">
            <text:p>19,55</text:p>
          </table:table-cell>
          <table:table-cell office:value-type="float" office:value="670" calcext:value-type="float">
            <text:p>670</text:p>
          </table:table-cell>
          <table:table-cell table:formula="of:=([.A69]-[.$F$3])/([.$F$2]-[.$F$3])" office:value-type="float" office:value="0.199489795918367" calcext:value-type="float">
            <text:p>0,20</text:p>
          </table:table-cell>
          <table:table-cell table:number-columns-repeated="11"/>
        </table:table-row>
        <table:table-row table:style-name="ro1">
          <table:table-cell office:value-type="float" office:value="11.49" calcext:value-type="float">
            <text:p>11,49</text:p>
          </table:table-cell>
          <table:table-cell office:value-type="float" office:value="680" calcext:value-type="float">
            <text:p>680</text:p>
          </table:table-cell>
          <table:table-cell table:formula="of:=([.A70]-[.$F$3])/([.$F$2]-[.$F$3])" office:value-type="float" office:value="0.117244897959184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8.45" calcext:value-type="float">
            <text:p>8,45</text:p>
          </table:table-cell>
          <table:table-cell office:value-type="float" office:value="690" calcext:value-type="float">
            <text:p>690</text:p>
          </table:table-cell>
          <table:table-cell table:formula="of:=([.A71]-[.$F$3])/([.$F$2]-[.$F$3])" office:value-type="float" office:value="0.0862244897959184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5.89" calcext:value-type="float">
            <text:p>5,89</text:p>
          </table:table-cell>
          <table:table-cell office:value-type="float" office:value="700" calcext:value-type="float">
            <text:p>700</text:p>
          </table:table-cell>
          <table:table-cell table:formula="of:=([.A72]-[.$F$3])/([.$F$2]-[.$F$3])" office:value-type="float" office:value="0.0601020408163265" calcext:value-type="float">
            <text:p>0,06</text:p>
          </table:table-cell>
          <table:table-cell table:number-columns-repeated="11"/>
        </table:table-row>
        <table:table-row table:style-name="ro1">
          <table:table-cell office:value-type="float" office:value="8.13" calcext:value-type="float">
            <text:p>8,13</text:p>
          </table:table-cell>
          <table:table-cell office:value-type="float" office:value="710" calcext:value-type="float">
            <text:p>710</text:p>
          </table:table-cell>
          <table:table-cell table:formula="of:=([.A73]-[.$F$3])/([.$F$2]-[.$F$3])" office:value-type="float" office:value="0.0829591836734694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12.38" calcext:value-type="float">
            <text:p>12,38</text:p>
          </table:table-cell>
          <table:table-cell office:value-type="float" office:value="720" calcext:value-type="float">
            <text:p>720</text:p>
          </table:table-cell>
          <table:table-cell table:formula="of:=([.A74]-[.$F$3])/([.$F$2]-[.$F$3])" office:value-type="float" office:value="0.126326530612245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15.89" calcext:value-type="float">
            <text:p>15,89</text:p>
          </table:table-cell>
          <table:table-cell office:value-type="float" office:value="730" calcext:value-type="float">
            <text:p>730</text:p>
          </table:table-cell>
          <table:table-cell table:formula="of:=([.A75]-[.$F$3])/([.$F$2]-[.$F$3])" office:value-type="float" office:value="0.162142857142857" calcext:value-type="float">
            <text:p>0,16</text:p>
          </table:table-cell>
          <table:table-cell table:number-columns-repeated="11"/>
        </table:table-row>
        <table:table-row table:style-name="ro1">
          <table:table-cell office:value-type="float" office:value="16.46" calcext:value-type="float">
            <text:p>16,46</text:p>
          </table:table-cell>
          <table:table-cell office:value-type="float" office:value="740" calcext:value-type="float">
            <text:p>740</text:p>
          </table:table-cell>
          <table:table-cell table:formula="of:=([.A76]-[.$F$3])/([.$F$2]-[.$F$3])" office:value-type="float" office:value="0.167959183673469" calcext:value-type="float">
            <text:p>0,17</text:p>
          </table:table-cell>
          <table:table-cell table:number-columns-repeated="11"/>
        </table:table-row>
        <table:table-row table:style-name="ro1">
          <table:table-cell office:value-type="float" office:value="41.75" calcext:value-type="float">
            <text:p>41,75</text:p>
          </table:table-cell>
          <table:table-cell office:value-type="float" office:value="750" calcext:value-type="float">
            <text:p>750</text:p>
          </table:table-cell>
          <table:table-cell table:formula="of:=([.A77]-[.$F$3])/([.$F$2]-[.$F$3])" office:value-type="float" office:value="0.426020408163265" calcext:value-type="float">
            <text:p>0,43</text:p>
          </table:table-cell>
          <table:table-cell table:number-columns-repeated="11"/>
        </table:table-row>
        <table:table-row table:style-name="ro1">
          <table:table-cell office:value-type="float" office:value="42.31" calcext:value-type="float">
            <text:p>42,31</text:p>
          </table:table-cell>
          <table:table-cell office:value-type="float" office:value="760" calcext:value-type="float">
            <text:p>760</text:p>
          </table:table-cell>
          <table:table-cell table:formula="of:=([.A78]-[.$F$3])/([.$F$2]-[.$F$3])" office:value-type="float" office:value="0.431734693877551" calcext:value-type="float">
            <text:p>0,43</text:p>
          </table:table-cell>
          <table:table-cell table:number-columns-repeated="11"/>
        </table:table-row>
        <table:table-row table:style-name="ro1">
          <table:table-cell office:value-type="float" office:value="10.66" calcext:value-type="float">
            <text:p>10,66</text:p>
          </table:table-cell>
          <table:table-cell office:value-type="float" office:value="770" calcext:value-type="float">
            <text:p>770</text:p>
          </table:table-cell>
          <table:table-cell table:formula="of:=([.A79]-[.$F$3])/([.$F$2]-[.$F$3])" office:value-type="float" office:value="0.108775510204082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10.54" calcext:value-type="float">
            <text:p>10,54</text:p>
          </table:table-cell>
          <table:table-cell office:value-type="float" office:value="780" calcext:value-type="float">
            <text:p>780</text:p>
          </table:table-cell>
          <table:table-cell table:formula="of:=([.A80]-[.$F$3])/([.$F$2]-[.$F$3])" office:value-type="float" office:value="0.107551020408163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790" calcext:value-type="float">
            <text:p>790</text:p>
          </table:table-cell>
          <table:table-cell table:formula="of:=([.A81]-[.$F$3])/([.$F$2]-[.$F$3])" office:value-type="float" office:value="0.107142857142857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9.99" calcext:value-type="float">
            <text:p>9,99</text:p>
          </table:table-cell>
          <table:table-cell office:value-type="float" office:value="800" calcext:value-type="float">
            <text:p>800</text:p>
          </table:table-cell>
          <table:table-cell table:formula="of:=([.A82]-[.$F$3])/([.$F$2]-[.$F$3])" office:value-type="float" office:value="0.101938775510204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810" calcext:value-type="float">
            <text:p>810</text:p>
          </table:table-cell>
          <table:table-cell table:formula="of:=([.A83]-[.$F$3])/([.$F$2]-[.$F$3])" office:value-type="float" office:value="0.0979591836734694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8.93" calcext:value-type="float">
            <text:p>8,93</text:p>
          </table:table-cell>
          <table:table-cell office:value-type="float" office:value="820" calcext:value-type="float">
            <text:p>820</text:p>
          </table:table-cell>
          <table:table-cell table:formula="of:=([.A84]-[.$F$3])/([.$F$2]-[.$F$3])" office:value-type="float" office:value="0.0911224489795918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9.08" calcext:value-type="float">
            <text:p>9,08</text:p>
          </table:table-cell>
          <table:table-cell office:value-type="float" office:value="830" calcext:value-type="float">
            <text:p>830</text:p>
          </table:table-cell>
          <table:table-cell table:formula="of:=([.A85]-[.$F$3])/([.$F$2]-[.$F$3])" office:value-type="float" office:value="0.0926530612244898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0" calcext:value-type="float">
            <text:p>840</text:p>
          </table:table-cell>
          <table:table-cell table:formula="of:=([.A86]-[.$F$3])/([.$F$2]-[.$F$3])" office:value-type="float" office:value="0.408163265306122" calcext:value-type="float">
            <text:p>0,41</text:p>
          </table:table-cell>
          <table:table-cell table:number-columns-repeated="11"/>
        </table:table-row>
        <table:table-row table:style-name="ro1">
          <table:table-cell office:value-type="float" office:value="11.74" calcext:value-type="float">
            <text:p>11,74</text:p>
          </table:table-cell>
          <table:table-cell office:value-type="float" office:value="850" calcext:value-type="float">
            <text:p>850</text:p>
          </table:table-cell>
          <table:table-cell table:formula="of:=([.A87]-[.$F$3])/([.$F$2]-[.$F$3])" office:value-type="float" office:value="0.119795918367347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3.51" calcext:value-type="float">
            <text:p>13,51</text:p>
          </table:table-cell>
          <table:table-cell office:value-type="float" office:value="860" calcext:value-type="float">
            <text:p>860</text:p>
          </table:table-cell>
          <table:table-cell table:formula="of:=([.A88]-[.$F$3])/([.$F$2]-[.$F$3])" office:value-type="float" office:value="0.137857142857143" calcext:value-type="float">
            <text:p>0,14</text:p>
          </table:table-cell>
          <table:table-cell table:number-columns-repeated="11"/>
        </table:table-row>
        <table:table-row table:style-name="ro1">
          <table:table-cell office:value-type="float" office:value="12.36" calcext:value-type="float">
            <text:p>12,36</text:p>
          </table:table-cell>
          <table:table-cell office:value-type="float" office:value="870" calcext:value-type="float">
            <text:p>870</text:p>
          </table:table-cell>
          <table:table-cell table:formula="of:=([.A89]-[.$F$3])/([.$F$2]-[.$F$3])" office:value-type="float" office:value="0.126122448979592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9.94" calcext:value-type="float">
            <text:p>9,94</text:p>
          </table:table-cell>
          <table:table-cell office:value-type="float" office:value="880" calcext:value-type="float">
            <text:p>880</text:p>
          </table:table-cell>
          <table:table-cell table:formula="of:=([.A90]-[.$F$3])/([.$F$2]-[.$F$3])" office:value-type="float" office:value="0.101428571428571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table:formula="of:=([.A91]-[.$F$3])/([.$F$2]-[.$F$3])" office:value-type="float" office:value="0" calcext:value-type="float">
            <text:p>0,00</text:p>
          </table:table-cell>
          <table:table-cell table:number-columns-repeated="11"/>
        </table:table-row>
        <table:table-row table:style-name="ro1">
          <table:table-cell office:value-type="float" office:value="7.54" calcext:value-type="float">
            <text:p>7,54</text:p>
          </table:table-cell>
          <table:table-cell office:value-type="float" office:value="900" calcext:value-type="float">
            <text:p>900</text:p>
          </table:table-cell>
          <table:table-cell table:formula="of:=([.A92]-[.$F$3])/([.$F$2]-[.$F$3])" office:value-type="float" office:value="0.0769387755102041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11.56" calcext:value-type="float">
            <text:p>11,56</text:p>
          </table:table-cell>
          <table:table-cell office:value-type="float" office:value="910" calcext:value-type="float">
            <text:p>910</text:p>
          </table:table-cell>
          <table:table-cell table:formula="of:=([.A93]-[.$F$3])/([.$F$2]-[.$F$3])" office:value-type="float" office:value="0.117959183673469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4.77" calcext:value-type="float">
            <text:p>14,77</text:p>
          </table:table-cell>
          <table:table-cell office:value-type="float" office:value="920" calcext:value-type="float">
            <text:p>920</text:p>
          </table:table-cell>
          <table:table-cell table:formula="of:=([.A94]-[.$F$3])/([.$F$2]-[.$F$3])" office:value-type="float" office:value="0.150714285714286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930" calcext:value-type="float">
            <text:p>930</text:p>
          </table:table-cell>
          <table:table-cell table:formula="of:=([.A95]-[.$F$3])/([.$F$2]-[.$F$3])" office:value-type="float" office:value="0.100102040816327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940" calcext:value-type="float">
            <text:p>940</text:p>
          </table:table-cell>
          <table:table-cell table:formula="of:=([.A96]-[.$F$3])/([.$F$2]-[.$F$3])" office:value-type="float" office:value="0.100102040816327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950" calcext:value-type="float">
            <text:p>950</text:p>
          </table:table-cell>
          <table:table-cell table:formula="of:=([.A97]-[.$F$3])/([.$F$2]-[.$F$3])" office:value-type="float" office:value="0.100102040816327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0.86" calcext:value-type="float">
            <text:p>10,86</text:p>
          </table:table-cell>
          <table:table-cell office:value-type="float" office:value="960" calcext:value-type="float">
            <text:p>960</text:p>
          </table:table-cell>
          <table:table-cell table:formula="of:=([.A98]-[.$F$3])/([.$F$2]-[.$F$3])" office:value-type="float" office:value="0.110816326530612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11.41" calcext:value-type="float">
            <text:p>11,41</text:p>
          </table:table-cell>
          <table:table-cell office:value-type="float" office:value="970" calcext:value-type="float">
            <text:p>970</text:p>
          </table:table-cell>
          <table:table-cell table:formula="of:=([.A99]-[.$F$3])/([.$F$2]-[.$F$3])" office:value-type="float" office:value="0.116428571428571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980" calcext:value-type="float">
            <text:p>980</text:p>
          </table:table-cell>
          <table:table-cell table:formula="of:=([.A100]-[.$F$3])/([.$F$2]-[.$F$3])" office:value-type="float" office:value="0.13030612244898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990" calcext:value-type="float">
            <text:p>990</text:p>
          </table:table-cell>
          <table:table-cell table:formula="of:=([.A101]-[.$F$3])/([.$F$2]-[.$F$3])" office:value-type="float" office:value="0.111224489795918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7.88" calcext:value-type="float">
            <text:p>7,88</text:p>
          </table:table-cell>
          <table:table-cell office:value-type="float" office:value="1000" calcext:value-type="float">
            <text:p>1000</text:p>
          </table:table-cell>
          <table:table-cell table:formula="of:=([.A102]-[.$F$3])/([.$F$2]-[.$F$3])" office:value-type="float" office:value="0.0804081632653061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7.58" calcext:value-type="float">
            <text:p>7,58</text:p>
          </table:table-cell>
          <table:table-cell office:value-type="float" office:value="1010" calcext:value-type="float">
            <text:p>1010</text:p>
          </table:table-cell>
          <table:table-cell table:formula="of:=([.A103]-[.$F$3])/([.$F$2]-[.$F$3])" office:value-type="float" office:value="0.0773469387755102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7.34" calcext:value-type="float">
            <text:p>7,34</text:p>
          </table:table-cell>
          <table:table-cell office:value-type="float" office:value="1020" calcext:value-type="float">
            <text:p>1020</text:p>
          </table:table-cell>
          <table:table-cell table:formula="of:=([.A104]-[.$F$3])/([.$F$2]-[.$F$3])" office:value-type="float" office:value="0.0748979591836735" calcext:value-type="float">
            <text:p>0,07</text:p>
          </table:table-cell>
          <table:table-cell table:number-columns-repeated="11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1030" calcext:value-type="float">
            <text:p>1030</text:p>
          </table:table-cell>
          <table:table-cell table:formula="of:=([.A105]-[.$F$3])/([.$F$2]-[.$F$3])" office:value-type="float" office:value="0.0969387755102041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1040" calcext:value-type="float">
            <text:p>1040</text:p>
          </table:table-cell>
          <table:table-cell table:formula="of:=([.A106]-[.$F$3])/([.$F$2]-[.$F$3])" office:value-type="float" office:value="0.106122448979592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14.89" calcext:value-type="float">
            <text:p>14,89</text:p>
          </table:table-cell>
          <table:table-cell office:value-type="float" office:value="1050" calcext:value-type="float">
            <text:p>1050</text:p>
          </table:table-cell>
          <table:table-cell table:formula="of:=([.A107]-[.$F$3])/([.$F$2]-[.$F$3])" office:value-type="float" office:value="0.151938775510204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17.17" calcext:value-type="float">
            <text:p>17,17</text:p>
          </table:table-cell>
          <table:table-cell office:value-type="float" office:value="1060" calcext:value-type="float">
            <text:p>1060</text:p>
          </table:table-cell>
          <table:table-cell table:formula="of:=([.A108]-[.$F$3])/([.$F$2]-[.$F$3])" office:value-type="float" office:value="0.175204081632653" calcext:value-type="float">
            <text:p>0,1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0" calcext:value-type="float">
            <text:p>1070</text:p>
          </table:table-cell>
          <table:table-cell table:formula="of:=([.A109]-[.$F$3])/([.$F$2]-[.$F$3])" office:value-type="float" office:value="0.0918367346938776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7.95" calcext:value-type="float">
            <text:p>7,95</text:p>
          </table:table-cell>
          <table:table-cell office:value-type="float" office:value="1080" calcext:value-type="float">
            <text:p>1080</text:p>
          </table:table-cell>
          <table:table-cell table:formula="of:=([.A110]-[.$F$3])/([.$F$2]-[.$F$3])" office:value-type="float" office:value="0.081122448979591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7.21" calcext:value-type="float">
            <text:p>7,21</text:p>
          </table:table-cell>
          <table:table-cell office:value-type="float" office:value="1090" calcext:value-type="float">
            <text:p>1090</text:p>
          </table:table-cell>
          <table:table-cell table:formula="of:=([.A111]-[.$F$3])/([.$F$2]-[.$F$3])" office:value-type="float" office:value="0.0735714285714286" calcext:value-type="float">
            <text:p>0,07</text:p>
          </table:table-cell>
          <table:table-cell table:number-columns-repeated="11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1100" calcext:value-type="float">
            <text:p>1100</text:p>
          </table:table-cell>
          <table:table-cell table:formula="of:=([.A112]-[.$F$3])/([.$F$2]-[.$F$3])" office:value-type="float" office:value="0.061734693877551" calcext:value-type="float">
            <text:p>0,06</text:p>
          </table:table-cell>
          <table:table-cell table:number-columns-repeated="11"/>
        </table:table-row>
        <table:table-row table:style-name="ro1">
          <table:table-cell office:value-type="float" office:value="6.43" calcext:value-type="float">
            <text:p>6,43</text:p>
          </table:table-cell>
          <table:table-cell office:value-type="float" office:value="1110" calcext:value-type="float">
            <text:p>1110</text:p>
          </table:table-cell>
          <table:table-cell table:formula="of:=([.A113]-[.$F$3])/([.$F$2]-[.$F$3])" office:value-type="float" office:value="0.0656122448979592" calcext:value-type="float">
            <text:p>0,07</text:p>
          </table:table-cell>
          <table:table-cell table:number-columns-repeated="11"/>
        </table:table-row>
        <table:table-row table:style-name="ro1">
          <table:table-cell office:value-type="float" office:value="8.88" calcext:value-type="float">
            <text:p>8,88</text:p>
          </table:table-cell>
          <table:table-cell office:value-type="float" office:value="1120" calcext:value-type="float">
            <text:p>1120</text:p>
          </table:table-cell>
          <table:table-cell table:formula="of:=([.A114]-[.$F$3])/([.$F$2]-[.$F$3])" office:value-type="float" office:value="0.0906122448979592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1130" calcext:value-type="float">
            <text:p>1130</text:p>
          </table:table-cell>
          <table:table-cell table:formula="of:=([.A115]-[.$F$3])/([.$F$2]-[.$F$3])" office:value-type="float" office:value="0.0948979591836735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10.78" calcext:value-type="float">
            <text:p>10,78</text:p>
          </table:table-cell>
          <table:table-cell office:value-type="float" office:value="1140" calcext:value-type="float">
            <text:p>1140</text:p>
          </table:table-cell>
          <table:table-cell table:formula="of:=([.A116]-[.$F$3])/([.$F$2]-[.$F$3])" office:value-type="float" office:value="0.11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21.87" calcext:value-type="float">
            <text:p>21,87</text:p>
          </table:table-cell>
          <table:table-cell office:value-type="float" office:value="1150" calcext:value-type="float">
            <text:p>1150</text:p>
          </table:table-cell>
          <table:table-cell table:formula="of:=([.A117]-[.$F$3])/([.$F$2]-[.$F$3])" office:value-type="float" office:value="0.223163265306122" calcext:value-type="float">
            <text:p>0,22</text:p>
          </table:table-cell>
          <table:table-cell table:number-columns-repeated="11"/>
        </table:table-row>
        <table:table-row table:style-name="ro1">
          <table:table-cell office:value-type="float" office:value="6.37" calcext:value-type="float">
            <text:p>6,37</text:p>
          </table:table-cell>
          <table:table-cell office:value-type="float" office:value="1160" calcext:value-type="float">
            <text:p>1160</text:p>
          </table:table-cell>
          <table:table-cell table:formula="of:=([.A118]-[.$F$3])/([.$F$2]-[.$F$3])" office:value-type="float" office:value="0.065" calcext:value-type="float">
            <text:p>0,07</text:p>
          </table:table-cell>
          <table:table-cell table:number-columns-repeated="11"/>
        </table:table-row>
        <table:table-row table:style-name="ro1">
          <table:table-cell office:value-type="float" office:value="16.04" calcext:value-type="float">
            <text:p>16,04</text:p>
          </table:table-cell>
          <table:table-cell office:value-type="float" office:value="1170" calcext:value-type="float">
            <text:p>1170</text:p>
          </table:table-cell>
          <table:table-cell table:formula="of:=([.A119]-[.$F$3])/([.$F$2]-[.$F$3])" office:value-type="float" office:value="0.163673469387755" calcext:value-type="float">
            <text:p>0,16</text:p>
          </table:table-cell>
          <table:table-cell table:number-columns-repeated="11"/>
        </table:table-row>
        <table:table-row table:style-name="ro1">
          <table:table-cell office:value-type="float" office:value="18.31" calcext:value-type="float">
            <text:p>18,31</text:p>
          </table:table-cell>
          <table:table-cell office:value-type="float" office:value="1180" calcext:value-type="float">
            <text:p>1180</text:p>
          </table:table-cell>
          <table:table-cell table:formula="of:=([.A120]-[.$F$3])/([.$F$2]-[.$F$3])" office:value-type="float" office:value="0.186836734693878" calcext:value-type="float">
            <text:p>0,19</text:p>
          </table:table-cell>
          <table:table-cell table:number-columns-repeated="11"/>
        </table:table-row>
        <table:table-row table:style-name="ro1">
          <table:table-cell office:value-type="float" office:value="20.77" calcext:value-type="float">
            <text:p>20,77</text:p>
          </table:table-cell>
          <table:table-cell office:value-type="float" office:value="1190" calcext:value-type="float">
            <text:p>1190</text:p>
          </table:table-cell>
          <table:table-cell table:formula="of:=([.A121]-[.$F$3])/([.$F$2]-[.$F$3])" office:value-type="float" office:value="0.211938775510204" calcext:value-type="float">
            <text:p>0,21</text:p>
          </table:table-cell>
          <table:table-cell table:number-columns-repeated="11"/>
        </table:table-row>
        <table:table-row table:style-name="ro1">
          <table:table-cell office:value-type="float" office:value="8.76" calcext:value-type="float">
            <text:p>8,76</text:p>
          </table:table-cell>
          <table:table-cell office:value-type="float" office:value="1200" calcext:value-type="float">
            <text:p>1200</text:p>
          </table:table-cell>
          <table:table-cell table:formula="of:=([.A122]-[.$F$3])/([.$F$2]-[.$F$3])" office:value-type="float" office:value="0.0893877551020408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12.22" calcext:value-type="float">
            <text:p>12,22</text:p>
          </table:table-cell>
          <table:table-cell office:value-type="float" office:value="1210" calcext:value-type="float">
            <text:p>1210</text:p>
          </table:table-cell>
          <table:table-cell table:formula="of:=([.A123]-[.$F$3])/([.$F$2]-[.$F$3])" office:value-type="float" office:value="0.12469387755102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2.38" calcext:value-type="float">
            <text:p>12,38</text:p>
          </table:table-cell>
          <table:table-cell office:value-type="float" office:value="1220" calcext:value-type="float">
            <text:p>1220</text:p>
          </table:table-cell>
          <table:table-cell table:formula="of:=([.A124]-[.$F$3])/([.$F$2]-[.$F$3])" office:value-type="float" office:value="0.126326530612245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1230" calcext:value-type="float">
            <text:p>1230</text:p>
          </table:table-cell>
          <table:table-cell table:formula="of:=([.A125]-[.$F$3])/([.$F$2]-[.$F$3])" office:value-type="float" office:value="0.113265306122449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11.35" calcext:value-type="float">
            <text:p>11,35</text:p>
          </table:table-cell>
          <table:table-cell office:value-type="float" office:value="1240" calcext:value-type="float">
            <text:p>1240</text:p>
          </table:table-cell>
          <table:table-cell table:formula="of:=([.A126]-[.$F$3])/([.$F$2]-[.$F$3])" office:value-type="float" office:value="0.115816326530612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1.43" calcext:value-type="float">
            <text:p>11,43</text:p>
          </table:table-cell>
          <table:table-cell office:value-type="float" office:value="1250" calcext:value-type="float">
            <text:p>1250</text:p>
          </table:table-cell>
          <table:table-cell table:formula="of:=([.A127]-[.$F$3])/([.$F$2]-[.$F$3])" office:value-type="float" office:value="0.116632653061224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1.79" calcext:value-type="float">
            <text:p>11,79</text:p>
          </table:table-cell>
          <table:table-cell office:value-type="float" office:value="1260" calcext:value-type="float">
            <text:p>1260</text:p>
          </table:table-cell>
          <table:table-cell table:formula="of:=([.A128]-[.$F$3])/([.$F$2]-[.$F$3])" office:value-type="float" office:value="0.12030612244898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1270" calcext:value-type="float">
            <text:p>1270</text:p>
          </table:table-cell>
          <table:table-cell table:formula="of:=([.A129]-[.$F$3])/([.$F$2]-[.$F$3])" office:value-type="float" office:value="0.125510204081633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12.57" calcext:value-type="float">
            <text:p>12,57</text:p>
          </table:table-cell>
          <table:table-cell office:value-type="float" office:value="1280" calcext:value-type="float">
            <text:p>1280</text:p>
          </table:table-cell>
          <table:table-cell table:formula="of:=([.A130]-[.$F$3])/([.$F$2]-[.$F$3])" office:value-type="float" office:value="0.128265306122449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0" calcext:value-type="float">
            <text:p>1290</text:p>
          </table:table-cell>
          <table:table-cell table:formula="of:=([.A131]-[.$F$3])/([.$F$2]-[.$F$3])" office:value-type="float" office:value="0.122448979591837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3.14" calcext:value-type="float">
            <text:p>13,14</text:p>
          </table:table-cell>
          <table:table-cell office:value-type="float" office:value="1300" calcext:value-type="float">
            <text:p>1300</text:p>
          </table:table-cell>
          <table:table-cell table:formula="of:=([.A132]-[.$F$3])/([.$F$2]-[.$F$3])" office:value-type="float" office:value="0.134081632653061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10.01" calcext:value-type="float">
            <text:p>10,01</text:p>
          </table:table-cell>
          <table:table-cell office:value-type="float" office:value="1310" calcext:value-type="float">
            <text:p>1310</text:p>
          </table:table-cell>
          <table:table-cell table:formula="of:=([.A133]-[.$F$3])/([.$F$2]-[.$F$3])" office:value-type="float" office:value="0.102142857142857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table:formula="of:=([.A134]-[.$F$3])/([.$F$2]-[.$F$3])" office:value-type="float" office:value="0.010204081632653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3.89" calcext:value-type="float">
            <text:p>13,89</text:p>
          </table:table-cell>
          <table:table-cell office:value-type="float" office:value="1330" calcext:value-type="float">
            <text:p>1330</text:p>
          </table:table-cell>
          <table:table-cell table:formula="of:=([.A135]-[.$F$3])/([.$F$2]-[.$F$3])" office:value-type="float" office:value="0.141734693877551" calcext:value-type="float">
            <text:p>0,14</text:p>
          </table:table-cell>
          <table:table-cell table:number-columns-repeated="11"/>
        </table:table-row>
        <table:table-row table:style-name="ro1">
          <table:table-cell office:value-type="float" office:value="15.15" calcext:value-type="float">
            <text:p>15,15</text:p>
          </table:table-cell>
          <table:table-cell office:value-type="float" office:value="1340" calcext:value-type="float">
            <text:p>1340</text:p>
          </table:table-cell>
          <table:table-cell table:formula="of:=([.A136]-[.$F$3])/([.$F$2]-[.$F$3])" office:value-type="float" office:value="0.154591836734694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14.88" calcext:value-type="float">
            <text:p>14,88</text:p>
          </table:table-cell>
          <table:table-cell office:value-type="float" office:value="1350" calcext:value-type="float">
            <text:p>1350</text:p>
          </table:table-cell>
          <table:table-cell table:formula="of:=([.A137]-[.$F$3])/([.$F$2]-[.$F$3])" office:value-type="float" office:value="0.151836734693878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9.35" calcext:value-type="float">
            <text:p>9,35</text:p>
          </table:table-cell>
          <table:table-cell office:value-type="float" office:value="1360" calcext:value-type="float">
            <text:p>1360</text:p>
          </table:table-cell>
          <table:table-cell table:formula="of:=([.A138]-[.$F$3])/([.$F$2]-[.$F$3])" office:value-type="float" office:value="0.0954081632653061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370" calcext:value-type="float">
            <text:p>1370</text:p>
          </table:table-cell>
          <table:table-cell table:formula="of:=([.A139]-[.$F$3])/([.$F$2]-[.$F$3])" office:value-type="float" office:value="0.0806122448979592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9.92" calcext:value-type="float">
            <text:p>9,92</text:p>
          </table:table-cell>
          <table:table-cell office:value-type="float" office:value="1380" calcext:value-type="float">
            <text:p>1380</text:p>
          </table:table-cell>
          <table:table-cell table:formula="of:=([.A140]-[.$F$3])/([.$F$2]-[.$F$3])" office:value-type="float" office:value="0.101224489795918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table:formula="of:=([.A141]-[.$F$3])/([.$F$2]-[.$F$3])" office:value-type="float" office:value="0" calcext:value-type="float">
            <text:p>0,00</text:p>
          </table:table-cell>
          <table:table-cell table:number-columns-repeated="11"/>
        </table:table-row>
        <table:table-row table:style-name="ro1">
          <table:table-cell office:value-type="float" office:value="9.96" calcext:value-type="float">
            <text:p>9,96</text:p>
          </table:table-cell>
          <table:table-cell office:value-type="float" office:value="1400" calcext:value-type="float">
            <text:p>1400</text:p>
          </table:table-cell>
          <table:table-cell table:formula="of:=([.A142]-[.$F$3])/([.$F$2]-[.$F$3])" office:value-type="float" office:value="0.101632653061224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0.79" calcext:value-type="float">
            <text:p>10,79</text:p>
          </table:table-cell>
          <table:table-cell office:value-type="float" office:value="1410" calcext:value-type="float">
            <text:p>1410</text:p>
          </table:table-cell>
          <table:table-cell table:formula="of:=([.A143]-[.$F$3])/([.$F$2]-[.$F$3])" office:value-type="float" office:value="0.110102040816327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10.56" calcext:value-type="float">
            <text:p>10,56</text:p>
          </table:table-cell>
          <table:table-cell office:value-type="float" office:value="1420" calcext:value-type="float">
            <text:p>1420</text:p>
          </table:table-cell>
          <table:table-cell table:formula="of:=([.A144]-[.$F$3])/([.$F$2]-[.$F$3])" office:value-type="float" office:value="0.107755102040816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10.37" calcext:value-type="float">
            <text:p>10,37</text:p>
          </table:table-cell>
          <table:table-cell office:value-type="float" office:value="1430" calcext:value-type="float">
            <text:p>1430</text:p>
          </table:table-cell>
          <table:table-cell table:formula="of:=([.A145]-[.$F$3])/([.$F$2]-[.$F$3])" office:value-type="float" office:value="0.105816326530612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10.47" calcext:value-type="float">
            <text:p>10,47</text:p>
          </table:table-cell>
          <table:table-cell office:value-type="float" office:value="1440" calcext:value-type="float">
            <text:p>1440</text:p>
          </table:table-cell>
          <table:table-cell table:formula="of:=([.A146]-[.$F$3])/([.$F$2]-[.$F$3])" office:value-type="float" office:value="0.106836734693878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2.66" calcext:value-type="float">
            <text:p>2,66</text:p>
          </table:table-cell>
          <table:table-cell office:value-type="float" office:value="1450" calcext:value-type="float">
            <text:p>1450</text:p>
          </table:table-cell>
          <table:table-cell table:formula="of:=([.A147]-[.$F$3])/([.$F$2]-[.$F$3])" office:value-type="float" office:value="0.0271428571428571" calcext:value-type="float">
            <text:p>0,03</text:p>
          </table:table-cell>
          <table:table-cell table:number-columns-repeated="11"/>
        </table:table-row>
        <table:table-row table:style-name="ro1">
          <table:table-cell office:value-type="float" office:value="4.31" calcext:value-type="float">
            <text:p>4,31</text:p>
          </table:table-cell>
          <table:table-cell office:value-type="float" office:value="1460" calcext:value-type="float">
            <text:p>1460</text:p>
          </table:table-cell>
          <table:table-cell table:formula="of:=([.A148]-[.$F$3])/([.$F$2]-[.$F$3])" office:value-type="float" office:value="0.0439795918367347" calcext:value-type="float">
            <text:p>0,04</text:p>
          </table:table-cell>
          <table:table-cell table:number-columns-repeated="11"/>
        </table:table-row>
        <table:table-row table:style-name="ro1">
          <table:table-cell office:value-type="float" office:value="14.82" calcext:value-type="float">
            <text:p>14,82</text:p>
          </table:table-cell>
          <table:table-cell office:value-type="float" office:value="1470" calcext:value-type="float">
            <text:p>1470</text:p>
          </table:table-cell>
          <table:table-cell table:formula="of:=([.A149]-[.$F$3])/([.$F$2]-[.$F$3])" office:value-type="float" office:value="0.151224489795918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80" calcext:value-type="float">
            <text:p>1480</text:p>
          </table:table-cell>
          <table:table-cell table:formula="of:=([.A150]-[.$F$3])/([.$F$2]-[.$F$3])" office:value-type="float" office:value="0.244897959183673" calcext:value-type="float">
            <text:p>0,24</text:p>
          </table:table-cell>
          <table:table-cell table:number-columns-repeated="11"/>
        </table:table-row>
        <table:table-row table:style-name="ro1">
          <table:table-cell office:value-type="float" office:value="8.58" calcext:value-type="float">
            <text:p>8,58</text:p>
          </table:table-cell>
          <table:table-cell office:value-type="float" office:value="1490" calcext:value-type="float">
            <text:p>1490</text:p>
          </table:table-cell>
          <table:table-cell table:formula="of:=([.A151]-[.$F$3])/([.$F$2]-[.$F$3])" office:value-type="float" office:value="0.0875510204081633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9.64" calcext:value-type="float">
            <text:p>9,64</text:p>
          </table:table-cell>
          <table:table-cell office:value-type="float" office:value="1500" calcext:value-type="float">
            <text:p>1500</text:p>
          </table:table-cell>
          <table:table-cell table:formula="of:=([.A152]-[.$F$3])/([.$F$2]-[.$F$3])" office:value-type="float" office:value="0.0983673469387755" calcext:value-type="float">
            <text:p>0,10</text:p>
          </table:table-cell>
          <table:table-cell table:number-columns-repeated="11"/>
        </table:table-row>
        <table:table-row table:style-name="ro1">
          <table:table-cell table:style-name="ce7" office:value-type="float" office:value="9.72" calcext:value-type="float">
            <text:p>9,72</text:p>
          </table:table-cell>
          <table:table-cell office:value-type="float" office:value="1510" calcext:value-type="float">
            <text:p>1510</text:p>
          </table:table-cell>
          <table:table-cell table:formula="of:=([.A153]-[.$F$3])/([.$F$2]-[.$F$3])" office:value-type="float" office:value="0.0991836734693878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6.54" calcext:value-type="float">
            <text:p>16,54</text:p>
          </table:table-cell>
          <table:table-cell office:value-type="float" office:value="1520" calcext:value-type="float">
            <text:p>1520</text:p>
          </table:table-cell>
          <table:table-cell table:formula="of:=([.A154]-[.$F$3])/([.$F$2]-[.$F$3])" office:value-type="float" office:value="0.168775510204082" calcext:value-type="float">
            <text:p>0,17</text:p>
          </table:table-cell>
          <table:table-cell table:number-columns-repeated="11"/>
        </table:table-row>
        <table:table-row table:style-name="ro1">
          <table:table-cell office:value-type="float" office:value="9.12" calcext:value-type="float">
            <text:p>9,12</text:p>
          </table:table-cell>
          <table:table-cell office:value-type="float" office:value="1530" calcext:value-type="float">
            <text:p>1530</text:p>
          </table:table-cell>
          <table:table-cell table:formula="of:=([.A155]-[.$F$3])/([.$F$2]-[.$F$3])" office:value-type="float" office:value="0.0930612244897959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1540" calcext:value-type="float">
            <text:p>1540</text:p>
          </table:table-cell>
          <table:table-cell table:formula="of:=([.A156]-[.$F$3])/([.$F$2]-[.$F$3])" office:value-type="float" office:value="0.075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1550" calcext:value-type="float">
            <text:p>1550</text:p>
          </table:table-cell>
          <table:table-cell table:formula="of:=([.A157]-[.$F$3])/([.$F$2]-[.$F$3])" office:value-type="float" office:value="0.125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1560" calcext:value-type="float">
            <text:p>1560</text:p>
          </table:table-cell>
          <table:table-cell table:formula="of:=([.A158]-[.$F$3])/([.$F$2]-[.$F$3])" office:value-type="float" office:value="0.0970408163265306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70" calcext:value-type="float">
            <text:p>1570</text:p>
          </table:table-cell>
          <table:table-cell table:formula="of:=([.A159]-[.$F$3])/([.$F$2]-[.$F$3])"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1580" calcext:value-type="float">
            <text:p>1580</text:p>
          </table:table-cell>
          <table:table-cell table:formula="of:=([.A160]-[.$F$3])/([.$F$2]-[.$F$3])" office:value-type="float" office:value="0.0969387755102041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8.15" calcext:value-type="float">
            <text:p>8,15</text:p>
          </table:table-cell>
          <table:table-cell office:value-type="float" office:value="1590" calcext:value-type="float">
            <text:p>1590</text:p>
          </table:table-cell>
          <table:table-cell table:formula="of:=([.A161]-[.$F$3])/([.$F$2]-[.$F$3])" office:value-type="float" office:value="0.0831632653061224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600" calcext:value-type="float">
            <text:p>1600</text:p>
          </table:table-cell>
          <table:table-cell table:formula="of:=([.A162]-[.$F$3])/([.$F$2]-[.$F$3])" office:value-type="float" office:value="0.07653061224489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5.58" calcext:value-type="float">
            <text:p>5,58</text:p>
          </table:table-cell>
          <table:table-cell office:value-type="float" office:value="1610" calcext:value-type="float">
            <text:p>1610</text:p>
          </table:table-cell>
          <table:table-cell table:formula="of:=([.A163]-[.$F$3])/([.$F$2]-[.$F$3])" office:value-type="float" office:value="0.0569387755102041" calcext:value-type="float">
            <text:p>0,06</text:p>
          </table:table-cell>
          <table:table-cell table:number-columns-repeated="11"/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1620" calcext:value-type="float">
            <text:p>1620</text:p>
          </table:table-cell>
          <table:table-cell table:formula="of:=([.A164]-[.$F$3])/([.$F$2]-[.$F$3])" office:value-type="float" office:value="0.0371428571428571" calcext:value-type="float">
            <text:p>0,04</text:p>
          </table:table-cell>
          <table:table-cell table:number-columns-repeated="11"/>
        </table:table-row>
        <table:table-row table:style-name="ro1">
          <table:table-cell office:value-type="float" office:value="3.73" calcext:value-type="float">
            <text:p>3,73</text:p>
          </table:table-cell>
          <table:table-cell office:value-type="float" office:value="1630" calcext:value-type="float">
            <text:p>1630</text:p>
          </table:table-cell>
          <table:table-cell table:formula="of:=([.A165]-[.$F$3])/([.$F$2]-[.$F$3])" office:value-type="float" office:value="0.0380612244897959" calcext:value-type="float">
            <text:p>0,04</text:p>
          </table:table-cell>
          <table:table-cell table:number-columns-repeated="11"/>
        </table:table-row>
        <table:table-row table:style-name="ro1">
          <table:table-cell office:value-type="float" office:value="7.99" calcext:value-type="float">
            <text:p>7,99</text:p>
          </table:table-cell>
          <table:table-cell office:value-type="float" office:value="1640" calcext:value-type="float">
            <text:p>1640</text:p>
          </table:table-cell>
          <table:table-cell table:formula="of:=([.A166]-[.$F$3])/([.$F$2]-[.$F$3])" office:value-type="float" office:value="0.08153061224489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14.94" calcext:value-type="float">
            <text:p>14,94</text:p>
          </table:table-cell>
          <table:table-cell office:value-type="float" office:value="1650" calcext:value-type="float">
            <text:p>1650</text:p>
          </table:table-cell>
          <table:table-cell table:formula="of:=([.A167]-[.$F$3])/([.$F$2]-[.$F$3])" office:value-type="float" office:value="0.152448979591837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660" calcext:value-type="float">
            <text:p>1660</text:p>
          </table:table-cell>
          <table:table-cell table:formula="of:=([.A168]-[.$F$3])/([.$F$2]-[.$F$3])" office:value-type="float" office:value="0.100102040816327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2.92" calcext:value-type="float">
            <text:p>12,92</text:p>
          </table:table-cell>
          <table:table-cell office:value-type="float" office:value="1670" calcext:value-type="float">
            <text:p>1670</text:p>
          </table:table-cell>
          <table:table-cell table:formula="of:=([.A169]-[.$F$3])/([.$F$2]-[.$F$3])" office:value-type="float" office:value="0.131836734693878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1680" calcext:value-type="float">
            <text:p>1680</text:p>
          </table:table-cell>
          <table:table-cell table:formula="of:=([.A170]-[.$F$3])/([.$F$2]-[.$F$3])" office:value-type="float" office:value="0.100102040816327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0" calcext:value-type="float">
            <text:p>1690</text:p>
          </table:table-cell>
          <table:table-cell table:formula="of:=([.A171]-[.$F$3])/([.$F$2]-[.$F$3])" office:value-type="float" office:value="0.173469387755102" calcext:value-type="float">
            <text:p>0,17</text:p>
          </table:table-cell>
          <table:table-cell table:number-columns-repeated="11"/>
        </table:table-row>
        <table:table-row table:style-name="ro1">
          <table:table-cell office:value-type="float" office:value="10.25" calcext:value-type="float">
            <text:p>10,25</text:p>
          </table:table-cell>
          <table:table-cell office:value-type="float" office:value="1700" calcext:value-type="float">
            <text:p>1700</text:p>
          </table:table-cell>
          <table:table-cell table:formula="of:=([.A172]-[.$F$3])/([.$F$2]-[.$F$3])" office:value-type="float" office:value="0.104591836734694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0.61" calcext:value-type="float">
            <text:p>10,61</text:p>
          </table:table-cell>
          <table:table-cell office:value-type="float" office:value="1710" calcext:value-type="float">
            <text:p>1710</text:p>
          </table:table-cell>
          <table:table-cell table:formula="of:=([.A173]-[.$F$3])/([.$F$2]-[.$F$3])" office:value-type="float" office:value="0.108265306122449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9.54" calcext:value-type="float">
            <text:p>9,54</text:p>
          </table:table-cell>
          <table:table-cell office:value-type="float" office:value="1720" calcext:value-type="float">
            <text:p>1720</text:p>
          </table:table-cell>
          <table:table-cell table:formula="of:=([.A174]-[.$F$3])/([.$F$2]-[.$F$3])" office:value-type="float" office:value="0.0973469387755102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9.37" calcext:value-type="float">
            <text:p>9,37</text:p>
          </table:table-cell>
          <table:table-cell office:value-type="float" office:value="1730" calcext:value-type="float">
            <text:p>1730</text:p>
          </table:table-cell>
          <table:table-cell table:formula="of:=([.A175]-[.$F$3])/([.$F$2]-[.$F$3])" office:value-type="float" office:value="0.0956122448979592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30.45" calcext:value-type="float">
            <text:p>30,45</text:p>
          </table:table-cell>
          <table:table-cell office:value-type="float" office:value="1740" calcext:value-type="float">
            <text:p>1740</text:p>
          </table:table-cell>
          <table:table-cell table:formula="of:=([.A176]-[.$F$3])/([.$F$2]-[.$F$3])" office:value-type="float" office:value="0.310714285714286" calcext:value-type="float">
            <text:p>0,31</text:p>
          </table:table-cell>
          <table:table-cell table:number-columns-repeated="11"/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1750" calcext:value-type="float">
            <text:p>1750</text:p>
          </table:table-cell>
          <table:table-cell table:formula="of:=([.A177]-[.$F$3])/([.$F$2]-[.$F$3])" office:value-type="float" office:value="0.159183673469388" calcext:value-type="float">
            <text:p>0,16</text:p>
          </table:table-cell>
          <table:table-cell table:number-columns-repeated="11"/>
        </table:table-row>
        <table:table-row table:style-name="ro1">
          <table:table-cell office:value-type="float" office:value="9.65" calcext:value-type="float">
            <text:p>9,65</text:p>
          </table:table-cell>
          <table:table-cell office:value-type="float" office:value="1760" calcext:value-type="float">
            <text:p>1760</text:p>
          </table:table-cell>
          <table:table-cell table:formula="of:=([.A178]-[.$F$3])/([.$F$2]-[.$F$3])" office:value-type="float" office:value="0.098469387755102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0.11" calcext:value-type="float">
            <text:p>10,11</text:p>
          </table:table-cell>
          <table:table-cell office:value-type="float" office:value="1770" calcext:value-type="float">
            <text:p>1770</text:p>
          </table:table-cell>
          <table:table-cell table:formula="of:=([.A179]-[.$F$3])/([.$F$2]-[.$F$3])" office:value-type="float" office:value="0.103163265306122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0.14" calcext:value-type="float">
            <text:p>10,14</text:p>
          </table:table-cell>
          <table:table-cell office:value-type="float" office:value="1780" calcext:value-type="float">
            <text:p>1780</text:p>
          </table:table-cell>
          <table:table-cell table:formula="of:=([.A180]-[.$F$3])/([.$F$2]-[.$F$3])" office:value-type="float" office:value="0.103469387755102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8.71" calcext:value-type="float">
            <text:p>8,71</text:p>
          </table:table-cell>
          <table:table-cell office:value-type="float" office:value="1790" calcext:value-type="float">
            <text:p>1790</text:p>
          </table:table-cell>
          <table:table-cell table:formula="of:=([.A181]-[.$F$3])/([.$F$2]-[.$F$3])" office:value-type="float" office:value="0.0888775510204082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1800" calcext:value-type="float">
            <text:p>1800</text:p>
          </table:table-cell>
          <table:table-cell table:formula="of:=([.A182]-[.$F$3])/([.$F$2]-[.$F$3])" office:value-type="float" office:value="0.0622448979591837" calcext:value-type="float">
            <text:p>0,06</text:p>
          </table:table-cell>
          <table:table-cell table:number-columns-repeated="11"/>
        </table:table-row>
        <table:table-row table:style-name="ro1">
          <table:table-cell office:value-type="float" office:value="6.88" calcext:value-type="float">
            <text:p>6,88</text:p>
          </table:table-cell>
          <table:table-cell office:value-type="float" office:value="1810" calcext:value-type="float">
            <text:p>1810</text:p>
          </table:table-cell>
          <table:table-cell table:formula="of:=([.A183]-[.$F$3])/([.$F$2]-[.$F$3])" office:value-type="float" office:value="0.0702040816326531" calcext:value-type="float">
            <text:p>0,07</text:p>
          </table:table-cell>
          <table:table-cell table:number-columns-repeated="11"/>
        </table:table-row>
        <table:table-row table:style-name="ro1">
          <table:table-cell office:value-type="float" office:value="10.64" calcext:value-type="float">
            <text:p>10,64</text:p>
          </table:table-cell>
          <table:table-cell office:value-type="float" office:value="1820" calcext:value-type="float">
            <text:p>1820</text:p>
          </table:table-cell>
          <table:table-cell table:formula="of:=([.A184]-[.$F$3])/([.$F$2]-[.$F$3])" office:value-type="float" office:value="0.108571428571429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8.06" calcext:value-type="float">
            <text:p>8,06</text:p>
          </table:table-cell>
          <table:table-cell office:value-type="float" office:value="1830" calcext:value-type="float">
            <text:p>1830</text:p>
          </table:table-cell>
          <table:table-cell table:formula="of:=([.A185]-[.$F$3])/([.$F$2]-[.$F$3])" office:value-type="float" office:value="0.0822448979591837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12.56" calcext:value-type="float">
            <text:p>12,56</text:p>
          </table:table-cell>
          <table:table-cell office:value-type="float" office:value="1840" calcext:value-type="float">
            <text:p>1840</text:p>
          </table:table-cell>
          <table:table-cell table:formula="of:=([.A186]-[.$F$3])/([.$F$2]-[.$F$3])" office:value-type="float" office:value="0.128163265306122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1850" calcext:value-type="float">
            <text:p>1850</text:p>
          </table:table-cell>
          <table:table-cell table:formula="of:=([.A187]-[.$F$3])/([.$F$2]-[.$F$3])" office:value-type="float" office:value="0.131122448979592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13.52" calcext:value-type="float">
            <text:p>13,52</text:p>
          </table:table-cell>
          <table:table-cell office:value-type="float" office:value="1860" calcext:value-type="float">
            <text:p>1860</text:p>
          </table:table-cell>
          <table:table-cell table:formula="of:=([.A188]-[.$F$3])/([.$F$2]-[.$F$3])" office:value-type="float" office:value="0.137959183673469" calcext:value-type="float">
            <text:p>0,14</text:p>
          </table:table-cell>
          <table:table-cell table:number-columns-repeated="11"/>
        </table:table-row>
        <table:table-row table:style-name="ro1">
          <table:table-cell office:value-type="float" office:value="13.26" calcext:value-type="float">
            <text:p>13,26</text:p>
          </table:table-cell>
          <table:table-cell office:value-type="float" office:value="1870" calcext:value-type="float">
            <text:p>1870</text:p>
          </table:table-cell>
          <table:table-cell table:formula="of:=([.A189]-[.$F$3])/([.$F$2]-[.$F$3])" office:value-type="float" office:value="0.13530612244898" calcext:value-type="float">
            <text:p>0,14</text:p>
          </table:table-cell>
          <table:table-cell table:number-columns-repeated="11"/>
        </table:table-row>
        <table:table-row table:style-name="ro1">
          <table:table-cell office:value-type="float" office:value="11.48" calcext:value-type="float">
            <text:p>11,48</text:p>
          </table:table-cell>
          <table:table-cell office:value-type="float" office:value="1880" calcext:value-type="float">
            <text:p>1880</text:p>
          </table:table-cell>
          <table:table-cell table:formula="of:=([.A190]-[.$F$3])/([.$F$2]-[.$F$3])" office:value-type="float" office:value="0.117142857142857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8.34" calcext:value-type="float">
            <text:p>8,34</text:p>
          </table:table-cell>
          <table:table-cell office:value-type="float" office:value="1890" calcext:value-type="float">
            <text:p>1890</text:p>
          </table:table-cell>
          <table:table-cell table:formula="of:=([.A191]-[.$F$3])/([.$F$2]-[.$F$3])" office:value-type="float" office:value="0.0851020408163265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7.68" calcext:value-type="float">
            <text:p>7,68</text:p>
          </table:table-cell>
          <table:table-cell office:value-type="float" office:value="1900" calcext:value-type="float">
            <text:p>1900</text:p>
          </table:table-cell>
          <table:table-cell table:formula="of:=([.A192]-[.$F$3])/([.$F$2]-[.$F$3])" office:value-type="float" office:value="0.0783673469387755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11.61" calcext:value-type="float">
            <text:p>11,61</text:p>
          </table:table-cell>
          <table:table-cell office:value-type="float" office:value="1910" calcext:value-type="float">
            <text:p>1910</text:p>
          </table:table-cell>
          <table:table-cell table:formula="of:=([.A193]-[.$F$3])/([.$F$2]-[.$F$3])" office:value-type="float" office:value="0.118469387755102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3.89" calcext:value-type="float">
            <text:p>13,89</text:p>
          </table:table-cell>
          <table:table-cell office:value-type="float" office:value="1920" calcext:value-type="float">
            <text:p>1920</text:p>
          </table:table-cell>
          <table:table-cell table:formula="of:=([.A194]-[.$F$3])/([.$F$2]-[.$F$3])" office:value-type="float" office:value="0.141734693877551" calcext:value-type="float">
            <text:p>0,14</text:p>
          </table:table-cell>
          <table:table-cell table:number-columns-repeated="11"/>
        </table:table-row>
        <table:table-row table:style-name="ro1">
          <table:table-cell office:value-type="float" office:value="15.75" calcext:value-type="float">
            <text:p>15,75</text:p>
          </table:table-cell>
          <table:table-cell office:value-type="float" office:value="1930" calcext:value-type="float">
            <text:p>1930</text:p>
          </table:table-cell>
          <table:table-cell table:formula="of:=([.A195]-[.$F$3])/([.$F$2]-[.$F$3])" office:value-type="float" office:value="0.160714285714286" calcext:value-type="float">
            <text:p>0,16</text:p>
          </table:table-cell>
          <table:table-cell table:number-columns-repeated="11"/>
        </table:table-row>
        <table:table-row table:style-name="ro1">
          <table:table-cell office:value-type="float" office:value="14.81" calcext:value-type="float">
            <text:p>14,81</text:p>
          </table:table-cell>
          <table:table-cell office:value-type="float" office:value="1940" calcext:value-type="float">
            <text:p>1940</text:p>
          </table:table-cell>
          <table:table-cell table:formula="of:=([.A196]-[.$F$3])/([.$F$2]-[.$F$3])" office:value-type="float" office:value="0.151122448979592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11.42" calcext:value-type="float">
            <text:p>11,42</text:p>
          </table:table-cell>
          <table:table-cell office:value-type="float" office:value="1950" calcext:value-type="float">
            <text:p>1950</text:p>
          </table:table-cell>
          <table:table-cell table:formula="of:=([.A197]-[.$F$3])/([.$F$2]-[.$F$3])" office:value-type="float" office:value="0.116530612244898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0.99" calcext:value-type="float">
            <text:p>10,99</text:p>
          </table:table-cell>
          <table:table-cell office:value-type="float" office:value="1960" calcext:value-type="float">
            <text:p>1960</text:p>
          </table:table-cell>
          <table:table-cell table:formula="of:=([.A198]-[.$F$3])/([.$F$2]-[.$F$3])" office:value-type="float" office:value="0.112142857142857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11.76" calcext:value-type="float">
            <text:p>11,76</text:p>
          </table:table-cell>
          <table:table-cell office:value-type="float" office:value="1970" calcext:value-type="float">
            <text:p>1970</text:p>
          </table:table-cell>
          <table:table-cell table:formula="of:=([.A199]-[.$F$3])/([.$F$2]-[.$F$3])" office:value-type="float" office:value="0.12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3.31" calcext:value-type="float">
            <text:p>13,31</text:p>
          </table:table-cell>
          <table:table-cell office:value-type="float" office:value="1980" calcext:value-type="float">
            <text:p>1980</text:p>
          </table:table-cell>
          <table:table-cell table:formula="of:=([.A200]-[.$F$3])/([.$F$2]-[.$F$3])" office:value-type="float" office:value="0.135816326530612" calcext:value-type="float">
            <text:p>0,14</text:p>
          </table:table-cell>
          <table:table-cell table:number-columns-repeated="11"/>
        </table:table-row>
        <table:table-row table:style-name="ro1">
          <table:table-cell office:value-type="float" office:value="14.65" calcext:value-type="float">
            <text:p>14,65</text:p>
          </table:table-cell>
          <table:table-cell office:value-type="float" office:value="1990" calcext:value-type="float">
            <text:p>1990</text:p>
          </table:table-cell>
          <table:table-cell table:formula="of:=([.A201]-[.$F$3])/([.$F$2]-[.$F$3])" office:value-type="float" office:value="0.149489795918367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14.93" calcext:value-type="float">
            <text:p>14,93</text:p>
          </table:table-cell>
          <table:table-cell office:value-type="float" office:value="2000" calcext:value-type="float">
            <text:p>2000</text:p>
          </table:table-cell>
          <table:table-cell table:formula="of:=([.A202]-[.$F$3])/([.$F$2]-[.$F$3])" office:value-type="float" office:value="0.15234693877551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4.93" calcext:value-type="float">
            <text:p>4,93</text:p>
          </table:table-cell>
          <table:table-cell office:value-type="float" office:value="2010" calcext:value-type="float">
            <text:p>2010</text:p>
          </table:table-cell>
          <table:table-cell table:formula="of:=([.A203]-[.$F$3])/([.$F$2]-[.$F$3])" office:value-type="float" office:value="0.0503061224489796" calcext:value-type="float">
            <text:p>0,05</text:p>
          </table:table-cell>
          <table:table-cell table:number-columns-repeated="11"/>
        </table:table-row>
        <table:table-row table:style-name="ro1">
          <table:table-cell office:value-type="float" office:value="6.61" calcext:value-type="float">
            <text:p>6,61</text:p>
          </table:table-cell>
          <table:table-cell office:value-type="float" office:value="2020" calcext:value-type="float">
            <text:p>2020</text:p>
          </table:table-cell>
          <table:table-cell table:formula="of:=([.A204]-[.$F$3])/([.$F$2]-[.$F$3])" office:value-type="float" office:value="0.0674489795918367" calcext:value-type="float">
            <text:p>0,07</text:p>
          </table:table-cell>
          <table:table-cell table:number-columns-repeated="11"/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2030" calcext:value-type="float">
            <text:p>2030</text:p>
          </table:table-cell>
          <table:table-cell table:formula="of:=([.A205]-[.$F$3])/([.$F$2]-[.$F$3])" office:value-type="float" office:value="0.105102040816327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2040" calcext:value-type="float">
            <text:p>2040</text:p>
          </table:table-cell>
          <table:table-cell table:formula="of:=([.A206]-[.$F$3])/([.$F$2]-[.$F$3])" office:value-type="float" office:value="0.124591836734694" calcext:value-type="float">
            <text:p>0,12</text:p>
          </table:table-cell>
          <table:table-cell table:number-columns-repeated="11"/>
        </table:table-row>
        <table:table-row table:style-name="ro1">
          <table:table-cell office:value-type="float" office:value="15.17" calcext:value-type="float">
            <text:p>15,17</text:p>
          </table:table-cell>
          <table:table-cell office:value-type="float" office:value="2050" calcext:value-type="float">
            <text:p>2050</text:p>
          </table:table-cell>
          <table:table-cell table:formula="of:=([.A207]-[.$F$3])/([.$F$2]-[.$F$3])" office:value-type="float" office:value="0.154795918367347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2060" calcext:value-type="float">
            <text:p>2060</text:p>
          </table:table-cell>
          <table:table-cell table:formula="of:=([.A208]-[.$F$3])/([.$F$2]-[.$F$3])" office:value-type="float" office:value="0.170408163265306" calcext:value-type="float">
            <text:p>0,17</text:p>
          </table:table-cell>
          <table:table-cell table:number-columns-repeated="11"/>
        </table:table-row>
        <table:table-row table:style-name="ro1">
          <table:table-cell office:value-type="float" office:value="16.81" calcext:value-type="float">
            <text:p>16,81</text:p>
          </table:table-cell>
          <table:table-cell office:value-type="float" office:value="2070" calcext:value-type="float">
            <text:p>2070</text:p>
          </table:table-cell>
          <table:table-cell table:formula="of:=([.A209]-[.$F$3])/([.$F$2]-[.$F$3])" office:value-type="float" office:value="0.171530612244898" calcext:value-type="float">
            <text:p>0,17</text:p>
          </table:table-cell>
          <table:table-cell table:number-columns-repeated="11"/>
        </table:table-row>
        <table:table-row table:style-name="ro1">
          <table:table-cell office:value-type="float" office:value="17.15" calcext:value-type="float">
            <text:p>17,15</text:p>
          </table:table-cell>
          <table:table-cell office:value-type="float" office:value="2080" calcext:value-type="float">
            <text:p>2080</text:p>
          </table:table-cell>
          <table:table-cell table:formula="of:=([.A210]-[.$F$3])/([.$F$2]-[.$F$3])" office:value-type="float" office:value="0.175" calcext:value-type="float">
            <text:p>0,18</text:p>
          </table:table-cell>
          <table:table-cell table:number-columns-repeated="11"/>
        </table:table-row>
        <table:table-row table:style-name="ro1">
          <table:table-cell office:value-type="float" office:value="17.65" calcext:value-type="float">
            <text:p>17,65</text:p>
          </table:table-cell>
          <table:table-cell office:value-type="float" office:value="2090" calcext:value-type="float">
            <text:p>2090</text:p>
          </table:table-cell>
          <table:table-cell table:formula="of:=([.A211]-[.$F$3])/([.$F$2]-[.$F$3])" office:value-type="float" office:value="0.180102040816327" calcext:value-type="float">
            <text:p>0,18</text:p>
          </table:table-cell>
          <table:table-cell table:number-columns-repeated="11"/>
        </table:table-row>
        <table:table-row table:style-name="ro1">
          <table:table-cell office:value-type="float" office:value="18.11" calcext:value-type="float">
            <text:p>18,11</text:p>
          </table:table-cell>
          <table:table-cell office:value-type="float" office:value="2100" calcext:value-type="float">
            <text:p>2100</text:p>
          </table:table-cell>
          <table:table-cell table:formula="of:=([.A212]-[.$F$3])/([.$F$2]-[.$F$3])" office:value-type="float" office:value="0.184795918367347" calcext:value-type="float">
            <text:p>0,18</text:p>
          </table:table-cell>
          <table:table-cell table:number-columns-repeated="11"/>
        </table:table-row>
        <table:table-row table:style-name="ro1">
          <table:table-cell office:value-type="float" office:value="14.65" calcext:value-type="float">
            <text:p>14,65</text:p>
          </table:table-cell>
          <table:table-cell office:value-type="float" office:value="2110" calcext:value-type="float">
            <text:p>2110</text:p>
          </table:table-cell>
          <table:table-cell table:formula="of:=([.A213]-[.$F$3])/([.$F$2]-[.$F$3])" office:value-type="float" office:value="0.149489795918367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2120" calcext:value-type="float">
            <text:p>2120</text:p>
          </table:table-cell>
          <table:table-cell table:formula="of:=([.A214]-[.$F$3])/([.$F$2]-[.$F$3])" office:value-type="float" office:value="0.0877551020408163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7.13" calcext:value-type="float">
            <text:p>7,13</text:p>
          </table:table-cell>
          <table:table-cell office:value-type="float" office:value="2130" calcext:value-type="float">
            <text:p>2130</text:p>
          </table:table-cell>
          <table:table-cell table:formula="of:=([.A215]-[.$F$3])/([.$F$2]-[.$F$3])" office:value-type="float" office:value="0.0727551020408163" calcext:value-type="float">
            <text:p>0,07</text:p>
          </table:table-cell>
          <table:table-cell table:number-columns-repeated="11"/>
        </table:table-row>
        <table:table-row table:style-name="ro1">
          <table:table-cell office:value-type="float" office:value="6.09" calcext:value-type="float">
            <text:p>6,09</text:p>
          </table:table-cell>
          <table:table-cell office:value-type="float" office:value="2140" calcext:value-type="float">
            <text:p>2140</text:p>
          </table:table-cell>
          <table:table-cell table:formula="of:=([.A216]-[.$F$3])/([.$F$2]-[.$F$3])" office:value-type="float" office:value="0.0621428571428571" calcext:value-type="float">
            <text:p>0,06</text:p>
          </table:table-cell>
          <table:table-cell table:number-columns-repeated="11"/>
        </table:table-row>
        <table:table-row table:style-name="ro1">
          <table:table-cell office:value-type="float" office:value="5.88" calcext:value-type="float">
            <text:p>5,88</text:p>
          </table:table-cell>
          <table:table-cell office:value-type="float" office:value="2150" calcext:value-type="float">
            <text:p>2150</text:p>
          </table:table-cell>
          <table:table-cell table:formula="of:=([.A217]-[.$F$3])/([.$F$2]-[.$F$3])" office:value-type="float" office:value="0.06" calcext:value-type="float">
            <text:p>0,06</text:p>
          </table:table-cell>
          <table:table-cell table:number-columns-repeated="11"/>
        </table:table-row>
        <table:table-row table:style-name="ro1">
          <table:table-cell office:value-type="float" office:value="6.17" calcext:value-type="float">
            <text:p>6,17</text:p>
          </table:table-cell>
          <table:table-cell office:value-type="float" office:value="2160" calcext:value-type="float">
            <text:p>2160</text:p>
          </table:table-cell>
          <table:table-cell table:formula="of:=([.A218]-[.$F$3])/([.$F$2]-[.$F$3])" office:value-type="float" office:value="0.0629591836734694" calcext:value-type="float">
            <text:p>0,06</text:p>
          </table:table-cell>
          <table:table-cell table:number-columns-repeated="11"/>
        </table:table-row>
        <table:table-row table:style-name="ro1">
          <table:table-cell office:value-type="float" office:value="9.35" calcext:value-type="float">
            <text:p>9,35</text:p>
          </table:table-cell>
          <table:table-cell office:value-type="float" office:value="2170" calcext:value-type="float">
            <text:p>2170</text:p>
          </table:table-cell>
          <table:table-cell table:formula="of:=([.A219]-[.$F$3])/([.$F$2]-[.$F$3])" office:value-type="float" office:value="0.0954081632653061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3.78" calcext:value-type="float">
            <text:p>13,78</text:p>
          </table:table-cell>
          <table:table-cell office:value-type="float" office:value="2180" calcext:value-type="float">
            <text:p>2180</text:p>
          </table:table-cell>
          <table:table-cell table:formula="of:=([.A220]-[.$F$3])/([.$F$2]-[.$F$3])" office:value-type="float" office:value="0.140612244897959" calcext:value-type="float">
            <text:p>0,14</text:p>
          </table:table-cell>
          <table:table-cell table:number-columns-repeated="11"/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2190" calcext:value-type="float">
            <text:p>2190</text:p>
          </table:table-cell>
          <table:table-cell table:formula="of:=([.A221]-[.$F$3])/([.$F$2]-[.$F$3])" office:value-type="float" office:value="0.130102040816327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9.99" calcext:value-type="float">
            <text:p>9,99</text:p>
          </table:table-cell>
          <table:table-cell office:value-type="float" office:value="2200" calcext:value-type="float">
            <text:p>2200</text:p>
          </table:table-cell>
          <table:table-cell table:formula="of:=([.A222]-[.$F$3])/([.$F$2]-[.$F$3])" office:value-type="float" office:value="0.101938775510204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0.37" calcext:value-type="float">
            <text:p>10,37</text:p>
          </table:table-cell>
          <table:table-cell office:value-type="float" office:value="2210" calcext:value-type="float">
            <text:p>2210</text:p>
          </table:table-cell>
          <table:table-cell table:formula="of:=([.A223]-[.$F$3])/([.$F$2]-[.$F$3])" office:value-type="float" office:value="0.105816326530612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9.45" calcext:value-type="float">
            <text:p>9,45</text:p>
          </table:table-cell>
          <table:table-cell office:value-type="float" office:value="2220" calcext:value-type="float">
            <text:p>2220</text:p>
          </table:table-cell>
          <table:table-cell table:formula="of:=([.A224]-[.$F$3])/([.$F$2]-[.$F$3])" office:value-type="float" office:value="0.0964285714285714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10.52" calcext:value-type="float">
            <text:p>10,52</text:p>
          </table:table-cell>
          <table:table-cell office:value-type="float" office:value="2230" calcext:value-type="float">
            <text:p>2230</text:p>
          </table:table-cell>
          <table:table-cell table:formula="of:=([.A225]-[.$F$3])/([.$F$2]-[.$F$3])" office:value-type="float" office:value="0.10734693877551" calcext:value-type="float">
            <text:p>0,11</text:p>
          </table:table-cell>
          <table:table-cell table:number-columns-repeated="11"/>
        </table:table-row>
        <table:table-row table:style-name="ro1">
          <table:table-cell office:value-type="float" office:value="8.73" calcext:value-type="float">
            <text:p>8,73</text:p>
          </table:table-cell>
          <table:table-cell office:value-type="float" office:value="2240" calcext:value-type="float">
            <text:p>2240</text:p>
          </table:table-cell>
          <table:table-cell table:formula="of:=([.A226]-[.$F$3])/([.$F$2]-[.$F$3])" office:value-type="float" office:value="0.0890816326530612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9.58" calcext:value-type="float">
            <text:p>9,58</text:p>
          </table:table-cell>
          <table:table-cell office:value-type="float" office:value="2250" calcext:value-type="float">
            <text:p>2250</text:p>
          </table:table-cell>
          <table:table-cell table:formula="of:=([.A227]-[.$F$3])/([.$F$2]-[.$F$3])" office:value-type="float" office:value="0.0977551020408163" calcext:value-type="float">
            <text:p>0,10</text:p>
          </table:table-cell>
          <table:table-cell table:number-columns-repeated="11"/>
        </table:table-row>
        <table:table-row table:style-name="ro1">
          <table:table-cell office:value-type="float" office:value="8.67" calcext:value-type="float">
            <text:p>8,67</text:p>
          </table:table-cell>
          <table:table-cell office:value-type="float" office:value="2260" calcext:value-type="float">
            <text:p>2260</text:p>
          </table:table-cell>
          <table:table-cell table:formula="of:=([.A228]-[.$F$3])/([.$F$2]-[.$F$3])" office:value-type="float" office:value="0.0884693877551021" calcext:value-type="float">
            <text:p>0,09</text:p>
          </table:table-cell>
          <table:table-cell table:number-columns-repeated="11"/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2270" calcext:value-type="float">
            <text:p>2270</text:p>
          </table:table-cell>
          <table:table-cell table:formula="of:=([.A229]-[.$F$3])/([.$F$2]-[.$F$3])" office:value-type="float" office:value="0.0596938775510204" calcext:value-type="float">
            <text:p>0,06</text:p>
          </table:table-cell>
          <table:table-cell table:number-columns-repeated="11"/>
        </table:table-row>
        <table:table-row table:style-name="ro1">
          <table:table-cell office:value-type="float" office:value="4.36" calcext:value-type="float">
            <text:p>4,36</text:p>
          </table:table-cell>
          <table:table-cell office:value-type="float" office:value="2280" calcext:value-type="float">
            <text:p>2280</text:p>
          </table:table-cell>
          <table:table-cell table:formula="of:=([.A230]-[.$F$3])/([.$F$2]-[.$F$3])" office:value-type="float" office:value="0.0444897959183674" calcext:value-type="float">
            <text:p>0,04</text:p>
          </table:table-cell>
          <table:table-cell table:number-columns-repeated="11"/>
        </table:table-row>
        <table:table-row table:style-name="ro1">
          <table:table-cell office:value-type="float" office:value="5.12" calcext:value-type="float">
            <text:p>5,12</text:p>
          </table:table-cell>
          <table:table-cell office:value-type="float" office:value="2290" calcext:value-type="float">
            <text:p>2290</text:p>
          </table:table-cell>
          <table:table-cell table:formula="of:=([.A231]-[.$F$3])/([.$F$2]-[.$F$3])" office:value-type="float" office:value="0.0522448979591837" calcext:value-type="float">
            <text:p>0,05</text:p>
          </table:table-cell>
          <table:table-cell table:number-columns-repeated="11"/>
        </table:table-row>
        <table:table-row table:style-name="ro1">
          <table:table-cell office:value-type="float" office:value="6.74" calcext:value-type="float">
            <text:p>6,74</text:p>
          </table:table-cell>
          <table:table-cell office:value-type="float" office:value="2300" calcext:value-type="float">
            <text:p>2300</text:p>
          </table:table-cell>
          <table:table-cell table:formula="of:=([.A232]-[.$F$3])/([.$F$2]-[.$F$3])" office:value-type="float" office:value="0.0687755102040816" calcext:value-type="float">
            <text:p>0,07</text:p>
          </table:table-cell>
          <table:table-cell table:number-columns-repeated="11"/>
        </table:table-row>
        <table:table-row table:style-name="ro1">
          <table:table-cell office:value-type="float" office:value="8.18" calcext:value-type="float">
            <text:p>8,18</text:p>
          </table:table-cell>
          <table:table-cell office:value-type="float" office:value="2310" calcext:value-type="float">
            <text:p>2310</text:p>
          </table:table-cell>
          <table:table-cell table:formula="of:=([.A233]-[.$F$3])/([.$F$2]-[.$F$3])" office:value-type="float" office:value="0.083469387755102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7.32" calcext:value-type="float">
            <text:p>7,32</text:p>
          </table:table-cell>
          <table:table-cell office:value-type="float" office:value="2320" calcext:value-type="float">
            <text:p>2320</text:p>
          </table:table-cell>
          <table:table-cell table:formula="of:=([.A234]-[.$F$3])/([.$F$2]-[.$F$3])" office:value-type="float" office:value="0.0746938775510204" calcext:value-type="float">
            <text:p>0,07</text:p>
          </table:table-cell>
          <table:table-cell table:number-columns-repeated="11"/>
        </table:table-row>
        <table:table-row table:style-name="ro1">
          <table:table-cell office:value-type="float" office:value="6.51" calcext:value-type="float">
            <text:p>6,51</text:p>
          </table:table-cell>
          <table:table-cell office:value-type="float" office:value="2330" calcext:value-type="float">
            <text:p>2330</text:p>
          </table:table-cell>
          <table:table-cell table:formula="of:=([.A235]-[.$F$3])/([.$F$2]-[.$F$3])" office:value-type="float" office:value="0.0664285714285714" calcext:value-type="float">
            <text:p>0,07</text:p>
          </table:table-cell>
          <table:table-cell table:number-columns-repeated="11"/>
        </table:table-row>
        <table:table-row table:style-name="ro1">
          <table:table-cell office:value-type="float" office:value="1.83" calcext:value-type="float">
            <text:p>1,83</text:p>
          </table:table-cell>
          <table:table-cell office:value-type="float" office:value="2340" calcext:value-type="float">
            <text:p>2340</text:p>
          </table:table-cell>
          <table:table-cell table:formula="of:=([.A236]-[.$F$3])/([.$F$2]-[.$F$3])" office:value-type="float" office:value="0.0186734693877551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12.43" calcext:value-type="float">
            <text:p>12,43</text:p>
          </table:table-cell>
          <table:table-cell office:value-type="float" office:value="2350" calcext:value-type="float">
            <text:p>2350</text:p>
          </table:table-cell>
          <table:table-cell table:formula="of:=([.A237]-[.$F$3])/([.$F$2]-[.$F$3])" office:value-type="float" office:value="0.126836734693878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51.37" calcext:value-type="float">
            <text:p>51,37</text:p>
          </table:table-cell>
          <table:table-cell office:value-type="float" office:value="2360" calcext:value-type="float">
            <text:p>2360</text:p>
          </table:table-cell>
          <table:table-cell table:formula="of:=([.A238]-[.$F$3])/([.$F$2]-[.$F$3])" office:value-type="float" office:value="0.524183673469388" calcext:value-type="float">
            <text:p>0,52</text:p>
          </table:table-cell>
          <table:table-cell table:number-columns-repeated="11"/>
        </table:table-row>
        <table:table-row table:style-name="ro1">
          <table:table-cell office:value-type="float" office:value="14.23" calcext:value-type="float">
            <text:p>14,23</text:p>
          </table:table-cell>
          <table:table-cell office:value-type="float" office:value="2370" calcext:value-type="float">
            <text:p>2370</text:p>
          </table:table-cell>
          <table:table-cell table:formula="of:=([.A239]-[.$F$3])/([.$F$2]-[.$F$3])" office:value-type="float" office:value="0.145204081632653" calcext:value-type="float">
            <text:p>0,15</text:p>
          </table:table-cell>
          <table:table-cell table:number-columns-repeated="11"/>
        </table:table-row>
        <table:table-row table:style-name="ro1">
          <table:table-cell office:value-type="float" office:value="15.29" calcext:value-type="float">
            <text:p>15,29</text:p>
          </table:table-cell>
          <table:table-cell office:value-type="float" office:value="2380" calcext:value-type="float">
            <text:p>2380</text:p>
          </table:table-cell>
          <table:table-cell table:formula="of:=([.A240]-[.$F$3])/([.$F$2]-[.$F$3])" office:value-type="float" office:value="0.156020408163265" calcext:value-type="float">
            <text:p>0,16</text:p>
          </table:table-cell>
          <table:table-cell table:number-columns-repeated="11"/>
        </table:table-row>
        <table:table-row table:style-name="ro1">
          <table:table-cell office:value-type="float" office:value="16.39" calcext:value-type="float">
            <text:p>16,39</text:p>
          </table:table-cell>
          <table:table-cell office:value-type="float" office:value="2390" calcext:value-type="float">
            <text:p>2390</text:p>
          </table:table-cell>
          <table:table-cell table:formula="of:=([.A241]-[.$F$3])/([.$F$2]-[.$F$3])" office:value-type="float" office:value="0.167244897959184" calcext:value-type="float">
            <text:p>0,17</text:p>
          </table:table-cell>
          <table:table-cell table:number-columns-repeated="11"/>
        </table:table-row>
      </table:table>
      <table:table table:name="Tests" table:style-name="ta1">
        <table:shapes>
          <draw:frame draw:z-index="0" draw:style-name="gr1" draw:text-style-name="P1" svg:width="160.18mm" svg:height="90.01mm" svg:x="518.67mm" svg:y="41.85mm">
            <loext:p draw:notify-on-update-of-ranges="Tests.B7:Tests.B26 Tests.D6:Tests.D6 Tests.D7:Tests.D2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0.18mm" svg:height="90.01mm" svg:x="518.7mm" svg:y="151.42mm">
            <loext:p draw:notify-on-update-of-ranges="Tests.J7:Tests.J26 Tests.L6:Tests.L6 Tests.L7:Tests.L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60.18mm" svg:height="90.01mm" svg:x="518.69mm" svg:y="256.2mm">
            <loext:p draw:notify-on-update-of-ranges="Tests.R7:Tests.R26 Tests.T6:Tests.T6 Tests.T7:Tests.T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9mm" svg:height="89.99mm" svg:x="750.91mm" svg:y="142.19mm">
            <loext:p draw:notify-on-update-of-ranges="Tests.AG6:Tests.AG25 Tests.AH5:Tests.AH5 Tests.AH6:Tests.AH25 Tests.AI5:Tests.AI5 Tests.AI6:Tests.AI25 Tests.AJ5:Tests.AJ5 Tests.AJ6:Tests.AJ25 Tests.AK5:Tests.AK5 Tests.AK6:Tests.AK25 Tests.AL5:Tests.AL5 Tests.AL6:Tests.AL2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ce7"/>
        <table:table-column table:style-name="co4" table:number-columns-repeated="4" table:default-cell-style-name="Default"/>
        <table:table-column table:style-name="co11" table:default-cell-style-name="Default"/>
        <table:table-column table:style-name="co8" table:default-cell-style-name="ce7"/>
        <table:table-column table:style-name="co9" table:default-cell-style-name="Default"/>
        <table:table-column table:style-name="co12" table:default-cell-style-name="ce20"/>
        <table:table-column table:style-name="co4" table:number-columns-repeated="4" table:default-cell-style-name="Default"/>
        <table:table-column table:style-name="co11" table:default-cell-style-name="Default"/>
        <table:table-column table:style-name="co8" table:default-cell-style-name="ce7"/>
        <table:table-column table:style-name="co13" table:default-cell-style-name="Default"/>
        <table:table-column table:style-name="co12" table:default-cell-style-name="ce20"/>
        <table:table-column table:style-name="co4" table:number-columns-repeated="18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/>
          <table:table-cell/>
          <table:table-cell table:style-name="ce17"/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  <table:table-cell office:value-type="string" calcext:value-type="string">
            <text:p>ms</text:p>
          </table:table-cell>
          <table:table-cell office:value-type="string" calcext:value-type="string">
            <text:p>Fall1</text:p>
          </table:table-cell>
          <table:table-cell office:value-type="string" calcext:value-type="string">
            <text:p>Fall2</text:p>
          </table:table-cell>
          <table:table-cell office:value-type="string" calcext:value-type="string">
            <text:p>Fall3</text:p>
          </table:table-cell>
          <table:table-cell office:value-type="string" calcext:value-type="string">
            <text:p>Fall4</text:p>
          </table:table-cell>
          <table:table-cell office:value-type="string" calcext:value-type="string">
            <text:p>Fall5</text:p>
          </table:table-cell>
        </table:table-row>
        <table:table-row table:style-name="ro1">
          <table:table-cell table:style-name="ce12" office:value-type="string" calcext:value-type="string">
            <text:p>N.º</text:p>
          </table:table-cell>
          <table:table-cell table:style-name="ce16" office:value-type="string" calcext:value-type="string">
            <text:p>ms</text:p>
          </table:table-cell>
          <table:table-cell table:style-name="ce16" office:value-type="string" calcext:value-type="string">
            <text:p>Accel. Version 1</text:p>
          </table:table-cell>
          <table:table-cell table:style-name="ce16" office:value-type="string" calcext:value-type="string">
            <text:p>Normalised accel. V1</text:p>
          </table:table-cell>
          <table:table-cell table:style-name="ce7" table:number-columns-repeated="3"/>
          <table:table-cell/>
          <table:table-cell table:style-name="ce12" office:value-type="string" calcext:value-type="string">
            <text:p>N.º</text:p>
          </table:table-cell>
          <table:table-cell table:style-name="ce16" office:value-type="string" calcext:value-type="string">
            <text:p>ms</text:p>
          </table:table-cell>
          <table:table-cell table:style-name="ce16" office:value-type="string" calcext:value-type="string">
            <text:p>Accel. Version 2</text:p>
          </table:table-cell>
          <table:table-cell table:style-name="ce16" office:value-type="string" calcext:value-type="string">
            <text:p>Normalised accel. v2</text:p>
          </table:table-cell>
          <table:table-cell table:number-columns-repeated="4"/>
          <table:table-cell table:style-name="ce12" office:value-type="string" calcext:value-type="string">
            <text:p>N.º</text:p>
          </table:table-cell>
          <table:table-cell table:style-name="ce16" office:value-type="string" calcext:value-type="string">
            <text:p>ms</text:p>
          </table:table-cell>
          <table:table-cell table:style-name="ce16" office:value-type="string" calcext:value-type="string">
            <text:p>Accel. Version3</text:p>
          </table:table-cell>
          <table:table-cell table:style-name="ce16" office:value-type="string" calcext:value-type="string">
            <text:p>Normalised accel. v3</text:p>
          </table:table-cell>
          <table:table-cell table:number-columns-repeated="12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245692596685691" calcext:value-type="float">
            <text:p>0,2456925967</text:p>
          </table:table-cell>
          <table:table-cell office:value-type="float" office:value="0.362201719642802" calcext:value-type="float">
            <text:p>0,3622017196</text:p>
          </table:table-cell>
          <table:table-cell office:value-type="float" office:value="0.0799062198877126" calcext:value-type="float">
            <text:p>0,0799062199</text:p>
          </table:table-cell>
          <table:table-cell office:value-type="float" office:value="0.331529862101795" calcext:value-type="float">
            <text:p>0,3315298621</text:p>
          </table:table-cell>
          <table:table-cell office:value-type="float" office:value="0.294800943304758" calcext:value-type="float">
            <text:p>0,2948009433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7.603165" calcext:value-type="float">
            <text:p>57,603165</text:p>
          </table:table-cell>
          <table:table-cell table:style-name="ce15" table:formula="of:=([.C7]-[.$G$25])/([.$G$24]-[.$G$25])" office:value-type="float" office:value="0.38150454618431" calcext:value-type="float">
            <text:p>0,3815045462</text:p>
          </table:table-cell>
          <table:table-cell table:style-name="ce7" table:number-columns-repeated="3"/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2.255207" calcext:value-type="float">
            <text:p>32,255207</text:p>
          </table:table-cell>
          <table:table-cell table:style-name="ce18" table:formula="of:=([.K7]-[.$O$25])/([.$O$24]-[.$O$25])" office:value-type="float" office:value="0.248461675550413" calcext:value-type="float">
            <text:p>0,2484616756</text:p>
          </table:table-cell>
          <table:table-cell table:style-name="ce7" table:number-columns-repeated="3"/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1.764685" calcext:value-type="float">
            <text:p>31,764685</text:p>
          </table:table-cell>
          <table:table-cell table:style-name="ce15" table:formula="of:=([.S7]-[.$W$25])/([.$W$24]-[.$W$25])" office:value-type="float" office:value="0.245692596685691" calcext:value-type="float">
            <text:p>0,2456925967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.280993579193921" calcext:value-type="float">
            <text:p>0,2809935792</text:p>
          </table:table-cell>
          <table:table-cell office:value-type="float" office:value="0.432538277765981" calcext:value-type="float">
            <text:p>0,4325382778</text:p>
          </table:table-cell>
          <table:table-cell office:value-type="float" office:value="0.351366760138309" calcext:value-type="float">
            <text:p>0,3513667601</text:p>
          </table:table-cell>
          <table:table-cell office:value-type="float" office:value="0.461915645940854" calcext:value-type="float">
            <text:p>0,4619156459</text:p>
          </table:table-cell>
          <table:table-cell office:value-type="float" office:value="0.349954734923661" calcext:value-type="float">
            <text:p>0,3499547349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7.74276" calcext:value-type="float">
            <text:p>67,74276</text:p>
          </table:table-cell>
          <table:table-cell table:style-name="ce15" table:formula="of:=([.C8]-[.$G$25])/([.$G$24]-[.$G$25])" office:value-type="float" office:value="0.457802484649054" calcext:value-type="float">
            <text:p>0,4578024846</text:p>
          </table:table-cell>
          <table:table-cell table:style-name="ce7" table:number-columns-repeated="3"/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6.742554" calcext:value-type="float">
            <text:p>36,742554</text:p>
          </table:table-cell>
          <table:table-cell table:style-name="ce18" table:formula="of:=([.K8]-[.$O$25])/([.$O$24]-[.$O$25])" office:value-type="float" office:value="0.289508483413583" calcext:value-type="float">
            <text:p>0,2895084834</text:p>
          </table:table-cell>
          <table:table-cell table:style-name="ce7" table:number-columns-repeated="3"/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4.835922" calcext:value-type="float">
            <text:p>34,835922</text:p>
          </table:table-cell>
          <table:table-cell table:style-name="ce15" table:formula="of:=([.S8]-[.$W$25])/([.$W$24]-[.$W$25])" office:value-type="float" office:value="0.280993579193921" calcext:value-type="float">
            <text:p>0,2809935792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.433894255532575" calcext:value-type="float">
            <text:p>0,4338942555</text:p>
          </table:table-cell>
          <table:table-cell office:value-type="float" office:value="0.439986241175035" calcext:value-type="float">
            <text:p>0,4399862412</text:p>
          </table:table-cell>
          <table:table-cell office:value-type="float" office:value="0.523032085814122" calcext:value-type="float">
            <text:p>0,5230320858</text:p>
          </table:table-cell>
          <table:table-cell office:value-type="float" office:value="0.471302416627059" calcext:value-type="float">
            <text:p>0,4713024166</text:p>
          </table:table-cell>
          <table:table-cell office:value-type="float" office:value="0.460072744729332" calcext:value-type="float">
            <text:p>0,4600727447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70.79281" calcext:value-type="float">
            <text:p>70,79281</text:p>
          </table:table-cell>
          <table:table-cell table:style-name="ce15" table:formula="of:=([.C9]-[.$G$25])/([.$G$24]-[.$G$25])" office:value-type="float" office:value="0.480753354700017" calcext:value-type="float">
            <text:p>0,4807533547</text:p>
          </table:table-cell>
          <table:table-cell table:style-name="ce7" table:number-columns-repeated="3"/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2.851135" calcext:value-type="float">
            <text:p>42,851135</text:p>
          </table:table-cell>
          <table:table-cell table:style-name="ce18" table:formula="of:=([.K9]-[.$O$25])/([.$O$24]-[.$O$25])" office:value-type="float" office:value="0.34538509617021" calcext:value-type="float">
            <text:p>0,3453850962</text:p>
          </table:table-cell>
          <table:table-cell table:style-name="ce7" table:number-columns-repeated="3"/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8.138504" calcext:value-type="float">
            <text:p>48,138504</text:p>
          </table:table-cell>
          <table:table-cell table:style-name="ce15" table:formula="of:=([.S9]-[.$W$25])/([.$W$24]-[.$W$25])" office:value-type="float" office:value="0.433894255532575" calcext:value-type="float">
            <text:p>0,4338942555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.433991414822185" calcext:value-type="float">
            <text:p>0,4339914148</text:p>
          </table:table-cell>
          <table:table-cell office:value-type="float" office:value="0.463314483647951" calcext:value-type="float">
            <text:p>0,4633144836</text:p>
          </table:table-cell>
          <table:table-cell office:value-type="float" office:value="0.566406571341853" calcext:value-type="float">
            <text:p>0,5664065713</text:p>
          </table:table-cell>
          <table:table-cell office:value-type="float" office:value="0.554352849284094" calcext:value-type="float">
            <text:p>0,5543528493</text:p>
          </table:table-cell>
          <table:table-cell office:value-type="float" office:value="0.515738985342825" calcext:value-type="float">
            <text:p>0,5157389853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70.86096" calcext:value-type="float">
            <text:p>70,86096</text:p>
          </table:table-cell>
          <table:table-cell table:style-name="ce15" table:formula="of:=([.C10]-[.$G$25])/([.$G$24]-[.$G$25])" office:value-type="float" office:value="0.481266166553585" calcext:value-type="float">
            <text:p>0,4812661666</text:p>
          </table:table-cell>
          <table:table-cell table:style-name="ce7" table:number-columns-repeated="3"/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4.81998" calcext:value-type="float">
            <text:p>44,81998</text:p>
          </table:table-cell>
          <table:table-cell table:style-name="ce18" table:formula="of:=([.K10]-[.$O$25])/([.$O$24]-[.$O$25])" office:value-type="float" office:value="0.363394579819984" calcext:value-type="float">
            <text:p>0,3633945798</text:p>
          </table:table-cell>
          <table:table-cell table:style-name="ce7" table:number-columns-repeated="3"/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8.146957" calcext:value-type="float">
            <text:p>48,146957</text:p>
          </table:table-cell>
          <table:table-cell table:style-name="ce15" table:formula="of:=([.S10]-[.$W$25])/([.$W$24]-[.$W$25])" office:value-type="float" office:value="0.433991414822185" calcext:value-type="float">
            <text:p>0,4339914148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0.433993345824273" calcext:value-type="float">
            <text:p>0,4339933458</text:p>
          </table:table-cell>
          <table:table-cell office:value-type="float" office:value="0.478148005726836" calcext:value-type="float">
            <text:p>0,4781480057</text:p>
          </table:table-cell>
          <table:table-cell office:value-type="float" office:value="0.570716679589905" calcext:value-type="float">
            <text:p>0,5707166796</text:p>
          </table:table-cell>
          <table:table-cell office:value-type="float" office:value="0.559527829837272" calcext:value-type="float">
            <text:p>0,5595278298</text:p>
          </table:table-cell>
          <table:table-cell office:value-type="float" office:value="0.519463012900694" calcext:value-type="float">
            <text:p>0,5194630129</text:p>
          </table:table-cell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70.88103" calcext:value-type="float">
            <text:p>70,88103</text:p>
          </table:table-cell>
          <table:table-cell table:style-name="ce15" table:formula="of:=([.C11]-[.$G$25])/([.$G$24]-[.$G$25])" office:value-type="float" office:value="0.481417188327629" calcext:value-type="float">
            <text:p>0,4814171883</text:p>
          </table:table-cell>
          <table:table-cell table:style-name="ce7" table:number-columns-repeated="3"/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55.953255" calcext:value-type="float">
            <text:p>55,953255</text:p>
          </table:table-cell>
          <table:table-cell table:style-name="ce18" table:formula="of:=([.K11]-[.$O$25])/([.$O$24]-[.$O$25])" office:value-type="float" office:value="0.465233238567086" calcext:value-type="float">
            <text:p>0,4652332386</text:p>
          </table:table-cell>
          <table:table-cell table:style-name="ce7" table:number-columns-repeated="3"/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8.147125" calcext:value-type="float">
            <text:p>48,147125</text:p>
          </table:table-cell>
          <table:table-cell table:style-name="ce15" table:formula="of:=([.S11]-[.$W$25])/([.$W$24]-[.$W$25])" office:value-type="float" office:value="0.433993345824273" calcext:value-type="float">
            <text:p>0,4339933458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.405024406515847" calcext:value-type="float">
            <text:p>0,4050244065</text:p>
          </table:table-cell>
          <table:table-cell office:value-type="float" office:value="0.48442797962308" calcext:value-type="float">
            <text:p>0,4844279796</text:p>
          </table:table-cell>
          <table:table-cell office:value-type="float" office:value="0.584322814910136" calcext:value-type="float">
            <text:p>0,5843228149</text:p>
          </table:table-cell>
          <table:table-cell office:value-type="float" office:value="0.579323499846756" calcext:value-type="float">
            <text:p>0,5793234998</text:p>
          </table:table-cell>
          <table:table-cell office:value-type="float" office:value="0.519550243587077" calcext:value-type="float">
            <text:p>0,5195502436</text:p>
          </table:table-cell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70.89575" calcext:value-type="float">
            <text:p>70,89575</text:p>
          </table:table-cell>
          <table:table-cell table:style-name="ce15" table:formula="of:=([.C12]-[.$G$25])/([.$G$24]-[.$G$25])" office:value-type="float" office:value="0.481527952678098" calcext:value-type="float">
            <text:p>0,4815279527</text:p>
          </table:table-cell>
          <table:table-cell table:style-name="ce7" table:number-columns-repeated="3"/>
          <table:table-cell/>
          <table:table-cell table:style-name="ce15" office:value-type="float" office:value="6" calcext:value-type="float">
            <text:p>6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6.945152" calcext:value-type="float">
            <text:p>56,945152</text:p>
          </table:table-cell>
          <table:table-cell table:style-name="ce18" table:formula="of:=([.K12]-[.$O$25])/([.$O$24]-[.$O$25])" office:value-type="float" office:value="0.47430635138387" calcext:value-type="float">
            <text:p>0,4743063514</text:p>
          </table:table-cell>
          <table:table-cell table:style-name="ce7" table:number-columns-repeated="3"/>
          <table:table-cell/>
          <table:table-cell table:style-name="ce15" office:value-type="float" office:value="6" calcext:value-type="float">
            <text:p>6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5.626785" calcext:value-type="float">
            <text:p>45,626785</text:p>
          </table:table-cell>
          <table:table-cell table:style-name="ce15" table:formula="of:=([.S12]-[.$W$25])/([.$W$24]-[.$W$25])" office:value-type="float" office:value="0.405024406515847" calcext:value-type="float">
            <text:p>0,4050244065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0.0428414019882046" calcext:value-type="float">
            <text:p>0,042841402</text:p>
          </table:table-cell>
          <table:table-cell office:value-type="float" office:value="0.270719626506177" calcext:value-type="float">
            <text:p>0,2707196265</text:p>
          </table:table-cell>
          <table:table-cell office:value-type="float" office:value="0.573109378965456" calcext:value-type="float">
            <text:p>0,573109379</text:p>
          </table:table-cell>
          <table:table-cell office:value-type="float" office:value="0.3867464352702" calcext:value-type="float">
            <text:p>0,3867464353</text:p>
          </table:table-cell>
          <table:table-cell office:value-type="float" office:value="0.367815828074687" calcext:value-type="float">
            <text:p>0,3678158281</text:p>
          </table:table-cell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45.73678" calcext:value-type="float">
            <text:p>45,73678</text:p>
          </table:table-cell>
          <table:table-cell table:style-name="ce15" table:formula="of:=([.C13]-[.$G$25])/([.$G$24]-[.$G$25])" office:value-type="float" office:value="0.292212941092689" calcext:value-type="float">
            <text:p>0,2922129411</text:p>
          </table:table-cell>
          <table:table-cell table:style-name="ce7" table:number-columns-repeated="3"/>
          <table:table-cell/>
          <table:table-cell table:style-name="ce15" office:value-type="float" office:value="7" calcext:value-type="float">
            <text:p>7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52.920853" calcext:value-type="float">
            <text:p>52,920853</text:p>
          </table:table-cell>
          <table:table-cell table:style-name="ce18" table:formula="of:=([.K13]-[.$O$25])/([.$O$24]-[.$O$25])" office:value-type="float" office:value="0.43749515139489" calcext:value-type="float">
            <text:p>0,4374951514</text:p>
          </table:table-cell>
          <table:table-cell table:style-name="ce7" table:number-columns-repeated="3"/>
          <table:table-cell/>
          <table:table-cell table:style-name="ce15" office:value-type="float" office:value="7" calcext:value-type="float">
            <text:p>7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4.116335" calcext:value-type="float">
            <text:p>14,116335</text:p>
          </table:table-cell>
          <table:table-cell table:style-name="ce15" table:formula="of:=([.S13]-[.$W$25])/([.$W$24]-[.$W$25])" office:value-type="float" office:value="0.0428414019882046" calcext:value-type="float">
            <text:p>0,042841402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0.00167531097567391" calcext:value-type="float">
            <text:p>0,001675311</text:p>
          </table:table-cell>
          <table:table-cell office:value-type="float" office:value="0.258444852252635" calcext:value-type="float">
            <text:p>0,2584448523</text:p>
          </table:table-cell>
          <table:table-cell office:value-type="float" office:value="0.571504365604876" calcext:value-type="float">
            <text:p>0,5715043656</text:p>
          </table:table-cell>
          <table:table-cell office:value-type="float" office:value="0.0795559242434944" calcext:value-type="float">
            <text:p>0,0795559242</text:p>
          </table:table-cell>
          <table:table-cell office:value-type="float" office:value="0.0930172175024561" calcext:value-type="float">
            <text:p>0,0930172175</text:p>
          </table:table-cell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2.032928" calcext:value-type="float">
            <text:p>12,032928</text:p>
          </table:table-cell>
          <table:table-cell table:style-name="ce15" table:formula="of:=([.C14]-[.$G$25])/([.$G$24]-[.$G$25])" office:value-type="float" office:value="0.0385998109902676" calcext:value-type="float">
            <text:p>0,038599811</text:p>
          </table:table-cell>
          <table:table-cell table:style-name="ce7" table:number-columns-repeated="3"/>
          <table:table-cell/>
          <table:table-cell table:style-name="ce15" office:value-type="float" office:value="8" calcext:value-type="float">
            <text:p>8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2.116474" calcext:value-type="float">
            <text:p>12,116474</text:p>
          </table:table-cell>
          <table:table-cell table:style-name="ce18" table:formula="of:=([.K14]-[.$O$25])/([.$O$24]-[.$O$25])" office:value-type="float" office:value="0.0642479956057425" calcext:value-type="float">
            <text:p>0,0642479956</text:p>
          </table:table-cell>
          <table:table-cell table:style-name="ce7" table:number-columns-repeated="3"/>
          <table:table-cell/>
          <table:table-cell table:style-name="ce15" office:value-type="float" office:value="8" calcext:value-type="float">
            <text:p>8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0.534825" calcext:value-type="float">
            <text:p>10,534825</text:p>
          </table:table-cell>
          <table:table-cell table:style-name="ce15" table:formula="of:=([.S14]-[.$W$25])/([.$W$24]-[.$W$25])" office:value-type="float" office:value="0.00167531097567391" calcext:value-type="float">
            <text:p>0,001675311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.00136490238994208" calcext:value-type="float">
            <text:p>0,0013649024</text:p>
          </table:table-cell>
          <table:table-cell office:value-type="float" office:value="0.104943501566148" calcext:value-type="float">
            <text:p>0,1049435016</text:p>
          </table:table-cell>
          <table:table-cell office:value-type="float" office:value="0.535747834378065" calcext:value-type="float">
            <text:p>0,5357478344</text:p>
          </table:table-cell>
          <table:table-cell office:value-type="float" office:value="0.00250563733940305" calcext:value-type="float">
            <text:p>0,0025056373</text:p>
          </table:table-cell>
          <table:table-cell office:value-type="float" office:value="0.0922582354399497" calcext:value-type="float">
            <text:p>0,0922582354</text:p>
          </table:table-cell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.532393" calcext:value-type="float">
            <text:p>8,532393</text:p>
          </table:table-cell>
          <table:table-cell table:style-name="ce15" table:formula="of:=([.C15]-[.$G$25])/([.$G$24]-[.$G$25])" office:value-type="float" office:value="0.0122591530030714" calcext:value-type="float">
            <text:p>0,012259153</text:p>
          </table:table-cell>
          <table:table-cell table:style-name="ce7" table:number-columns-repeated="3"/>
          <table:table-cell/>
          <table:table-cell table:style-name="ce15" office:value-type="float" office:value="9" calcext:value-type="float">
            <text:p>9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5.8302407" calcext:value-type="float">
            <text:p>5,8302407</text:p>
          </table:table-cell>
          <table:table-cell table:style-name="ce18" table:formula="of:=([.K15]-[.$O$25])/([.$O$24]-[.$O$25])" office:value-type="float" office:value="0.00674635589565089" calcext:value-type="float">
            <text:p>0,0067463559</text:p>
          </table:table-cell>
          <table:table-cell table:style-name="ce7" table:number-columns-repeated="3"/>
          <table:table-cell/>
          <table:table-cell table:style-name="ce15" office:value-type="float" office:value="9" calcext:value-type="float">
            <text:p>9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0.507819" calcext:value-type="float">
            <text:p>10,507819</text:p>
          </table:table-cell>
          <table:table-cell table:style-name="ce15" table:formula="of:=([.S15]-[.$W$25])/([.$W$24]-[.$W$25])" office:value-type="float" office:value="0.00136490238994208" calcext:value-type="float">
            <text:p>0,0013649024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11536483971304" calcext:value-type="float">
            <text:p>0,0211536484</text:p>
          </table:table-cell>
          <table:table-cell office:value-type="float" office:value="0.116740660455602" calcext:value-type="float">
            <text:p>0,1167406605</text:p>
          </table:table-cell>
          <table:table-cell office:value-type="float" office:value="0.00212501831601612" calcext:value-type="float">
            <text:p>0,0021250183</text:p>
          </table:table-cell>
          <table:table-cell office:value-type="float" office:value="0.0857960310047082" calcext:value-type="float">
            <text:p>0,085796031</text:p>
          </table:table-cell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8.388483" calcext:value-type="float">
            <text:p>8,388483</text:p>
          </table:table-cell>
          <table:table-cell table:style-name="ce15" table:formula="of:=([.C16]-[.$G$25])/([.$G$24]-[.$G$25])" office:value-type="float" office:value="0.0111762659326843" calcext:value-type="float">
            <text:p>0,0111762659</text:p>
          </table:table-cell>
          <table:table-cell table:style-name="ce7" table:number-columns-repeated="3"/>
          <table:table-cell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5.092711" calcext:value-type="float">
            <text:p>5,092711</text:p>
          </table:table-cell>
          <table:table-cell table:style-name="ce18" table:formula="of:=([.K16]-[.$O$25])/([.$O$24]-[.$O$25])" office:value-type="float" office:value="0" calcext:value-type="float">
            <text:p>0</text:p>
          </table:table-cell>
          <table:table-cell table:style-name="ce7" table:number-columns-repeated="3"/>
          <table:table-cell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0.3890705" calcext:value-type="float">
            <text:p>10,3890705</text:p>
          </table:table-cell>
          <table:table-cell table:style-name="ce15" table:formula="of:=([.S16]-[.$W$25])/([.$W$24]-[.$W$2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7.5674105" calcext:value-type="float">
            <text:p>7,5674105</text:p>
          </table:table-cell>
          <table:table-cell table:style-name="ce15" table:formula="of:=([.C17]-[.$G$25])/([.$G$24]-[.$G$25])" office:value-type="float" office:value="0.00499789893872703" calcext:value-type="float">
            <text:p>0,0049978989</text:p>
          </table:table-cell>
          <table:table-cell table:style-name="ce7" table:number-columns-repeated="3"/>
          <table:table-cell/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14.41539" calcext:value-type="float">
            <text:p>114,41539</text:p>
          </table:table-cell>
          <table:table-cell table:style-name="ce18" table:formula="of:=([.K17]-[.$O$25])/([.$O$24]-[.$O$25])" office:value-type="float" office:value="1" calcext:value-type="float">
            <text:p>1</text:p>
          </table:table-cell>
          <table:table-cell table:style-name="ce7" table:number-columns-repeated="3"/>
          <table:table-cell/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97.39053" calcext:value-type="float">
            <text:p>97,39053</text:p>
          </table:table-cell>
          <table:table-cell table:style-name="ce15" table:formula="of:=([.S17]-[.$W$25])/([.$W$24]-[.$W$25])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0.163566985907863" calcext:value-type="float">
            <text:p>0,163566985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6.903216" calcext:value-type="float">
            <text:p>6,903216</text:p>
          </table:table-cell>
          <table:table-cell table:style-name="ce15" table:formula="of:=([.C18]-[.$G$25])/([.$G$24]-[.$G$25])" office:value-type="float" office:value="0" calcext:value-type="float">
            <text:p>0</text:p>
          </table:table-cell>
          <table:table-cell table:style-name="ce7" table:number-columns-repeated="3"/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29.720085" calcext:value-type="float">
            <text:p>29,720085</text:p>
          </table:table-cell>
          <table:table-cell table:style-name="ce18" table:formula="of:=([.K18]-[.$O$25])/([.$O$24]-[.$O$25])" office:value-type="float" office:value="0.225272324327142" calcext:value-type="float">
            <text:p>0,2252723243</text:p>
          </table:table-cell>
          <table:table-cell table:style-name="ce7" table:number-columns-repeated="3"/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24.619637" calcext:value-type="float">
            <text:p>24,619637</text:p>
          </table:table-cell>
          <table:table-cell table:style-name="ce15" table:formula="of:=([.S18]-[.$W$25])/([.$W$24]-[.$W$25])" office:value-type="float" office:value="0.163566985907863" calcext:value-type="float">
            <text:p>0,1635669859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0.161646179050594" calcext:value-type="float">
            <text:p>0,1616461791</text:p>
          </table:table-cell>
          <table:table-cell office:value-type="float" office:value="0.203669840795839" calcext:value-type="float">
            <text:p>0,2036698408</text:p>
          </table:table-cell>
          <table:table-cell office:value-type="float" office:value="0.267890788928569" calcext:value-type="float">
            <text:p>0,2678907889</text:p>
          </table:table-cell>
          <table:table-cell office:value-type="float" office:value="0.281483141801371" calcext:value-type="float">
            <text:p>0,2814831418</text:p>
          </table:table-cell>
          <table:table-cell office:value-type="float" office:value="0.256771258173416" calcext:value-type="float">
            <text:p>0,2567712582</text:p>
          </table:table-cell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139.79796" calcext:value-type="float">
            <text:p>139,79796</text:p>
          </table:table-cell>
          <table:table-cell table:style-name="ce15" table:formula="of:=([.C19]-[.$G$25])/([.$G$24]-[.$G$25])" office:value-type="float" office:value="1" calcext:value-type="float">
            <text:p>1</text:p>
          </table:table-cell>
          <table:table-cell table:style-name="ce7" table:number-columns-repeated="3"/>
          <table:table-cell/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31.811243" calcext:value-type="float">
            <text:p>31,811243</text:p>
          </table:table-cell>
          <table:table-cell table:style-name="ce18" table:formula="of:=([.K19]-[.$O$25])/([.$O$24]-[.$O$25])" office:value-type="float" office:value="0.244400633467828" calcext:value-type="float">
            <text:p>0,2444006335</text:p>
          </table:table-cell>
          <table:table-cell table:style-name="ce7" table:number-columns-repeated="3"/>
          <table:table-cell/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24.452524" calcext:value-type="float">
            <text:p>24,452524</text:p>
          </table:table-cell>
          <table:table-cell table:style-name="ce15" table:formula="of:=([.S19]-[.$W$25])/([.$W$24]-[.$W$25])" office:value-type="float" office:value="0.161646179050594" calcext:value-type="float">
            <text:p>0,1616461791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0.171350453034641" calcext:value-type="float">
            <text:p>0,171350453</text:p>
          </table:table-cell>
          <table:table-cell office:value-type="float" office:value="0.228048862404205" calcext:value-type="float">
            <text:p>0,2280488624</text:p>
          </table:table-cell>
          <table:table-cell office:value-type="float" office:value="0.255340258436234" calcext:value-type="float">
            <text:p>0,2553402584</text:p>
          </table:table-cell>
          <table:table-cell office:value-type="float" office:value="0.277733114801847" calcext:value-type="float">
            <text:p>0,2777331148</text:p>
          </table:table-cell>
          <table:table-cell office:value-type="float" office:value="0.218110808824904" calcext:value-type="float">
            <text:p>0,2181108088</text:p>
          </table:table-cell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50.31997" calcext:value-type="float">
            <text:p>50,31997</text:p>
          </table:table-cell>
          <table:table-cell table:style-name="ce15" table:formula="of:=([.C20]-[.$G$25])/([.$G$24]-[.$G$25])" office:value-type="float" office:value="0.326700309532181" calcext:value-type="float">
            <text:p>0,3267003095</text:p>
          </table:table-cell>
          <table:table-cell table:style-name="ce7" table:number-columns-repeated="3"/>
          <table:table-cell/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45.88894" calcext:value-type="float">
            <text:p>45,88894</text:p>
          </table:table-cell>
          <table:table-cell table:style-name="ce18" table:formula="of:=([.K20]-[.$O$25])/([.$O$24]-[.$O$25])" office:value-type="float" office:value="0.373172605841465" calcext:value-type="float">
            <text:p>0,3731726058</text:p>
          </table:table-cell>
          <table:table-cell table:style-name="ce7" table:number-columns-repeated="3"/>
          <table:table-cell/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25.29681" calcext:value-type="float">
            <text:p>25,29681</text:p>
          </table:table-cell>
          <table:table-cell table:style-name="ce15" table:formula="of:=([.S20]-[.$W$25])/([.$W$24]-[.$W$25])" office:value-type="float" office:value="0.171350453034641" calcext:value-type="float">
            <text:p>0,171350453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0.164140033765755" calcext:value-type="float">
            <text:p>0,1641400338</text:p>
          </table:table-cell>
          <table:table-cell office:value-type="float" office:value="0.238434945327576" calcext:value-type="float">
            <text:p>0,2384349453</text:p>
          </table:table-cell>
          <table:table-cell office:value-type="float" office:value="0.265152009374188" calcext:value-type="float">
            <text:p>0,2651520094</text:p>
          </table:table-cell>
          <table:table-cell office:value-type="float" office:value="0.291771057916833" calcext:value-type="float">
            <text:p>0,2917710579</text:p>
          </table:table-cell>
          <table:table-cell office:value-type="float" office:value="0.246279139951676" calcext:value-type="float">
            <text:p>0,24627914</text:p>
          </table:table-cell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52.171333" calcext:value-type="float">
            <text:p>52,171333</text:p>
          </table:table-cell>
          <table:table-cell table:style-name="ce15" table:formula="of:=([.C21]-[.$G$25])/([.$G$24]-[.$G$25])" office:value-type="float" office:value="0.340631357098667" calcext:value-type="float">
            <text:p>0,3406313571</text:p>
          </table:table-cell>
          <table:table-cell table:style-name="ce7" table:number-columns-repeated="3"/>
          <table:table-cell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49.008087" calcext:value-type="float">
            <text:p>49,008087</text:p>
          </table:table-cell>
          <table:table-cell table:style-name="ce18" table:formula="of:=([.K21]-[.$O$25])/([.$O$24]-[.$O$25])" office:value-type="float" office:value="0.401704169726759" calcext:value-type="float">
            <text:p>0,4017041697</text:p>
          </table:table-cell>
          <table:table-cell table:style-name="ce7" table:number-columns-repeated="3"/>
          <table:table-cell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24.669493" calcext:value-type="float">
            <text:p>24,669493</text:p>
          </table:table-cell>
          <table:table-cell table:style-name="ce15" table:formula="of:=([.S21]-[.$W$25])/([.$W$24]-[.$W$25])" office:value-type="float" office:value="0.164140033765755" calcext:value-type="float">
            <text:p>0,1641400338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0.174448964272835" calcext:value-type="float">
            <text:p>0,1744489643</text:p>
          </table:table-cell>
          <table:table-cell office:value-type="float" office:value="0.24301413293869" calcext:value-type="float">
            <text:p>0,2430141329</text:p>
          </table:table-cell>
          <table:table-cell office:value-type="float" office:value="0.274305622791337" calcext:value-type="float">
            <text:p>0,2743056228</text:p>
          </table:table-cell>
          <table:table-cell office:value-type="float" office:value="0.245228522273547" calcext:value-type="float">
            <text:p>0,2452285223</text:p>
          </table:table-cell>
          <table:table-cell office:value-type="float" office:value="0.23206268129299" calcext:value-type="float">
            <text:p>0,2320626813</text:p>
          </table:table-cell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63.85381" calcext:value-type="float">
            <text:p>63,85381</text:p>
          </table:table-cell>
          <table:table-cell table:style-name="ce15" table:formula="of:=([.C22]-[.$G$25])/([.$G$24]-[.$G$25])" office:value-type="float" office:value="0.428539100086607" calcext:value-type="float">
            <text:p>0,4285391001</text:p>
          </table:table-cell>
          <table:table-cell table:style-name="ce7" table:number-columns-repeated="3"/>
          <table:table-cell/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7.349678" calcext:value-type="float">
            <text:p>37,349678</text:p>
          </table:table-cell>
          <table:table-cell table:style-name="ce18" table:formula="of:=([.K22]-[.$O$25])/([.$O$24]-[.$O$25])" office:value-type="float" office:value="0.295061988007081" calcext:value-type="float">
            <text:p>0,295061988</text:p>
          </table:table-cell>
          <table:table-cell table:style-name="ce7" table:number-columns-repeated="3"/>
          <table:table-cell/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25.566385" calcext:value-type="float">
            <text:p>25,566385</text:p>
          </table:table-cell>
          <table:table-cell table:style-name="ce15" table:formula="of:=([.S22]-[.$W$25])/([.$W$24]-[.$W$25])" office:value-type="float" office:value="0.174448964272835" calcext:value-type="float">
            <text:p>0,1744489643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0.160463750610988" calcext:value-type="float">
            <text:p>0,1604637506</text:p>
          </table:table-cell>
          <table:table-cell office:value-type="float" office:value="0.21936172355964" calcext:value-type="float">
            <text:p>0,2193617236</text:p>
          </table:table-cell>
          <table:table-cell office:value-type="float" office:value="0.213262860481624" calcext:value-type="float">
            <text:p>0,2132628605</text:p>
          </table:table-cell>
          <table:table-cell office:value-type="float" office:value="0.276061097310215" calcext:value-type="float">
            <text:p>0,2760610973</text:p>
          </table:table-cell>
          <table:table-cell office:value-type="float" office:value="0.25336499060511" calcext:value-type="float">
            <text:p>0,2533649906</text:p>
          </table:table-cell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52.986862" calcext:value-type="float">
            <text:p>52,986862</text:p>
          </table:table-cell>
          <table:table-cell table:style-name="ce15" table:formula="of:=([.C23]-[.$G$25])/([.$G$24]-[.$G$25])" office:value-type="float" office:value="0.346768010629525" calcext:value-type="float">
            <text:p>0,3467680106</text:p>
          </table:table-cell>
          <table:table-cell table:style-name="ce7" table:number-columns-repeated="3"/>
          <table:table-cell/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51.324844" calcext:value-type="float">
            <text:p>51,324844</text:p>
          </table:table-cell>
          <table:table-cell table:style-name="ce18" table:formula="of:=([.K23]-[.$O$25])/([.$O$24]-[.$O$25])" office:value-type="float" office:value="0.422896085449937" calcext:value-type="float">
            <text:p>0,4228960854</text:p>
          </table:table-cell>
          <table:table-cell table:style-name="ce7" table:number-columns-repeated="3"/>
          <table:table-cell/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24.349651" calcext:value-type="float">
            <text:p>24,349651</text:p>
          </table:table-cell>
          <table:table-cell table:style-name="ce15" table:formula="of:=([.S23]-[.$W$25])/([.$W$24]-[.$W$25])" office:value-type="float" office:value="0.160463750610988" calcext:value-type="float">
            <text:p>0,1604637506</text:p>
          </table:table-cell>
          <table:table-cell table:style-name="ce7" table:number-columns-repeated="3"/>
          <table:table-cell table:number-columns-repeated="9"/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0.133870805925963" calcext:value-type="float">
            <text:p>0,1338708059</text:p>
          </table:table-cell>
          <table:table-cell office:value-type="float" office:value="0.23953480390984" calcext:value-type="float">
            <text:p>0,2395348039</text:p>
          </table:table-cell>
          <table:table-cell office:value-type="float" office:value="0.233601209507439" calcext:value-type="float">
            <text:p>0,2336012095</text:p>
          </table:table-cell>
          <table:table-cell office:value-type="float" office:value="0.279569550011208" calcext:value-type="float">
            <text:p>0,27956955</text:p>
          </table:table-cell>
          <table:table-cell office:value-type="float" office:value="0.222306360794226" calcext:value-type="float">
            <text:p>0,2223063608</text:p>
          </table:table-cell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44.319885" calcext:value-type="float">
            <text:p>44,319885</text:p>
          </table:table-cell>
          <table:table-cell table:style-name="ce15" table:formula="of:=([.C24]-[.$G$25])/([.$G$24]-[.$G$25])" office:value-type="float" office:value="0.281551157508532" calcext:value-type="float">
            <text:p>0,2815511575</text:p>
          </table:table-cell>
          <table:table-cell table:style-name="ce7"/>
          <table:table-cell table:style-name="ce7" office:value-type="string" calcext:value-type="string">
            <text:p>Max</text:p>
          </table:table-cell>
          <table:table-cell table:style-name="ce7" table:formula="of:=MAX([Tests.C7:.C26])" office:value-type="float" office:value="139.79796" calcext:value-type="float">
            <text:p>139,79796</text:p>
          </table:table-cell>
          <table:table-cell/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21.986649" calcext:value-type="float">
            <text:p>21,986649</text:p>
          </table:table-cell>
          <table:table-cell table:style-name="ce18" table:formula="of:=([.K24]-[.$O$25])/([.$O$24]-[.$O$25])" office:value-type="float" office:value="0.154532784546928" calcext:value-type="float">
            <text:p>0,1545327845</text:p>
          </table:table-cell>
          <table:table-cell table:style-name="ce7"/>
          <table:table-cell table:style-name="ce7" office:value-type="string" calcext:value-type="string">
            <text:p>Max</text:p>
          </table:table-cell>
          <table:table-cell table:style-name="ce7" table:formula="of:=MAX([Tests.K7:.K26])" office:value-type="float" office:value="114.41539" calcext:value-type="float">
            <text:p>114,41539</text:p>
          </table:table-cell>
          <table:table-cell/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22.036026" calcext:value-type="float">
            <text:p>22,036026</text:p>
          </table:table-cell>
          <table:table-cell table:style-name="ce15" table:formula="of:=([.S24]-[.$W$25])/([.$W$24]-[.$W$25])" office:value-type="float" office:value="0.133870805925963" calcext:value-type="float">
            <text:p>0,1338708059</text:p>
          </table:table-cell>
          <table:table-cell table:style-name="ce7"/>
          <table:table-cell table:style-name="ce7" office:value-type="string" calcext:value-type="string">
            <text:p>Max</text:p>
          </table:table-cell>
          <table:table-cell table:style-name="ce7" table:formula="of:=MAX([Tests.S7:.S26])" office:value-type="float" office:value="97.39053" calcext:value-type="float">
            <text:p>97,39053</text:p>
          </table:table-cell>
          <table:table-cell table:number-columns-repeated="9"/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0.133136036643155" calcext:value-type="float">
            <text:p>0,1331360366</text:p>
          </table:table-cell>
          <table:table-cell office:value-type="float" office:value="0.22348522608481" calcext:value-type="float">
            <text:p>0,2234852261</text:p>
          </table:table-cell>
          <table:table-cell office:value-type="float" office:value="0.249150307585412" calcext:value-type="float">
            <text:p>0,2491503076</text:p>
          </table:table-cell>
          <table:table-cell office:value-type="float" office:value="0.28383309960188" calcext:value-type="float">
            <text:p>0,2838330996</text:p>
          </table:table-cell>
          <table:table-cell office:value-type="float" office:value="0.225680761628644" calcext:value-type="float">
            <text:p>0,2256807616</text:p>
          </table:table-cell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55.94819" calcext:value-type="float">
            <text:p>55,94819</text:p>
          </table:table-cell>
          <table:table-cell table:style-name="ce15" table:formula="of:=([.C25]-[.$G$25])/([.$G$24]-[.$G$25])" office:value-type="float" office:value="0.369051269627337" calcext:value-type="float">
            <text:p>0,3690512696</text:p>
          </table:table-cell>
          <table:table-cell table:style-name="ce7"/>
          <table:table-cell office:value-type="string" calcext:value-type="string">
            <text:p>Min</text:p>
          </table:table-cell>
          <table:table-cell table:formula="of:=MIN([Tests.C7:.C26])" office:value-type="float" office:value="6.903216" calcext:value-type="float">
            <text:p>6,903216</text:p>
          </table:table-cell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28.82927" calcext:value-type="float">
            <text:p>28,82927</text:p>
          </table:table-cell>
          <table:table-cell table:style-name="ce18" table:formula="of:=([.K25]-[.$O$25])/([.$O$24]-[.$O$25])" office:value-type="float" office:value="0.217123832100748" calcext:value-type="float">
            <text:p>0,2171238321</text:p>
          </table:table-cell>
          <table:table-cell table:style-name="ce7"/>
          <table:table-cell office:value-type="string" calcext:value-type="string">
            <text:p>Min</text:p>
          </table:table-cell>
          <table:table-cell table:formula="of:=MIN([Tests.K7:.K26])" office:value-type="float" office:value="5.092711" calcext:value-type="float">
            <text:p>5,092711</text:p>
          </table:table-cell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21.9721" calcext:value-type="float">
            <text:p>21,9721</text:p>
          </table:table-cell>
          <table:table-cell table:style-name="ce15" table:formula="of:=([.S25]-[.$W$25])/([.$W$24]-[.$W$25])" office:value-type="float" office:value="0.133136036643155" calcext:value-type="float">
            <text:p>0,1331360366</text:p>
          </table:table-cell>
          <table:table-cell table:style-name="ce7"/>
          <table:table-cell office:value-type="string" calcext:value-type="string">
            <text:p>Min</text:p>
          </table:table-cell>
          <table:table-cell table:formula="of:=MIN([Tests.S7:.S26])" office:value-type="float" office:value="10.3890705" calcext:value-type="float">
            <text:p>10,3890705</text:p>
          </table:table-cell>
          <table:table-cell table:number-columns-repeated="9"/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0.180075444596421" calcext:value-type="float">
            <text:p>0,1800754446</text:p>
          </table:table-cell>
          <table:table-cell office:value-type="float" office:value="0.210341099315285" calcext:value-type="float">
            <text:p>0,2103410993</text:p>
          </table:table-cell>
          <table:table-cell office:value-type="float" office:value="0.259441142410994" calcext:value-type="float">
            <text:p>0,2594411424</text:p>
          </table:table-cell>
          <table:table-cell office:value-type="float" office:value="0.287060781375432" calcext:value-type="float">
            <text:p>0,2870607814</text:p>
          </table:table-cell>
          <table:table-cell office:value-type="float" office:value="0.231866349672814" calcext:value-type="float">
            <text:p>0,2318663497</text:p>
          </table:table-cell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39.422565" calcext:value-type="float">
            <text:p>39,422565</text:p>
          </table:table-cell>
          <table:table-cell table:style-name="ce15" table:formula="of:=([.C26]-[.$G$25])/([.$G$24]-[.$G$25])" office:value-type="float" office:value="0.244700038701305" calcext:value-type="float">
            <text:p>0,2447000387</text:p>
          </table:table-cell>
          <table:table-cell table:style-name="ce7"/>
          <table:table-cell table:style-name="ce7" office:value-type="string" calcext:value-type="string">
            <text:p>Max – Min</text:p>
          </table:table-cell>
          <table:table-cell table:style-name="ce7" table:formula="of:=[Tests.G24]-MIN([Tests.C7:.C26])" office:value-type="float" office:value="132.894744" calcext:value-type="float">
            <text:p>132,894744</text:p>
          </table:table-cell>
          <table:table-cell office:value-type="string" calcext:value-type="string">
            <text:p>&gt; 1g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23.094337" calcext:value-type="float">
            <text:p>23,094337</text:p>
          </table:table-cell>
          <table:table-cell table:style-name="ce18" table:formula="of:=([.K26]-[.$O$25])/([.$O$24]-[.$O$25])" office:value-type="float" office:value="0.164665064602012" calcext:value-type="float">
            <text:p>0,1646650646</text:p>
          </table:table-cell>
          <table:table-cell table:style-name="ce7"/>
          <table:table-cell table:style-name="ce7" office:value-type="string" calcext:value-type="string">
            <text:p>Max – Min</text:p>
          </table:table-cell>
          <table:table-cell table:style-name="ce7" table:formula="of:=[Tests.O24]-MIN([Tests.K7:.K26])" office:value-type="float" office:value="109.322679" calcext:value-type="float">
            <text:p>109,322679</text:p>
          </table:table-cell>
          <table:table-cell office:value-type="string" calcext:value-type="string">
            <text:p>&gt; 1g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26.055897" calcext:value-type="float">
            <text:p>26,055897</text:p>
          </table:table-cell>
          <table:table-cell table:style-name="ce15" table:formula="of:=([.S26]-[.$W$25])/([.$W$24]-[.$W$25])" office:value-type="float" office:value="0.180075444596421" calcext:value-type="float">
            <text:p>0,1800754446</text:p>
          </table:table-cell>
          <table:table-cell table:style-name="ce7"/>
          <table:table-cell table:style-name="ce7" office:value-type="string" calcext:value-type="string">
            <text:p>Max – Min</text:p>
          </table:table-cell>
          <table:table-cell table:style-name="ce7" table:formula="of:=[Tests.W24]-MIN([Tests.S7:.S26])" office:value-type="float" office:value="87.0014595" calcext:value-type="float">
            <text:p>87,0014595</text:p>
          </table:table-cell>
          <table:table-cell office:value-type="string" calcext:value-type="string">
            <text:p>&gt; 1g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3.92095" calcext:value-type="float">
            <text:p>43,92095</text:p>
          </table:table-cell>
          <table:table-cell table:formula="of:==([.C26]-[.$G$45])/([.$G$44]-[.$G$45])" office:value-type="float" office:value="0.212415930500297" calcext:value-type="float">
            <text:p>0,2124159305</text:p>
          </table:table-cell>
          <table:table-cell table:style-name="ce7" table:number-columns-repeated="3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.57553" calcext:value-type="float">
            <text:p>52,57553</text:p>
          </table:table-cell>
          <table:table-cell table:style-name="ce19" table:formula="of:=([.K26]-[.$O$45])/([.$O$44]-[.$O$45])" office:value-type="float" office:value="0.0947854128023382" calcext:value-type="float">
            <text:p>0,0947854128</text:p>
          </table:table-cell>
          <table:table-cell table:style-name="ce7" table:number-columns-repeated="3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63757" calcext:value-type="float">
            <text:p>30,63757</text:p>
          </table:table-cell>
          <table:table-cell table:style-name="ce19" table:formula="of:=([.S26]-[.$W$45])/([.$W$44]-[.$W$45])" office:value-type="float" office:value="0.362201719642802" calcext:value-type="float">
            <text:p>0,3622017196</text:p>
          </table:table-cell>
          <table:table-cell table:style-name="ce7" table:number-columns-repeated="3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63.517693" calcext:value-type="float">
            <text:p>63,517693</text:p>
          </table:table-cell>
          <table:table-cell table:formula="of:==([.C27]-[.$G$45])/([.$G$44]-[.$G$45])" office:value-type="float" office:value="0.251491419281923" calcext:value-type="float">
            <text:p>0,2514914193</text:p>
          </table:table-cell>
          <table:table-cell table:style-name="ce7"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3.25544" calcext:value-type="float">
            <text:p>63,25544</text:p>
          </table:table-cell>
          <table:table-cell table:style-name="ce19" table:formula="of:=([.K27]-[.$O$45])/([.$O$44]-[.$O$45])" office:value-type="float" office:value="0.356184985417145" calcext:value-type="float">
            <text:p>0,3561849854</text:p>
          </table:table-cell>
          <table:table-cell table:style-name="ce7"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.122725" calcext:value-type="float">
            <text:p>31,122725</text:p>
          </table:table-cell>
          <table:table-cell table:style-name="ce19" table:formula="of:=([.S27]-[.$W$45])/([.$W$44]-[.$W$45])" office:value-type="float" office:value="0.432538277765981" calcext:value-type="float">
            <text:p>0,4325382778</text:p>
          </table:table-cell>
          <table:table-cell table:style-name="ce7" table:number-columns-repeated="3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65.100044" calcext:value-type="float">
            <text:p>65,100044</text:p>
          </table:table-cell>
          <table:table-cell table:formula="of:==([.C28]-[.$G$45])/([.$G$44]-[.$G$45])" office:value-type="float" office:value="0.421719692596212" calcext:value-type="float">
            <text:p>0,4217196926</text:p>
          </table:table-cell>
          <table:table-cell table:style-name="ce7"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3.292645" calcext:value-type="float">
            <text:p>63,292645</text:p>
          </table:table-cell>
          <table:table-cell table:style-name="ce19" table:formula="of:=([.K28]-[.$O$45])/([.$O$44]-[.$O$45])" office:value-type="float" office:value="0.450880064736514" calcext:value-type="float">
            <text:p>0,4508800647</text:p>
          </table:table-cell>
          <table:table-cell table:style-name="ce7"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2.64231" calcext:value-type="float">
            <text:p>32,64231</text:p>
          </table:table-cell>
          <table:table-cell table:style-name="ce19" table:formula="of:=([.S28]-[.$W$45])/([.$W$44]-[.$W$45])" office:value-type="float" office:value="0.439986241175035" calcext:value-type="float">
            <text:p>0,4399862412</text:p>
          </table:table-cell>
          <table:table-cell table:style-name="ce7" table:number-columns-repeated="3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65.277145" calcext:value-type="float">
            <text:p>65,277145</text:p>
          </table:table-cell>
          <table:table-cell table:formula="of:==([.C29]-[.$G$45])/([.$G$44]-[.$G$45])" office:value-type="float" office:value="0.435464878646115" calcext:value-type="float">
            <text:p>0,4354648786</text:p>
          </table:table-cell>
          <table:table-cell table:style-name="ce7" table:number-columns-repeated="3"/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3.51182" calcext:value-type="float">
            <text:p>63,51182</text:p>
          </table:table-cell>
          <table:table-cell table:style-name="ce19" table:formula="of:=([.K29]-[.$O$45])/([.$O$44]-[.$O$45])" office:value-type="float" office:value="0.451209948642471" calcext:value-type="float">
            <text:p>0,4512099486</text:p>
          </table:table-cell>
          <table:table-cell table:style-name="ce7" table:number-columns-repeated="3"/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3.608555" calcext:value-type="float">
            <text:p>33,608555</text:p>
          </table:table-cell>
          <table:table-cell table:style-name="ce19" table:formula="of:=([.S29]-[.$W$45])/([.$W$44]-[.$W$45])" office:value-type="float" office:value="0.463314483647951" calcext:value-type="float">
            <text:p>0,4633144836</text:p>
          </table:table-cell>
          <table:table-cell table:style-name="ce7" table:number-columns-repeated="3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65.975555" calcext:value-type="float">
            <text:p>65,975555</text:p>
          </table:table-cell>
          <table:table-cell table:formula="of:==([.C30]-[.$G$45])/([.$G$44]-[.$G$45])" office:value-type="float" office:value="0.437003277013243" calcext:value-type="float">
            <text:p>0,43700327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63.523895" calcext:value-type="float">
            <text:p>63,523895</text:p>
          </table:table-cell>
          <table:table-cell table:style-name="ce19" table:formula="of:=([.K30]-[.$O$45])/([.$O$44]-[.$O$45])" office:value-type="float" office:value="0.453153297791464" calcext:value-type="float">
            <text:p>0,453153297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4.017628" calcext:value-type="float">
            <text:p>34,017628</text:p>
          </table:table-cell>
          <table:table-cell table:style-name="ce19" table:formula="of:=([.S30]-[.$W$45])/([.$W$44]-[.$W$45])" office:value-type="float" office:value="0.478148005726836" calcext:value-type="float">
            <text:p>0,478148005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.98372" calcext:value-type="float">
            <text:p>65,98372</text:p>
          </table:table-cell>
          <table:table-cell table:formula="of:==([.C31]-[.$G$45])/([.$G$44]-[.$G$45])" office:value-type="float" office:value="0.443070057006502" calcext:value-type="float">
            <text:p>0,44307005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1.005646" calcext:value-type="float">
            <text:p>21,005646</text:p>
          </table:table-cell>
          <table:table-cell table:style-name="ce19" table:formula="of:=([.K31]-[.$O$45])/([.$O$44]-[.$O$45])" office:value-type="float" office:value="0.453260362652758" calcext:value-type="float">
            <text:p>0,453260362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0.096819" calcext:value-type="float">
            <text:p>20,096819</text:p>
          </table:table-cell>
          <table:table-cell table:style-name="ce19" table:formula="of:=([.S31]-[.$W$45])/([.$W$44]-[.$W$45])" office:value-type="float" office:value="0.48442797962308" calcext:value-type="float">
            <text:p>0,4844279796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6.651257" calcext:value-type="float">
            <text:p>56,651257</text:p>
          </table:table-cell>
          <table:table-cell table:formula="of:==([.C32]-[.$G$45])/([.$G$44]-[.$G$45])" office:value-type="float" office:value="0.443140982764502" calcext:value-type="float">
            <text:p>0,443140982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9.874271" calcext:value-type="float">
            <text:p>19,874271</text:p>
          </table:table-cell>
          <table:table-cell table:style-name="ce19" table:formula="of:=([.K32]-[.$O$45])/([.$O$44]-[.$O$45])" office:value-type="float" office:value="0.0762657099285639" calcext:value-type="float">
            <text:p>0,076265709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9.297249" calcext:value-type="float">
            <text:p>19,297249</text:p>
          </table:table-cell>
          <table:table-cell table:style-name="ce19" table:formula="of:=([.S32]-[.$W$45])/([.$W$44]-[.$W$45])" office:value-type="float" office:value="0.270719626506177" calcext:value-type="float">
            <text:p>0,270719626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1.923286" calcext:value-type="float">
            <text:p>51,923286</text:p>
          </table:table-cell>
          <table:table-cell table:formula="of:==([.C33]-[.$G$45])/([.$G$44]-[.$G$45])" office:value-type="float" office:value="0.362073987996061" calcext:value-type="float">
            <text:p>0,36207398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3.363414" calcext:value-type="float">
            <text:p>13,363414</text:p>
          </table:table-cell>
          <table:table-cell table:style-name="ce19" table:formula="of:=([.K33]-[.$O$45])/([.$O$44]-[.$O$45])" office:value-type="float" office:value="0.0662341979247221" calcext:value-type="float">
            <text:p>0,066234197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9.298281" calcext:value-type="float">
            <text:p>9,298281</text:p>
          </table:table-cell>
          <table:table-cell table:style-name="ce19" table:formula="of:=([.S33]-[.$W$45])/([.$W$44]-[.$W$45])" office:value-type="float" office:value="0.258444852252635" calcext:value-type="float">
            <text:p>0,2584448523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47.52569" calcext:value-type="float">
            <text:p>47,52569</text:p>
          </table:table-cell>
          <table:table-cell table:formula="of:==([.C34]-[.$G$45])/([.$G$44]-[.$G$45])" office:value-type="float" office:value="0.321004186773989" calcext:value-type="float">
            <text:p>0,321004186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2.572622" calcext:value-type="float">
            <text:p>12,572622</text:p>
          </table:table-cell>
          <table:table-cell table:style-name="ce19" table:formula="of:=([.K34]-[.$O$45])/([.$O$44]-[.$O$45])" office:value-type="float" office:value="0.00850467398191137" calcext:value-type="float">
            <text:p>0,00850467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.84027" calcext:value-type="float">
            <text:p>3,84027</text:p>
          </table:table-cell>
          <table:table-cell table:style-name="ce19" table:formula="of:=([.S34]-[.$W$45])/([.$W$44]-[.$W$45])" office:value-type="float" office:value="0.104943501566148" calcext:value-type="float">
            <text:p>0,1049435016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1.088085" calcext:value-type="float">
            <text:p>21,088085</text:p>
          </table:table-cell>
          <table:table-cell table:formula="of:==([.C35]-[.$G$45])/([.$G$44]-[.$G$45])" office:value-type="float" office:value="0.282804207633893" calcext:value-type="float">
            <text:p>0,282804207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2.404239" calcext:value-type="float">
            <text:p>12,404239</text:p>
          </table:table-cell>
          <table:table-cell table:style-name="ce19" table:formula="of:=([.K35]-[.$O$45])/([.$O$44]-[.$O$45])" office:value-type="float" office:value="0.00149299399910983" calcext:value-type="float">
            <text:p>0,00149299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.4623365" calcext:value-type="float">
            <text:p>2,4623365</text:p>
          </table:table-cell>
          <table:table-cell table:style-name="ce19" table:formula="of:=([.S35]-[.$W$45])/([.$W$44]-[.$W$45])" office:value-type="float" office:value="0.0211536483971304" calcext:value-type="float">
            <text:p>0,0211536484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6.720388" calcext:value-type="float">
            <text:p>16,720388</text:p>
          </table:table-cell>
          <table:table-cell table:formula="of:==([.C36]-[.$G$45])/([.$G$44]-[.$G$45])" office:value-type="float" office:value="0.053152379791112" calcext:value-type="float">
            <text:p>0,0531523798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25.18634" calcext:value-type="float">
            <text:p>125,18634</text:p>
          </table:table-cell>
          <table:table-cell table:style-name="ce19" table:formula="of:=([.K36]-[.$O$45])/([.$O$44]-[.$O$45])"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67.60162" calcext:value-type="float">
            <text:p>67,60162</text:p>
          </table:table-cell>
          <table:table-cell table:style-name="ce19" table:formula="of:=([.S36]-[.$W$45])/([.$W$44]-[.$W$45]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4.969163" calcext:value-type="float">
            <text:p>14,969163</text:p>
          </table:table-cell>
          <table:table-cell table:formula="of:==([.C37]-[.$G$45])/([.$G$44]-[.$G$45])" office:value-type="float" office:value="0.0152121200923447" calcext:value-type="float">
            <text:p>0,015212120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28.741318" calcext:value-type="float">
            <text:p>28,741318</text:p>
          </table:table-cell>
          <table:table-cell table:style-name="ce19" table:formula="of:=([.K37]-[.$O$45])/([.$O$44]-[.$O$45])"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5.729244" calcext:value-type="float">
            <text:p>15,729244</text:p>
          </table:table-cell>
          <table:table-cell table:style-name="ce19" table:formula="of:=([.S37]-[.$W$45])/([.$W$44]-[.$W$45]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30.08954" calcext:value-type="float">
            <text:p>130,08954</text:p>
          </table:table-cell>
          <table:table-cell table:formula="of:==([.C38]-[.$G$45])/([.$G$44]-[.$G$45])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55.437634" calcext:value-type="float">
            <text:p>55,437634</text:p>
          </table:table-cell>
          <table:table-cell table:style-name="ce19" table:formula="of:=([.K38]-[.$O$45])/([.$O$44]-[.$O$45])" office:value-type="float" office:value="0.1448552461352" calcext:value-type="float">
            <text:p>0,14485524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7.317276" calcext:value-type="float">
            <text:p>17,317276</text:p>
          </table:table-cell>
          <table:table-cell table:style-name="ce19" table:formula="of:=([.S38]-[.$W$45])/([.$W$44]-[.$W$45])" office:value-type="float" office:value="0.203669840795839" calcext:value-type="float">
            <text:p>0,2036698408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41.13257" calcext:value-type="float">
            <text:p>41,13257</text:p>
          </table:table-cell>
          <table:table-cell table:formula="of:==([.C39]-[.$G$45])/([.$G$44]-[.$G$45])" office:value-type="float" office:value="1" calcext:value-type="float">
            <text:p>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48.599792" calcext:value-type="float">
            <text:p>48,599792</text:p>
          </table:table-cell>
          <table:table-cell table:style-name="ce19" table:formula="of:=([.K39]-[.$O$45])/([.$O$44]-[.$O$45])" office:value-type="float" office:value="0.381562274673354" calcext:value-type="float">
            <text:p>0,381562274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17.993818" calcext:value-type="float">
            <text:p>17,993818</text:p>
          </table:table-cell>
          <table:table-cell table:style-name="ce19" table:formula="of:=([.S39]-[.$W$45])/([.$W$44]-[.$W$45])" office:value-type="float" office:value="0.228048862404205" calcext:value-type="float">
            <text:p>0,2280488624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46.281494" calcext:value-type="float">
            <text:p>46,281494</text:p>
          </table:table-cell>
          <table:table-cell table:formula="of:==([.C40]-[.$G$45])/([.$G$44]-[.$G$45])" office:value-type="float" office:value="0.227269990611653" calcext:value-type="float">
            <text:p>0,2272699906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42.75048" calcext:value-type="float">
            <text:p>42,75048</text:p>
          </table:table-cell>
          <table:table-cell table:style-name="ce19" table:formula="of:=([.K40]-[.$O$45])/([.$O$44]-[.$O$45])" office:value-type="float" office:value="0.320933487486636" calcext:value-type="float">
            <text:p>0,320933487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8.292103" calcext:value-type="float">
            <text:p>18,292103</text:p>
          </table:table-cell>
          <table:table-cell table:style-name="ce19" table:formula="of:=([.S40]-[.$W$45])/([.$W$44]-[.$W$45])" office:value-type="float" office:value="0.238434945327576" calcext:value-type="float">
            <text:p>0,238434945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3.938251" calcext:value-type="float">
            <text:p>23,938251</text:p>
          </table:table-cell>
          <table:table-cell table:formula="of:==([.C41]-[.$G$45])/([.$G$44]-[.$G$45])" office:value-type="float" office:value="0.271996425098573" calcext:value-type="float">
            <text:p>0,271996425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53.89394" calcext:value-type="float">
            <text:p>53,89394</text:p>
          </table:table-cell>
          <table:table-cell table:style-name="ce19" table:formula="of:=([.K41]-[.$O$45])/([.$O$44]-[.$O$45])" office:value-type="float" office:value="0.269069654944626" calcext:value-type="float">
            <text:p>0,269069654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16.751402" calcext:value-type="float">
            <text:p>16,751402</text:p>
          </table:table-cell>
          <table:table-cell table:style-name="ce19" table:formula="of:=([.S41]-[.$W$45])/([.$W$44]-[.$W$45])" office:value-type="float" office:value="0.24301413293869" calcext:value-type="float">
            <text:p>0,2430141329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46.344368" calcext:value-type="float">
            <text:p>46,344368</text:p>
          </table:table-cell>
          <table:table-cell table:formula="of:==([.C42]-[.$G$45])/([.$G$44]-[.$G$45])" office:value-type="float" office:value="0.0779105162242476" calcext:value-type="float">
            <text:p>0,077910516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49.369514" calcext:value-type="float">
            <text:p>49,369514</text:p>
          </table:table-cell>
          <table:table-cell table:style-name="ce19" table:formula="of:=([.K42]-[.$O$45])/([.$O$44]-[.$O$45])" office:value-type="float" office:value="0.367874872272507" calcext:value-type="float">
            <text:p>0,3678748723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8.065462" calcext:value-type="float">
            <text:p>18,065462</text:p>
          </table:table-cell>
          <table:table-cell table:style-name="ce19" table:formula="of:=([.S42]-[.$W$45])/([.$W$44]-[.$W$45])" office:value-type="float" office:value="0.21936172355964" calcext:value-type="float">
            <text:p>0,2193617236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37.833706" calcext:value-type="float">
            <text:p>37,833706</text:p>
          </table:table-cell>
          <table:table-cell table:formula="of:==([.C43]-[.$G$45])/([.$G$44]-[.$G$45])" office:value-type="float" office:value="0.272542583838133" calcext:value-type="float">
            <text:p>0,2725425838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7" table:formula="of:=MAX([Tests.C27:.C46])" office:value-type="float" office:value="130.08954" calcext:value-type="float">
            <text:p>130,0895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22.900394" calcext:value-type="float">
            <text:p>22,900394</text:p>
          </table:table-cell>
          <table:table-cell table:style-name="ce19" table:formula="of:=([.K43]-[.$O$45])/([.$O$44]-[.$O$45])" office:value-type="float" office:value="0.327758347044803" calcext:value-type="float">
            <text:p>0,327758347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7" table:formula="of:=MAX([Tests.K27:.K46])" office:value-type="float" office:value="125.18634" calcext:value-type="float">
            <text:p>125,186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17.020004" calcext:value-type="float">
            <text:p>17,020004</text:p>
          </table:table-cell>
          <table:table-cell table:style-name="ce19" table:formula="of:=([.S43]-[.$W$45])/([.$W$44]-[.$W$45])" office:value-type="float" office:value="0.23953480390984" calcext:value-type="float">
            <text:p>0,2395348039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7" table:formula="of:=MAX([Tests.S27:.S46])" office:value-type="float" office:value="67.60162" calcext:value-type="float">
            <text:p>67,60162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47.68901" calcext:value-type="float">
            <text:p>47,68901</text:p>
          </table:table-cell>
          <table:table-cell table:formula="of:==([.C44]-[.$G$45])/([.$G$44]-[.$G$45])" office:value-type="float" office:value="0.198614212321421" calcext:value-type="float">
            <text:p>0,1986142123</text:p>
          </table:table-cell>
          <table:table-cell/>
          <table:table-cell office:value-type="string" calcext:value-type="string">
            <text:p>Min</text:p>
          </table:table-cell>
          <table:table-cell table:formula="of:=MIN([Tests.C27:.C46])" office:value-type="float" office:value="14.969163" calcext:value-type="float">
            <text:p>14,9691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46.63631" calcext:value-type="float">
            <text:p>46,63631</text:p>
          </table:table-cell>
          <table:table-cell table:style-name="ce19" table:formula="of:=([.K44]-[.$O$45])/([.$O$44]-[.$O$45])" office:value-type="float" office:value="0.0930657870968373" calcext:value-type="float">
            <text:p>0,0930657871</text:p>
          </table:table-cell>
          <table:table-cell/>
          <table:table-cell office:value-type="string" calcext:value-type="string">
            <text:p>Min</text:p>
          </table:table-cell>
          <table:table-cell table:formula="of:=MIN([Tests.K27:.K46])" office:value-type="float" office:value="12.404239" calcext:value-type="float">
            <text:p>12,4042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16.163805" calcext:value-type="float">
            <text:p>16,163805</text:p>
          </table:table-cell>
          <table:table-cell table:style-name="ce19" table:formula="of:=([.S44]-[.$W$45])/([.$W$44]-[.$W$45])" office:value-type="float" office:value="0.22348522608481" calcext:value-type="float">
            <text:p>0,2234852261</text:p>
          </table:table-cell>
          <table:table-cell/>
          <table:table-cell office:value-type="string" calcext:value-type="string">
            <text:p>Min</text:p>
          </table:table-cell>
          <table:table-cell table:formula="of:=MIN([Tests.S27:.S46])" office:value-type="float" office:value="2.4623365" calcext:value-type="float">
            <text:p>2,4623365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59.219208" calcext:value-type="float">
            <text:p>59,219208</text:p>
          </table:table-cell>
          <table:table-cell table:formula="of:==([.C45]-[.$G$45])/([.$G$44]-[.$G$45])" office:value-type="float" office:value="0.284222896525087" calcext:value-type="float">
            <text:p>0,2842228965</text:p>
          </table:table-cell>
          <table:table-cell/>
          <table:table-cell table:style-name="ce7" office:value-type="string" calcext:value-type="string">
            <text:p>Max – Min</text:p>
          </table:table-cell>
          <table:table-cell table:style-name="ce7" table:formula="of:=[Tests.G44]-MIN([Tests.C27:.C46])" office:value-type="float" office:value="115.120377" calcext:value-type="float">
            <text:p>115,120377</text:p>
          </table:table-cell>
          <table:table-cell office:value-type="string" calcext:value-type="string">
            <text:p>&gt; 1g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26.549297" calcext:value-type="float">
            <text:p>26,549297</text:p>
          </table:table-cell>
          <table:table-cell table:style-name="ce19" table:formula="of:=([.K45]-[.$O$45])/([.$O$44]-[.$O$45])" office:value-type="float" office:value="0.303523969641247" calcext:value-type="float">
            <text:p>0,3035239696</text:p>
          </table:table-cell>
          <table:table-cell/>
          <table:table-cell table:style-name="ce7" office:value-type="string" calcext:value-type="string">
            <text:p>Max – Min</text:p>
          </table:table-cell>
          <table:table-cell table:style-name="ce7" table:formula="of:=[Tests.O44]-MIN([Tests.K27:.K46])" office:value-type="float" office:value="112.782101" calcext:value-type="float">
            <text:p>112,782101</text:p>
          </table:table-cell>
          <table:table-cell office:value-type="string" calcext:value-type="string">
            <text:p>&gt; 1g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6.647316" calcext:value-type="float">
            <text:p>16,647316</text:p>
          </table:table-cell>
          <table:table-cell table:style-name="ce19" table:formula="of:=([.S45]-[.$W$45])/([.$W$44]-[.$W$45])" office:value-type="float" office:value="0.210341099315285" calcext:value-type="float">
            <text:p>0,2103410993</text:p>
          </table:table-cell>
          <table:table-cell/>
          <table:table-cell table:style-name="ce7" office:value-type="string" calcext:value-type="string">
            <text:p>Max – Min</text:p>
          </table:table-cell>
          <table:table-cell table:style-name="ce7" table:formula="of:=[Tests.W44]-MIN([Tests.S27:.S46])" office:value-type="float" office:value="65.1392835" calcext:value-type="float">
            <text:p>65,1392835</text:p>
          </table:table-cell>
          <table:table-cell office:value-type="string" calcext:value-type="string">
            <text:p>&gt; 1g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4491" calcext:value-type="float">
            <text:p>58,4491</text:p>
          </table:table-cell>
          <table:table-cell table:formula="of:==([.C46]-[.$G$65])/([.$G$64]-[.$G$65])" office:value-type="float" office:value="0.537978050411859" calcext:value-type="float">
            <text:p>0,537978050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659235" calcext:value-type="float">
            <text:p>30,659235</text:p>
          </table:table-cell>
          <table:table-cell table:formula="of:=([.K46]-[.$O$65])/([.$O$64]-[.$O$65])" office:value-type="float" office:value="0.337419092358544" calcext:value-type="float">
            <text:p>0,33741909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1102" calcext:value-type="float">
            <text:p>35,1102</text:p>
          </table:table-cell>
          <table:table-cell table:formula="of:=([.S46]-[.$W$65])/([.$W$64]-[.$W$65])" office:value-type="float" office:value="0.0799062198877126" calcext:value-type="float">
            <text:p>0,079906219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6.353333" calcext:value-type="float">
            <text:p>56,353333</text:p>
          </table:table-cell>
          <table:table-cell table:formula="of:==([.C47]-[.$G$65])/([.$G$64]-[.$G$65])" office:value-type="float" office:value="0.529843371613883" calcext:value-type="float">
            <text:p>0,52984337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.697521" calcext:value-type="float">
            <text:p>30,697521</text:p>
          </table:table-cell>
          <table:table-cell table:formula="of:=([.K47]-[.$O$65])/([.$O$64]-[.$O$65])" office:value-type="float" office:value="0.403627424635642" calcext:value-type="float">
            <text:p>0,403627424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.785698" calcext:value-type="float">
            <text:p>46,785698</text:p>
          </table:table-cell>
          <table:table-cell table:formula="of:=([.S47]-[.$W$65])/([.$W$64]-[.$W$65])" office:value-type="float" office:value="0.351366760138309" calcext:value-type="float">
            <text:p>0,3513667601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.066902" calcext:value-type="float">
            <text:p>54,066902</text:p>
          </table:table-cell>
          <table:table-cell table:formula="of:==([.C48]-[.$G$65])/([.$G$64]-[.$G$65])" office:value-type="float" office:value="0.507705708610255" calcext:value-type="float">
            <text:p>0,507705708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2.892513" calcext:value-type="float">
            <text:p>32,892513</text:p>
          </table:table-cell>
          <table:table-cell table:formula="of:=([.K48]-[.$O$65])/([.$O$64]-[.$O$65])" office:value-type="float" office:value="0.404244186302013" calcext:value-type="float">
            <text:p>0,404244186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9.735733" calcext:value-type="float">
            <text:p>49,735733</text:p>
          </table:table-cell>
          <table:table-cell table:formula="of:=([.S48]-[.$W$65])/([.$W$64]-[.$W$65])" office:value-type="float" office:value="0.523032085814122" calcext:value-type="float">
            <text:p>0,523032085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3.622444" calcext:value-type="float">
            <text:p>53,622444</text:p>
          </table:table-cell>
          <table:table-cell table:formula="of:==([.C49]-[.$G$65])/([.$G$64]-[.$G$65])" office:value-type="float" office:value="0.483554054843855" calcext:value-type="float">
            <text:p>0,483554054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.71203" calcext:value-type="float">
            <text:p>34,71203</text:p>
          </table:table-cell>
          <table:table-cell table:formula="of:=([.K49]-[.$O$65])/([.$O$64]-[.$O$65])" office:value-type="float" office:value="0.439604028635784" calcext:value-type="float">
            <text:p>0,439604028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0.028877" calcext:value-type="float">
            <text:p>50,028877</text:p>
          </table:table-cell>
          <table:table-cell table:formula="of:=([.S49]-[.$W$65])/([.$W$64]-[.$W$65])" office:value-type="float" office:value="0.566406571341853" calcext:value-type="float">
            <text:p>0,5664065713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3.074635" calcext:value-type="float">
            <text:p>53,074635</text:p>
          </table:table-cell>
          <table:table-cell table:formula="of:==([.C50]-[.$G$65])/([.$G$64]-[.$G$65])" office:value-type="float" office:value="0.478859228833489" calcext:value-type="float">
            <text:p>0,478859228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4.828323" calcext:value-type="float">
            <text:p>34,828323</text:p>
          </table:table-cell>
          <table:table-cell table:formula="of:=([.K50]-[.$O$65])/([.$O$64]-[.$O$65])" office:value-type="float" office:value="0.468915221680503" calcext:value-type="float">
            <text:p>0,468915221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.954273" calcext:value-type="float">
            <text:p>50,954273</text:p>
          </table:table-cell>
          <table:table-cell table:formula="of:=([.S50]-[.$W$65])/([.$W$64]-[.$W$65])" office:value-type="float" office:value="0.570716679589905" calcext:value-type="float">
            <text:p>0,5707166796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2.91866" calcext:value-type="float">
            <text:p>52,91866</text:p>
          </table:table-cell>
          <table:table-cell table:formula="of:==([.C51]-[.$G$65])/([.$G$64]-[.$G$65])" office:value-type="float" office:value="0.473072702453241" calcext:value-type="float">
            <text:p>0,47307270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8.427263" calcext:value-type="float">
            <text:p>28,427263</text:p>
          </table:table-cell>
          <table:table-cell table:formula="of:=([.K51]-[.$O$65])/([.$O$64]-[.$O$65])" office:value-type="float" office:value="0.470788623562843" calcext:value-type="float">
            <text:p>0,470788623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0.191612" calcext:value-type="float">
            <text:p>50,191612</text:p>
          </table:table-cell>
          <table:table-cell table:formula="of:=([.S51]-[.$W$65])/([.$W$64]-[.$W$65])" office:value-type="float" office:value="0.584322814910136" calcext:value-type="float">
            <text:p>0,5843228149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1.83096" calcext:value-type="float">
            <text:p>41,83096</text:p>
          </table:table-cell>
          <table:table-cell table:formula="of:==([.C52]-[.$G$65])/([.$G$64]-[.$G$65])" office:value-type="float" office:value="0.471425132858438" calcext:value-type="float">
            <text:p>0,471425132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4.272702" calcext:value-type="float">
            <text:p>14,272702</text:p>
          </table:table-cell>
          <table:table-cell table:formula="of:=([.K52]-[.$O$65])/([.$O$64]-[.$O$65])" office:value-type="float" office:value="0.367671859415636" calcext:value-type="float">
            <text:p>0,367671859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0.08245" calcext:value-type="float">
            <text:p>50,08245</text:p>
          </table:table-cell>
          <table:table-cell table:formula="of:=([.S52]-[.$W$65])/([.$W$64]-[.$W$65])" office:value-type="float" office:value="0.573109378965456" calcext:value-type="float">
            <text:p>0,57310937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35.523365" calcext:value-type="float">
            <text:p>35,523365</text:p>
          </table:table-cell>
          <table:table-cell table:formula="of:==([.C53]-[.$G$65])/([.$G$64]-[.$G$65])" office:value-type="float" office:value="0.354305354712623" calcext:value-type="float">
            <text:p>0,354305354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.7869887" calcext:value-type="float">
            <text:p>6,7869887</text:p>
          </table:table-cell>
          <table:table-cell table:formula="of:=([.K53]-[.$O$65])/([.$O$64]-[.$O$65])" office:value-type="float" office:value="0.13965141776312" calcext:value-type="float">
            <text:p>0,139651417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47.650536" calcext:value-type="float">
            <text:p>47,650536</text:p>
          </table:table-cell>
          <table:table-cell table:formula="of:=([.S53]-[.$W$65])/([.$W$64]-[.$W$65])" office:value-type="float" office:value="0.571504365604876" calcext:value-type="float">
            <text:p>0,5715043656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4.650234" calcext:value-type="float">
            <text:p>34,650234</text:p>
          </table:table-cell>
          <table:table-cell table:formula="of:==([.C54]-[.$G$65])/([.$G$64]-[.$G$65])" office:value-type="float" office:value="0.287677999442039" calcext:value-type="float">
            <text:p>0,287677999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.834359" calcext:value-type="float">
            <text:p>5,834359</text:p>
          </table:table-cell>
          <table:table-cell table:formula="of:=([.K54]-[.$O$65])/([.$O$64]-[.$O$65])" office:value-type="float" office:value="0.0190616196937828" calcext:value-type="float">
            <text:p>0,019061619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9.152542" calcext:value-type="float">
            <text:p>19,152542</text:p>
          </table:table-cell>
          <table:table-cell table:formula="of:=([.S54]-[.$W$65])/([.$W$64]-[.$W$65])" office:value-type="float" office:value="0.535747834378065" calcext:value-type="float">
            <text:p>0,5357478344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2.898434" calcext:value-type="float">
            <text:p>22,898434</text:p>
          </table:table-cell>
          <table:table-cell table:formula="of:==([.C55]-[.$G$65])/([.$G$64]-[.$G$65])" office:value-type="float" office:value="0.278455084950104" calcext:value-type="float">
            <text:p>0,27845508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.6037226" calcext:value-type="float">
            <text:p>5,6037226</text:p>
          </table:table-cell>
          <table:table-cell table:formula="of:=([.K55]-[.$O$65])/([.$O$64]-[.$O$65])" office:value-type="float" office:value="0.00371539702214335" calcext:value-type="float">
            <text:p>0,00371539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.212643" calcext:value-type="float">
            <text:p>11,212643</text:p>
          </table:table-cell>
          <table:table-cell table:formula="of:=([.S55]-[.$W$65])/([.$W$64]-[.$W$65])" office:value-type="float" office:value="0.116740660455602" calcext:value-type="float">
            <text:p>0,116740660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9.968819" calcext:value-type="float">
            <text:p>9,968819</text:p>
          </table:table-cell>
          <table:table-cell table:formula="of:==([.C56]-[.$G$65])/([.$G$64]-[.$G$65])" office:value-type="float" office:value="0.154320394363779" calcext:value-type="float">
            <text:p>0,154320394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67.679565" calcext:value-type="float">
            <text:p>67,679565</text:p>
          </table:table-cell>
          <table:table-cell table:formula="of:=([.K56]-[.$O$65])/([.$O$64]-[.$O$65])"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79.225784" calcext:value-type="float">
            <text:p>79,225784</text:p>
          </table:table-cell>
          <table:table-cell table:formula="of:=([.S56]-[.$W$65])/([.$W$64]-[.$W$65]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8.288961" calcext:value-type="float">
            <text:p>8,288961</text:p>
          </table:table-cell>
          <table:table-cell table:formula="of:==([.C57]-[.$G$65])/([.$G$64]-[.$G$65])" office:value-type="float" office:value="0.0177444011180382" calcext:value-type="float">
            <text:p>0,017744401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32.979538" calcext:value-type="float">
            <text:p>32,979538</text:p>
          </table:table-cell>
          <table:table-cell table:formula="of:=([.K57]-[.$O$65])/([.$O$64]-[.$O$65])"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29.432737" calcext:value-type="float">
            <text:p>29,432737</text:p>
          </table:table-cell>
          <table:table-cell table:formula="of:=([.S57]-[.$W$65])/([.$W$64]-[.$W$65]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02.95871" calcext:value-type="float">
            <text:p>102,95871</text:p>
          </table:table-cell>
          <table:table-cell table:formula="of:==([.C58]-[.$G$65])/([.$G$64]-[.$G$65])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25.451548" calcext:value-type="float">
            <text:p>25,451548</text:p>
          </table:table-cell>
          <table:table-cell table:formula="of:=([.K58]-[.$O$65])/([.$O$64]-[.$O$65])" office:value-type="float" office:value="0.441005942756244" calcext:value-type="float">
            <text:p>0,441005942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28.579136" calcext:value-type="float">
            <text:p>28,579136</text:p>
          </table:table-cell>
          <table:table-cell table:formula="of:=([.S58]-[.$W$65])/([.$W$64]-[.$W$65])" office:value-type="float" office:value="0.267890788928569" calcext:value-type="float">
            <text:p>0,2678907889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48.74949" calcext:value-type="float">
            <text:p>48,74949</text:p>
          </table:table-cell>
          <table:table-cell table:formula="of:==([.C59]-[.$G$65])/([.$G$64]-[.$G$65])" office:value-type="float" office:value="1" calcext:value-type="float">
            <text:p>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29.162518" calcext:value-type="float">
            <text:p>29,162518</text:p>
          </table:table-cell>
          <table:table-cell table:formula="of:=([.K59]-[.$O$65])/([.$O$64]-[.$O$65])" office:value-type="float" office:value="0.319735095532107" calcext:value-type="float">
            <text:p>0,319735095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29.246464" calcext:value-type="float">
            <text:p>29,246464</text:p>
          </table:table-cell>
          <table:table-cell table:formula="of:=([.S59]-[.$W$65])/([.$W$64]-[.$W$65])" office:value-type="float" office:value="0.255340258436234" calcext:value-type="float">
            <text:p>0,2553402584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46.197052" calcext:value-type="float">
            <text:p>46,197052</text:p>
          </table:table-cell>
          <table:table-cell table:formula="of:==([.C60]-[.$G$65])/([.$G$64]-[.$G$65])" office:value-type="float" office:value="0.427386038596131" calcext:value-type="float">
            <text:p>0,4273860386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5.932987" calcext:value-type="float">
            <text:p>15,932987</text:p>
          </table:table-cell>
          <table:table-cell table:formula="of:=([.K60]-[.$O$65])/([.$O$64]-[.$O$65])" office:value-type="float" office:value="0.379516322117604" calcext:value-type="float">
            <text:p>0,379516322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29.86903" calcext:value-type="float">
            <text:p>29,86903</text:p>
          </table:table-cell>
          <table:table-cell table:formula="of:=([.S60]-[.$W$65])/([.$W$64]-[.$W$65])" office:value-type="float" office:value="0.265152009374188" calcext:value-type="float">
            <text:p>0,2651520094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2.314535" calcext:value-type="float">
            <text:p>22,314535</text:p>
          </table:table-cell>
          <table:table-cell table:formula="of:==([.C61]-[.$G$65])/([.$G$64]-[.$G$65])" office:value-type="float" office:value="0.400424543219186" calcext:value-type="float">
            <text:p>0,4004245432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5.488674" calcext:value-type="float">
            <text:p>25,488674</text:p>
          </table:table-cell>
          <table:table-cell table:formula="of:=([.K61]-[.$O$65])/([.$O$64]-[.$O$65])" office:value-type="float" office:value="0.166397490563898" calcext:value-type="float">
            <text:p>0,166397490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5.71732" calcext:value-type="float">
            <text:p>25,71732</text:p>
          </table:table-cell>
          <table:table-cell table:formula="of:=([.S61]-[.$W$65])/([.$W$64]-[.$W$65])" office:value-type="float" office:value="0.274305622791337" calcext:value-type="float">
            <text:p>0,2743056228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21.951061" calcext:value-type="float">
            <text:p>21,951061</text:p>
          </table:table-cell>
          <table:table-cell table:formula="of:==([.C62]-[.$G$65])/([.$G$64]-[.$G$65])" office:value-type="float" office:value="0.148152648001634" calcext:value-type="float">
            <text:p>0,148152648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6.682959" calcext:value-type="float">
            <text:p>16,682959</text:p>
          </table:table-cell>
          <table:table-cell table:formula="of:=([.K62]-[.$O$65])/([.$O$64]-[.$O$65])" office:value-type="float" office:value="0.32033317037998" calcext:value-type="float">
            <text:p>0,32033317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27.100595" calcext:value-type="float">
            <text:p>27,100595</text:p>
          </table:table-cell>
          <table:table-cell table:formula="of:=([.S62]-[.$W$65])/([.$W$64]-[.$W$65])" office:value-type="float" office:value="0.213262860481624" calcext:value-type="float">
            <text:p>0,213262860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18.1651" calcext:value-type="float">
            <text:p>18,1651</text:p>
          </table:table-cell>
          <table:table-cell table:formula="of:==([.C63]-[.$G$65])/([.$G$64]-[.$G$65])" office:value-type="float" office:value="0.144313258927094" calcext:value-type="float">
            <text:p>0,1443132589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7" table:formula="of:=MAX([Tests.C47:.C66])" office:value-type="float" office:value="102.95871" calcext:value-type="float">
            <text:p>102,958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13.01099" calcext:value-type="float">
            <text:p>13,01099</text:p>
          </table:table-cell>
          <table:table-cell table:formula="of:=([.K63]-[.$O$65])/([.$O$64]-[.$O$65])" office:value-type="float" office:value="0.178479034220887" calcext:value-type="float">
            <text:p>0,1784790342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7" table:formula="of:=MAX([Tests.K47:.K66])" office:value-type="float" office:value="67.679565" calcext:value-type="float">
            <text:p>67,6795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28.158138" calcext:value-type="float">
            <text:p>28,158138</text:p>
          </table:table-cell>
          <table:table-cell table:formula="of:=([.S63]-[.$W$65])/([.$W$64]-[.$W$65])" office:value-type="float" office:value="0.233601209507439" calcext:value-type="float">
            <text:p>0,2336012095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7" table:formula="of:=MAX([Tests.S47:.S66])" office:value-type="float" office:value="79.225784" calcext:value-type="float">
            <text:p>79,225784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21.637012" calcext:value-type="float">
            <text:p>21,637012</text:p>
          </table:table-cell>
          <table:table-cell table:formula="of:==([.C64]-[.$G$65])/([.$G$64]-[.$G$65])" office:value-type="float" office:value="0.104322015261707" calcext:value-type="float">
            <text:p>0,1043220153</text:p>
          </table:table-cell>
          <table:table-cell/>
          <table:table-cell office:value-type="string" calcext:value-type="string">
            <text:p>Min</text:p>
          </table:table-cell>
          <table:table-cell table:formula="of:=MIN([Tests.C47:.C66])" office:value-type="float" office:value="8.288961" calcext:value-type="float">
            <text:p>8,2889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22.375065" calcext:value-type="float">
            <text:p>22,375065</text:p>
          </table:table-cell>
          <table:table-cell table:formula="of:=([.K64]-[.$O$65])/([.$O$64]-[.$O$65])" office:value-type="float" office:value="0.119326087470059" calcext:value-type="float">
            <text:p>0,1193260875</text:p>
          </table:table-cell>
          <table:table-cell/>
          <table:table-cell office:value-type="string" calcext:value-type="string">
            <text:p>Min</text:p>
          </table:table-cell>
          <table:table-cell table:formula="of:=MIN([Tests.K47:.K66])" office:value-type="float" office:value="5.6037226" calcext:value-type="float">
            <text:p>5,60372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28.85805" calcext:value-type="float">
            <text:p>28,85805</text:p>
          </table:table-cell>
          <table:table-cell table:formula="of:=([.S64]-[.$W$65])/([.$W$64]-[.$W$65])" office:value-type="float" office:value="0.249150307585412" calcext:value-type="float">
            <text:p>0,2491503076</text:p>
          </table:table-cell>
          <table:table-cell/>
          <table:table-cell office:value-type="string" calcext:value-type="string">
            <text:p>Min</text:p>
          </table:table-cell>
          <table:table-cell table:formula="of:=MIN([Tests.S47:.S66])" office:value-type="float" office:value="11.212643" calcext:value-type="float">
            <text:p>11,21264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2.72359" calcext:value-type="float">
            <text:p>32,72359</text:p>
          </table:table-cell>
          <table:table-cell table:formula="of:==([.C65]-[.$G$65])/([.$G$64]-[.$G$65])" office:value-type="float" office:value="0.140995947924189" calcext:value-type="float">
            <text:p>0,1409959479</text:p>
          </table:table-cell>
          <table:table-cell/>
          <table:table-cell table:style-name="ce7" office:value-type="string" calcext:value-type="string">
            <text:p>Max – Min</text:p>
          </table:table-cell>
          <table:table-cell table:style-name="ce7" table:formula="of:=[Tests.G64]-MIN([Tests.C47:.C66])" office:value-type="float" office:value="94.669749" calcext:value-type="float">
            <text:p>94,669749</text:p>
          </table:table-cell>
          <table:table-cell office:value-type="string" calcext:value-type="string">
            <text:p>&gt; 1g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28.072548" calcext:value-type="float">
            <text:p>28,072548</text:p>
          </table:table-cell>
          <table:table-cell table:formula="of:=([.K65]-[.$O$65])/([.$O$64]-[.$O$65])" office:value-type="float" office:value="0.270175027056902" calcext:value-type="float">
            <text:p>0,2701750271</text:p>
          </table:table-cell>
          <table:table-cell/>
          <table:table-cell table:style-name="ce7" office:value-type="string" calcext:value-type="string">
            <text:p>Max – Min</text:p>
          </table:table-cell>
          <table:table-cell table:style-name="ce7" table:formula="of:=[Tests.O64]-MIN([Tests.K47:.K66])" office:value-type="float" office:value="62.0758424" calcext:value-type="float">
            <text:p>62,0758424</text:p>
          </table:table-cell>
          <table:table-cell office:value-type="string" calcext:value-type="string">
            <text:p>&gt; 1g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25.410866" calcext:value-type="float">
            <text:p>25,410866</text:p>
          </table:table-cell>
          <table:table-cell table:formula="of:=([.S65]-[.$W$65])/([.$W$64]-[.$W$65])" office:value-type="float" office:value="0.259441142410994" calcext:value-type="float">
            <text:p>0,2594411424</text:p>
          </table:table-cell>
          <table:table-cell/>
          <table:table-cell table:style-name="ce7" office:value-type="string" calcext:value-type="string">
            <text:p>Max – Min</text:p>
          </table:table-cell>
          <table:table-cell table:style-name="ce7" table:formula="of:=[Tests.W64]-MIN([Tests.S47:.S66])" office:value-type="float" office:value="68.013141" calcext:value-type="float">
            <text:p>68,013141</text:p>
          </table:table-cell>
          <table:table-cell office:value-type="string" calcext:value-type="string">
            <text:p>&gt; 1g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614765" calcext:value-type="float">
            <text:p>40,614765</text:p>
          </table:table-cell>
          <table:table-cell table:formula="of:==([.C66]-[.$G$85])/([.$G$84]-[.$G$85])" office:value-type="float" office:value="0.197718759305463" calcext:value-type="float">
            <text:p>0,19771875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39205" calcext:value-type="float">
            <text:p>33,39205</text:p>
          </table:table-cell>
          <table:table-cell table:formula="of:=([.K66]-[.$O$85])/([.$O$84]-[.$O$85])" office:value-type="float" office:value="0.180974243245061" calcext:value-type="float">
            <text:p>0,180974243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05632" calcext:value-type="float">
            <text:p>34,05632</text:p>
          </table:table-cell>
          <table:table-cell table:formula="of:=([.S66]-[.$W$85])/([.$W$84]-[.$W$85])" office:value-type="float" office:value="0.331529862101795" calcext:value-type="float">
            <text:p>0,331529862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3.447186" calcext:value-type="float">
            <text:p>53,447186</text:p>
          </table:table-cell>
          <table:table-cell table:formula="of:==([.C67]-[.$G$85])/([.$G$84]-[.$G$85])" office:value-type="float" office:value="0.275516179513068" calcext:value-type="float">
            <text:p>0,27551617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.01054" calcext:value-type="float">
            <text:p>40,01054</text:p>
          </table:table-cell>
          <table:table-cell table:formula="of:=([.K67]-[.$O$85])/([.$O$84]-[.$O$85])" office:value-type="float" office:value="0.224968435223256" calcext:value-type="float">
            <text:p>0,224968435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4.678726" calcext:value-type="float">
            <text:p>34,678726</text:p>
          </table:table-cell>
          <table:table-cell table:formula="of:=([.S67]-[.$W$85])/([.$W$84]-[.$W$85])" office:value-type="float" office:value="0.461915645940854" calcext:value-type="float">
            <text:p>0,4619156459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6.610516" calcext:value-type="float">
            <text:p>56,610516</text:p>
          </table:table-cell>
          <table:table-cell table:formula="of:==([.C68]-[.$G$85])/([.$G$84]-[.$G$85])" office:value-type="float" office:value="0.402028295746442" calcext:value-type="float">
            <text:p>0,402028295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9.11295" calcext:value-type="float">
            <text:p>59,11295</text:p>
          </table:table-cell>
          <table:table-cell table:formula="of:=([.K68]-[.$O$85])/([.$O$84]-[.$O$85])" office:value-type="float" office:value="0.27970572447811" calcext:value-type="float">
            <text:p>0,279705724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.185528" calcext:value-type="float">
            <text:p>40,185528</text:p>
          </table:table-cell>
          <table:table-cell table:formula="of:=([.S68]-[.$W$85])/([.$W$84]-[.$W$85])" office:value-type="float" office:value="0.471302416627059" calcext:value-type="float">
            <text:p>0,471302416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7.502953" calcext:value-type="float">
            <text:p>57,502953</text:p>
          </table:table-cell>
          <table:table-cell table:formula="of:==([.C69]-[.$G$85])/([.$G$84]-[.$G$85])" office:value-type="float" office:value="0.433214895114131" calcext:value-type="float">
            <text:p>0,433214895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9.5852" calcext:value-type="float">
            <text:p>59,5852</text:p>
          </table:table-cell>
          <table:table-cell table:formula="of:=([.K69]-[.$O$85])/([.$O$84]-[.$O$85])" office:value-type="float" office:value="0.437689515589798" calcext:value-type="float">
            <text:p>0,437689515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.528664" calcext:value-type="float">
            <text:p>40,528664</text:p>
          </table:table-cell>
          <table:table-cell table:formula="of:=([.S69]-[.$W$85])/([.$W$84]-[.$W$85])" office:value-type="float" office:value="0.554352849284094" calcext:value-type="float">
            <text:p>0,5543528493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7.9661" calcext:value-type="float">
            <text:p>57,9661</text:p>
          </table:table-cell>
          <table:table-cell table:formula="of:==([.C70]-[.$G$85])/([.$G$84]-[.$G$85])" office:value-type="float" office:value="0.442013242166099" calcext:value-type="float">
            <text:p>0,44201324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61.70144" calcext:value-type="float">
            <text:p>61,70144</text:p>
          </table:table-cell>
          <table:table-cell table:formula="of:=([.K70]-[.$O$85])/([.$O$84]-[.$O$85])" office:value-type="float" office:value="0.441595192692975" calcext:value-type="float">
            <text:p>0,441595192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1.84125" calcext:value-type="float">
            <text:p>41,84125</text:p>
          </table:table-cell>
          <table:table-cell table:formula="of:=([.S70]-[.$W$85])/([.$W$84]-[.$W$85])" office:value-type="float" office:value="0.559527829837272" calcext:value-type="float">
            <text:p>0,5595278298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8.033676" calcext:value-type="float">
            <text:p>58,033676</text:p>
          </table:table-cell>
          <table:table-cell table:formula="of:==([.C71]-[.$G$85])/([.$G$84]-[.$G$85])" office:value-type="float" office:value="0.446579310182192" calcext:value-type="float">
            <text:p>0,446579310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9.46807" calcext:value-type="float">
            <text:p>59,46807</text:p>
          </table:table-cell>
          <table:table-cell table:formula="of:=([.K71]-[.$O$85])/([.$O$84]-[.$O$85])" office:value-type="float" office:value="0.459097257516324" calcext:value-type="float">
            <text:p>0,459097257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9.072096" calcext:value-type="float">
            <text:p>29,072096</text:p>
          </table:table-cell>
          <table:table-cell table:formula="of:=([.S71]-[.$W$85])/([.$W$84]-[.$W$85])" office:value-type="float" office:value="0.579323499846756" calcext:value-type="float">
            <text:p>0,5793234998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3.806221" calcext:value-type="float">
            <text:p>23,806221</text:p>
          </table:table-cell>
          <table:table-cell table:formula="of:==([.C72]-[.$G$85])/([.$G$84]-[.$G$85])" office:value-type="float" office:value="0.447245527629904" calcext:value-type="float">
            <text:p>0,447245527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7.59129" calcext:value-type="float">
            <text:p>37,59129</text:p>
          </table:table-cell>
          <table:table-cell table:formula="of:=([.K72]-[.$O$85])/([.$O$84]-[.$O$85])" office:value-type="float" office:value="0.440626485527077" calcext:value-type="float">
            <text:p>0,440626485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8.7033" calcext:value-type="float">
            <text:p>8,7033</text:p>
          </table:table-cell>
          <table:table-cell table:formula="of:=([.S72]-[.$W$85])/([.$W$84]-[.$W$85])" office:value-type="float" office:value="0.3867464352702" calcext:value-type="float">
            <text:p>0,386746435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.543121" calcext:value-type="float">
            <text:p>19,543121</text:p>
          </table:table-cell>
          <table:table-cell table:formula="of:==([.C73]-[.$G$85])/([.$G$84]-[.$G$85])" office:value-type="float" office:value="0.109804310159516" calcext:value-type="float">
            <text:p>0,109804310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7.8614464" calcext:value-type="float">
            <text:p>7,8614464</text:p>
          </table:table-cell>
          <table:table-cell table:formula="of:=([.K73]-[.$O$85])/([.$O$84]-[.$O$85])" office:value-type="float" office:value="0.25969765813219" calcext:value-type="float">
            <text:p>0,259697658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3.594348" calcext:value-type="float">
            <text:p>3,594348</text:p>
          </table:table-cell>
          <table:table-cell table:formula="of:=([.S73]-[.$W$85])/([.$W$84]-[.$W$85])" office:value-type="float" office:value="0.0795559242434944" calcext:value-type="float">
            <text:p>0,0795559242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8.554935" calcext:value-type="float">
            <text:p>18,554935</text:p>
          </table:table-cell>
          <table:table-cell table:formula="of:==([.C74]-[.$G$85])/([.$G$84]-[.$G$85])" office:value-type="float" office:value="0.0677753116786767" calcext:value-type="float">
            <text:p>0,067775311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6.221861" calcext:value-type="float">
            <text:p>6,221861</text:p>
          </table:table-cell>
          <table:table-cell table:formula="of:=([.K74]-[.$O$85])/([.$O$84]-[.$O$85])" office:value-type="float" office:value="0.0138211744274865" calcext:value-type="float">
            <text:p>0,013821174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.5691104" calcext:value-type="float">
            <text:p>3,5691104</text:p>
          </table:table-cell>
          <table:table-cell table:formula="of:=([.S74]-[.$W$85])/([.$W$84]-[.$W$85])" office:value-type="float" office:value="0.00250563733940305" calcext:value-type="float">
            <text:p>0,0025056373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2.733082" calcext:value-type="float">
            <text:p>12,733082</text:p>
          </table:table-cell>
          <table:table-cell table:formula="of:==([.C75]-[.$G$85])/([.$G$84]-[.$G$85])" office:value-type="float" office:value="0.058032995548915" calcext:value-type="float">
            <text:p>0,05803299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6.1902766" calcext:value-type="float">
            <text:p>6,1902766</text:p>
          </table:table-cell>
          <table:table-cell table:formula="of:=([.K75]-[.$O$85])/([.$O$84]-[.$O$85])" office:value-type="float" office:value="0.000261214331175385" calcext:value-type="float">
            <text:p>0,000261214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.4282074" calcext:value-type="float">
            <text:p>3,4282074</text:p>
          </table:table-cell>
          <table:table-cell table:formula="of:=([.S75]-[.$W$85])/([.$W$84]-[.$W$85])" office:value-type="float" office:value="0.00212501831601612" calcext:value-type="float">
            <text:p>0,0021250183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2.6710615" calcext:value-type="float">
            <text:p>12,6710615</text:p>
          </table:table-cell>
          <table:table-cell table:formula="of:==([.C76]-[.$G$85])/([.$G$84]-[.$G$85])" office:value-type="float" office:value="0.000636581931436703" calcext:value-type="float">
            <text:p>0,000636581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27.10401" calcext:value-type="float">
            <text:p>127,10401</text:p>
          </table:table-cell>
          <table:table-cell table:formula="of:=([.K76]-[.$O$85])/([.$O$84]-[.$O$85])"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69.73493" calcext:value-type="float">
            <text:p>69,73493</text:p>
          </table:table-cell>
          <table:table-cell table:formula="of:=([.S76]-[.$W$85])/([.$W$84]-[.$W$85]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2.668512" calcext:value-type="float">
            <text:p>12,668512</text:p>
          </table:table-cell>
          <table:table-cell table:formula="of:==([.C77]-[.$G$85])/([.$G$84]-[.$G$85])" office:value-type="float" office:value="0.0000251349796220891" calcext:value-type="float">
            <text:p>0,00002513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50.598732" calcext:value-type="float">
            <text:p>50,598732</text:p>
          </table:table-cell>
          <table:table-cell table:formula="of:=([.K77]-[.$O$85])/([.$O$84]-[.$O$85])"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22.092432" calcext:value-type="float">
            <text:p>22,092432</text:p>
          </table:table-cell>
          <table:table-cell table:formula="of:=([.S77]-[.$W$85])/([.$W$84]-[.$W$85]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14.10086" calcext:value-type="float">
            <text:p>114,10086</text:p>
          </table:table-cell>
          <table:table-cell table:formula="of:==([.C78]-[.$G$85])/([.$G$84]-[.$G$85])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57.430233" calcext:value-type="float">
            <text:p>57,430233</text:p>
          </table:table-cell>
          <table:table-cell table:formula="of:=([.K78]-[.$O$85])/([.$O$84]-[.$O$85])" office:value-type="float" office:value="0.367273874945954" calcext:value-type="float">
            <text:p>0,367273874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21.84378" calcext:value-type="float">
            <text:p>21,84378</text:p>
          </table:table-cell>
          <table:table-cell table:formula="of:=([.S78]-[.$W$85])/([.$W$84]-[.$W$85])" office:value-type="float" office:value="0.281483141801371" calcext:value-type="float">
            <text:p>0,2814831418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45.785233" calcext:value-type="float">
            <text:p>45,785233</text:p>
          </table:table-cell>
          <table:table-cell table:formula="of:==([.C79]-[.$G$85])/([.$G$84]-[.$G$85])" office:value-type="float" office:value="1" calcext:value-type="float">
            <text:p>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42.196648" calcext:value-type="float">
            <text:p>42,196648</text:p>
          </table:table-cell>
          <table:table-cell table:formula="of:=([.K79]-[.$O$85])/([.$O$84]-[.$O$85])" office:value-type="float" office:value="0.423772841671267" calcext:value-type="float">
            <text:p>0,423772841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22.77459" calcext:value-type="float">
            <text:p>22,77459</text:p>
          </table:table-cell>
          <table:table-cell table:formula="of:=([.S79]-[.$W$85])/([.$W$84]-[.$W$85])" office:value-type="float" office:value="0.277733114801847" calcext:value-type="float">
            <text:p>0,2777331148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23.9062" calcext:value-type="float">
            <text:p>23,9062</text:p>
          </table:table-cell>
          <table:table-cell table:formula="of:==([.C80]-[.$G$85])/([.$G$84]-[.$G$85])" office:value-type="float" office:value="0.326490726607255" calcext:value-type="float">
            <text:p>0,3264907266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57.78086" calcext:value-type="float">
            <text:p>57,78086</text:p>
          </table:table-cell>
          <table:table-cell table:formula="of:=([.K80]-[.$O$85])/([.$O$84]-[.$O$85])" office:value-type="float" office:value="0.297785622753751" calcext:value-type="float">
            <text:p>0,297785622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9.688507" calcext:value-type="float">
            <text:p>19,688507</text:p>
          </table:table-cell>
          <table:table-cell table:formula="of:=([.S80]-[.$W$85])/([.$W$84]-[.$W$85])" office:value-type="float" office:value="0.291771057916833" calcext:value-type="float">
            <text:p>0,2917710579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54.18551" calcext:value-type="float">
            <text:p>54,18551</text:p>
          </table:table-cell>
          <table:table-cell table:formula="of:==([.C81]-[.$G$85])/([.$G$84]-[.$G$85])" office:value-type="float" office:value="0.110789981909913" calcext:value-type="float">
            <text:p>0,110789981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40.92494" calcext:value-type="float">
            <text:p>40,92494</text:p>
          </table:table-cell>
          <table:table-cell table:formula="of:=([.K81]-[.$O$85])/([.$O$84]-[.$O$85])" office:value-type="float" office:value="0.426672652884937" calcext:value-type="float">
            <text:p>0,426672652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1.732914" calcext:value-type="float">
            <text:p>21,732914</text:p>
          </table:table-cell>
          <table:table-cell table:formula="of:=([.S81]-[.$W$85])/([.$W$84]-[.$W$85])" office:value-type="float" office:value="0.245228522273547" calcext:value-type="float">
            <text:p>0,245228522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38.40245" calcext:value-type="float">
            <text:p>38,40245</text:p>
          </table:table-cell>
          <table:table-cell table:formula="of:==([.C82]-[.$G$85])/([.$G$84]-[.$G$85])" office:value-type="float" office:value="0.409307275426573" calcext:value-type="float">
            <text:p>0,409307275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50.417862" calcext:value-type="float">
            <text:p>50,417862</text:p>
          </table:table-cell>
          <table:table-cell table:formula="of:=([.K82]-[.$O$85])/([.$O$84]-[.$O$85])" office:value-type="float" office:value="0.287268140874393" calcext:value-type="float">
            <text:p>0,2872681409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21.965548" calcext:value-type="float">
            <text:p>21,965548</text:p>
          </table:table-cell>
          <table:table-cell table:formula="of:=([.S82]-[.$W$85])/([.$W$84]-[.$W$85])" office:value-type="float" office:value="0.276061097310215" calcext:value-type="float">
            <text:p>0,276061097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40.776466" calcext:value-type="float">
            <text:p>40,776466</text:p>
          </table:table-cell>
          <table:table-cell table:formula="of:==([.C83]-[.$G$85])/([.$G$84]-[.$G$85])" office:value-type="float" office:value="0.25370543527199" calcext:value-type="float">
            <text:p>0,2537054353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7" table:formula="of:=MAX([Tests.C67:.C86])" office:value-type="float" office:value="114.10086" calcext:value-type="float">
            <text:p>114,100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22.710854" calcext:value-type="float">
            <text:p>22,710854</text:p>
          </table:table-cell>
          <table:table-cell table:formula="of:=([.K83]-[.$O$85])/([.$O$84]-[.$O$85])" office:value-type="float" office:value="0.365778015088566" calcext:value-type="float">
            <text:p>0,3657780151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7" table:formula="of:=MAX([Tests.K67:.K86])" office:value-type="float" office:value="127.10401" calcext:value-type="float">
            <text:p>127,104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22.24825" calcext:value-type="float">
            <text:p>22,24825</text:p>
          </table:table-cell>
          <table:table-cell table:formula="of:=([.S83]-[.$W$85])/([.$W$84]-[.$W$85])" office:value-type="float" office:value="0.279569550011208" calcext:value-type="float">
            <text:p>0,27956955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7" table:formula="of:=MAX([Tests.S67:.S86])" office:value-type="float" office:value="69.73493" calcext:value-type="float">
            <text:p>69,73493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40.041092" calcext:value-type="float">
            <text:p>40,041092</text:p>
          </table:table-cell>
          <table:table-cell table:formula="of:==([.C84]-[.$G$85])/([.$G$84]-[.$G$85])" office:value-type="float" office:value="0.277110355367106" calcext:value-type="float">
            <text:p>0,2771103554</text:p>
          </table:table-cell>
          <table:table-cell/>
          <table:table-cell office:value-type="string" calcext:value-type="string">
            <text:p>Min</text:p>
          </table:table-cell>
          <table:table-cell table:formula="of:=MIN([Tests.C67:.C86])" office:value-type="float" office:value="12.668512" calcext:value-type="float">
            <text:p>12,66851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31.468636" calcext:value-type="float">
            <text:p>31,468636</text:p>
          </table:table-cell>
          <table:table-cell table:formula="of:=([.K84]-[.$O$85])/([.$O$84]-[.$O$85])" office:value-type="float" office:value="0.136631108274091" calcext:value-type="float">
            <text:p>0,1366311083</text:p>
          </table:table-cell>
          <table:table-cell/>
          <table:table-cell office:value-type="string" calcext:value-type="string">
            <text:p>Min</text:p>
          </table:table-cell>
          <table:table-cell table:formula="of:=MIN([Tests.K67:.K86])" office:value-type="float" office:value="6.1902766" calcext:value-type="float">
            <text:p>6,19027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22.462267" calcext:value-type="float">
            <text:p>22,462267</text:p>
          </table:table-cell>
          <table:table-cell table:formula="of:=([.S84]-[.$W$85])/([.$W$84]-[.$W$85])" office:value-type="float" office:value="0.28383309960188" calcext:value-type="float">
            <text:p>0,2838330996</text:p>
          </table:table-cell>
          <table:table-cell/>
          <table:table-cell office:value-type="string" calcext:value-type="string">
            <text:p>Min</text:p>
          </table:table-cell>
          <table:table-cell table:formula="of:=MIN([Tests.S67:.S86])" office:value-type="float" office:value="3.4282074" calcext:value-type="float">
            <text:p>3,428207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26.845806" calcext:value-type="float">
            <text:p>26,845806</text:p>
          </table:table-cell>
          <table:table-cell table:formula="of:==([.C85]-[.$G$85])/([.$G$84]-[.$G$85])" office:value-type="float" office:value="0.269860459111131" calcext:value-type="float">
            <text:p>0,2698604591</text:p>
          </table:table-cell>
          <table:table-cell/>
          <table:table-cell table:style-name="ce7" office:value-type="string" calcext:value-type="string">
            <text:p>Max – Min</text:p>
          </table:table-cell>
          <table:table-cell table:style-name="ce7" table:formula="of:=[Tests.G84]-MIN([Tests.C67:.C86])" office:value-type="float" office:value="101.432348" calcext:value-type="float">
            <text:p>101,432348</text:p>
          </table:table-cell>
          <table:table-cell office:value-type="string" calcext:value-type="string">
            <text:p>&gt; 1g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28.145874" calcext:value-type="float">
            <text:p>28,145874</text:p>
          </table:table-cell>
          <table:table-cell table:formula="of:=([.K85]-[.$O$85])/([.$O$84]-[.$O$85])" office:value-type="float" office:value="0.209061110671156" calcext:value-type="float">
            <text:p>0,2090611107</text:p>
          </table:table-cell>
          <table:table-cell/>
          <table:table-cell table:style-name="ce7" office:value-type="string" calcext:value-type="string">
            <text:p>Max – Min</text:p>
          </table:table-cell>
          <table:table-cell table:style-name="ce7" table:formula="of:=[Tests.O84]-MIN([Tests.K67:.K86])" office:value-type="float" office:value="120.9137334" calcext:value-type="float">
            <text:p>120,9137334</text:p>
          </table:table-cell>
          <table:table-cell office:value-type="string" calcext:value-type="string">
            <text:p>&gt; 1g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22.989222" calcext:value-type="float">
            <text:p>22,989222</text:p>
          </table:table-cell>
          <table:table-cell table:formula="of:=([.S85]-[.$W$85])/([.$W$84]-[.$W$85])" office:value-type="float" office:value="0.287060781375432" calcext:value-type="float">
            <text:p>0,2870607814</text:p>
          </table:table-cell>
          <table:table-cell/>
          <table:table-cell table:style-name="ce7" office:value-type="string" calcext:value-type="string">
            <text:p>Max – Min</text:p>
          </table:table-cell>
          <table:table-cell table:style-name="ce7" table:formula="of:=[Tests.W84]-MIN([Tests.S67:.S86])" office:value-type="float" office:value="66.3067226" calcext:value-type="float">
            <text:p>66,3067226</text:p>
          </table:table-cell>
          <table:table-cell office:value-type="string" calcext:value-type="string">
            <text:p>&gt; 1g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.945244" calcext:value-type="float">
            <text:p>46,945244</text:p>
          </table:table-cell>
          <table:table-cell table:formula="of:==([.C86]-[.$G$105])/([.$G$104]-[.$G$105])" office:value-type="float" office:value="0.112160805690895" calcext:value-type="float">
            <text:p>0,112160805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318165" calcext:value-type="float">
            <text:p>41,318165</text:p>
          </table:table-cell>
          <table:table-cell table:formula="of:=([.K86]-[.$O$105])/([.$O$104]-[.$O$105])" office:value-type="float" office:value="0.235161899109513" calcext:value-type="float">
            <text:p>0,235161899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14788" calcext:value-type="float">
            <text:p>26,514788</text:p>
          </table:table-cell>
          <table:table-cell table:formula="of:=([.S86]-[.$W$105])/([.$W$104]-[.$W$105])" office:value-type="float" office:value="0.294800943304758" calcext:value-type="float">
            <text:p>0,294800943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.2672" calcext:value-type="float">
            <text:p>64,2672</text:p>
          </table:table-cell>
          <table:table-cell table:formula="of:==([.C87]-[.$G$105])/([.$G$104]-[.$G$105])" office:value-type="float" office:value="0.266999137742077" calcext:value-type="float">
            <text:p>0,266999137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2.18744" calcext:value-type="float">
            <text:p>52,18744</text:p>
          </table:table-cell>
          <table:table-cell table:formula="of:=([.K87]-[.$O$105])/([.$O$104]-[.$O$105])" office:value-type="float" office:value="0.361540322456461" calcext:value-type="float">
            <text:p>0,361540322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3.553802" calcext:value-type="float">
            <text:p>33,553802</text:p>
          </table:table-cell>
          <table:table-cell table:formula="of:=([.S87]-[.$W$105])/([.$W$104]-[.$W$105])" office:value-type="float" office:value="0.349954734923661" calcext:value-type="float">
            <text:p>0,3499547349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4.67635" calcext:value-type="float">
            <text:p>64,67635</text:p>
          </table:table-cell>
          <table:table-cell table:formula="of:==([.C88]-[.$G$105])/([.$G$104]-[.$G$105])" office:value-type="float" office:value="0.400440817798204" calcext:value-type="float">
            <text:p>0,400440817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2.528614" calcext:value-type="float">
            <text:p>52,528614</text:p>
          </table:table-cell>
          <table:table-cell table:formula="of:=([.K88]-[.$O$105])/([.$O$104]-[.$O$105])" office:value-type="float" office:value="0.465823004749496" calcext:value-type="float">
            <text:p>0,465823004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.112125" calcext:value-type="float">
            <text:p>37,112125</text:p>
          </table:table-cell>
          <table:table-cell table:formula="of:=([.S88]-[.$W$105])/([.$W$104]-[.$W$105])" office:value-type="float" office:value="0.460072744729332" calcext:value-type="float">
            <text:p>0,4600727447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9.17676" calcext:value-type="float">
            <text:p>69,17676</text:p>
          </table:table-cell>
          <table:table-cell table:formula="of:==([.C89]-[.$G$105])/([.$G$104]-[.$G$105])" office:value-type="float" office:value="0.403592751875104" calcext:value-type="float">
            <text:p>0,403592751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2.908207" calcext:value-type="float">
            <text:p>52,908207</text:p>
          </table:table-cell>
          <table:table-cell table:formula="of:=([.K89]-[.$O$105])/([.$O$104]-[.$O$105])" office:value-type="float" office:value="0.46909631781303" calcext:value-type="float">
            <text:p>0,469096317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7.350174" calcext:value-type="float">
            <text:p>37,350174</text:p>
          </table:table-cell>
          <table:table-cell table:formula="of:=([.S89]-[.$W$105])/([.$W$104]-[.$W$105])" office:value-type="float" office:value="0.515738985342825" calcext:value-type="float">
            <text:p>0,5157389853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1.070274" calcext:value-type="float">
            <text:p>71,070274</text:p>
          </table:table-cell>
          <table:table-cell table:formula="of:==([.C90]-[.$G$105])/([.$G$104]-[.$G$105])" office:value-type="float" office:value="0.438262177853406" calcext:value-type="float">
            <text:p>0,438262177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3.452217" calcext:value-type="float">
            <text:p>53,452217</text:p>
          </table:table-cell>
          <table:table-cell table:formula="of:=([.K90]-[.$O$105])/([.$O$104]-[.$O$105])" office:value-type="float" office:value="0.47273823286437" calcext:value-type="float">
            <text:p>0,47273823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7.35575" calcext:value-type="float">
            <text:p>37,35575</text:p>
          </table:table-cell>
          <table:table-cell table:formula="of:=([.S90]-[.$W$105])/([.$W$104]-[.$W$105])" office:value-type="float" office:value="0.519463012900694" calcext:value-type="float">
            <text:p>0,5194630129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1.337975" calcext:value-type="float">
            <text:p>71,337975</text:p>
          </table:table-cell>
          <table:table-cell table:formula="of:==([.C91]-[.$G$105])/([.$G$104]-[.$G$105])" office:value-type="float" office:value="0.452849080704896" calcext:value-type="float">
            <text:p>0,452849080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9.064247" calcext:value-type="float">
            <text:p>9,064247</text:p>
          </table:table-cell>
          <table:table-cell table:formula="of:=([.K91]-[.$O$105])/([.$O$104]-[.$O$105])" office:value-type="float" office:value="0.477957607845152" calcext:value-type="float">
            <text:p>0,477957607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7.656513" calcext:value-type="float">
            <text:p>27,656513</text:p>
          </table:table-cell>
          <table:table-cell table:formula="of:=([.S91]-[.$W$105])/([.$W$104]-[.$W$105])" office:value-type="float" office:value="0.519550243587077" calcext:value-type="float">
            <text:p>0,5195502436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5.140007" calcext:value-type="float">
            <text:p>35,140007</text:p>
          </table:table-cell>
          <table:table-cell table:formula="of:==([.C92]-[.$G$105])/([.$G$104]-[.$G$105])" office:value-type="float" office:value="0.454911346143783" calcext:value-type="float">
            <text:p>0,454911346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.9809995" calcext:value-type="float">
            <text:p>3,9809995</text:p>
          </table:table-cell>
          <table:table-cell table:formula="of:=([.K92]-[.$O$105])/([.$O$104]-[.$O$105])" office:value-type="float" office:value="0.0520877523908783" calcext:value-type="float">
            <text:p>0,052087752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0.09071" calcext:value-type="float">
            <text:p>10,09071</text:p>
          </table:table-cell>
          <table:table-cell table:formula="of:=([.S92]-[.$W$105])/([.$W$104]-[.$W$105])" office:value-type="float" office:value="0.367815828074687" calcext:value-type="float">
            <text:p>0,367815828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.920284" calcext:value-type="float">
            <text:p>19,920284</text:p>
          </table:table-cell>
          <table:table-cell table:formula="of:==([.C93]-[.$G$105])/([.$G$104]-[.$G$105])" office:value-type="float" office:value="0.176056136920417" calcext:value-type="float">
            <text:p>0,176056136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3.932919" calcext:value-type="float">
            <text:p>3,932919</text:p>
          </table:table-cell>
          <table:table-cell table:formula="of:=([.K93]-[.$O$105])/([.$O$104]-[.$O$105])" office:value-type="float" office:value="0.00331773929806741" calcext:value-type="float">
            <text:p>0,003317739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0.042194" calcext:value-type="float">
            <text:p>10,042194</text:p>
          </table:table-cell>
          <table:table-cell table:formula="of:=([.S93]-[.$W$105])/([.$W$104]-[.$W$105])" office:value-type="float" office:value="0.0930172175024561" calcext:value-type="float">
            <text:p>0,0930172175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7.352911" calcext:value-type="float">
            <text:p>17,352911</text:p>
          </table:table-cell>
          <table:table-cell table:formula="of:==([.C94]-[.$G$105])/([.$G$104]-[.$G$105])" office:value-type="float" office:value="0.0588092505347869" calcext:value-type="float">
            <text:p>0,058809250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.6712105" calcext:value-type="float">
            <text:p>3,6712105</text:p>
          </table:table-cell>
          <table:table-cell table:formula="of:=([.K94]-[.$O$105])/([.$O$104]-[.$O$105])" office:value-type="float" office:value="0.0028564423388875" calcext:value-type="float">
            <text:p>0,002856442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9.629114" calcext:value-type="float">
            <text:p>9,629114</text:p>
          </table:table-cell>
          <table:table-cell table:formula="of:=([.S94]-[.$W$105])/([.$W$104]-[.$W$105])" office:value-type="float" office:value="0.0922582354399497" calcext:value-type="float">
            <text:p>0,0922582354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.304968" calcext:value-type="float">
            <text:p>17,304968</text:p>
          </table:table-cell>
          <table:table-cell table:formula="of:==([.C95]-[.$G$105])/([.$G$104]-[.$G$105])" office:value-type="float" office:value="0.0390311973835873" calcext:value-type="float">
            <text:p>0,039031197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.635195" calcext:value-type="float">
            <text:p>3,635195</text:p>
          </table:table-cell>
          <table:table-cell table:formula="of:=([.K95]-[.$O$105])/([.$O$104]-[.$O$105])" office:value-type="float" office:value="0.000345542176835602" calcext:value-type="float">
            <text:p>0,000345542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.1448207" calcext:value-type="float">
            <text:p>4,1448207</text:p>
          </table:table-cell>
          <table:table-cell table:formula="of:=([.S95]-[.$W$105])/([.$W$104]-[.$W$105])" office:value-type="float" office:value="0.0857960310047082" calcext:value-type="float">
            <text:p>0,085796031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2.370417" calcext:value-type="float">
            <text:p>12,370417</text:p>
          </table:table-cell>
          <table:table-cell table:formula="of:==([.C96]-[.$G$105])/([.$G$104]-[.$G$105])" office:value-type="float" office:value="0.0386618629696833" calcext:value-type="float">
            <text:p>0,038661863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07.86415" calcext:value-type="float">
            <text:p>107,86415</text:p>
          </table:table-cell>
          <table:table-cell table:formula="of:=([.K96]-[.$O$105])/([.$O$104]-[.$O$105])"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68.06728" calcext:value-type="float">
            <text:p>68,06728</text:p>
          </table:table-cell>
          <table:table-cell table:formula="of:=([.S96]-[.$W$105])/([.$W$104]-[.$W$105]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2.286303" calcext:value-type="float">
            <text:p>12,286303</text:p>
          </table:table-cell>
          <table:table-cell table:formula="of:==([.C97]-[.$G$105])/([.$G$104]-[.$G$105])" office:value-type="float" office:value="0.000647981872038067" calcext:value-type="float">
            <text:p>0,000647981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20.63535" calcext:value-type="float">
            <text:p>20,63535</text:p>
          </table:table-cell>
          <table:table-cell table:formula="of:=([.K97]-[.$O$105])/([.$O$104]-[.$O$105])"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20.558271" calcext:value-type="float">
            <text:p>20,558271</text:p>
          </table:table-cell>
          <table:table-cell table:formula="of:=([.S97]-[.$W$105])/([.$W$104]-[.$W$105]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42.09549" calcext:value-type="float">
            <text:p>142,09549</text:p>
          </table:table-cell>
          <table:table-cell table:formula="of:==([.C98]-[.$G$105])/([.$G$104]-[.$G$105])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24.045334" calcext:value-type="float">
            <text:p>24,045334</text:p>
          </table:table-cell>
          <table:table-cell table:formula="of:=([.K98]-[.$O$105])/([.$O$104]-[.$O$105])" office:value-type="float" office:value="0.163103957053009" calcext:value-type="float">
            <text:p>0,163103957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8.087" calcext:value-type="float">
            <text:p>18,087</text:p>
          </table:table-cell>
          <table:table-cell table:formula="of:=([.S98]-[.$W$105])/([.$W$104]-[.$W$105])" office:value-type="float" office:value="0.256771258173416" calcext:value-type="float">
            <text:p>0,2567712582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54.448273" calcext:value-type="float">
            <text:p>54,448273</text:p>
          </table:table-cell>
          <table:table-cell table:formula="of:==([.C99]-[.$G$105])/([.$G$104]-[.$G$105])" office:value-type="float" office:value="1" calcext:value-type="float">
            <text:p>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34.390877" calcext:value-type="float">
            <text:p>34,390877</text:p>
          </table:table-cell>
          <table:table-cell table:formula="of:=([.K99]-[.$O$105])/([.$O$104]-[.$O$105])" office:value-type="float" office:value="0.19582024016263" calcext:value-type="float">
            <text:p>0,1958202402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19.887589" calcext:value-type="float">
            <text:p>19,887589</text:p>
          </table:table-cell>
          <table:table-cell table:formula="of:=([.S99]-[.$W$105])/([.$W$104]-[.$W$105])" office:value-type="float" office:value="0.218110808824904" calcext:value-type="float">
            <text:p>0,2181108088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61.454872" calcext:value-type="float">
            <text:p>61,454872</text:p>
          </table:table-cell>
          <table:table-cell table:formula="of:==([.C100]-[.$G$105])/([.$G$104]-[.$G$105])" office:value-type="float" office:value="0.324799584485496" calcext:value-type="float">
            <text:p>0,324799584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22.705301" calcext:value-type="float">
            <text:p>22,705301</text:p>
          </table:table-cell>
          <table:table-cell table:formula="of:=([.K100]-[.$O$105])/([.$O$104]-[.$O$105])" office:value-type="float" office:value="0.295078099938736" calcext:value-type="float">
            <text:p>0,295078099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8.978838" calcext:value-type="float">
            <text:p>18,978838</text:p>
          </table:table-cell>
          <table:table-cell table:formula="of:=([.S100]-[.$W$105])/([.$W$104]-[.$W$105])" office:value-type="float" office:value="0.246279139951676" calcext:value-type="float">
            <text:p>0,24627914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50.950977" calcext:value-type="float">
            <text:p>50,950977</text:p>
          </table:table-cell>
          <table:table-cell table:formula="of:==([.C101]-[.$G$105])/([.$G$104]-[.$G$105])" office:value-type="float" office:value="0.378775725634889" calcext:value-type="float">
            <text:p>0,378775725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38.299057" calcext:value-type="float">
            <text:p>38,299057</text:p>
          </table:table-cell>
          <table:table-cell table:formula="of:=([.K101]-[.$O$105])/([.$O$104]-[.$O$105])" office:value-type="float" office:value="0.182963611215329" calcext:value-type="float">
            <text:p>0,1829636112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0.340534" calcext:value-type="float">
            <text:p>20,340534</text:p>
          </table:table-cell>
          <table:table-cell table:formula="of:=([.S101]-[.$W$105])/([.$W$104]-[.$W$105])" office:value-type="float" office:value="0.23206268129299" calcext:value-type="float">
            <text:p>0,232062681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27.587624" calcext:value-type="float">
            <text:p>27,587624</text:p>
          </table:table-cell>
          <table:table-cell table:formula="of:==([.C102]-[.$G$105])/([.$G$104]-[.$G$105])" office:value-type="float" office:value="0.297857762563446" calcext:value-type="float">
            <text:p>0,2978577626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36.444218" calcext:value-type="float">
            <text:p>36,444218</text:p>
          </table:table-cell>
          <table:table-cell table:formula="of:=([.K102]-[.$O$105])/([.$O$104]-[.$O$105])" office:value-type="float" office:value="0.332574206466907" calcext:value-type="float">
            <text:p>0,3325742065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8.35519" calcext:value-type="float">
            <text:p>18,35519</text:p>
          </table:table-cell>
          <table:table-cell table:formula="of:=([.S102]-[.$W$105])/([.$W$104]-[.$W$105])" office:value-type="float" office:value="0.25336499060511" calcext:value-type="float">
            <text:p>0,2533649906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67.72993" calcext:value-type="float">
            <text:p>67,72993</text:p>
          </table:table-cell>
          <table:table-cell table:formula="of:==([.C103]-[.$G$105])/([.$G$104]-[.$G$105])" office:value-type="float" office:value="0.11787548596233" calcext:value-type="float">
            <text:p>0,117875486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7" table:formula="of:=MAX([Tests.C87:.C106])" office:value-type="float" office:value="142.09549" calcext:value-type="float">
            <text:p>142,095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20.712978" calcext:value-type="float">
            <text:p>20,712978</text:p>
          </table:table-cell>
          <table:table-cell table:formula="of:=([.K103]-[.$O$105])/([.$O$104]-[.$O$105])" office:value-type="float" office:value="0.314778393393659" calcext:value-type="float">
            <text:p>0,3147783934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7" table:formula="of:=MAX([Tests.K87:.K106])" office:value-type="float" office:value="107.86415" calcext:value-type="float">
            <text:p>107,864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18.57089" calcext:value-type="float">
            <text:p>18,57089</text:p>
          </table:table-cell>
          <table:table-cell table:formula="of:=([.S103]-[.$W$105])/([.$W$104]-[.$W$105])" office:value-type="float" office:value="0.222306360794226" calcext:value-type="float">
            <text:p>0,2223063608</text:p>
          </table:table-cell>
          <table:table-cell/>
          <table:table-cell table:style-name="ce7" office:value-type="string" calcext:value-type="string">
            <text:p>Max</text:p>
          </table:table-cell>
          <table:table-cell table:style-name="ce7" table:formula="of:=MAX([Tests.S87:.S106])" office:value-type="float" office:value="68.06728" calcext:value-type="float">
            <text:p>68,06728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45.21083" calcext:value-type="float">
            <text:p>45,21083</text:p>
          </table:table-cell>
          <table:table-cell table:formula="of:==([.C104]-[.$G$105])/([.$G$104]-[.$G$105])" office:value-type="float" office:value="0.427116356564193" calcext:value-type="float">
            <text:p>0,4271163566</text:p>
          </table:table-cell>
          <table:table-cell/>
          <table:table-cell office:value-type="string" calcext:value-type="string">
            <text:p>Min</text:p>
          </table:table-cell>
          <table:table-cell table:formula="of:=MIN([Tests.C87:.C106])" office:value-type="float" office:value="12.286303" calcext:value-type="float">
            <text:p>12,2863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53.17043" calcext:value-type="float">
            <text:p>53,17043</text:p>
          </table:table-cell>
          <table:table-cell table:formula="of:=([.K104]-[.$O$105])/([.$O$104]-[.$O$105])" office:value-type="float" office:value="0.163848740496343" calcext:value-type="float">
            <text:p>0,1638487405</text:p>
          </table:table-cell>
          <table:table-cell/>
          <table:table-cell office:value-type="string" calcext:value-type="string">
            <text:p>Min</text:p>
          </table:table-cell>
          <table:table-cell table:formula="of:=MIN([Tests.K87:.K106])" office:value-type="float" office:value="3.635195" calcext:value-type="float">
            <text:p>3,6351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18.966288" calcext:value-type="float">
            <text:p>18,966288</text:p>
          </table:table-cell>
          <table:table-cell table:formula="of:=([.S104]-[.$W$105])/([.$W$104]-[.$W$105])" office:value-type="float" office:value="0.225680761628644" calcext:value-type="float">
            <text:p>0,2256807616</text:p>
          </table:table-cell>
          <table:table-cell/>
          <table:table-cell office:value-type="string" calcext:value-type="string">
            <text:p>Min</text:p>
          </table:table-cell>
          <table:table-cell table:formula="of:=MIN([Tests.S87:.S106])" office:value-type="float" office:value="4.1448207" calcext:value-type="float">
            <text:p>4,1448207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62.694836" calcext:value-type="float">
            <text:p>62,694836</text:p>
          </table:table-cell>
          <table:table-cell table:formula="of:==([.C105]-[.$G$105])/([.$G$104]-[.$G$105])" office:value-type="float" office:value="0.25363788003695" calcext:value-type="float">
            <text:p>0,25363788</text:p>
          </table:table-cell>
          <table:table-cell/>
          <table:table-cell table:style-name="ce7" office:value-type="string" calcext:value-type="string">
            <text:p>Max – Min</text:p>
          </table:table-cell>
          <table:table-cell table:style-name="ce7" table:formula="of:=[Tests.G104]-MIN([Tests.C87:.C106])" office:value-type="float" office:value="129.809187" calcext:value-type="float">
            <text:p>129,809187</text:p>
          </table:table-cell>
          <table:table-cell office:value-type="string" calcext:value-type="string">
            <text:p>&gt; 1g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6.54905" calcext:value-type="float">
            <text:p>36,54905</text:p>
          </table:table-cell>
          <table:table-cell table:formula="of:=([.K105]-[.$O$105])/([.$O$104]-[.$O$105])" office:value-type="float" office:value="0.475254069274704" calcext:value-type="float">
            <text:p>0,4752540693</text:p>
          </table:table-cell>
          <table:table-cell/>
          <table:table-cell table:style-name="ce7" office:value-type="string" calcext:value-type="string">
            <text:p>Max – Min</text:p>
          </table:table-cell>
          <table:table-cell table:style-name="ce7" table:formula="of:=[Tests.O104]-MIN([Tests.K87:.K106])" office:value-type="float" office:value="104.228955" calcext:value-type="float">
            <text:p>104,228955</text:p>
          </table:table-cell>
          <table:table-cell office:value-type="string" calcext:value-type="string">
            <text:p>&gt; 1g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8.020426" calcext:value-type="float">
            <text:p>18,020426</text:p>
          </table:table-cell>
          <table:table-cell table:formula="of:=([.S105]-[.$W$105])/([.$W$104]-[.$W$105])" office:value-type="float" office:value="0.231866349672814" calcext:value-type="float">
            <text:p>0,2318663497</text:p>
          </table:table-cell>
          <table:table-cell/>
          <table:table-cell table:style-name="ce7" office:value-type="string" calcext:value-type="string">
            <text:p>Max – Min</text:p>
          </table:table-cell>
          <table:table-cell table:style-name="ce7" table:formula="of:=[Tests.W104]-MIN([Tests.S87:.S106])" office:value-type="float" office:value="63.9224593" calcext:value-type="float">
            <text:p>63,9224593</text:p>
          </table:table-cell>
          <table:table-cell office:value-type="string" calcext:value-type="string">
            <text:p>&gt; 1g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1:32:30.4229582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9:17:19.394728194</meta:creation-date>
    <meta:generator>LibreOffice/5.1.6.2$Linux_X86_64 LibreOffice_project/10m0$Build-2</meta:generator>
    <dc:date>2018-07-26T11:38:27.738006596</dc:date>
    <meta:editing-duration>PT8H46M31S</meta:editing-duration>
    <meta:editing-cycles>24</meta:editing-cycles>
    <meta:document-statistic meta:table-count="5" meta:cell-count="506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273cm" svg:height="11.21cm" xlink:href=".." xlink:type="simple" chart:class="chart:line" chart:style-name="ch1">
        <chart:legend svg:x="17.572cm" svg:y="0.404cm" style:legend-expansion="custom" chartooo:width="2.854cm" chartooo:height="0.598cm" style:legend-expansion-aspect-ratio="4.77257525083612" chart:style-name="ch2"/>
        <chart:plot-area chart:style-name="ch3" table:cell-range-address="sensor2.B2:sensor2.C461 sensor2.C1:sensor2.C1" chart:data-source-has-labels="both" svg:x="0.765cm" svg:y="1.23cm" svg:width="36.488cm" svg:height="9.553cm">
          <chartooo:coordinate-region svg:x="1.677cm" svg:y="1.43cm" svg:width="35.576cm" svg:height="8.299cm"/>
          <chart:axis chart:dimension="x" chart:name="primary-x" chart:style-name="ch4" chartooo:axis-type="auto">
            <chartooo:date-scale/>
            <chart:categories table:cell-range-address="sensor2.B2:sensor2.B4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nsor2.C2:sensor2.C461" chart:label-cell-address="sensor2.C1:sensor2.C1" chart:class="chart:line">
            <chart:data-point chart:repeated="4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sed accel.</text:p>
                <draw:g>
                  <svg:desc>sensor2.C1:sensor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ensor2.B2:sensor2.B461</svg:desc>
                </draw:g>
              </table:table-cell>
              <table:table-cell office:value-type="float" office:value="0.052175605957364">
                <text:p>0.052175605957364</text:p>
                <draw:g>
                  <svg:desc>sensor2.C2:sensor2.C46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47065122164898">
                <text:p>0.05470651221648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52905675070573">
                <text:p>0.05529056750705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37330867322106">
                <text:p>0.05373308673221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732989389662221">
                <text:p>0.07329893896622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707680327070963">
                <text:p>0.07076803270709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09286479120023">
                <text:p>0.02092864791200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89107368830916">
                <text:p>0.02891073688309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398131023070184">
                <text:p>0.03981310230701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95979752749927">
                <text:p>0.0959797527499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8931178818261">
                <text:p>0.2589311788182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40144066971673">
                <text:p>0.2401440669716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03514065998248">
                <text:p>0.3035140659982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42256400272559">
                <text:p>0.34225640027255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78720918913657">
                <text:p>0.17872091891365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69278691716149">
                <text:p>0.16927869171614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45429767351309">
                <text:p>0.14542976735130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0941302443298">
                <text:p>0.1094130244329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946169570719361">
                <text:p>0.094616957071936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989973717511924">
                <text:p>0.09899737175119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765112430643434">
                <text:p>0.076511243064343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712547454492359">
                <text:p>0.071254745449235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03377786430449">
                <text:p>0.10337778643044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826438236153022">
                <text:p>0.082643823615302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75829845225348">
                <text:p>0.07582984522534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26175411272267">
                <text:p>0.07261754112722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743697069989292">
                <text:p>0.07436970699892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752457899347805">
                <text:p>0.075245789934780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921833933612382">
                <text:p>0.092183393361238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694052370291054">
                <text:p>0.069405237029105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20315389856906">
                <text:p>0.12031538985690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201109705052078">
                <text:p>0.20110970505207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01158376326292">
                <text:p>0.70115837632629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11301469872481">
                <text:p>0.31130146987248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456244524481651">
                <text:p>0.45624452448165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32230117784484">
                <text:p>0.33223011778448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187871118465881">
                <text:p>0.18787111846588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128784191570135">
                <text:p>0.12878419157013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123819721600312">
                <text:p>0.12381972160031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988026866543366">
                <text:p>0.09880268665433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947142996203641">
                <text:p>0.094714299620364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87705636133554">
                <text:p>0.08770563613355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878029786819819">
                <text:p>0.087802978681981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878029786819819">
                <text:p>0.087802978681981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913073104253869">
                <text:p>0.091307310425386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901391998442519">
                <text:p>0.090139199844251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895551445536844">
                <text:p>0.089555144553684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874136084882702">
                <text:p>0.087413608488270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57013530614231">
                <text:p>0.15701353061423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152827801031831">
                <text:p>0.15282780103183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141244037768909">
                <text:p>0.14124403776890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137058308186508">
                <text:p>0.13705830818650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991920568480483">
                <text:p>0.099192056848048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67555728608975">
                <text:p>0.06755572860897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917940231675265">
                <text:p>0.091794023167526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951036698140757">
                <text:p>0.095103669814075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985106590090529">
                <text:p>0.098510659009052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103961841721016">
                <text:p>0.10396184172101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15837632629222">
                <text:p>0.11583763262922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126545312956293">
                <text:p>0.12654531295629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134819429572666">
                <text:p>0.13481942957266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985106590090529">
                <text:p>0.098510659009052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845906745838606">
                <text:p>0.084590674583860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761218728706318">
                <text:p>0.076121872870631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894578020052565">
                <text:p>0.089457802005256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87705636133554">
                <text:p>0.08770563613355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02501703494597">
                <text:p>0.10250170349459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14961549693371">
                <text:p>0.11496154969337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108244913851845">
                <text:p>0.10824491385184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106687433076998">
                <text:p>0.10668743307699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104448554463156">
                <text:p>0.10444855446315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01625620558746">
                <text:p>0.10162562055874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238002530906259">
                <text:p>0.23800253090625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38129076219215">
                <text:p>0.13812907621921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102599046043025">
                <text:p>0.10259904604302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94811642168792">
                <text:p>0.09481164216879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106687433076998">
                <text:p>0.10668743307699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03475128978877">
                <text:p>0.10347512897887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887764041662611">
                <text:p>0.088776404166261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100652195074467">
                <text:p>0.10065219507446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108244913851845">
                <text:p>0.10824491385184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129368246860703">
                <text:p>0.12936824686070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140952010123625">
                <text:p>0.14095201012362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144651026963886">
                <text:p>0.14465102696388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138226418767643">
                <text:p>0.13822641876764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13277523605568">
                <text:p>0.1327752360556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128784191570135">
                <text:p>0.12878419157013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29660274505987">
                <text:p>0.129660274505987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139978584639346">
                <text:p>0.13997858463934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146305850287161">
                <text:p>0.14630585028716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143872286576463">
                <text:p>0.143872286576463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13326194879782">
                <text:p>0.1332619487978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961744378467828">
                <text:p>0.096174437846782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917940231675265">
                <text:p>0.091794023167526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800155748077485">
                <text:p>0.08001557480774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35909666115059">
                <text:p>0.073590966611505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14727927577144">
                <text:p>0.14727927577144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13277523605568">
                <text:p>0.13277523605568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145429767351309">
                <text:p>0.145429767351309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150491579869561">
                <text:p>0.15049157986956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159252409228074">
                <text:p>0.159252409228074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163438138810474">
                <text:p>0.163438138810474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157110873162659">
                <text:p>0.157110873162659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149712839482138">
                <text:p>0.149712839482138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139394529348778">
                <text:p>0.13939452934877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36766280541225">
                <text:p>0.136766280541225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1042538693663">
                <text:p>0.1042538693663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101138907816607">
                <text:p>0.101138907816607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0789448067750414">
                <text:p>0.0789448067750414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0720334858366592">
                <text:p>0.072033485836659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613258055095882">
                <text:p>0.0613258055095882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0728122262240826">
                <text:p>0.0728122262240826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141341380317337">
                <text:p>0.141341380317337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162659398423051">
                <text:p>0.162659398423051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154190596709822">
                <text:p>0.15419059670982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32580550958824">
                <text:p>0.132580550958824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0800155748077485">
                <text:p>0.0800155748077485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0928647912002336">
                <text:p>0.0928647912002336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0400077874038742">
                <text:p>0.0400077874038742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0180083714591648">
                <text:p>0.018008371459164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00876082935851261">
                <text:p>0.000876082935851261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0579188163146111">
                <text:p>0.0579188163146111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0808916577435997">
                <text:p>0.080891657743599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773873260001947">
                <text:p>0.0773873260001947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0942275868782245">
                <text:p>0.094227586878224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36279567799085">
                <text:p>0.136279567799085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113793439112236">
                <text:p>0.113793439112236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124306434342451">
                <text:p>0.124306434342451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224569259223206">
                <text:p>0.224569259223206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124890489633019">
                <text:p>0.12489048963301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156721502968948">
                <text:p>0.15672150296894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289594081573056">
                <text:p>0.289594081573056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50442908595347">
                <text:p>0.50442908595347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102696388591453">
                <text:p>0.10269638859145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01333592913462">
                <text:p>0.101333592913462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102599046043025">
                <text:p>0.102599046043025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122456925922321">
                <text:p>0.122456925922321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14912878419157">
                <text:p>0.1491287841915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143872286576463">
                <text:p>0.14387228657646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134819429572666">
                <text:p>0.134819429572666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130341672344982">
                <text:p>0.13034167234498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122554268470749">
                <text:p>0.122554268470749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123917064148739">
                <text:p>0.123917064148739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132483208410396">
                <text:p>0.13248320841039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02599046043025">
                <text:p>0.102599046043025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.103961841721016">
                <text:p>0.103961841721016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.105908692689575">
                <text:p>0.105908692689575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.111943930692106">
                <text:p>0.111943930692106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097147863331062">
                <text:p>0.097147863331062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958824102014991">
                <text:p>0.0958824102014991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.102501703494597">
                <text:p>0.102501703494597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.0784580940329018">
                <text:p>0.0784580940329018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.0697946072228171">
                <text:p>0.0697946072228171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.0858561277134235">
                <text:p>0.085856127713423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965638080404945">
                <text:p>0.0965638080404945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0.11408546675752">
                <text:p>0.11408546675752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.119633992017911">
                <text:p>0.119633992017911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0.117200428307213">
                <text:p>0.117200428307213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.100457509977611">
                <text:p>0.100457509977611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86537525552419">
                <text:p>0.086537525552419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126739998053149">
                <text:p>0.126739998053149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0.102599046043025">
                <text:p>0.102599046043025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121872870631753">
                <text:p>0.121872870631753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.0922807359096661">
                <text:p>0.092280735909666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254842791784289">
                <text:p>0.254842791784289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0.371069794607223">
                <text:p>0.37106979460722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273629903630877">
                <text:p>0.273629903630877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0.140173269736202">
                <text:p>0.14017326973620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0564586780881923">
                <text:p>0.056458678088192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0532463739900711">
                <text:p>0.0532463739900711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0751484473863526">
                <text:p>0.0751484473863526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0.2085077387326">
                <text:p>0.2085077387326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218241993575392">
                <text:p>0.218241993575392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0.153509198870826">
                <text:p>0.15350919887082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103280443882021">
                <text:p>0.103280443882021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0.0940329017813686">
                <text:p>0.0940329017813686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100457509977611">
                <text:p>0.100457509977611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0.10892631169084">
                <text:p>0.1089263116908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110386449917259">
                <text:p>0.11038644991725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116713715565073">
                <text:p>0.116713715565073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136474252895941">
                <text:p>0.13647425289594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0.145429767351309">
                <text:p>0.14542976735130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144261656770174">
                <text:p>0.144261656770174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.128394821376424">
                <text:p>0.12839482137642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121872870631753">
                <text:p>0.121872870631753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0.117200428307213">
                <text:p>0.11720042830721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.119439306921055">
                <text:p>0.119439306921055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0.129854959602842">
                <text:p>0.129854959602842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0.131217755280833">
                <text:p>0.131217755280833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122748953567604">
                <text:p>0.122748953567604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123917064148739">
                <text:p>0.123917064148739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129368246860703">
                <text:p>0.129368246860703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101041565268179">
                <text:p>0.101041565268179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101333592913462">
                <text:p>0.10133359291346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04448554463156">
                <text:p>0.10444855446315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894578020052565">
                <text:p>0.089457802005256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102307018397742">
                <text:p>0.102307018397742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112917356176385">
                <text:p>0.112917356176385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11174924559525">
                <text:p>0.11174924559525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1084395989487">
                <text:p>0.1084395989487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0.105811350141147">
                <text:p>0.105811350141147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0.109705052078263">
                <text:p>0.109705052078263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0.11875790908206">
                <text:p>0.11875790908206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0.128589506473279">
                <text:p>0.12858950647327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13929718680035">
                <text:p>0.13929718680035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0.145235082254453">
                <text:p>0.145235082254453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0.0569453908303319">
                <text:p>0.0569453908303319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0.0648301372529933">
                <text:p>0.0648301372529933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0704760050618125">
                <text:p>0.0704760050618125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0.0796262046140368">
                <text:p>0.0796262046140368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0.085272072422856">
                <text:p>0.085272072422856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0.0958824102014991">
                <text:p>0.0958824102014991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0.106298062883286">
                <text:p>0.10629806288328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13929718680035">
                <text:p>0.13929718680035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0.209675849313735">
                <text:p>0.209675849313735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0.405431714202278">
                <text:p>0.40543171420227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0.105129952302151">
                <text:p>0.105129952302151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0.107563516012849">
                <text:p>0.107563516012849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0.118660566533632">
                <text:p>0.118660566533632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0.134138031733671">
                <text:p>0.13413803173367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146403192835588">
                <text:p>0.146403192835588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0.142314805801616">
                <text:p>0.142314805801616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0.123819721600312">
                <text:p>0.123819721600312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0.119049936727344">
                <text:p>0.119049936727344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0.124111749245595">
                <text:p>0.12411174924559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128297478827996">
                <text:p>0.128297478827996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0.124890489633019">
                <text:p>0.124890489633019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0.123722379051884">
                <text:p>0.123722379051884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0.122067555728609">
                <text:p>0.122067555728609</text:p>
              </table:table-cell>
            </table:table-row>
            <table:table-row>
              <table:table-cell office:value-type="float" office:value="2390">
                <text:p>2390</text:p>
              </table:table-cell>
              <table:table-cell office:value-type="float" office:value="0.123138323761316">
                <text:p>0.12313832376131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126447970407865">
                <text:p>0.126447970407865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0.127713423537428">
                <text:p>0.127713423537428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0.112138615788961">
                <text:p>0.112138615788961</text:p>
              </table:table-cell>
            </table:table-row>
            <table:table-row>
              <table:table-cell office:value-type="float" office:value="2430">
                <text:p>243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0.176384697751387">
                <text:p>0.176384697751387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.173756448943833">
                <text:p>0.173756448943833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0.129757617054414">
                <text:p>0.129757617054414</text:p>
              </table:table-cell>
            </table:table-row>
            <table:table-row>
              <table:table-cell office:value-type="float" office:value="2470">
                <text:p>2470</text:p>
              </table:table-cell>
              <table:table-cell office:value-type="float" office:value="0.0836172490995814">
                <text:p>0.0836172490995814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0.0759271877737759">
                <text:p>0.0759271877737759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0.060449722573737">
                <text:p>0.06044972257373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483792465686752">
                <text:p>0.0483792465686752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0.0441935169862747">
                <text:p>0.0441935169862747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0.0526623186995036">
                <text:p>0.0526623186995036</text:p>
              </table:table-cell>
            </table:table-row>
            <table:table-row>
              <table:table-cell office:value-type="float" office:value="2530">
                <text:p>2530</text:p>
              </table:table-cell>
              <table:table-cell office:value-type="float" office:value="0.0881923488756936">
                <text:p>0.0881923488756936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0.0887764041662611">
                <text:p>0.0887764041662611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0741750219020734">
                <text:p>0.0741750219020734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0.107271488367565">
                <text:p>0.107271488367565</text:p>
              </table:table-cell>
            </table:table-row>
            <table:table-row>
              <table:table-cell office:value-type="float" office:value="2570">
                <text:p>2570</text:p>
              </table:table-cell>
              <table:table-cell office:value-type="float" office:value="0.129465589409131">
                <text:p>0.129465589409131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0.155066679645673">
                <text:p>0.155066679645673</text:p>
              </table:table-cell>
            </table:table-row>
            <table:table-row>
              <table:table-cell office:value-type="float" office:value="2590">
                <text:p>2590</text:p>
              </table:table-cell>
              <table:table-cell office:value-type="float" office:value="0.165774359972744">
                <text:p>0.16577435997274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649274798014212">
                <text:p>0.0649274798014212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0.0585028716051786">
                <text:p>0.0585028716051786</text:p>
              </table:table-cell>
            </table:table-row>
            <table:table-row>
              <table:table-cell office:value-type="float" office:value="2620">
                <text:p>2620</text:p>
              </table:table-cell>
              <table:table-cell office:value-type="float" office:value="0.0614231480580161">
                <text:p>0.0614231480580161</text:p>
              </table:table-cell>
            </table:table-row>
            <table:table-row>
              <table:table-cell office:value-type="float" office:value="2630">
                <text:p>2630</text:p>
              </table:table-cell>
              <table:table-cell office:value-type="float" office:value="0.0514942081183685">
                <text:p>0.0514942081183685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0.0495473571498102">
                <text:p>0.049547357149810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0.0480872189233914">
                <text:p>0.0480872189233914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0.060449722573737">
                <text:p>0.060449722573737</text:p>
              </table:table-cell>
            </table:table-row>
            <table:table-row>
              <table:table-cell office:value-type="float" office:value="2670">
                <text:p>2670</text:p>
              </table:table-cell>
              <table:table-cell office:value-type="float" office:value="0.0908205976832473">
                <text:p>0.0908205976832473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2690">
                <text:p>2690</text:p>
              </table:table-cell>
              <table:table-cell office:value-type="float" office:value="0.134040689185243">
                <text:p>0.13404068918524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53314513773971">
                <text:p>0.153314513773971</text:p>
              </table:table-cell>
            </table:table-row>
            <table:table-row>
              <table:table-cell office:value-type="float" office:value="2710">
                <text:p>271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0.166845128005451">
                <text:p>0.166845128005451</text:p>
              </table:table-cell>
            </table:table-row>
            <table:table-row>
              <table:table-cell office:value-type="float" office:value="2730">
                <text:p>2730</text:p>
              </table:table-cell>
              <table:table-cell office:value-type="float" office:value="0.17112820013628">
                <text:p>0.17112820013628</text:p>
              </table:table-cell>
            </table:table-row>
            <table:table-row>
              <table:table-cell office:value-type="float" office:value="2740">
                <text:p>2740</text:p>
              </table:table-cell>
              <table:table-cell office:value-type="float" office:value="0.21035724715273">
                <text:p>0.21035724715273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135792855056945">
                <text:p>0.135792855056945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0.149031441643142">
                <text:p>0.149031441643142</text:p>
              </table:table-cell>
            </table:table-row>
            <table:table-row>
              <table:table-cell office:value-type="float" office:value="2770">
                <text:p>2770</text:p>
              </table:table-cell>
              <table:table-cell office:value-type="float" office:value="0.141438722865765">
                <text:p>0.141438722865765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0.127616080989">
                <text:p>0.127616080989</text:p>
              </table:table-cell>
            </table:table-row>
            <table:table-row>
              <table:table-cell office:value-type="float" office:value="2790">
                <text:p>2790</text:p>
              </table:table-cell>
              <table:table-cell office:value-type="float" office:value="0.119828677114767">
                <text:p>0.11982867711476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10094422271975">
                <text:p>0.110094422271975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0.098315973912197">
                <text:p>0.098315973912197</text:p>
              </table:table-cell>
            </table:table-row>
            <table:table-row>
              <table:table-cell office:value-type="float" office:value="2820">
                <text:p>2820</text:p>
              </table:table-cell>
              <table:table-cell office:value-type="float" office:value="0.092475421006522">
                <text:p>0.092475421006522</text:p>
              </table:table-cell>
            </table:table-row>
            <table:table-row>
              <table:table-cell office:value-type="float" office:value="2830">
                <text:p>2830</text:p>
              </table:table-cell>
              <table:table-cell office:value-type="float" office:value="0.0824491385184464">
                <text:p>0.0824491385184464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0.0993867419449041">
                <text:p>0.0993867419449041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.0869268957461306">
                <text:p>0.0869268957461306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0.0730069113209384">
                <text:p>0.0730069113209384</text:p>
              </table:table-cell>
            </table:table-row>
            <table:table-row>
              <table:table-cell office:value-type="float" office:value="2870">
                <text:p>2870</text:p>
              </table:table-cell>
              <table:table-cell office:value-type="float" office:value="0.0499367273435218">
                <text:p>0.049936727343521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0.0505207826340894">
                <text:p>0.0505207826340894</text:p>
              </table:table-cell>
            </table:table-row>
            <table:table-row>
              <table:table-cell office:value-type="float" office:value="2890">
                <text:p>2890</text:p>
              </table:table-cell>
              <table:table-cell office:value-type="float" office:value="0.059281611992602">
                <text:p>0.05928161199260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673610435121192">
                <text:p>0.0673610435121192</text:p>
              </table:table-cell>
            </table:table-row>
            <table:table-row>
              <table:table-cell office:value-type="float" office:value="2910">
                <text:p>2910</text:p>
              </table:table-cell>
              <table:table-cell office:value-type="float" office:value="0.0932541613939453">
                <text:p>0.0932541613939453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0.106006035238003">
                <text:p>0.106006035238003</text:p>
              </table:table-cell>
            </table:table-row>
            <table:table-row>
              <table:table-cell office:value-type="float" office:value="2930">
                <text:p>2930</text:p>
              </table:table-cell>
              <table:table-cell office:value-type="float" office:value="0.111651903046822">
                <text:p>0.111651903046822</text:p>
              </table:table-cell>
            </table:table-row>
            <table:table-row>
              <table:table-cell office:value-type="float" office:value="2940">
                <text:p>2940</text:p>
              </table:table-cell>
              <table:table-cell office:value-type="float" office:value="0.115350919887083">
                <text:p>0.115350919887083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0.117687141049353">
                <text:p>0.117687141049353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0.12527985982673">
                <text:p>0.12527985982673</text:p>
              </table:table-cell>
            </table:table-row>
            <table:table-row>
              <table:table-cell office:value-type="float" office:value="2970">
                <text:p>2970</text:p>
              </table:table-cell>
              <table:table-cell office:value-type="float" office:value="0.136279567799085">
                <text:p>0.136279567799085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2990">
                <text:p>2990</text:p>
              </table:table-cell>
              <table:table-cell office:value-type="float" office:value="0.0932541613939453">
                <text:p>0.093254161393945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943249294266524">
                <text:p>0.0943249294266524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0.0946169570719361">
                <text:p>0.0946169570719361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0.0961744378467828">
                <text:p>0.0961744378467828</text:p>
              </table:table-cell>
            </table:table-row>
            <table:table-row>
              <table:table-cell office:value-type="float" office:value="3030">
                <text:p>3030</text:p>
              </table:table-cell>
              <table:table-cell office:value-type="float" office:value="0.102112333300886">
                <text:p>0.102112333300886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0.0938382166845128">
                <text:p>0.0938382166845128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0.0957850676530711">
                <text:p>0.0957850676530711</text:p>
              </table:table-cell>
            </table:table-row>
            <table:table-row>
              <table:table-cell office:value-type="float" office:value="3060">
                <text:p>3060</text:p>
              </table:table-cell>
              <table:table-cell office:value-type="float" office:value="0.14212012070476">
                <text:p>0.14212012070476</text:p>
              </table:table-cell>
            </table:table-row>
            <table:table-row>
              <table:table-cell office:value-type="float" office:value="3070">
                <text:p>3070</text:p>
              </table:table-cell>
              <table:table-cell office:value-type="float" office:value="0.0872189233914144">
                <text:p>0.0872189233914144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0.0670690158668354">
                <text:p>0.0670690158668354</text:p>
              </table:table-cell>
            </table:table-row>
            <table:table-row>
              <table:table-cell office:value-type="float" office:value="3090">
                <text:p>3090</text:p>
              </table:table-cell>
              <table:table-cell office:value-type="float" office:value="0.0964664654920666">
                <text:p>0.096466465492066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702813199649567">
                <text:p>0.0702813199649567</text:p>
              </table:table-cell>
            </table:table-row>
            <table:table-row>
              <table:table-cell office:value-type="float" office:value="3110">
                <text:p>3110</text:p>
              </table:table-cell>
              <table:table-cell office:value-type="float" office:value="0.0947142996203641">
                <text:p>0.0947142996203641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0.140952010123625">
                <text:p>0.140952010123625</text:p>
              </table:table-cell>
            </table:table-row>
            <table:table-row>
              <table:table-cell office:value-type="float" office:value="3130">
                <text:p>313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3140">
                <text:p>3140</text:p>
              </table:table-cell>
              <table:table-cell office:value-type="float" office:value="0.182517278302346">
                <text:p>0.182517278302346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0.125377202375158">
                <text:p>0.125377202375158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0.0429280638567118">
                <text:p>0.0429280638567118</text:p>
              </table:table-cell>
            </table:table-row>
            <table:table-row>
              <table:table-cell office:value-type="float" office:value="3170">
                <text:p>3170</text:p>
              </table:table-cell>
              <table:table-cell office:value-type="float" office:value="0.0641487394139979">
                <text:p>0.0641487394139979</text:p>
              </table:table-cell>
            </table:table-row>
            <table:table-row>
              <table:table-cell office:value-type="float" office:value="3180">
                <text:p>3180</text:p>
              </table:table-cell>
              <table:table-cell office:value-type="float" office:value="0.0878029786819819">
                <text:p>0.0878029786819819</text:p>
              </table:table-cell>
            </table:table-row>
            <table:table-row>
              <table:table-cell office:value-type="float" office:value="3190">
                <text:p>3190</text:p>
              </table:table-cell>
              <table:table-cell office:value-type="float" office:value="0.0862454979071352">
                <text:p>0.086245497907135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855641000681398">
                <text:p>0.0855641000681398</text:p>
              </table:table-cell>
            </table:table-row>
            <table:table-row>
              <table:table-cell office:value-type="float" office:value="3210">
                <text:p>3210</text:p>
              </table:table-cell>
              <table:table-cell office:value-type="float" office:value="0.0843959894870048">
                <text:p>0.0843959894870048</text:p>
              </table:table-cell>
            </table:table-row>
            <table:table-row>
              <table:table-cell office:value-type="float" office:value="3220">
                <text:p>3220</text:p>
              </table:table-cell>
              <table:table-cell office:value-type="float" office:value="0.0814757130341672">
                <text:p>0.0814757130341672</text:p>
              </table:table-cell>
            </table:table-row>
            <table:table-row>
              <table:table-cell office:value-type="float" office:value="3230">
                <text:p>3230</text:p>
              </table:table-cell>
              <table:table-cell office:value-type="float" office:value="0.0933515039423732">
                <text:p>0.0933515039423732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.1000681397839">
                <text:p>0.1000681397839</text:p>
              </table:table-cell>
            </table:table-row>
            <table:table-row>
              <table:table-cell office:value-type="float" office:value="3260">
                <text:p>3260</text:p>
              </table:table-cell>
              <table:table-cell office:value-type="float" office:value="0.0875109510366981">
                <text:p>0.0875109510366981</text:p>
              </table:table-cell>
            </table:table-row>
            <table:table-row>
              <table:table-cell office:value-type="float" office:value="3270">
                <text:p>3270</text:p>
              </table:table-cell>
              <table:table-cell office:value-type="float" office:value="0.0816703981310231">
                <text:p>0.0816703981310231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0.080599630098316">
                <text:p>0.080599630098316</text:p>
              </table:table-cell>
            </table:table-row>
            <table:table-row>
              <table:table-cell office:value-type="float" office:value="3290">
                <text:p>3290</text:p>
              </table:table-cell>
              <table:table-cell office:value-type="float" office:value="0.0878029786819819">
                <text:p>0.087802978681981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3310">
                <text:p>3310</text:p>
              </table:table-cell>
              <table:table-cell office:value-type="float" office:value="0.107758201109705">
                <text:p>0.107758201109705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0.10707680327071">
                <text:p>0.10707680327071</text:p>
              </table:table-cell>
            </table:table-row>
            <table:table-row>
              <table:table-cell office:value-type="float" office:value="3330">
                <text:p>3330</text:p>
              </table:table-cell>
              <table:table-cell office:value-type="float" office:value="0.141438722865765">
                <text:p>0.141438722865765</text:p>
              </table:table-cell>
            </table:table-row>
            <table:table-row>
              <table:table-cell office:value-type="float" office:value="3340">
                <text:p>3340</text:p>
              </table:table-cell>
              <table:table-cell office:value-type="float" office:value="0.16548233232746">
                <text:p>0.16548233232746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0.173853791492261">
                <text:p>0.173853791492261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0.193809013919984">
                <text:p>0.193809013919984</text:p>
              </table:table-cell>
            </table:table-row>
            <table:table-row>
              <table:table-cell office:value-type="float" office:value="3370">
                <text:p>3370</text:p>
              </table:table-cell>
              <table:table-cell office:value-type="float" office:value="0.178526233816801">
                <text:p>0.178526233816801</text:p>
              </table:table-cell>
            </table:table-row>
            <table:table-row>
              <table:table-cell office:value-type="float" office:value="3380">
                <text:p>3380</text:p>
              </table:table-cell>
              <table:table-cell office:value-type="float" office:value="0.168597293877154">
                <text:p>0.168597293877154</text:p>
              </table:table-cell>
            </table:table-row>
            <table:table-row>
              <table:table-cell office:value-type="float" office:value="3390">
                <text:p>3390</text:p>
              </table:table-cell>
              <table:table-cell office:value-type="float" office:value="0.133553976443103">
                <text:p>0.13355397644310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973425484279178">
                <text:p>0.00973425484279178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0.10143093546189">
                <text:p>0.10143093546189</text:p>
              </table:table-cell>
            </table:table-row>
            <table:table-row>
              <table:table-cell office:value-type="float" office:value="3420">
                <text:p>342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3430">
                <text:p>3430</text:p>
              </table:table-cell>
              <table:table-cell office:value-type="float" office:value="0.13043901489341">
                <text:p>0.13043901489341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0.119244621824199">
                <text:p>0.119244621824199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0.107271488367565">
                <text:p>0.107271488367565</text:p>
              </table:table-cell>
            </table:table-row>
            <table:table-row>
              <table:table-cell office:value-type="float" office:value="3460">
                <text:p>3460</text:p>
              </table:table-cell>
              <table:table-cell office:value-type="float" office:value="0.0878029786819819">
                <text:p>0.0878029786819819</text:p>
              </table:table-cell>
            </table:table-row>
            <table:table-row>
              <table:table-cell office:value-type="float" office:value="3470">
                <text:p>3470</text:p>
              </table:table-cell>
              <table:table-cell office:value-type="float" office:value="0.082935851260586">
                <text:p>0.082935851260586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0.0769006132580551">
                <text:p>0.0769006132580551</text:p>
              </table:table-cell>
            </table:table-row>
            <table:table-row>
              <table:table-cell office:value-type="float" office:value="3490">
                <text:p>3490</text:p>
              </table:table-cell>
              <table:table-cell office:value-type="float" office:value="0.105227294850579">
                <text:p>0.10522729485057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11174924559525">
                <text:p>0.11174924559525</text:p>
              </table:table-cell>
            </table:table-row>
            <table:table-row>
              <table:table-cell office:value-type="float" office:value="3510">
                <text:p>3510</text:p>
              </table:table-cell>
              <table:table-cell office:value-type="float" office:value="0.0979266037184854">
                <text:p>0.0979266037184854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0.084103961841721">
                <text:p>0.084103961841721</text:p>
              </table:table-cell>
            </table:table-row>
            <table:table-row>
              <table:table-cell office:value-type="float" office:value="3530">
                <text:p>3530</text:p>
              </table:table-cell>
              <table:table-cell office:value-type="float" office:value="0.0812810279373114">
                <text:p>0.0812810279373114</text:p>
              </table:table-cell>
            </table:table-row>
            <table:table-row>
              <table:table-cell office:value-type="float" office:value="3540">
                <text:p>3540</text:p>
              </table:table-cell>
              <table:table-cell office:value-type="float" office:value="0.0821571108731627">
                <text:p>0.0821571108731627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0.0707680327070963">
                <text:p>0.0707680327070963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0.103085758785165">
                <text:p>0.103085758785165</text:p>
              </table:table-cell>
            </table:table-row>
            <table:table-row>
              <table:table-cell office:value-type="float" office:value="3570">
                <text:p>3570</text:p>
              </table:table-cell>
              <table:table-cell office:value-type="float" office:value="0.104643239560012">
                <text:p>0.104643239560012</text:p>
              </table:table-cell>
            </table:table-row>
            <table:table-row>
              <table:table-cell office:value-type="float" office:value="3580">
                <text:p>3580</text:p>
              </table:table-cell>
              <table:table-cell office:value-type="float" office:value="0.117881826146209">
                <text:p>0.117881826146209</text:p>
              </table:table-cell>
            </table:table-row>
            <table:table-row>
              <table:table-cell office:value-type="float" office:value="3590">
                <text:p>359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962717803952108">
                <text:p>0.0962717803952108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0.0937408741360849">
                <text:p>0.0937408741360849</text:p>
              </table:table-cell>
            </table:table-row>
            <table:table-row>
              <table:table-cell office:value-type="float" office:value="3620">
                <text:p>362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3630">
                <text:p>3630</text:p>
              </table:table-cell>
              <table:table-cell office:value-type="float" office:value="0.116129660274506">
                <text:p>0.116129660274506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0.117297770855641">
                <text:p>0.117297770855641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0.116616373016646">
                <text:p>0.116616373016646</text:p>
              </table:table-cell>
            </table:table-row>
            <table:table-row>
              <table:table-cell office:value-type="float" office:value="3660">
                <text:p>3660</text:p>
              </table:table-cell>
              <table:table-cell office:value-type="float" office:value="0.111359875401538">
                <text:p>0.111359875401538</text:p>
              </table:table-cell>
            </table:table-row>
            <table:table-row>
              <table:table-cell office:value-type="float" office:value="3670">
                <text:p>367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0.0928647912002336">
                <text:p>0.0928647912002336</text:p>
              </table:table-cell>
            </table:table-row>
            <table:table-row>
              <table:table-cell office:value-type="float" office:value="3690">
                <text:p>369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3710">
                <text:p>3710</text:p>
              </table:table-cell>
              <table:table-cell office:value-type="float" office:value="0.113793439112236">
                <text:p>0.113793439112236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0.110581135014115">
                <text:p>0.110581135014115</text:p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0.35812323566631">
                <text:p>0.35812323566631</text:p>
              </table:table-cell>
            </table:table-row>
            <table:table-row>
              <table:table-cell office:value-type="float" office:value="3740">
                <text:p>3740</text:p>
              </table:table-cell>
              <table:table-cell office:value-type="float" office:value="0.074661734644213">
                <text:p>0.074661734644213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0.107758201109705">
                <text:p>0.107758201109705</text:p>
              </table:table-cell>
            </table:table-row>
            <table:table-row>
              <table:table-cell office:value-type="float" office:value="3770">
                <text:p>3770</text:p>
              </table:table-cell>
              <table:table-cell office:value-type="float" office:value="0.104643239560012">
                <text:p>0.104643239560012</text:p>
              </table:table-cell>
            </table:table-row>
            <table:table-row>
              <table:table-cell office:value-type="float" office:value="3780">
                <text:p>3780</text:p>
              </table:table-cell>
              <table:table-cell office:value-type="float" office:value="0.114766864596515">
                <text:p>0.114766864596515</text:p>
              </table:table-cell>
            </table:table-row>
            <table:table-row>
              <table:table-cell office:value-type="float" office:value="3790">
                <text:p>3790</text:p>
              </table:table-cell>
              <table:table-cell office:value-type="float" office:value="0.115156234790227">
                <text:p>0.11515623479022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993867419449041">
                <text:p>0.0993867419449041</text:p>
              </table:table-cell>
            </table:table-row>
            <table:table-row>
              <table:table-cell office:value-type="float" office:value="3810">
                <text:p>381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3820">
                <text:p>3820</text:p>
              </table:table-cell>
              <table:table-cell office:value-type="float" office:value="0.111651903046822">
                <text:p>0.111651903046822</text:p>
              </table:table-cell>
            </table:table-row>
            <table:table-row>
              <table:table-cell office:value-type="float" office:value="3830">
                <text:p>3830</text:p>
              </table:table-cell>
              <table:table-cell office:value-type="float" office:value="0.113306726370096">
                <text:p>0.113306726370096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0.113793439112236">
                <text:p>0.113793439112236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0.116519030468218">
                <text:p>0.116519030468218</text:p>
              </table:table-cell>
            </table:table-row>
            <table:table-row>
              <table:table-cell office:value-type="float" office:value="3860">
                <text:p>3860</text:p>
              </table:table-cell>
              <table:table-cell office:value-type="float" office:value="0.121678185534897">
                <text:p>0.121678185534897</text:p>
              </table:table-cell>
            </table:table-row>
            <table:table-row>
              <table:table-cell office:value-type="float" office:value="3870">
                <text:p>3870</text:p>
              </table:table-cell>
              <table:table-cell office:value-type="float" office:value="0.125571887472014">
                <text:p>0.125571887472014</text:p>
              </table:table-cell>
            </table:table-row>
            <table:table-row>
              <table:table-cell office:value-type="float" office:value="3880">
                <text:p>3880</text:p>
              </table:table-cell>
              <table:table-cell office:value-type="float" office:value="0.125669230020442">
                <text:p>0.125669230020442</text:p>
              </table:table-cell>
            </table:table-row>
            <table:table-row>
              <table:table-cell office:value-type="float" office:value="3890">
                <text:p>3890</text:p>
              </table:table-cell>
              <table:table-cell office:value-type="float" office:value="0.133164606249392">
                <text:p>0.13316460624939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13559816996009">
                <text:p>0.13559816996009</text:p>
              </table:table-cell>
            </table:table-row>
            <table:table-row>
              <table:table-cell office:value-type="float" office:value="3910">
                <text:p>3910</text:p>
              </table:table-cell>
              <table:table-cell office:value-type="float" office:value="0.156040105129952">
                <text:p>0.156040105129952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0.166261072714884">
                <text:p>0.166261072714884</text:p>
              </table:table-cell>
            </table:table-row>
            <table:table-row>
              <table:table-cell office:value-type="float" office:value="3930">
                <text:p>3930</text:p>
              </table:table-cell>
              <table:table-cell office:value-type="float" office:value="0.15613744767838">
                <text:p>0.15613744767838</text:p>
              </table:table-cell>
            </table:table-row>
            <table:table-row>
              <table:table-cell office:value-type="float" office:value="3940">
                <text:p>394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0.114182809305948">
                <text:p>0.114182809305948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0.117395113404069">
                <text:p>0.117395113404069</text:p>
              </table:table-cell>
            </table:table-row>
            <table:table-row>
              <table:table-cell office:value-type="float" office:value="3970">
                <text:p>3970</text:p>
              </table:table-cell>
              <table:table-cell office:value-type="float" office:value="0.11408546675752">
                <text:p>0.11408546675752</text:p>
              </table:table-cell>
            </table:table-row>
            <table:table-row>
              <table:table-cell office:value-type="float" office:value="3980">
                <text:p>3980</text:p>
              </table:table-cell>
              <table:table-cell office:value-type="float" office:value="0.124014406697167">
                <text:p>0.124014406697167</text:p>
              </table:table-cell>
            </table:table-row>
            <table:table-row>
              <table:table-cell office:value-type="float" office:value="3990">
                <text:p>3990</text:p>
              </table:table-cell>
              <table:table-cell office:value-type="float" office:value="0.13043901489341">
                <text:p>0.1304390148934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33067263700964">
                <text:p>0.133067263700964</text:p>
              </table:table-cell>
            </table:table-row>
            <table:table-row>
              <table:table-cell office:value-type="float" office:value="4010">
                <text:p>4010</text:p>
              </table:table-cell>
              <table:table-cell office:value-type="float" office:value="0.132483208410396">
                <text:p>0.132483208410396</text:p>
              </table:table-cell>
            </table:table-row>
            <table:table-row>
              <table:table-cell office:value-type="float" office:value="4020">
                <text:p>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0">
                <text:p>4030</text:p>
              </table:table-cell>
              <table:table-cell office:value-type="float" office:value="0.119731334566339">
                <text:p>0.119731334566339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0.118952594178916">
                <text:p>0.118952594178916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0.121872870631753">
                <text:p>0.121872870631753</text:p>
              </table:table-cell>
            </table:table-row>
            <table:table-row>
              <table:table-cell office:value-type="float" office:value="4060">
                <text:p>4060</text:p>
              </table:table-cell>
              <table:table-cell office:value-type="float" office:value="0.134332716830527">
                <text:p>0.134332716830527</text:p>
              </table:table-cell>
            </table:table-row>
            <table:table-row>
              <table:table-cell office:value-type="float" office:value="4070">
                <text:p>4070</text:p>
              </table:table-cell>
              <table:table-cell office:value-type="float" office:value="0.142509490898472">
                <text:p>0.142509490898472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0.148252701255719">
                <text:p>0.148252701255719</text:p>
              </table:table-cell>
            </table:table-row>
            <table:table-row>
              <table:table-cell office:value-type="float" office:value="4090">
                <text:p>4090</text:p>
              </table:table-cell>
              <table:table-cell office:value-type="float" office:value="0.147181933223012">
                <text:p>0.14718193322301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144553684415458">
                <text:p>0.144553684415458</text:p>
              </table:table-cell>
            </table:table-row>
            <table:table-row>
              <table:table-cell office:value-type="float" office:value="4110">
                <text:p>4110</text:p>
              </table:table-cell>
              <table:table-cell office:value-type="float" office:value="0.0526623186995036">
                <text:p>0.0526623186995036</text:p>
              </table:table-cell>
            </table:table-row>
            <table:table-row>
              <table:table-cell office:value-type="float" office:value="4120">
                <text:p>4120</text:p>
              </table:table-cell>
              <table:table-cell office:value-type="float" office:value="0.026087802978682">
                <text:p>0.026087802978682</text:p>
              </table:table-cell>
            </table:table-row>
            <table:table-row>
              <table:table-cell office:value-type="float" office:value="4130">
                <text:p>4130</text:p>
              </table:table-cell>
              <table:table-cell office:value-type="float" office:value="0.0253090625912586">
                <text:p>0.0253090625912586</text:p>
              </table:table-cell>
            </table:table-row>
            <table:table-row>
              <table:table-cell office:value-type="float" office:value="4140">
                <text:p>4140</text:p>
              </table:table-cell>
              <table:table-cell office:value-type="float" office:value="0.0455563126642655">
                <text:p>0.0455563126642655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0.0432200915019955">
                <text:p>0.0432200915019955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0.0314416431422175">
                <text:p>0.0314416431422175</text:p>
              </table:table-cell>
            </table:table-row>
            <table:table-row>
              <table:table-cell office:value-type="float" office:value="4170">
                <text:p>4170</text:p>
              </table:table-cell>
              <table:table-cell office:value-type="float" office:value="0.040299815049158">
                <text:p>0.040299815049158</text:p>
              </table:table-cell>
            </table:table-row>
            <table:table-row>
              <table:table-cell office:value-type="float" office:value="4180">
                <text:p>4180</text:p>
              </table:table-cell>
              <table:table-cell office:value-type="float" office:value="0.0993867419449041">
                <text:p>0.0993867419449041</text:p>
              </table:table-cell>
            </table:table-row>
            <table:table-row>
              <table:table-cell office:value-type="float" office:value="4190">
                <text:p>4190</text:p>
              </table:table-cell>
              <table:table-cell office:value-type="float" office:value="0.0915019955222428">
                <text:p>0.091501995522242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79431519517181">
                <text:p>0.079431519517181</text:p>
              </table:table-cell>
            </table:table-row>
            <table:table-row>
              <table:table-cell office:value-type="float" office:value="4210">
                <text:p>4210</text:p>
              </table:table-cell>
              <table:table-cell office:value-type="float" office:value="0.0611311204127324">
                <text:p>0.0611311204127324</text:p>
              </table:table-cell>
            </table:table-row>
            <table:table-row>
              <table:table-cell office:value-type="float" office:value="4220">
                <text:p>4220</text:p>
              </table:table-cell>
              <table:table-cell office:value-type="float" office:value="0.164995619585321">
                <text:p>0.164995619585321</text:p>
              </table:table-cell>
            </table:table-row>
            <table:table-row>
              <table:table-cell office:value-type="float" office:value="4230">
                <text:p>4230</text:p>
              </table:table-cell>
              <table:table-cell office:value-type="float" office:value="0.111554560498394">
                <text:p>0.111554560498394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0.113306726370096">
                <text:p>0.113306726370096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109997079723547">
                <text:p>0.109997079723547</text:p>
              </table:table-cell>
            </table:table-row>
            <table:table-row>
              <table:table-cell office:value-type="float" office:value="4260">
                <text:p>4260</text:p>
              </table:table-cell>
              <table:table-cell office:value-type="float" office:value="0.104156526817872">
                <text:p>0.104156526817872</text:p>
              </table:table-cell>
            </table:table-row>
            <table:table-row>
              <table:table-cell office:value-type="float" office:value="4270">
                <text:p>4270</text:p>
              </table:table-cell>
              <table:table-cell office:value-type="float" office:value="0.104059184269444">
                <text:p>0.104059184269444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0.117687141049353">
                <text:p>0.117687141049353</text:p>
              </table:table-cell>
            </table:table-row>
            <table:table-row>
              <table:table-cell office:value-type="float" office:value="4290">
                <text:p>4290</text:p>
              </table:table-cell>
              <table:table-cell office:value-type="float" office:value="0.147084590674584">
                <text:p>0.14708459067458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148544728901003">
                <text:p>0.148544728901003</text:p>
              </table:table-cell>
            </table:table-row>
            <table:table-row>
              <table:table-cell office:value-type="float" office:value="4310">
                <text:p>4310</text:p>
              </table:table-cell>
              <table:table-cell office:value-type="float" office:value="0.137155650734936">
                <text:p>0.137155650734936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0.128686849021707">
                <text:p>0.128686849021707</text:p>
              </table:table-cell>
            </table:table-row>
            <table:table-row>
              <table:table-cell office:value-type="float" office:value="4330">
                <text:p>4330</text:p>
              </table:table-cell>
              <table:table-cell office:value-type="float" office:value="0.127226710795289">
                <text:p>0.127226710795289</text:p>
              </table:table-cell>
            </table:table-row>
            <table:table-row>
              <table:table-cell office:value-type="float" office:value="4340">
                <text:p>4340</text:p>
              </table:table-cell>
              <table:table-cell office:value-type="float" office:value="0.126058600214154">
                <text:p>0.126058600214154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0.14163340796262">
                <text:p>0.14163340796262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0.1467925630293">
                <text:p>0.1467925630293</text:p>
              </table:table-cell>
            </table:table-row>
            <table:table-row>
              <table:table-cell office:value-type="float" office:value="4370">
                <text:p>4370</text:p>
              </table:table-cell>
              <table:table-cell office:value-type="float" office:value="0.150588922417989">
                <text:p>0.150588922417989</text:p>
              </table:table-cell>
            </table:table-row>
            <table:table-row>
              <table:table-cell office:value-type="float" office:value="4380">
                <text:p>4380</text:p>
              </table:table-cell>
              <table:table-cell office:value-type="float" office:value="0.135695512508517">
                <text:p>0.135695512508517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0.134819429572666">
                <text:p>0.13481942957266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126545312956293">
                <text:p>0.126545312956293</text:p>
              </table:table-cell>
            </table:table-row>
            <table:table-row>
              <table:table-cell office:value-type="float" office:value="4410">
                <text:p>4410</text:p>
              </table:table-cell>
              <table:table-cell office:value-type="float" office:value="0.0977319186216295">
                <text:p>0.0977319186216295</text:p>
              </table:table-cell>
            </table:table-row>
            <table:table-row>
              <table:table-cell office:value-type="float" office:value="4420">
                <text:p>4420</text:p>
              </table:table-cell>
              <table:table-cell office:value-type="float" office:value="0.0943249294266524">
                <text:p>0.0943249294266524</text:p>
              </table:table-cell>
            </table:table-row>
            <table:table-row>
              <table:table-cell office:value-type="float" office:value="4430">
                <text:p>4430</text:p>
              </table:table-cell>
              <table:table-cell office:value-type="float" office:value="0.106395405431714">
                <text:p>0.106395405431714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0.112333300885817">
                <text:p>0.112333300885817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0.0921833933612382">
                <text:p>0.0921833933612382</text:p>
              </table:table-cell>
            </table:table-row>
            <table:table-row>
              <table:table-cell office:value-type="float" office:value="4460">
                <text:p>4460</text:p>
              </table:table-cell>
              <table:table-cell office:value-type="float" office:value="0.0883870339725494">
                <text:p>0.0883870339725494</text:p>
              </table:table-cell>
            </table:table-row>
            <table:table-row>
              <table:table-cell office:value-type="float" office:value="4470">
                <text:p>4470</text:p>
              </table:table-cell>
              <table:table-cell office:value-type="float" office:value="0.112138615788961">
                <text:p>0.112138615788961</text:p>
              </table:table-cell>
            </table:table-row>
            <table:table-row>
              <table:table-cell office:value-type="float" office:value="4480">
                <text:p>4480</text:p>
              </table:table-cell>
              <table:table-cell office:value-type="float" office:value="0.127226710795289">
                <text:p>0.127226710795289</text:p>
              </table:table-cell>
            </table:table-row>
            <table:table-row>
              <table:table-cell office:value-type="float" office:value="4490">
                <text:p>4490</text:p>
              </table:table-cell>
              <table:table-cell office:value-type="float" office:value="0.108828969142412">
                <text:p>0.10882896914241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104545897011584">
                <text:p>0.104545897011584</text:p>
              </table:table-cell>
            </table:table-row>
            <table:table-row>
              <table:table-cell office:value-type="float" office:value="4510">
                <text:p>4510</text:p>
              </table:table-cell>
              <table:table-cell office:value-type="float" office:value="0.127810766085856">
                <text:p>0.127810766085856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0.143677601479607">
                <text:p>0.143677601479607</text:p>
              </table:table-cell>
            </table:table-row>
            <table:table-row>
              <table:table-cell office:value-type="float" office:value="4530">
                <text:p>4530</text:p>
              </table:table-cell>
              <table:table-cell office:value-type="float" office:value="0.156234790226808">
                <text:p>0.156234790226808</text:p>
              </table:table-cell>
            </table:table-row>
            <table:table-row>
              <table:table-cell office:value-type="float" office:value="4540">
                <text:p>4540</text:p>
              </table:table-cell>
              <table:table-cell office:value-type="float" office:value="0.0954930400077874">
                <text:p>0.0954930400077874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0.141438722865765">
                <text:p>0.141438722865765</text:p>
              </table:table-cell>
            </table:table-row>
            <table:table-row>
              <table:table-cell office:value-type="float" office:value="4560">
                <text:p>4560</text:p>
              </table:table-cell>
              <table:table-cell office:value-type="float" office:value="0.129660274505987">
                <text:p>0.129660274505987</text:p>
              </table:table-cell>
            </table:table-row>
            <table:table-row>
              <table:table-cell office:value-type="float" office:value="4570">
                <text:p>4570</text:p>
              </table:table-cell>
              <table:table-cell office:value-type="float" office:value="0.101722963107174">
                <text:p>0.101722963107174</text:p>
              </table:table-cell>
            </table:table-row>
            <table:table-row>
              <table:table-cell office:value-type="float" office:value="4580">
                <text:p>4580</text:p>
              </table:table-cell>
              <table:table-cell office:value-type="float" office:value="0.0121678185534897">
                <text:p>0.0121678185534897</text:p>
              </table:table-cell>
            </table:table-row>
            <table:table-row>
              <table:table-cell office:value-type="float" office:value="4590">
                <text:p>4590</text:p>
              </table:table-cell>
              <table:table-cell office:value-type="float" office:value="0.0228754988805607">
                <text:p>0.0228754988805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821cm" svg:height="13.122cm" xlink:href=".." xlink:type="simple" chart:class="chart:line" chart:style-name="ch1">
        <chart:legend svg:x="15.412cm" svg:y="0.244cm" style:legend-expansion="custom" chartooo:width="5.166cm" chartooo:height="0.87cm" style:legend-expansion-aspect-ratio="5.93793103448276" chart:style-name="ch2"/>
        <chart:plot-area chart:style-name="ch3" table:cell-range-address="sensor1.B2:sensor1.C161 sensor1.C1:sensor1.C1" chart:data-source-has-labels="both" svg:x="0.125cm" svg:y="1.26cm" svg:width="34.514cm" svg:height="11.191cm">
          <chartooo:coordinate-region svg:x="1.037cm" svg:y="1.46cm" svg:width="33.461cm" svg:height="9.937cm"/>
          <chart:axis chart:dimension="x" chart:name="primary-x" chart:style-name="ch4" chartooo:axis-type="auto">
            <chartooo:date-scale/>
            <chart:categories table:cell-range-address="sensor1.B2:sensor1.B1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nsor1.C2:sensor1.C161" chart:label-cell-address="sensor1.C1:sensor1.C1" chart:class="chart:line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sed accel.</text:p>
                <draw:g>
                  <svg:desc>sensor1.C1:sensor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ensor1.B2:sensor1.B161</svg:desc>
                </draw:g>
              </table:table-cell>
              <table:table-cell office:value-type="float" office:value="0.114356435643564">
                <text:p>0.114356435643564</text:p>
                <draw:g>
                  <svg:desc>sensor1.C2:sensor1.C16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4158415841584">
                <text:p>0.1341584158415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2673267326733">
                <text:p>0.1326732673267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17326732673267">
                <text:p>0.1173267326732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03135313531353">
                <text:p>0.1031353135313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1023102310231">
                <text:p>0.110231023102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43729372937294">
                <text:p>0.1437293729372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30528052805281">
                <text:p>0.1305280528052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721122112211221">
                <text:p>0.07211221122112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9042904290429">
                <text:p>0.0790429042904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05610561056106">
                <text:p>0.1056105610561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05775577557756">
                <text:p>0.10577557755775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18481848184818">
                <text:p>0.11848184818481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38118811881188">
                <text:p>0.13811881188118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61221122112211">
                <text:p>0.16122112211221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48184818481848">
                <text:p>0.24818481848184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942244224422442">
                <text:p>0.094224422442244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922442244224422">
                <text:p>0.09224422442244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910891089108911">
                <text:p>0.091089108910891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00660066006601">
                <text:p>0.1006600660066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23762376237624">
                <text:p>0.12376237623762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03795379537954">
                <text:p>0.10379537953795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24917491749175">
                <text:p>0.12491749174917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41584158415842">
                <text:p>0.34158415841584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97194719471947">
                <text:p>0.39719471947194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46699669966997">
                <text:p>0.34669966996699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178382838283828">
                <text:p>0.17838283828382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127227722772277">
                <text:p>0.12722772277227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13366336633663">
                <text:p>0.11336633663366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16501650165017">
                <text:p>0.11650165016501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863036303630363">
                <text:p>0.086303630363036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851155115511551">
                <text:p>0.85115511551155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181683168316832">
                <text:p>0.18168316831683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194224422442244">
                <text:p>0.19422442244224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185808580858086">
                <text:p>0.18580858085808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184158415841584">
                <text:p>0.18415841584158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173432343234323">
                <text:p>0.17343234323432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167656765676568">
                <text:p>0.16765676567656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61221122112211">
                <text:p>0.16122112211221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165016501650165">
                <text:p>0.016501650165016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188448844884488">
                <text:p>0.18844884488448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7029702970297">
                <text:p>0.1702970297029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137128712871287">
                <text:p>0.13712871287128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128877887788779">
                <text:p>0.12887788778877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142739273927393">
                <text:p>0.14273927392739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153960396039604">
                <text:p>0.15396039603960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157260726072607">
                <text:p>0.15726072607260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153630363036304">
                <text:p>0.15363036303630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134323432343234">
                <text:p>0.1343234323432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38613861386139">
                <text:p>0.13861386138613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137458745874587">
                <text:p>0.13745874587458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125577557755776">
                <text:p>0.12557755775577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188778877887789">
                <text:p>0.18877887788778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9009900990099">
                <text:p>0.1900990099009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156435643564356">
                <text:p>0.15643564356435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128217821782178">
                <text:p>0.12821782178217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712871287128713">
                <text:p>0.071287128712871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295379537953795">
                <text:p>0.029537953795379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352805280528053">
                <text:p>0.35280528052805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284158415841584">
                <text:p>0.28415841584158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228712871287129">
                <text:p>0.22871287128712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294719471947195">
                <text:p>0.29471947194719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407920792079208">
                <text:p>0.40792079207920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384488448844884">
                <text:p>0.38448844884488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225907590759076">
                <text:p>0.22590759075907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221782178217822">
                <text:p>0.22178217821782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4042904290429">
                <text:p>0.14042904290429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16023102310231">
                <text:p>0.1602310231023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67656765676568">
                <text:p>0.167656765676568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181023102310231">
                <text:p>0.18102310231023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166831683168317">
                <text:p>0.16683168316831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123597359735974">
                <text:p>0.12359735973597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52475247524752">
                <text:p>0.15247524752475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254125412541254">
                <text:p>0.25412541254125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346204620462046">
                <text:p>0.34620462046204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278877887788779">
                <text:p>0.27887788778877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302475247524752">
                <text:p>0.30247524752475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42013201320132">
                <text:p>0.4201320132013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258910891089109">
                <text:p>0.25891089108910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651650165016502">
                <text:p>0.65165016501650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741254125412541">
                <text:p>0.74125412541254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889438943894389">
                <text:p>0.088943894389438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683168316831683">
                <text:p>0.068316831683168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935643564356436">
                <text:p>0.093564356435643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148184818481848">
                <text:p>0.14818481848184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201980198019802">
                <text:p>0.20198019801980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161881188118812">
                <text:p>0.16188118811881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986798679867987">
                <text:p>0.098679867986798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04125412541254">
                <text:p>0.10412541254125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135313531353135">
                <text:p>0.135313531353135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151980198019802">
                <text:p>0.15198019801980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328712871287129">
                <text:p>0.32871287128712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35973597359736">
                <text:p>0.359735973597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272607260726073">
                <text:p>0.27260726072607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237788778877888">
                <text:p>0.23778877887788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164521452145215">
                <text:p>0.16452145214521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107920792079208">
                <text:p>0.107920792079208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496699669966997">
                <text:p>0.04966996699669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98679867986799">
                <text:p>0.69867986798679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147854785478548">
                <text:p>0.147854785478548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167326732673267">
                <text:p>0.167326732673267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161881188118812">
                <text:p>0.161881188118812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172442244224422">
                <text:p>0.17244224422442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177722772277228">
                <text:p>0.177722772277228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181518151815182">
                <text:p>0.181518151815182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200990099009901">
                <text:p>0.200990099009901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19042904290429">
                <text:p>0.19042904290429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181518151815182">
                <text:p>0.18151815181518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68151815181518">
                <text:p>0.168151815181518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161881188118812">
                <text:p>0.16188118811881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161881188118812">
                <text:p>0.161881188118812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183003300330033">
                <text:p>0.183003300330033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161881188118812">
                <text:p>0.16188118811881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166501650165017">
                <text:p>0.166501650165017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155280528052805">
                <text:p>0.155280528052805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148349834983498">
                <text:p>0.148349834983498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134653465346535">
                <text:p>0.134653465346535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156930693069307">
                <text:p>0.15693069306930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825082508250825">
                <text:p>0.0825082508250825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135148514851485">
                <text:p>0.135148514851485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141749174917492">
                <text:p>0.141749174917492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1496699669967">
                <text:p>0.1496699669967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210726072607261">
                <text:p>0.21072607260726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86303630363036">
                <text:p>0.286303630363036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298349834983498">
                <text:p>0.298349834983498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255280528052805">
                <text:p>0.25528052805280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196369636963696">
                <text:p>0.196369636963696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122772277227723">
                <text:p>0.12277227722772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61881188118812">
                <text:p>0.161881188118812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160561056105611">
                <text:p>0.160561056105611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0976897689768977">
                <text:p>0.0976897689768977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0933993399339934">
                <text:p>0.0933993399339934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128547854785479">
                <text:p>0.12854785478547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15016501650165">
                <text:p>0.15016501650165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267491749174917">
                <text:p>0.267491749174917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522277227722772">
                <text:p>0.522277227722772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188613861386139">
                <text:p>0.188613861386139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802640264026403">
                <text:p>0.80264026402640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212376237623762">
                <text:p>0.212376237623762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207425742574257">
                <text:p>0.207425742574257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203300330033003">
                <text:p>0.20330033003300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195214521452145">
                <text:p>0.195214521452145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192244224422442">
                <text:p>0.192244224422442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181683168316832">
                <text:p>0.18168316831683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184653465346535">
                <text:p>0.184653465346535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185313531353135">
                <text:p>0.185313531353135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188118811881188">
                <text:p>0.18811881188118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82508250825083">
                <text:p>0.182508250825083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.185148514851485">
                <text:p>0.185148514851485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.184983498349835">
                <text:p>0.184983498349835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.181848184818482">
                <text:p>0.181848184818482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161881188118812">
                <text:p>0.161881188118812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161881188118812">
                <text:p>0.161881188118812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.161881188118812">
                <text:p>0.161881188118812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.161881188118812">
                <text:p>0.161881188118812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.161881188118812">
                <text:p>0.161881188118812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.161881188118812">
                <text:p>0.1618811881188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07cm" svg:height="13.096cm" xlink:href=".." xlink:type="simple" chart:class="chart:line" chart:style-name="ch1">
        <chart:legend svg:x="15.673cm" svg:y="0.081cm" style:legend-expansion="custom" chartooo:width="2.854cm" chartooo:height="0.683cm" style:legend-expansion-aspect-ratio="4.17862371888726" chart:style-name="ch2"/>
        <chart:plot-area chart:style-name="ch3" table:cell-range-address="sensor3.B2:sensor3.C301 sensor3.C1:sensor3.C1" chart:data-source-has-labels="both" svg:x="0.719cm" svg:y="1.102cm" svg:width="34.625cm" svg:height="11.482cm">
          <chartooo:coordinate-region svg:x="1.631cm" svg:y="1.301cm" svg:width="33.713cm" svg:height="10.229cm"/>
          <chart:axis chart:dimension="x" chart:name="primary-x" chart:style-name="ch4" chartooo:axis-type="auto">
            <chartooo:date-scale/>
            <chart:categories table:cell-range-address="sensor3.B2:sensor3.B3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nsor3.C2:sensor3.C301" chart:label-cell-address="sensor3.C1:sensor3.C1" chart:class="chart:line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sed accel.</text:p>
                <draw:g>
                  <svg:desc>sensor3.C1:sensor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ensor3.B2:sensor3.B301</svg:desc>
                </draw:g>
              </table:table-cell>
              <table:table-cell office:value-type="float" office:value="0.136763965777554">
                <text:p>0.136763965777554</text:p>
                <draw:g>
                  <svg:desc>sensor3.C2:sensor3.C30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9028686462003">
                <text:p>0.139028686462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40790135883241">
                <text:p>0.1407901358832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37393054856568">
                <text:p>0.13739305485656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32234524408656">
                <text:p>0.13223452440865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17765475591344">
                <text:p>0.1177654755913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18897835933568">
                <text:p>0.11889783593356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68721690991444">
                <text:p>0.1687216909914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9212380473075">
                <text:p>0.192123804730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202189229994967">
                <text:p>0.20218922999496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49345747357826">
                <text:p>0.1493457473578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55385002516356">
                <text:p>0.15538500251635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60795168595873">
                <text:p>0.16079516859587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156391545042778">
                <text:p>0.15639154504277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148213387015601">
                <text:p>0.14821338701560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9536990437846">
                <text:p>0.15953699043784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173754403623553">
                <text:p>0.17375440362355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177151484650226">
                <text:p>0.17715148465022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69979869149472">
                <text:p>0.1699798691494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61675893306492">
                <text:p>0.16167589330649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64443885254152">
                <text:p>0.16444388525415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175893306492199">
                <text:p>0.17589330649219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189733266230498">
                <text:p>0.18973326623049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192501258178158">
                <text:p>0.19250125817815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184574735782587">
                <text:p>0.18457473578258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178912934071465">
                <text:p>0.17891293407146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165450427780574">
                <text:p>0.16545042778057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168470055359839">
                <text:p>0.16847005535983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967539003522899">
                <text:p>0.09675390035228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05686965274283">
                <text:p>0.10568696527428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91746351283342">
                <text:p>0.69174635128334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594740815299446">
                <text:p>0.59474081529944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761826874685455">
                <text:p>0.76182687468545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557750377453447">
                <text:p>0.55775037745344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371791645697031">
                <text:p>0.37179164569703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899849018621037">
                <text:p>0.89984901862103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463261197785606">
                <text:p>0.46326119778560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329768495218923">
                <text:p>0.32976849521892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117639657775541">
                <text:p>0.11763965777554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7911424257675">
                <text:p>0.19791142425767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187342727730247">
                <text:p>0.18734272773024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140538500251636">
                <text:p>0.14053850025163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122924006039255">
                <text:p>0.12292400603925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52113739305486">
                <text:p>0.15211373930548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164192249622547">
                <text:p>0.16419224962254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165198792148968">
                <text:p>0.16519879214896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160543532964268">
                <text:p>0.16054353296426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146326119778561">
                <text:p>0.14632611977856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120156014091595">
                <text:p>0.120156014091595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136638147961751">
                <text:p>0.13663814796175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129340714645194">
                <text:p>0.12934071464519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142551585304479">
                <text:p>0.14255158530447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42174131857071">
                <text:p>0.14217413185707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149345747357826">
                <text:p>0.14934574735782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52994464016105">
                <text:p>0.15299446401610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151233014594867">
                <text:p>0.15123301459486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47458480120785">
                <text:p>0.14745848012078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117388022143936">
                <text:p>0.11738802214393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948666331152491">
                <text:p>0.094866633115249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897081026673377">
                <text:p>0.089708102667337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802717664821339">
                <text:p>0.080271766482133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04428787116256">
                <text:p>0.10442878711625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32989431303473">
                <text:p>0.13298943130347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193885254151988">
                <text:p>0.19388525415198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227981882234524">
                <text:p>0.22798188223452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177151484650226">
                <text:p>0.17715148465022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24685455460493">
                <text:p>0.124685455460493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899597382989431">
                <text:p>0.089959738298943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105812783090086">
                <text:p>0.10581278309008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620281831907398">
                <text:p>0.062028183190739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684448917966784">
                <text:p>0.068444891796678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747357825868143">
                <text:p>0.074735782586814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258429793658782">
                <text:p>0.25842979365878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205963764469049">
                <text:p>0.205963764469049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229114242576749">
                <text:p>0.229114242576749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138147961751384">
                <text:p>0.13814796175138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41796678409663">
                <text:p>0.141796678409663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214393558127831">
                <text:p>0.21439355812783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154504277805737">
                <text:p>0.15450427780573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897081026673377">
                <text:p>0.089708102667337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114494212380473">
                <text:p>0.11449421238047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282586814292904">
                <text:p>0.28258681429290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550201308505284">
                <text:p>0.55020130850528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822596879718168">
                <text:p>0.82259687971816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481756416708606">
                <text:p>0.48175641670860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132360342224459">
                <text:p>0.1323603422244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186210367388">
                <text:p>0.1518621036738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128459989934575">
                <text:p>0.128459989934575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143306492199295">
                <text:p>0.143306492199295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145067941620533">
                <text:p>0.14506794162053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129718168092602">
                <text:p>0.129718168092602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13147961751384">
                <text:p>0.13147961751384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124308002013085">
                <text:p>0.124308002013085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116633115249119">
                <text:p>0.116633115249119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120407649723201">
                <text:p>0.12040764972320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26069451434323">
                <text:p>0.126069451434323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142048314041268">
                <text:p>0.142048314041268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142677403120282">
                <text:p>0.14267740312028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139531957725214">
                <text:p>0.13953195772521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122169099144439">
                <text:p>0.122169099144439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117891293407146">
                <text:p>0.117891293407146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121791645697031">
                <text:p>0.121791645697031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131102164066432">
                <text:p>0.13110216406643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88726723704076">
                <text:p>0.188726723704076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195017614494212">
                <text:p>0.195017614494212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140790135883241">
                <text:p>0.140790135883241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126195269250126">
                <text:p>0.126195269250126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119275289380976">
                <text:p>0.11927528938097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104051333668848">
                <text:p>0.104051333668848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091343734272773">
                <text:p>0.091343734272773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0909662808253649">
                <text:p>0.090966280825364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146955208857574">
                <text:p>0.146955208857574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24119275289381">
                <text:p>0.2411927528938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6295923502768">
                <text:p>0.26295923502768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186713638651233">
                <text:p>0.186713638651233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133115249119275">
                <text:p>0.133115249119275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0929793658782083">
                <text:p>0.0929793658782083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133995973829894">
                <text:p>0.13399597382989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359587317564167">
                <text:p>0.359587317564167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152868646200302">
                <text:p>0.152868646200302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184826371414192">
                <text:p>0.184826371414192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163311524911928">
                <text:p>0.163311524911928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194765978862607">
                <text:p>0.19476597886260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78409662808254">
                <text:p>0.178409662808254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170483140412682">
                <text:p>0.170483140412682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162934071464519">
                <text:p>0.162934071464519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158656265727227">
                <text:p>0.15865626572722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148968293910418">
                <text:p>0.14896829391041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147458480120785">
                <text:p>0.147458480120785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138651233014595">
                <text:p>0.138651233014595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133115249119275">
                <text:p>0.133115249119275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116884750880725">
                <text:p>0.116884750880725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102289884247609">
                <text:p>0.10228988424760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47081026673377">
                <text:p>0.147081026673377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.121791645697031">
                <text:p>0.121791645697031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.0853044791142426">
                <text:p>0.0853044791142426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.0840463009562154">
                <text:p>0.0840463009562154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128585807750377">
                <text:p>0.12858580775037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180171112229492">
                <text:p>0.180171112229492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.260442878711626">
                <text:p>0.260442878711626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.238047307498742">
                <text:p>0.238047307498742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.121665827881228">
                <text:p>0.121665827881228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.12405636638148">
                <text:p>0.1240563663814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115374937091092">
                <text:p>0.115374937091092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0.053472571716155">
                <text:p>0.053472571716155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.0402617010568697">
                <text:p>0.0402617010568697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0.0422747861097131">
                <text:p>0.0422747861097131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.0640412682435833">
                <text:p>0.0640412682435833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78887770508304">
                <text:p>0.078887770508304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10832913940614">
                <text:p>0.10832913940614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0.117639657775541">
                <text:p>0.117639657775541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109587317564167">
                <text:p>0.109587317564167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.092224458983392">
                <text:p>0.09222445898339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353673880221439">
                <text:p>0.353673880221439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0.662934071464519">
                <text:p>0.662934071464519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394061399094112">
                <text:p>0.394061399094112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0.130221439355813">
                <text:p>0.130221439355813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535858077503775">
                <text:p>0.53585807750377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150981378963261">
                <text:p>0.150981378963261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143683945646704">
                <text:p>0.143683945646704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0.15601409159537">
                <text:p>0.1560140915953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197533970810267">
                <text:p>0.197533970810267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0.217161550075491">
                <text:p>0.21716155007549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143683945646704">
                <text:p>0.143683945646704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0.107448414695521">
                <text:p>0.107448414695521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0880724710619024">
                <text:p>0.0880724710619024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0.164318067438349">
                <text:p>0.164318067438349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130976346250629">
                <text:p>0.13097634625062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108203321590337">
                <text:p>0.108203321590337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134499245093105">
                <text:p>0.134499245093105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0.133995973829894">
                <text:p>0.133995973829894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139406139909411">
                <text:p>0.139406139909411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.1389028686462">
                <text:p>0.13890286864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140790135883241">
                <text:p>0.140790135883241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0.135002516356316">
                <text:p>0.135002516356316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.133492702566683">
                <text:p>0.133492702566683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0.15324609964771">
                <text:p>0.15324609964771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0.162556618017111">
                <text:p>0.16255661801711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178787116255662">
                <text:p>0.178787116255662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166456970306995">
                <text:p>0.166456970306995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116381479617514">
                <text:p>0.11638147961751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564921992954202">
                <text:p>0.056492199295420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600150981378963">
                <text:p>0.060015098137896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915953699043785">
                <text:p>0.091595369904378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139406139909411">
                <text:p>0.139406139909411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125566180171112">
                <text:p>0.125566180171112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127705083039758">
                <text:p>0.127705083039758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0.162934071464519">
                <text:p>0.162934071464519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0.175641670860594">
                <text:p>0.175641670860594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0.19627579265224">
                <text:p>0.1962757926522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194640161046804">
                <text:p>0.194640161046804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0.167966784096628">
                <text:p>0.167966784096628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0.146703573225969">
                <text:p>0.14670357322596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0.129843985908405">
                <text:p>0.129843985908405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0.128459989934575">
                <text:p>0.128459989934575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0.052591847005536">
                <text:p>0.052591847005536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0.051711122294917">
                <text:p>0.05171112229491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733517866129844">
                <text:p>0.0733517866129844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0.0457976849521892">
                <text:p>0.0457976849521892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0.0569954705586311">
                <text:p>0.0569954705586311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0.139909411172622">
                <text:p>0.139909411172622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664318067438349">
                <text:p>0.664318067438349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0.560770005032713">
                <text:p>0.560770005032713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0.470684448917967">
                <text:p>0.470684448917967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0.170105686965274">
                <text:p>0.170105686965274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0.120785103170609">
                <text:p>0.12078510317060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878208354302969">
                <text:p>0.0878208354302969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0.0622798188223452">
                <text:p>0.0622798188223452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0.178409662808254">
                <text:p>0.178409662808254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0.187342727730247">
                <text:p>0.187342727730247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19489179667841">
                <text:p>0.19489179667841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0.195143432310015">
                <text:p>0.195143432310015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0.180674383492703">
                <text:p>0.180674383492703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0.185958731756417">
                <text:p>0.185958731756417</text:p>
              </table:table-cell>
            </table:table-row>
            <table:table-row>
              <table:table-cell office:value-type="float" office:value="2390">
                <text:p>2390</text:p>
              </table:table-cell>
              <table:table-cell office:value-type="float" office:value="0.174131857070961">
                <text:p>0.17413185707096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17224458983392">
                <text:p>0.17224458983392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0.126446904881731">
                <text:p>0.126446904881731</text:p>
              </table:table-cell>
            </table:table-row>
            <table:table-row>
              <table:table-cell office:value-type="float" office:value="2430">
                <text:p>2430</text:p>
              </table:table-cell>
              <table:table-cell office:value-type="float" office:value="0.120785103170609">
                <text:p>0.120785103170609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0.110090588827378">
                <text:p>0.11009058882737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.114745848012078">
                <text:p>0.114745848012078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0.107574232511324">
                <text:p>0.107574232511324</text:p>
              </table:table-cell>
            </table:table-row>
            <table:table-row>
              <table:table-cell office:value-type="float" office:value="2470">
                <text:p>2470</text:p>
              </table:table-cell>
              <table:table-cell office:value-type="float" office:value="0.109335681932562">
                <text:p>0.109335681932562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0.128459989934575">
                <text:p>0.128459989934575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0.140915953699044">
                <text:p>0.14091595369904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72370407649723">
                <text:p>0.172370407649723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0.212757926522396">
                <text:p>0.212757926522396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0.199169602415702">
                <text:p>0.199169602415702</text:p>
              </table:table-cell>
            </table:table-row>
            <table:table-row>
              <table:table-cell office:value-type="float" office:value="2530">
                <text:p>2530</text:p>
              </table:table-cell>
              <table:table-cell office:value-type="float" office:value="0.151987921489683">
                <text:p>0.151987921489683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0.126950176144942">
                <text:p>0.12695017614494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133744338198289">
                <text:p>0.133744338198289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0.137770508303976">
                <text:p>0.137770508303976</text:p>
              </table:table-cell>
            </table:table-row>
            <table:table-row>
              <table:table-cell office:value-type="float" office:value="2570">
                <text:p>2570</text:p>
              </table:table-cell>
              <table:table-cell office:value-type="float" office:value="0.145193759436336">
                <text:p>0.145193759436336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0.136386512330146">
                <text:p>0.136386512330146</text:p>
              </table:table-cell>
            </table:table-row>
            <table:table-row>
              <table:table-cell office:value-type="float" office:value="2590">
                <text:p>2590</text:p>
              </table:table-cell>
              <table:table-cell office:value-type="float" office:value="0.130850528434826">
                <text:p>0.13085052843482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541016607951686">
                <text:p>0.0541016607951686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0.0598892803220936">
                <text:p>0.0598892803220936</text:p>
              </table:table-cell>
            </table:table-row>
            <table:table-row>
              <table:table-cell office:value-type="float" office:value="2620">
                <text:p>2620</text:p>
              </table:table-cell>
              <table:table-cell office:value-type="float" office:value="0.485782586814293">
                <text:p>0.485782586814293</text:p>
              </table:table-cell>
            </table:table-row>
            <table:table-row>
              <table:table-cell office:value-type="float" office:value="2630">
                <text:p>2630</text:p>
              </table:table-cell>
              <table:table-cell office:value-type="float" office:value="0.35832913940614">
                <text:p>0.35832913940614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0.302466029189733">
                <text:p>0.302466029189733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0.14859084046301">
                <text:p>0.14859084046301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0.089582284851535">
                <text:p>0.089582284851535</text:p>
              </table:table-cell>
            </table:table-row>
            <table:table-row>
              <table:table-cell office:value-type="float" office:value="2670">
                <text:p>2670</text:p>
              </table:table-cell>
              <table:table-cell office:value-type="float" office:value="0.490186210367388">
                <text:p>0.490186210367388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90">
                <text:p>2690</text:p>
              </table:table-cell>
              <table:table-cell office:value-type="float" office:value="0.184323100150981">
                <text:p>0.18432310015098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2710">
                <text:p>271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0.322471061902365">
                <text:p>0.322471061902365</text:p>
              </table:table-cell>
            </table:table-row>
            <table:table-row>
              <table:table-cell office:value-type="float" office:value="2730">
                <text:p>2730</text:p>
              </table:table-cell>
              <table:table-cell office:value-type="float" office:value="0.39582284851535">
                <text:p>0.39582284851535</text:p>
              </table:table-cell>
            </table:table-row>
            <table:table-row>
              <table:table-cell office:value-type="float" office:value="2740">
                <text:p>2740</text:p>
              </table:table-cell>
              <table:table-cell office:value-type="float" office:value="0.214771011575239">
                <text:p>0.21477101157523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171992954202315">
                <text:p>0.171992954202315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0.17501258178158">
                <text:p>0.17501258178158</text:p>
              </table:table-cell>
            </table:table-row>
            <table:table-row>
              <table:table-cell office:value-type="float" office:value="2770">
                <text:p>2770</text:p>
              </table:table-cell>
              <table:table-cell office:value-type="float" office:value="0.154755913437343">
                <text:p>0.154755913437343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0.131982888777051">
                <text:p>0.131982888777051</text:p>
              </table:table-cell>
            </table:table-row>
            <table:table-row>
              <table:table-cell office:value-type="float" office:value="2790">
                <text:p>2790</text:p>
              </table:table-cell>
              <table:table-cell office:value-type="float" office:value="0.129089079013588">
                <text:p>0.12908907901358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50100654252642">
                <text:p>0.150100654252642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0.15601409159537">
                <text:p>0.15601409159537</text:p>
              </table:table-cell>
            </table:table-row>
            <table:table-row>
              <table:table-cell office:value-type="float" office:value="2820">
                <text:p>2820</text:p>
              </table:table-cell>
              <table:table-cell office:value-type="float" office:value="0.0644187216909914">
                <text:p>0.0644187216909914</text:p>
              </table:table-cell>
            </table:table-row>
            <table:table-row>
              <table:table-cell office:value-type="float" office:value="2830">
                <text:p>2830</text:p>
              </table:table-cell>
              <table:table-cell office:value-type="float" office:value="0.191117262204328">
                <text:p>0.191117262204328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0.188978359335682">
                <text:p>0.188978359335682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.167337695017614">
                <text:p>0.167337695017614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0.156265727226975">
                <text:p>0.156265727226975</text:p>
              </table:table-cell>
            </table:table-row>
            <table:table-row>
              <table:table-cell office:value-type="float" office:value="2870">
                <text:p>2870</text:p>
              </table:table-cell>
              <table:table-cell office:value-type="float" office:value="0.145067941620533">
                <text:p>0.145067941620533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0.145571212883744">
                <text:p>0.145571212883744</text:p>
              </table:table-cell>
            </table:table-row>
            <table:table-row>
              <table:table-cell office:value-type="float" office:value="2890">
                <text:p>2890</text:p>
              </table:table-cell>
              <table:table-cell office:value-type="float" office:value="0.157146451937594">
                <text:p>0.15714645193759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58907901358832">
                <text:p>0.158907901358832</text:p>
              </table:table-cell>
            </table:table-row>
            <table:table-row>
              <table:table-cell office:value-type="float" office:value="2910">
                <text:p>2910</text:p>
              </table:table-cell>
              <table:table-cell office:value-type="float" office:value="0.157775541016608">
                <text:p>0.157775541016608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0.154378459989935">
                <text:p>0.154378459989935</text:p>
              </table:table-cell>
            </table:table-row>
            <table:table-row>
              <table:table-cell office:value-type="float" office:value="2930">
                <text:p>2930</text:p>
              </table:table-cell>
              <table:table-cell office:value-type="float" office:value="0.156894816305989">
                <text:p>0.156894816305989</text:p>
              </table:table-cell>
            </table:table-row>
            <table:table-row>
              <table:table-cell office:value-type="float" office:value="2940">
                <text:p>2940</text:p>
              </table:table-cell>
              <table:table-cell office:value-type="float" office:value="0.123427277302466">
                <text:p>0.123427277302466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0.136638147961751">
                <text:p>0.136638147961751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0.118897835933568">
                <text:p>0.118897835933568</text:p>
              </table:table-cell>
            </table:table-row>
            <table:table-row>
              <table:table-cell office:value-type="float" office:value="2970">
                <text:p>2970</text:p>
              </table:table-cell>
              <table:table-cell office:value-type="float" office:value="0.0967539003522899">
                <text:p>0.0967539003522899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0.0976346250629089">
                <text:p>0.0976346250629089</text:p>
              </table:table-cell>
            </table:table-row>
            <table:table-row>
              <table:table-cell office:value-type="float" office:value="2990">
                <text:p>2990</text:p>
              </table:table-cell>
              <table:table-cell office:value-type="float" office:value="0.177151484650226">
                <text:p>0.1771514846502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564cm" svg:height="10.547cm" xlink:href=".." xlink:type="simple" chart:class="chart:line" chart:style-name="ch1">
        <chart:legend svg:x="14.752cm" svg:y="0.496cm" style:legend-expansion="custom" chartooo:width="2.889cm" chartooo:height="0.598cm" style:legend-expansion-aspect-ratio="4.83110367892977" chart:style-name="ch2"/>
        <chart:plot-area chart:style-name="ch3" table:cell-range-address="sensor4.B2:sensor4.C241 sensor4.C1:sensor4.C1" chart:data-source-has-labels="both" svg:x="0.436cm" svg:y="1.228cm" svg:width="32.372cm" svg:height="8.748cm">
          <chartooo:coordinate-region svg:x="1.348cm" svg:y="1.428cm" svg:width="31.46cm" svg:height="7.494cm"/>
          <chart:axis chart:dimension="x" chart:name="primary-x" chart:style-name="ch4" chartooo:axis-type="auto">
            <chartooo:date-scale/>
            <chart:categories table:cell-range-address="sensor4.B2:sensor4.B2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nsor4.C2:sensor4.C241" chart:label-cell-address="sensor4.C1:sensor4.C1" chart:class="chart:line"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sed accel.</text:p>
                <draw:g>
                  <svg:desc>sensor4.C1:sensor4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ensor4.B2:sensor4.B241</svg:desc>
                </draw:g>
              </table:table-cell>
              <table:table-cell office:value-type="float" office:value="0.073469387755102">
                <text:p>0.073469387755102</text:p>
                <draw:g>
                  <svg:desc>sensor4.C2:sensor4.C24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4285714285714">
                <text:p>0.1242857142857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74795918367347">
                <text:p>0.2747959183673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87142857142857">
                <text:p>0.3871428571428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41836734693878">
                <text:p>0.2418367346938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93673469387755">
                <text:p>0.1936734693877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00102040816327">
                <text:p>0.10010204081632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97244897959184">
                <text:p>0.2972448979591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80102040816327">
                <text:p>0.68010204081632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03367346938776">
                <text:p>0.8033673469387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9897959183673">
                <text:p>0.50989795918367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97551020408163">
                <text:p>0.3975510204081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48979591836735">
                <text:p>0.2489795918367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04081632653061">
                <text:p>0.03040816326530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26020408163265">
                <text:p>0.12602040816326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50204081632653">
                <text:p>0.15020408163265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62040816326531">
                <text:p>0.16204081632653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72755102040816">
                <text:p>0.17275510204081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5765306122449">
                <text:p>0.157653061224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52142857142857">
                <text:p>0.15214285714285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47040816326531">
                <text:p>0.14704081632653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30102040816327">
                <text:p>0.13010204081632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977551020408163">
                <text:p>0.097755102040816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08163265306123">
                <text:p>0.09081632653061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918367346938776">
                <text:p>0.091836734693877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110918367346939">
                <text:p>0.11091836734693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14795918367347">
                <text:p>0.11479591836734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18775510204082">
                <text:p>0.1187755102040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1765306122449">
                <text:p>0.1176530612244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117040816326531">
                <text:p>0.11704081632653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109897959183673">
                <text:p>0.10989795918367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112755102040816">
                <text:p>0.11275510204081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968367346938775">
                <text:p>0.096836734693877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979591836734694">
                <text:p>0.097959183673469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118877551020408">
                <text:p>0.11887755102040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48265306122449">
                <text:p>0.1482653061224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13367346938776">
                <text:p>0.11336734693877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980612244897959">
                <text:p>0.098061224489795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00102040816327">
                <text:p>0.10010204081632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120612244897959">
                <text:p>0.12061224489795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12765306122449">
                <text:p>0.1276530612244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108265306122449">
                <text:p>0.10826530612244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225918367346939">
                <text:p>0.22591836734693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698979591836735">
                <text:p>0.069897959183673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754081632653061">
                <text:p>0.07540816326530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33673469387755">
                <text:p>0.093367346938775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610204081632653">
                <text:p>0.061020408163265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210510204081633">
                <text:p>0.21051020408163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331632653061224">
                <text:p>0.033163265306122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11969387755102">
                <text:p>0.1196938775510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18877551020408">
                <text:p>0.11887755102040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168877551020408">
                <text:p>0.16887755102040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160204081632653">
                <text:p>0.16020408163265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139795918367347">
                <text:p>0.13979591836734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10734693877551">
                <text:p>0.1073469387755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04591836734694">
                <text:p>0.10459183673469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901020408163265">
                <text:p>0.0901020408163265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766326530612245">
                <text:p>0.076632653061224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696938775510204">
                <text:p>0.069693877551020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233163265306122">
                <text:p>0.23316326530612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361734693877551">
                <text:p>0.36173469387755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00102040816327">
                <text:p>0.10010204081632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199489795918367">
                <text:p>0.19948979591836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17244897959184">
                <text:p>0.11724489795918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862244897959184">
                <text:p>0.086224489795918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601020408163265">
                <text:p>0.060102040816326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829591836734694">
                <text:p>0.082959183673469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126326530612245">
                <text:p>0.12632653061224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162142857142857">
                <text:p>0.16214285714285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67959183673469">
                <text:p>0.16795918367346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426020408163265">
                <text:p>0.42602040816326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431734693877551">
                <text:p>0.43173469387755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108775510204082">
                <text:p>0.10877551020408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107551020408163">
                <text:p>0.10755102040816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01938775510204">
                <text:p>0.10193877551020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979591836734694">
                <text:p>0.097959183673469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911224489795918">
                <text:p>0.091122448979591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926530612244898">
                <text:p>0.092653061224489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408163265306122">
                <text:p>0.40816326530612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119795918367347">
                <text:p>0.11979591836734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137857142857143">
                <text:p>0.13785714285714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126122448979592">
                <text:p>0.12612244897959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101428571428571">
                <text:p>0.10142857142857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769387755102041">
                <text:p>0.076938775510204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117959183673469">
                <text:p>0.11795918367346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150714285714286">
                <text:p>0.150714285714286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100102040816327">
                <text:p>0.10010204081632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100102040816327">
                <text:p>0.10010204081632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100102040816327">
                <text:p>0.10010204081632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110816326530612">
                <text:p>0.11081632653061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116428571428571">
                <text:p>0.11642857142857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13030612244898">
                <text:p>0.13030612244898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111224489795918">
                <text:p>0.1112244897959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04081632653061">
                <text:p>0.0804081632653061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0773469387755102">
                <text:p>0.077346938775510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0748979591836735">
                <text:p>0.0748979591836735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969387755102041">
                <text:p>0.0969387755102041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106122448979592">
                <text:p>0.10612244897959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151938775510204">
                <text:p>0.151938775510204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175204081632653">
                <text:p>0.175204081632653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0918367346938776">
                <text:p>0.0918367346938776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0811224489795918">
                <text:p>0.0811224489795918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0735714285714286">
                <text:p>0.073571428571428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61734693877551">
                <text:p>0.061734693877551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0656122448979592">
                <text:p>0.065612244897959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906122448979592">
                <text:p>0.0906122448979592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0948979591836735">
                <text:p>0.0948979591836735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223163265306122">
                <text:p>0.223163265306122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163673469387755">
                <text:p>0.163673469387755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186836734693878">
                <text:p>0.186836734693878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211938775510204">
                <text:p>0.21193877551020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893877551020408">
                <text:p>0.0893877551020408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12469387755102">
                <text:p>0.12469387755102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126326530612245">
                <text:p>0.126326530612245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113265306122449">
                <text:p>0.113265306122449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115816326530612">
                <text:p>0.11581632653061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116632653061224">
                <text:p>0.116632653061224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12030612244898">
                <text:p>0.12030612244898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125510204081633">
                <text:p>0.12551020408163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128265306122449">
                <text:p>0.128265306122449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122448979591837">
                <text:p>0.12244897959183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34081632653061">
                <text:p>0.134081632653061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102142857142857">
                <text:p>0.102142857142857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0102040816326531">
                <text:p>0.0102040816326531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141734693877551">
                <text:p>0.141734693877551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154591836734694">
                <text:p>0.15459183673469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151836734693878">
                <text:p>0.15183673469387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0954081632653061">
                <text:p>0.0954081632653061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0806122448979592">
                <text:p>0.0806122448979592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101224489795918">
                <text:p>0.101224489795918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01632653061224">
                <text:p>0.101632653061224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110102040816327">
                <text:p>0.110102040816327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107755102040816">
                <text:p>0.107755102040816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105816326530612">
                <text:p>0.10581632653061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106836734693878">
                <text:p>0.10683673469387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271428571428571">
                <text:p>0.0271428571428571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0439795918367347">
                <text:p>0.0439795918367347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151224489795918">
                <text:p>0.151224489795918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244897959183673">
                <text:p>0.244897959183673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0875510204081633">
                <text:p>0.087551020408163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983673469387755">
                <text:p>0.0983673469387755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.0991836734693878">
                <text:p>0.0991836734693878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.168775510204082">
                <text:p>0.168775510204082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.0930612244897959">
                <text:p>0.0930612244897959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.0970408163265306">
                <text:p>0.0970408163265306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.0969387755102041">
                <text:p>0.0969387755102041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.0831632653061224">
                <text:p>0.08316326530612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76530612244898">
                <text:p>0.076530612244898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0.0569387755102041">
                <text:p>0.0569387755102041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.0371428571428571">
                <text:p>0.0371428571428571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0.0380612244897959">
                <text:p>0.0380612244897959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.081530612244898">
                <text:p>0.08153061224489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152448979591837">
                <text:p>0.15244897959183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100102040816327">
                <text:p>0.100102040816327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0.131836734693878">
                <text:p>0.13183673469387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100102040816327">
                <text:p>0.100102040816327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.173469387755102">
                <text:p>0.17346938775510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104591836734694">
                <text:p>0.104591836734694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0.108265306122449">
                <text:p>0.108265306122449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0973469387755102">
                <text:p>0.0973469387755102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0.0956122448979592">
                <text:p>0.095612244897959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310714285714286">
                <text:p>0.31071428571428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159183673469388">
                <text:p>0.159183673469388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098469387755102">
                <text:p>0.098469387755102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0.103163265306122">
                <text:p>0.103163265306122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103469387755102">
                <text:p>0.103469387755102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0.0888775510204082">
                <text:p>0.088877551020408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622448979591837">
                <text:p>0.0622448979591837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0.0702040816326531">
                <text:p>0.0702040816326531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108571428571429">
                <text:p>0.108571428571429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0.0822448979591837">
                <text:p>0.0822448979591837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128163265306122">
                <text:p>0.12816326530612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131122448979592">
                <text:p>0.131122448979592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137959183673469">
                <text:p>0.137959183673469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0.13530612244898">
                <text:p>0.13530612244898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117142857142857">
                <text:p>0.117142857142857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.0851020408163265">
                <text:p>0.085102040816326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783673469387755">
                <text:p>0.0783673469387755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0.118469387755102">
                <text:p>0.118469387755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.141734693877551">
                <text:p>0.14173469387755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0.160714285714286">
                <text:p>0.16071428571428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0.151122448979592">
                <text:p>0.15112244897959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116530612244898">
                <text:p>0.11653061224489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112142857142857">
                <text:p>0.11214285714285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135816326530612">
                <text:p>0.13581632653061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149489795918367">
                <text:p>0.1494897959183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5234693877551">
                <text:p>0.1523469387755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503061224489796">
                <text:p>0.050306122448979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674489795918367">
                <text:p>0.0674489795918367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105102040816327">
                <text:p>0.105102040816327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124591836734694">
                <text:p>0.124591836734694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154795918367347">
                <text:p>0.154795918367347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0.170408163265306">
                <text:p>0.170408163265306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0.171530612244898">
                <text:p>0.171530612244898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0.180102040816327">
                <text:p>0.18010204081632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184795918367347">
                <text:p>0.184795918367347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0.149489795918367">
                <text:p>0.149489795918367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0.0877551020408163">
                <text:p>0.0877551020408163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0.0727551020408163">
                <text:p>0.0727551020408163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0.0621428571428571">
                <text:p>0.0621428571428571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0.0629591836734694">
                <text:p>0.0629591836734694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0.0954081632653061">
                <text:p>0.0954081632653061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0.140612244897959">
                <text:p>0.140612244897959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0.130102040816327">
                <text:p>0.13010204081632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101938775510204">
                <text:p>0.101938775510204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0.105816326530612">
                <text:p>0.105816326530612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0.0964285714285714">
                <text:p>0.0964285714285714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0.10734693877551">
                <text:p>0.10734693877551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0.0890816326530612">
                <text:p>0.0890816326530612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0977551020408163">
                <text:p>0.0977551020408163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0.0884693877551021">
                <text:p>0.0884693877551021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0.0596938775510204">
                <text:p>0.0596938775510204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0.0444897959183674">
                <text:p>0.0444897959183674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0.0522448979591837">
                <text:p>0.052244897959183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687755102040816">
                <text:p>0.0687755102040816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0.083469387755102">
                <text:p>0.083469387755102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0.0746938775510204">
                <text:p>0.0746938775510204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0.0664285714285714">
                <text:p>0.0664285714285714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0.0186734693877551">
                <text:p>0.0186734693877551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126836734693878">
                <text:p>0.126836734693878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0.524183673469388">
                <text:p>0.524183673469388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0.145204081632653">
                <text:p>0.145204081632653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0.156020408163265">
                <text:p>0.156020408163265</text:p>
              </table:table-cell>
            </table:table-row>
            <table:table-row>
              <table:table-cell office:value-type="float" office:value="2390">
                <text:p>2390</text:p>
              </table:table-cell>
              <table:table-cell office:value-type="float" office:value="0.167244897959184">
                <text:p>0.1672448979591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legend chart:legend-position="top" svg:x="4.288cm" svg:y="0.185cm" style:legend-expansion="wide" chart:style-name="ch2"/>
        <chart:plot-area chart:style-name="ch3" table:cell-range-address="sensor1.F41:sensor1.F56 sensor1.H40:sensor1.H56 sensor1.L40:sensor1.L56" chart:data-source-has-labels="both" svg:x="0.32cm" svg:y="0.963cm" svg:width="15.364cm" svg:height="7.864cm">
          <chartooo:coordinate-region svg:x="1.232cm" svg:y="1.163cm" svg:width="14.173cm" svg:height="7.017cm"/>
          <chart:axis chart:dimension="x" chart:name="primary-x" chart:style-name="ch4" chartooo:axis-type="auto">
            <chartooo:date-scale/>
            <chart:categories table:cell-range-address="sensor1.F41:sensor1.F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nsor1.H41:sensor1.H56" chart:label-cell-address="sensor1.H40:sensor1.H40" chart:class="chart:line">
            <chart:data-point chart:repeated="16"/>
          </chart:series>
          <chart:series chart:style-name="ch8" chart:values-cell-range-address="sensor1.L41:sensor1.L56" chart:label-cell-address="sensor1.L40:sensor1.L40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l 1 (A23:A38)</text:p>
                <draw:g>
                  <svg:desc>sensor1.H40:sensor1.H40</svg:desc>
                </draw:g>
              </table:table-cell>
              <table:table-cell office:value-type="string">
                <text:p>Fall 2 (A91:A110)</text:p>
                <draw:g>
                  <svg:desc>sensor1.L40:sensor1.L4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ensor1.F41:sensor1.F56</svg:desc>
                </draw:g>
              </table:table-cell>
              <table:table-cell office:value-type="float" office:value="0.0228694714131607">
                <text:p>0.0228694714131607</text:p>
                <draw:g>
                  <svg:desc>sensor1.H41:sensor1.H56</svg:desc>
                </draw:g>
              </table:table-cell>
              <table:table-cell office:value-type="float" office:value="0.0755148741418764">
                <text:p>0.0755148741418764</text:p>
                <draw:g>
                  <svg:desc>sensor1.L41:sensor1.L5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04854368932039">
                <text:p>0.0504854368932039</text:p>
              </table:table-cell>
              <table:table-cell office:value-type="float" office:value="0.083905415713196">
                <text:p>0.0839054157131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3764832793959">
                <text:p>0.333764832793959</text:p>
              </table:table-cell>
              <table:table-cell office:value-type="float" office:value="0.131960335621663">
                <text:p>0.1319603356216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06472491909385">
                <text:p>0.406472491909385</text:p>
              </table:table-cell>
              <table:table-cell office:value-type="float" office:value="0.157640478006611">
                <text:p>0.1576404780066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0453074433657">
                <text:p>0.340453074433657</text:p>
              </table:table-cell>
              <table:table-cell office:value-type="float" office:value="0.429951690821256">
                <text:p>0.4299516908212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20388349514563">
                <text:p>0.120388349514563</text:p>
              </table:table-cell>
              <table:table-cell office:value-type="float" office:value="0.477752351894228">
                <text:p>0.4777523518942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535059331175836">
                <text:p>0.0535059331175836</text:p>
              </table:table-cell>
              <table:table-cell office:value-type="float" office:value="0.343503686753115">
                <text:p>0.3435036867531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53829557713053">
                <text:p>0.0353829557713053</text:p>
              </table:table-cell>
              <table:table-cell office:value-type="float" office:value="0.289855072463768">
                <text:p>0.28985507246376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394822006472492">
                <text:p>0.0394822006472492</text:p>
              </table:table-cell>
              <table:table-cell office:value-type="float" office:value="0.176964149504195">
                <text:p>0.1769641495041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897533689295703">
                <text:p>0.08975336892957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2470334412082">
                <text:p>0.12470334412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48651564185545">
                <text:p>0.148651564185545</text:p>
              </table:table-cell>
              <table:table-cell office:value-type="float" office:value="0.151284007119247">
                <text:p>0.15128400711924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41100323624595">
                <text:p>0.141100323624595</text:p>
              </table:table-cell>
              <table:table-cell office:value-type="float" office:value="0.181286549707602">
                <text:p>0.1812865497076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30097087378641">
                <text:p>0.130097087378641</text:p>
              </table:table-cell>
              <table:table-cell office:value-type="float" office:value="0.172896008136283">
                <text:p>0.17289600813628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27939590075512">
                <text:p>0.127939590075512</text:p>
              </table:table-cell>
              <table:table-cell office:value-type="float" office:value="0.189168573607933">
                <text:p>0.1891685736079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legend chart:legend-position="top" svg:x="5.801cm" svg:y="0.185cm" style:legend-expansion="wide" chart:style-name="ch2"/>
        <chart:plot-area chart:style-name="ch3" table:cell-range-address="Tests.B7:Tests.B26 Tests.D6:Tests.D26" chart:data-source-has-labels="both" svg:x="0.32cm" svg:y="0.963cm" svg:width="15.379cm" svg:height="7.859cm">
          <chartooo:coordinate-region svg:x="1.047cm" svg:y="1.163cm" svg:width="14.372cm" svg:height="7.012cm"/>
          <chart:axis chart:dimension="x" chart:name="primary-x" chart:style-name="ch4" chartooo:axis-type="auto">
            <chartooo:date-scale/>
            <chart:categories table:cell-range-address="Tests.B7:Tests.B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s.D7:Tests.D26" chart:label-cell-address="Tests.D6:Tests.D6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sed accel. V1</text:p>
                <draw:g>
                  <svg:desc>Tests.D6:Tests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s.B7:Tests.B26</svg:desc>
                </draw:g>
              </table:table-cell>
              <table:table-cell office:value-type="float" office:value="0.38150454618431">
                <text:p>0.38150454618431</text:p>
                <draw:g>
                  <svg:desc>Tests.D7:Tests.D2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57802484649054">
                <text:p>0.4578024846490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80753354700017">
                <text:p>0.4807533547000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81266166553585">
                <text:p>0.481266166553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81417188327629">
                <text:p>0.48141718832762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81527952678098">
                <text:p>0.4815279526780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92212941092689">
                <text:p>0.29221294109268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85998109902676">
                <text:p>0.03859981099026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22591530030714">
                <text:p>0.01225915300307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11762659326843">
                <text:p>0.01117626593268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499789893872703">
                <text:p>0.004997898938727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26700309532181">
                <text:p>0.32670030953218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40631357098667">
                <text:p>0.3406313570986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28539100086607">
                <text:p>0.42853910008660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46768010629525">
                <text:p>0.3467680106295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281551157508532">
                <text:p>0.2815511575085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9051269627337">
                <text:p>0.36905126962733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244700038701305">
                <text:p>0.2447000387013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legend chart:legend-position="top" svg:x="5.828cm" svg:y="0.185cm" style:legend-expansion="wide" chart:style-name="ch2"/>
        <chart:plot-area chart:style-name="ch3" table:cell-range-address="Tests.J7:Tests.J26 Tests.L6:Tests.L26" chart:data-source-has-labels="both" svg:x="0.32cm" svg:y="0.963cm" svg:width="15.379cm" svg:height="7.859cm">
          <chartooo:coordinate-region svg:x="1.047cm" svg:y="1.163cm" svg:width="14.372cm" svg:height="7.012cm"/>
          <chart:axis chart:dimension="x" chart:name="primary-x" chart:style-name="ch4" chartooo:axis-type="auto">
            <chartooo:date-scale/>
            <chart:categories table:cell-range-address="Tests.J7:Tests.J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s.L7:Tests.L26" chart:label-cell-address="Tests.L6:Tests.L6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sed accel. v2</text:p>
                <draw:g>
                  <svg:desc>Tests.L6:Tests.L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s.J7:Tests.J26</svg:desc>
                </draw:g>
              </table:table-cell>
              <table:table-cell office:value-type="float" office:value="0.248461675550413">
                <text:p>0.248461675550413</text:p>
                <draw:g>
                  <svg:desc>Tests.L7:Tests.L2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9508483413583">
                <text:p>0.2895084834135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538509617021">
                <text:p>0.345385096170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63394579819984">
                <text:p>0.3633945798199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65233238567086">
                <text:p>0.4652332385670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7430635138387">
                <text:p>0.474306351383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3749515139489">
                <text:p>0.4374951513948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642479956057425">
                <text:p>0.06424799560574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74635589565089">
                <text:p>0.0067463558956508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25272324327142">
                <text:p>0.22527232432714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44400633467828">
                <text:p>0.24440063346782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73172605841465">
                <text:p>0.3731726058414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401704169726759">
                <text:p>0.40170416972675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95061988007081">
                <text:p>0.29506198800708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22896085449937">
                <text:p>0.4228960854499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54532784546928">
                <text:p>0.1545327845469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217123832100748">
                <text:p>0.21712383210074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64665064602012">
                <text:p>0.1646650646020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legend chart:legend-position="top" svg:x="5.828cm" svg:y="0.185cm" style:legend-expansion="wide" chart:style-name="ch2"/>
        <chart:plot-area chart:style-name="ch3" table:cell-range-address="Tests.R7:Tests.R26 Tests.T6:Tests.T26" chart:data-source-has-labels="both" svg:x="0.32cm" svg:y="0.963cm" svg:width="15.379cm" svg:height="7.859cm">
          <chartooo:coordinate-region svg:x="1.047cm" svg:y="1.163cm" svg:width="14.372cm" svg:height="7.012cm"/>
          <chart:axis chart:dimension="x" chart:name="primary-x" chart:style-name="ch4" chartooo:axis-type="auto">
            <chartooo:date-scale/>
            <chart:categories table:cell-range-address="Tests.R7:Tests.R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s.T7:Tests.T26" chart:label-cell-address="Tests.T6:Tests.T6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sed accel. v3</text:p>
                <draw:g>
                  <svg:desc>Tests.T6:Tests.T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s.R7:Tests.R26</svg:desc>
                </draw:g>
              </table:table-cell>
              <table:table-cell office:value-type="float" office:value="0.245692596685691">
                <text:p>0.245692596685691</text:p>
                <draw:g>
                  <svg:desc>Tests.T7:Tests.T2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0993579193921">
                <text:p>0.2809935791939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33894255532575">
                <text:p>0.4338942555325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33991414822185">
                <text:p>0.4339914148221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33993345824273">
                <text:p>0.4339933458242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05024406515847">
                <text:p>0.4050244065158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428414019882046">
                <text:p>0.04284140198820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167531097567391">
                <text:p>0.001675310975673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136490238994208">
                <text:p>0.001364902389942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63566985907863">
                <text:p>0.1635669859078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61646179050594">
                <text:p>0.16164617905059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71350453034641">
                <text:p>0.17135045303464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64140033765755">
                <text:p>0.1641400337657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74448964272835">
                <text:p>0.17444896427283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60463750610988">
                <text:p>0.16046375061098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33870805925963">
                <text:p>0.1338708059259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33136036643155">
                <text:p>0.13313603664315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80075444596421">
                <text:p>0.1800754445964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Tests.AG6:Tests.AL25 Tests.AH5:Tests.AL5" chart:data-source-has-labels="both" svg:x="0.32cm" svg:y="0.18cm" svg:width="13.275cm" svg:height="8.64cm">
          <chartooo:coordinate-region svg:x="1.047cm" svg:y="0.38cm" svg:width="12.269cm" svg:height="7.793cm"/>
          <chart:axis chart:dimension="x" chart:name="primary-x" chart:style-name="ch4" chartooo:axis-type="auto">
            <chartooo:date-scale/>
            <chart:categories table:cell-range-address="Tests.AG6:Tests.AG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s.AH6:Tests.AH25" chart:label-cell-address="Tests.AH5:Tests.AH5" chart:class="chart:line">
            <chart:data-point chart:repeated="20"/>
          </chart:series>
          <chart:series chart:style-name="ch7" chart:values-cell-range-address="Tests.AI6:Tests.AI25" chart:label-cell-address="Tests.AI5:Tests.AI5" chart:class="chart:line">
            <chart:data-point chart:repeated="20"/>
          </chart:series>
          <chart:series chart:style-name="ch8" chart:values-cell-range-address="Tests.AJ6:Tests.AJ25" chart:label-cell-address="Tests.AJ5:Tests.AJ5" chart:class="chart:line">
            <chart:data-point chart:repeated="20"/>
          </chart:series>
          <chart:series chart:style-name="ch9" chart:values-cell-range-address="Tests.AK6:Tests.AK25" chart:label-cell-address="Tests.AK5:Tests.AK5" chart:class="chart:line">
            <chart:data-point chart:repeated="20"/>
          </chart:series>
          <chart:series chart:style-name="ch10" chart:values-cell-range-address="Tests.AL6:Tests.AL25" chart:label-cell-address="Tests.AL5:Tests.AL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l1</text:p>
                <draw:g>
                  <svg:desc>Tests.AH5:Tests.AH5</svg:desc>
                </draw:g>
              </table:table-cell>
              <table:table-cell office:value-type="string">
                <text:p>Fall2</text:p>
                <draw:g>
                  <svg:desc>Tests.AI5:Tests.AI5</svg:desc>
                </draw:g>
              </table:table-cell>
              <table:table-cell office:value-type="string">
                <text:p>Fall3</text:p>
                <draw:g>
                  <svg:desc>Tests.AJ5:Tests.AJ5</svg:desc>
                </draw:g>
              </table:table-cell>
              <table:table-cell office:value-type="string">
                <text:p>Fall4</text:p>
                <draw:g>
                  <svg:desc>Tests.AK5:Tests.AK5</svg:desc>
                </draw:g>
              </table:table-cell>
              <table:table-cell office:value-type="string">
                <text:p>Fall5</text:p>
                <draw:g>
                  <svg:desc>Tests.AL5:Tests.A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s.AG6:Tests.AG25</svg:desc>
                </draw:g>
              </table:table-cell>
              <table:table-cell office:value-type="float" office:value="0.245692596685691">
                <text:p>0.245692596685691</text:p>
                <draw:g>
                  <svg:desc>Tests.AH6:Tests.AH25</svg:desc>
                </draw:g>
              </table:table-cell>
              <table:table-cell office:value-type="float" office:value="0.362201719642802">
                <text:p>0.362201719642802</text:p>
                <draw:g>
                  <svg:desc>Tests.AI6:Tests.AI25</svg:desc>
                </draw:g>
              </table:table-cell>
              <table:table-cell office:value-type="float" office:value="0.0799062198877126">
                <text:p>0.0799062198877126</text:p>
                <draw:g>
                  <svg:desc>Tests.AJ6:Tests.AJ25</svg:desc>
                </draw:g>
              </table:table-cell>
              <table:table-cell office:value-type="float" office:value="0.331529862101795">
                <text:p>0.331529862101795</text:p>
                <draw:g>
                  <svg:desc>Tests.AK6:Tests.AK25</svg:desc>
                </draw:g>
              </table:table-cell>
              <table:table-cell office:value-type="float" office:value="0.294800943304758">
                <text:p>0.294800943304758</text:p>
                <draw:g>
                  <svg:desc>Tests.AL6:Tests.AL2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0993579193921">
                <text:p>0.280993579193921</text:p>
              </table:table-cell>
              <table:table-cell office:value-type="float" office:value="0.432538277765981">
                <text:p>0.432538277765981</text:p>
              </table:table-cell>
              <table:table-cell office:value-type="float" office:value="0.351366760138309">
                <text:p>0.351366760138309</text:p>
              </table:table-cell>
              <table:table-cell office:value-type="float" office:value="0.461915645940854">
                <text:p>0.461915645940854</text:p>
              </table:table-cell>
              <table:table-cell office:value-type="float" office:value="0.349954734923661">
                <text:p>0.3499547349236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33894255532575">
                <text:p>0.433894255532575</text:p>
              </table:table-cell>
              <table:table-cell office:value-type="float" office:value="0.439986241175035">
                <text:p>0.439986241175035</text:p>
              </table:table-cell>
              <table:table-cell office:value-type="float" office:value="0.523032085814122">
                <text:p>0.523032085814122</text:p>
              </table:table-cell>
              <table:table-cell office:value-type="float" office:value="0.471302416627059">
                <text:p>0.471302416627059</text:p>
              </table:table-cell>
              <table:table-cell office:value-type="float" office:value="0.460072744729332">
                <text:p>0.4600727447293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33991414822185">
                <text:p>0.433991414822185</text:p>
              </table:table-cell>
              <table:table-cell office:value-type="float" office:value="0.463314483647951">
                <text:p>0.463314483647951</text:p>
              </table:table-cell>
              <table:table-cell office:value-type="float" office:value="0.566406571341853">
                <text:p>0.566406571341853</text:p>
              </table:table-cell>
              <table:table-cell office:value-type="float" office:value="0.554352849284094">
                <text:p>0.554352849284094</text:p>
              </table:table-cell>
              <table:table-cell office:value-type="float" office:value="0.515738985342825">
                <text:p>0.5157389853428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33993345824273">
                <text:p>0.433993345824273</text:p>
              </table:table-cell>
              <table:table-cell office:value-type="float" office:value="0.478148005726836">
                <text:p>0.478148005726836</text:p>
              </table:table-cell>
              <table:table-cell office:value-type="float" office:value="0.570716679589905">
                <text:p>0.570716679589905</text:p>
              </table:table-cell>
              <table:table-cell office:value-type="float" office:value="0.559527829837272">
                <text:p>0.559527829837272</text:p>
              </table:table-cell>
              <table:table-cell office:value-type="float" office:value="0.519463012900694">
                <text:p>0.5194630129006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05024406515847">
                <text:p>0.405024406515847</text:p>
              </table:table-cell>
              <table:table-cell office:value-type="float" office:value="0.48442797962308">
                <text:p>0.48442797962308</text:p>
              </table:table-cell>
              <table:table-cell office:value-type="float" office:value="0.584322814910136">
                <text:p>0.584322814910136</text:p>
              </table:table-cell>
              <table:table-cell office:value-type="float" office:value="0.579323499846756">
                <text:p>0.579323499846756</text:p>
              </table:table-cell>
              <table:table-cell office:value-type="float" office:value="0.519550243587077">
                <text:p>0.5195502435870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428414019882046">
                <text:p>0.0428414019882046</text:p>
              </table:table-cell>
              <table:table-cell office:value-type="float" office:value="0.270719626506177">
                <text:p>0.270719626506177</text:p>
              </table:table-cell>
              <table:table-cell office:value-type="float" office:value="0.573109378965456">
                <text:p>0.573109378965456</text:p>
              </table:table-cell>
              <table:table-cell office:value-type="float" office:value="0.3867464352702">
                <text:p>0.3867464352702</text:p>
              </table:table-cell>
              <table:table-cell office:value-type="float" office:value="0.367815828074687">
                <text:p>0.3678158280746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167531097567391">
                <text:p>0.00167531097567391</text:p>
              </table:table-cell>
              <table:table-cell office:value-type="float" office:value="0.258444852252635">
                <text:p>0.258444852252635</text:p>
              </table:table-cell>
              <table:table-cell office:value-type="float" office:value="0.571504365604876">
                <text:p>0.571504365604876</text:p>
              </table:table-cell>
              <table:table-cell office:value-type="float" office:value="0.0795559242434944">
                <text:p>0.0795559242434944</text:p>
              </table:table-cell>
              <table:table-cell office:value-type="float" office:value="0.0930172175024561">
                <text:p>0.09301721750245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136490238994208">
                <text:p>0.00136490238994208</text:p>
              </table:table-cell>
              <table:table-cell office:value-type="float" office:value="0.104943501566148">
                <text:p>0.104943501566148</text:p>
              </table:table-cell>
              <table:table-cell office:value-type="float" office:value="0.535747834378065">
                <text:p>0.535747834378065</text:p>
              </table:table-cell>
              <table:table-cell office:value-type="float" office:value="0.00250563733940305">
                <text:p>0.00250563733940305</text:p>
              </table:table-cell>
              <table:table-cell office:value-type="float" office:value="0.0922582354399497">
                <text:p>0.09225823543994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211536483971304">
                <text:p>0.0211536483971304</text:p>
              </table:table-cell>
              <table:table-cell office:value-type="float" office:value="0.116740660455602">
                <text:p>0.116740660455602</text:p>
              </table:table-cell>
              <table:table-cell office:value-type="float" office:value="0.00212501831601612">
                <text:p>0.00212501831601612</text:p>
              </table:table-cell>
              <table:table-cell office:value-type="float" office:value="0.0857960310047082">
                <text:p>0.085796031004708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63566985907863">
                <text:p>0.1635669859078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61646179050594">
                <text:p>0.161646179050594</text:p>
              </table:table-cell>
              <table:table-cell office:value-type="float" office:value="0.203669840795839">
                <text:p>0.203669840795839</text:p>
              </table:table-cell>
              <table:table-cell office:value-type="float" office:value="0.267890788928569">
                <text:p>0.267890788928569</text:p>
              </table:table-cell>
              <table:table-cell office:value-type="float" office:value="0.281483141801371">
                <text:p>0.281483141801371</text:p>
              </table:table-cell>
              <table:table-cell office:value-type="float" office:value="0.256771258173416">
                <text:p>0.2567712581734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71350453034641">
                <text:p>0.171350453034641</text:p>
              </table:table-cell>
              <table:table-cell office:value-type="float" office:value="0.228048862404205">
                <text:p>0.228048862404205</text:p>
              </table:table-cell>
              <table:table-cell office:value-type="float" office:value="0.255340258436234">
                <text:p>0.255340258436234</text:p>
              </table:table-cell>
              <table:table-cell office:value-type="float" office:value="0.277733114801847">
                <text:p>0.277733114801847</text:p>
              </table:table-cell>
              <table:table-cell office:value-type="float" office:value="0.218110808824904">
                <text:p>0.21811080882490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64140033765755">
                <text:p>0.164140033765755</text:p>
              </table:table-cell>
              <table:table-cell office:value-type="float" office:value="0.238434945327576">
                <text:p>0.238434945327576</text:p>
              </table:table-cell>
              <table:table-cell office:value-type="float" office:value="0.265152009374188">
                <text:p>0.265152009374188</text:p>
              </table:table-cell>
              <table:table-cell office:value-type="float" office:value="0.291771057916833">
                <text:p>0.291771057916833</text:p>
              </table:table-cell>
              <table:table-cell office:value-type="float" office:value="0.246279139951676">
                <text:p>0.2462791399516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74448964272835">
                <text:p>0.174448964272835</text:p>
              </table:table-cell>
              <table:table-cell office:value-type="float" office:value="0.24301413293869">
                <text:p>0.24301413293869</text:p>
              </table:table-cell>
              <table:table-cell office:value-type="float" office:value="0.274305622791337">
                <text:p>0.274305622791337</text:p>
              </table:table-cell>
              <table:table-cell office:value-type="float" office:value="0.245228522273547">
                <text:p>0.245228522273547</text:p>
              </table:table-cell>
              <table:table-cell office:value-type="float" office:value="0.23206268129299">
                <text:p>0.232062681292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60463750610988">
                <text:p>0.160463750610988</text:p>
              </table:table-cell>
              <table:table-cell office:value-type="float" office:value="0.21936172355964">
                <text:p>0.21936172355964</text:p>
              </table:table-cell>
              <table:table-cell office:value-type="float" office:value="0.213262860481624">
                <text:p>0.213262860481624</text:p>
              </table:table-cell>
              <table:table-cell office:value-type="float" office:value="0.276061097310215">
                <text:p>0.276061097310215</text:p>
              </table:table-cell>
              <table:table-cell office:value-type="float" office:value="0.25336499060511">
                <text:p>0.2533649906051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33870805925963">
                <text:p>0.133870805925963</text:p>
              </table:table-cell>
              <table:table-cell office:value-type="float" office:value="0.23953480390984">
                <text:p>0.23953480390984</text:p>
              </table:table-cell>
              <table:table-cell office:value-type="float" office:value="0.233601209507439">
                <text:p>0.233601209507439</text:p>
              </table:table-cell>
              <table:table-cell office:value-type="float" office:value="0.279569550011208">
                <text:p>0.279569550011208</text:p>
              </table:table-cell>
              <table:table-cell office:value-type="float" office:value="0.222306360794226">
                <text:p>0.2223063607942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33136036643155">
                <text:p>0.133136036643155</text:p>
              </table:table-cell>
              <table:table-cell office:value-type="float" office:value="0.22348522608481">
                <text:p>0.22348522608481</text:p>
              </table:table-cell>
              <table:table-cell office:value-type="float" office:value="0.249150307585412">
                <text:p>0.249150307585412</text:p>
              </table:table-cell>
              <table:table-cell office:value-type="float" office:value="0.28383309960188">
                <text:p>0.28383309960188</text:p>
              </table:table-cell>
              <table:table-cell office:value-type="float" office:value="0.225680761628644">
                <text:p>0.2256807616286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80075444596421">
                <text:p>0.180075444596421</text:p>
              </table:table-cell>
              <table:table-cell office:value-type="float" office:value="0.210341099315285">
                <text:p>0.210341099315285</text:p>
              </table:table-cell>
              <table:table-cell office:value-type="float" office:value="0.259441142410994">
                <text:p>0.259441142410994</text:p>
              </table:table-cell>
              <table:table-cell office:value-type="float" office:value="0.287060781375432">
                <text:p>0.287060781375432</text:p>
              </table:table-cell>
              <table:table-cell office:value-type="float" office:value="0.231866349672814">
                <text:p>0.2318663496728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